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73.5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bj_pose-laser-radar-synthetic-input" table:style-name="ta1">
        <table:shapes>
          <draw:frame draw:z-index="0" draw:style-name="gr1" draw:text-style-name="P1" svg:width="453pt" svg:height="255.23pt" svg:x="258.77pt" svg:y="13.55pt">
            <draw:object draw:notify-on-update-of-ranges="'obj_pose-laser-radar-synthetic-input'.B3:'obj_pose-laser-radar-synthetic-input'.B5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8pt" svg:height="255.26pt" svg:x="252.57pt" svg:y="271.13pt">
            <draw:object draw:notify-on-update-of-ranges="'obj_pose-laser-radar-synthetic-input'.C3:'obj_pose-laser-radar-synthetic-input'.C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51pt" svg:height="255.09pt" svg:x="778.62pt" svg:y="21.09pt">
            <draw:object draw:notify-on-update-of-ranges="'obj_pose-laser-radar-synthetic-input'.T3:'obj_pose-laser-radar-synthetic-input'.T501 'obj_pose-laser-radar-synthetic-input'.U3:'obj_pose-laser-radar-synthetic-input'.U5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10" table:default-cell-style-name="Default"/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0.3122427" calcext:value-type="float">
            <text:p>0.3122427</text:p>
          </table:table-cell>
          <table:table-cell office:value-type="float" office:value="0.5803398" calcext:value-type="float">
            <text:p>0.5803398</text:p>
          </table:table-cell>
          <table:table-cell office:value-type="float" office:value="1477010443000000" calcext:value-type="float">
            <text:p>147701044300000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5.199937" calcext:value-type="float">
            <text:p>5.199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11322" calcext:value-type="float">
            <text:p>0.006911322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014892" calcext:value-type="float">
            <text:p>1.014892</text:p>
          </table:table-cell>
          <table:table-cell office:value-type="float" office:value="0.5543292" calcext:value-type="float">
            <text:p>0.5543292</text:p>
          </table:table-cell>
          <table:table-cell office:value-type="float" office:value="4.892807" calcext:value-type="float">
            <text:p>4.892807</text:p>
          </table:table-cell>
          <table:table-cell office:value-type="float" office:value="1477010443050000" calcext:value-type="float">
            <text:p>1477010443050000</text:p>
          </table:table-cell>
          <table:table-cell office:value-type="float" office:value="0.8599968" calcext:value-type="float">
            <text:p>0.8599968</text:p>
          </table:table-cell>
          <table:table-cell office:value-type="float" office:value="0.6000449" calcext:value-type="float">
            <text:p>0.6000449</text:p>
          </table:table-cell>
          <table:table-cell office:value-type="float" office:value="5.199747" calcext:value-type="float">
            <text:p>5.199747</text:p>
          </table:table-cell>
          <table:table-cell office:value-type="float" office:value="0.001796856" calcext:value-type="float">
            <text:p>0.001796856</text:p>
          </table:table-cell>
          <table:table-cell office:value-type="float" office:value="0.0003455661" calcext:value-type="float">
            <text:p>0.0003455661</text:p>
          </table:table-cell>
          <table:table-cell office:value-type="float" office:value="0.01382155" calcext:value-type="float">
            <text:p>0.01382155</text:p>
          </table:table-cell>
          <table:table-cell table:number-columns-repeated="8"/>
          <table:table-cell table:formula="of:=[.B3]*COS([.C3])" office:value-type="float" office:value="0.862915701029991" calcext:value-type="float">
            <text:p>0.862915701029991</text:p>
          </table:table-cell>
          <table:table-cell table:formula="of:=[.B3]*SIN([.C3])" office:value-type="float" office:value="0.534211816211435" calcext:value-type="float">
            <text:p>0.53421181621143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.173848" calcext:value-type="float">
            <text:p>1.173848</text:p>
          </table:table-cell>
          <table:table-cell office:value-type="float" office:value="0.4810729" calcext:value-type="float">
            <text:p>0.4810729</text:p>
          </table:table-cell>
          <table:table-cell office:value-type="float" office:value="1477010443100000" calcext:value-type="float">
            <text:p>1477010443100000</text:p>
          </table:table-cell>
          <table:table-cell office:value-type="float" office:value="1.119984" calcext:value-type="float">
            <text:p>1.119984</text:p>
          </table:table-cell>
          <table:table-cell office:value-type="float" office:value="0.6002246" calcext:value-type="float">
            <text:p>0.6002246</text:p>
          </table:table-cell>
          <table:table-cell office:value-type="float" office:value="5.199429" calcext:value-type="float">
            <text:p>5.199429</text:p>
          </table:table-cell>
          <table:table-cell office:value-type="float" office:value="0.005389957" calcext:value-type="float">
            <text:p>0.005389957</text:p>
          </table:table-cell>
          <table:table-cell office:value-type="float" office:value="0.001036644" calcext:value-type="float">
            <text:p>0.001036644</text:p>
          </table:table-cell>
          <table:table-cell office:value-type="float" office:value="0.0207296" calcext:value-type="float">
            <text:p>0.02072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047505" calcext:value-type="float">
            <text:p>1.047505</text:p>
          </table:table-cell>
          <table:table-cell office:value-type="float" office:value="0.3892401" calcext:value-type="float">
            <text:p>0.3892401</text:p>
          </table:table-cell>
          <table:table-cell office:value-type="float" office:value="4.511325" calcext:value-type="float">
            <text:p>4.511325</text:p>
          </table:table-cell>
          <table:table-cell office:value-type="float" office:value="1477010443150000" calcext:value-type="float">
            <text:p>1477010443150000</text:p>
          </table:table-cell>
          <table:table-cell office:value-type="float" office:value="1.379955" calcext:value-type="float">
            <text:p>1.379955</text:p>
          </table:table-cell>
          <table:table-cell office:value-type="float" office:value="0.6006288" calcext:value-type="float">
            <text:p>0.6006288</text:p>
          </table:table-cell>
          <table:table-cell office:value-type="float" office:value="5.198979" calcext:value-type="float">
            <text:p>5.198979</text:p>
          </table:table-cell>
          <table:table-cell office:value-type="float" office:value="0.01077814" calcext:value-type="float">
            <text:p>0.01077814</text:p>
          </table:table-cell>
          <table:table-cell office:value-type="float" office:value="0.002073124" calcext:value-type="float">
            <text:p>0.002073124</text:p>
          </table:table-cell>
          <table:table-cell office:value-type="float" office:value="0.02763437" calcext:value-type="float">
            <text:p>0.02763437</text:p>
          </table:table-cell>
          <table:table-cell table:number-columns-repeated="8"/>
          <table:table-cell table:formula="of:=[.B5]*COS([.C5])" office:value-type="float" office:value="0.969149214604444" calcext:value-type="float">
            <text:p>0.969149214604444</text:p>
          </table:table-cell>
          <table:table-cell table:formula="of:=[.B5]*SIN([.C5])" office:value-type="float" office:value="0.397512924137805" calcext:value-type="float">
            <text:p>0.39751292413780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.650626" calcext:value-type="float">
            <text:p>1.650626</text:p>
          </table:table-cell>
          <table:table-cell office:value-type="float" office:value="0.6246904" calcext:value-type="float">
            <text:p>0.6246904</text:p>
          </table:table-cell>
          <table:table-cell office:value-type="float" office:value="1477010443200000" calcext:value-type="float">
            <text:p>1477010443200000</text:p>
          </table:table-cell>
          <table:table-cell office:value-type="float" office:value="1.639904" calcext:value-type="float">
            <text:p>1.639904</text:p>
          </table:table-cell>
          <table:table-cell office:value-type="float" office:value="0.6013473" calcext:value-type="float">
            <text:p>0.6013473</text:p>
          </table:table-cell>
          <table:table-cell office:value-type="float" office:value="5.198392" calcext:value-type="float">
            <text:p>5.198392</text:p>
          </table:table-cell>
          <table:table-cell office:value-type="float" office:value="0.0179597" calcext:value-type="float">
            <text:p>0.0179597</text:p>
          </table:table-cell>
          <table:table-cell office:value-type="float" office:value="0.003454842" calcext:value-type="float">
            <text:p>0.003454842</text:p>
          </table:table-cell>
          <table:table-cell office:value-type="float" office:value="0.03453479" calcext:value-type="float">
            <text:p>0.034534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6983" calcext:value-type="float">
            <text:p>1.6983</text:p>
          </table:table-cell>
          <table:table-cell office:value-type="float" office:value="0.2982801" calcext:value-type="float">
            <text:p>0.2982801</text:p>
          </table:table-cell>
          <table:table-cell office:value-type="float" office:value="5.209986" calcext:value-type="float">
            <text:p>5.209986</text:p>
          </table:table-cell>
          <table:table-cell office:value-type="float" office:value="1477010443250000" calcext:value-type="float">
            <text:p>1477010443250000</text:p>
          </table:table-cell>
          <table:table-cell office:value-type="float" office:value="1.899823" calcext:value-type="float">
            <text:p>1.899823</text:p>
          </table:table-cell>
          <table:table-cell office:value-type="float" office:value="0.6024697" calcext:value-type="float">
            <text:p>0.6024697</text:p>
          </table:table-cell>
          <table:table-cell office:value-type="float" office:value="5.197661" calcext:value-type="float">
            <text:p>5.197661</text:p>
          </table:table-cell>
          <table:table-cell office:value-type="float" office:value="0.02693234" calcext:value-type="float">
            <text:p>0.02693234</text:p>
          </table:table-cell>
          <table:table-cell office:value-type="float" office:value="0.005181582" calcext:value-type="float">
            <text:p>0.005181582</text:p>
          </table:table-cell>
          <table:table-cell office:value-type="float" office:value="0.04142974" calcext:value-type="float">
            <text:p>0.04142974</text:p>
          </table:table-cell>
          <table:table-cell table:number-columns-repeated="8"/>
          <table:table-cell table:formula="of:=[.B7]*COS([.C7])" office:value-type="float" office:value="1.62330874620608" calcext:value-type="float">
            <text:p>1.62330874620608</text:p>
          </table:table-cell>
          <table:table-cell table:formula="of:=[.B7]*SIN([.C7])" office:value-type="float" office:value="0.499090777805855" calcext:value-type="float">
            <text:p>0.49909077780585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.188824" calcext:value-type="float">
            <text:p>2.188824</text:p>
          </table:table-cell>
          <table:table-cell office:value-type="float" office:value="0.6487392" calcext:value-type="float">
            <text:p>0.6487392</text:p>
          </table:table-cell>
          <table:table-cell office:value-type="float" office:value="1477010443300000" calcext:value-type="float">
            <text:p>1477010443300000</text:p>
          </table:table-cell>
          <table:table-cell office:value-type="float" office:value="2.159704" calcext:value-type="float">
            <text:p>2.159704</text:p>
          </table:table-cell>
          <table:table-cell office:value-type="float" office:value="0.6040855" calcext:value-type="float">
            <text:p>0.6040855</text:p>
          </table:table-cell>
          <table:table-cell office:value-type="float" office:value="5.196776" calcext:value-type="float">
            <text:p>5.196776</text:p>
          </table:table-cell>
          <table:table-cell office:value-type="float" office:value="0.03769324" calcext:value-type="float">
            <text:p>0.03769324</text:p>
          </table:table-cell>
          <table:table-cell office:value-type="float" office:value="0.007253069" calcext:value-type="float">
            <text:p>0.007253069</text:p>
          </table:table-cell>
          <table:table-cell office:value-type="float" office:value="0.04831816" calcext:value-type="float">
            <text:p>0.048318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044382" calcext:value-type="float">
            <text:p>2.044382</text:p>
          </table:table-cell>
          <table:table-cell office:value-type="float" office:value="0.2760018" calcext:value-type="float">
            <text:p>0.2760018</text:p>
          </table:table-cell>
          <table:table-cell office:value-type="float" office:value="5.043867" calcext:value-type="float">
            <text:p>5.043867</text:p>
          </table:table-cell>
          <table:table-cell office:value-type="float" office:value="1477010443350000" calcext:value-type="float">
            <text:p>1477010443350000</text:p>
          </table:table-cell>
          <table:table-cell office:value-type="float" office:value="2.41954" calcext:value-type="float">
            <text:p>2.41954</text:p>
          </table:table-cell>
          <table:table-cell office:value-type="float" office:value="0.606284" calcext:value-type="float">
            <text:p>0.606284</text:p>
          </table:table-cell>
          <table:table-cell office:value-type="float" office:value="5.195728" calcext:value-type="float">
            <text:p>5.195728</text:p>
          </table:table-cell>
          <table:table-cell office:value-type="float" office:value="0.05023894" calcext:value-type="float">
            <text:p>0.05023894</text:p>
          </table:table-cell>
          <table:table-cell office:value-type="float" office:value="0.009668977" calcext:value-type="float">
            <text:p>0.009668977</text:p>
          </table:table-cell>
          <table:table-cell office:value-type="float" office:value="0.05519894" calcext:value-type="float">
            <text:p>0.05519894</text:p>
          </table:table-cell>
          <table:table-cell table:number-columns-repeated="8"/>
          <table:table-cell table:formula="of:=[.B9]*COS([.C9])" office:value-type="float" office:value="1.96700761821127" calcext:value-type="float">
            <text:p>1.96700761821127</text:p>
          </table:table-cell>
          <table:table-cell table:formula="of:=[.B9]*SIN([.C9])" office:value-type="float" office:value="0.557116497532465" calcext:value-type="float">
            <text:p>0.55711649753246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.655256" calcext:value-type="float">
            <text:p>2.655256</text:p>
          </table:table-cell>
          <table:table-cell office:value-type="float" office:value="0.6659798" calcext:value-type="float">
            <text:p>0.6659798</text:p>
          </table:table-cell>
          <table:table-cell office:value-type="float" office:value="1477010443400000" calcext:value-type="float">
            <text:p>1477010443400000</text:p>
          </table:table-cell>
          <table:table-cell office:value-type="float" office:value="2.679323" calcext:value-type="float">
            <text:p>2.679323</text:p>
          </table:table-cell>
          <table:table-cell office:value-type="float" office:value="0.6091545" calcext:value-type="float">
            <text:p>0.6091545</text:p>
          </table:table-cell>
          <table:table-cell office:value-type="float" office:value="5.194504" calcext:value-type="float">
            <text:p>5.194504</text:p>
          </table:table-cell>
          <table:table-cell office:value-type="float" office:value="0.06456542" calcext:value-type="float">
            <text:p>0.06456542</text:p>
          </table:table-cell>
          <table:table-cell office:value-type="float" office:value="0.01242892" calcext:value-type="float">
            <text:p>0.01242892</text:p>
          </table:table-cell>
          <table:table-cell office:value-type="float" office:value="0.06207101" calcext:value-type="float">
            <text:p>0.062071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990916" calcext:value-type="float">
            <text:p>2.990916</text:p>
          </table:table-cell>
          <table:table-cell office:value-type="float" office:value="0.2176679" calcext:value-type="float">
            <text:p>0.2176679</text:p>
          </table:table-cell>
          <table:table-cell office:value-type="float" office:value="5.191807" calcext:value-type="float">
            <text:p>5.191807</text:p>
          </table:table-cell>
          <table:table-cell office:value-type="float" office:value="1477010443450000" calcext:value-type="float">
            <text:p>1477010443450000</text:p>
          </table:table-cell>
          <table:table-cell office:value-type="float" office:value="2.939043" calcext:value-type="float">
            <text:p>2.939043</text:p>
          </table:table-cell>
          <table:table-cell office:value-type="float" office:value="0.6127858" calcext:value-type="float">
            <text:p>0.6127858</text:p>
          </table:table-cell>
          <table:table-cell office:value-type="float" office:value="5.19309" calcext:value-type="float">
            <text:p>5.19309</text:p>
          </table:table-cell>
          <table:table-cell office:value-type="float" office:value="0.08066803" calcext:value-type="float">
            <text:p>0.08066803</text:p>
          </table:table-cell>
          <table:table-cell office:value-type="float" office:value="0.01553247" calcext:value-type="float">
            <text:p>0.01553247</text:p>
          </table:table-cell>
          <table:table-cell office:value-type="float" office:value="0.06893328" calcext:value-type="float">
            <text:p>0.06893328</text:p>
          </table:table-cell>
          <table:table-cell table:number-columns-repeated="8"/>
          <table:table-cell table:formula="of:=[.B11]*COS([.C11])" office:value-type="float" office:value="2.92034153364874" calcext:value-type="float">
            <text:p>2.92034153364874</text:p>
          </table:table-cell>
          <table:table-cell table:formula="of:=[.B11]*SIN([.C11])" office:value-type="float" office:value="0.645897705447342" calcext:value-type="float">
            <text:p>0.64589770544734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3.012223" calcext:value-type="float">
            <text:p>3.012223</text:p>
          </table:table-cell>
          <table:table-cell office:value-type="float" office:value="0.6370455" calcext:value-type="float">
            <text:p>0.6370455</text:p>
          </table:table-cell>
          <table:table-cell office:value-type="float" office:value="1477010443500000" calcext:value-type="float">
            <text:p>1477010443500000</text:p>
          </table:table-cell>
          <table:table-cell office:value-type="float" office:value="3.19869" calcext:value-type="float">
            <text:p>3.19869</text:p>
          </table:table-cell>
          <table:table-cell office:value-type="float" office:value="0.6172666" calcext:value-type="float">
            <text:p>0.6172666</text:p>
          </table:table-cell>
          <table:table-cell office:value-type="float" office:value="5.19147" calcext:value-type="float">
            <text:p>5.19147</text:p>
          </table:table-cell>
          <table:table-cell office:value-type="float" office:value="0.09854147" calcext:value-type="float">
            <text:p>0.09854147</text:p>
          </table:table-cell>
          <table:table-cell office:value-type="float" office:value="0.01897914" calcext:value-type="float">
            <text:p>0.01897914</text:p>
          </table:table-cell>
          <table:table-cell office:value-type="float" office:value="0.07578466" calcext:value-type="float">
            <text:p>0.075784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593878" calcext:value-type="float">
            <text:p>3.593878</text:p>
          </table:table-cell>
          <table:table-cell office:value-type="float" office:value="0.1354522" calcext:value-type="float">
            <text:p>0.1354522</text:p>
          </table:table-cell>
          <table:table-cell office:value-type="float" office:value="5.161753" calcext:value-type="float">
            <text:p>5.161753</text:p>
          </table:table-cell>
          <table:table-cell office:value-type="float" office:value="1477010443550000" calcext:value-type="float">
            <text:p>1477010443550000</text:p>
          </table:table-cell>
          <table:table-cell office:value-type="float" office:value="3.458253" calcext:value-type="float">
            <text:p>3.458253</text:p>
          </table:table-cell>
          <table:table-cell office:value-type="float" office:value="0.6226855" calcext:value-type="float">
            <text:p>0.6226855</text:p>
          </table:table-cell>
          <table:table-cell office:value-type="float" office:value="5.189627" calcext:value-type="float">
            <text:p>5.189627</text:p>
          </table:table-cell>
          <table:table-cell office:value-type="float" office:value="0.1181798" calcext:value-type="float">
            <text:p>0.1181798</text:p>
          </table:table-cell>
          <table:table-cell office:value-type="float" office:value="0.02276837" calcext:value-type="float">
            <text:p>0.02276837</text:p>
          </table:table-cell>
          <table:table-cell office:value-type="float" office:value="0.08262407" calcext:value-type="float">
            <text:p>0.08262407</text:p>
          </table:table-cell>
          <table:table-cell table:number-columns-repeated="8"/>
          <table:table-cell table:formula="of:=[.B13]*COS([.C13])" office:value-type="float" office:value="3.56095940062716" calcext:value-type="float">
            <text:p>3.56095940062716</text:p>
          </table:table-cell>
          <table:table-cell table:formula="of:=[.B13]*SIN([.C13])" office:value-type="float" office:value="0.48531147314797" calcext:value-type="float">
            <text:p>0.4853114731479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3.89365" calcext:value-type="float">
            <text:p>3.89365</text:p>
          </table:table-cell>
          <table:table-cell office:value-type="float" office:value="0.311793" calcext:value-type="float">
            <text:p>0.311793</text:p>
          </table:table-cell>
          <table:table-cell office:value-type="float" office:value="1477010443600000" calcext:value-type="float">
            <text:p>1477010443600000</text:p>
          </table:table-cell>
          <table:table-cell office:value-type="float" office:value="3.717722" calcext:value-type="float">
            <text:p>3.717722</text:p>
          </table:table-cell>
          <table:table-cell office:value-type="float" office:value="0.6291305" calcext:value-type="float">
            <text:p>0.6291305</text:p>
          </table:table-cell>
          <table:table-cell office:value-type="float" office:value="5.187542" calcext:value-type="float">
            <text:p>5.187542</text:p>
          </table:table-cell>
          <table:table-cell office:value-type="float" office:value="0.1395764" calcext:value-type="float">
            <text:p>0.1395764</text:p>
          </table:table-cell>
          <table:table-cell office:value-type="float" office:value="0.02689958" calcext:value-type="float">
            <text:p>0.02689958</text:p>
          </table:table-cell>
          <table:table-cell office:value-type="float" office:value="0.08945044" calcext:value-type="float">
            <text:p>0.089450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255547" calcext:value-type="float">
            <text:p>4.255547</text:p>
          </table:table-cell>
          <table:table-cell office:value-type="float" office:value="0.1648397" calcext:value-type="float">
            <text:p>0.1648397</text:p>
          </table:table-cell>
          <table:table-cell office:value-type="float" office:value="5.433327" calcext:value-type="float">
            <text:p>5.433327</text:p>
          </table:table-cell>
          <table:table-cell office:value-type="float" office:value="1477010443650000" calcext:value-type="float">
            <text:p>1477010443650000</text:p>
          </table:table-cell>
          <table:table-cell office:value-type="float" office:value="3.977082" calcext:value-type="float">
            <text:p>3.977082</text:p>
          </table:table-cell>
          <table:table-cell office:value-type="float" office:value="0.6366893" calcext:value-type="float">
            <text:p>0.6366893</text:p>
          </table:table-cell>
          <table:table-cell office:value-type="float" office:value="5.185194" calcext:value-type="float">
            <text:p>5.185194</text:p>
          </table:table-cell>
          <table:table-cell office:value-type="float" office:value="0.1627238" calcext:value-type="float">
            <text:p>0.1627238</text:p>
          </table:table-cell>
          <table:table-cell office:value-type="float" office:value="0.0313721" calcext:value-type="float">
            <text:p>0.0313721</text:p>
          </table:table-cell>
          <table:table-cell office:value-type="float" office:value="0.09626268" calcext:value-type="float">
            <text:p>0.09626268</text:p>
          </table:table-cell>
          <table:table-cell table:number-columns-repeated="8"/>
          <table:table-cell table:formula="of:=[.B15]*COS([.C15])" office:value-type="float" office:value="4.19786166596308" calcext:value-type="float">
            <text:p>4.19786166596308</text:p>
          </table:table-cell>
          <table:table-cell table:formula="of:=[.B15]*SIN([.C15])" office:value-type="float" office:value="0.698310606139303" calcext:value-type="float">
            <text:p>0.69831060613930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4.309346" calcext:value-type="float">
            <text:p>4.309346</text:p>
          </table:table-cell>
          <table:table-cell office:value-type="float" office:value="0.5785637" calcext:value-type="float">
            <text:p>0.5785637</text:p>
          </table:table-cell>
          <table:table-cell office:value-type="float" office:value="1477010443700000" calcext:value-type="float">
            <text:p>1477010443700000</text:p>
          </table:table-cell>
          <table:table-cell office:value-type="float" office:value="4.236322" calcext:value-type="float">
            <text:p>4.236322</text:p>
          </table:table-cell>
          <table:table-cell office:value-type="float" office:value="0.6454494" calcext:value-type="float">
            <text:p>0.6454494</text:p>
          </table:table-cell>
          <table:table-cell office:value-type="float" office:value="5.18256" calcext:value-type="float">
            <text:p>5.18256</text:p>
          </table:table-cell>
          <table:table-cell office:value-type="float" office:value="0.187614" calcext:value-type="float">
            <text:p>0.187614</text:p>
          </table:table-cell>
          <table:table-cell office:value-type="float" office:value="0.03618523" calcext:value-type="float">
            <text:p>0.03618523</text:p>
          </table:table-cell>
          <table:table-cell office:value-type="float" office:value="0.1030597" calcext:value-type="float">
            <text:p>0.1030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670263" calcext:value-type="float">
            <text:p>4.670263</text:p>
          </table:table-cell>
          <table:table-cell office:value-type="float" office:value="0.1481801" calcext:value-type="float">
            <text:p>0.1481801</text:p>
          </table:table-cell>
          <table:table-cell office:value-type="float" office:value="5.120847" calcext:value-type="float">
            <text:p>5.120847</text:p>
          </table:table-cell>
          <table:table-cell office:value-type="float" office:value="1477010443750000" calcext:value-type="float">
            <text:p>1477010443750000</text:p>
          </table:table-cell>
          <table:table-cell office:value-type="float" office:value="4.495424" calcext:value-type="float">
            <text:p>4.495424</text:p>
          </table:table-cell>
          <table:table-cell office:value-type="float" office:value="0.6554977" calcext:value-type="float">
            <text:p>0.6554977</text:p>
          </table:table-cell>
          <table:table-cell office:value-type="float" office:value="5.179618" calcext:value-type="float">
            <text:p>5.179618</text:p>
          </table:table-cell>
          <table:table-cell office:value-type="float" office:value="0.2142382" calcext:value-type="float">
            <text:p>0.2142382</text:p>
          </table:table-cell>
          <table:table-cell office:value-type="float" office:value="0.04133822" calcext:value-type="float">
            <text:p>0.04133822</text:p>
          </table:table-cell>
          <table:table-cell office:value-type="float" office:value="0.1098405" calcext:value-type="float">
            <text:p>0.1098405</text:p>
          </table:table-cell>
          <table:table-cell table:number-columns-repeated="8"/>
          <table:table-cell table:formula="of:=[.B17]*COS([.C17])" office:value-type="float" office:value="4.61908346906278" calcext:value-type="float">
            <text:p>4.61908346906278</text:p>
          </table:table-cell>
          <table:table-cell table:formula="of:=[.B17]*SIN([.C17])" office:value-type="float" office:value="0.689510257356598" calcext:value-type="float">
            <text:p>0.68951025735659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4.351431" calcext:value-type="float">
            <text:p>4.351431</text:p>
          </table:table-cell>
          <table:table-cell office:value-type="float" office:value="0.8991741" calcext:value-type="float">
            <text:p>0.8991741</text:p>
          </table:table-cell>
          <table:table-cell office:value-type="float" office:value="1477010443800000" calcext:value-type="float">
            <text:p>1477010443800000</text:p>
          </table:table-cell>
          <table:table-cell office:value-type="float" office:value="4.754374" calcext:value-type="float">
            <text:p>4.754374</text:p>
          </table:table-cell>
          <table:table-cell office:value-type="float" office:value="0.6669207" calcext:value-type="float">
            <text:p>0.6669207</text:p>
          </table:table-cell>
          <table:table-cell office:value-type="float" office:value="5.17634" calcext:value-type="float">
            <text:p>5.17634</text:p>
          </table:table-cell>
          <table:table-cell office:value-type="float" office:value="0.2425866" calcext:value-type="float">
            <text:p>0.2425866</text:p>
          </table:table-cell>
          <table:table-cell office:value-type="float" office:value="0.04683024" calcext:value-type="float">
            <text:p>0.04683024</text:p>
          </table:table-cell>
          <table:table-cell office:value-type="float" office:value="0.1166039" calcext:value-type="float">
            <text:p>0.11660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251417" calcext:value-type="float">
            <text:p>5.251417</text:p>
          </table:table-cell>
          <table:table-cell office:value-type="float" office:value="0.1271635" calcext:value-type="float">
            <text:p>0.1271635</text:p>
          </table:table-cell>
          <table:table-cell office:value-type="float" office:value="4.825914" calcext:value-type="float">
            <text:p>4.825914</text:p>
          </table:table-cell>
          <table:table-cell office:value-type="float" office:value="1477010443850000" calcext:value-type="float">
            <text:p>1477010443850000</text:p>
          </table:table-cell>
          <table:table-cell office:value-type="float" office:value="5.013155" calcext:value-type="float">
            <text:p>5.013155</text:p>
          </table:table-cell>
          <table:table-cell office:value-type="float" office:value="0.6798044" calcext:value-type="float">
            <text:p>0.6798044</text:p>
          </table:table-cell>
          <table:table-cell office:value-type="float" office:value="5.1727" calcext:value-type="float">
            <text:p>5.1727</text:p>
          </table:table-cell>
          <table:table-cell office:value-type="float" office:value="0.2726487" calcext:value-type="float">
            <text:p>0.2726487</text:p>
          </table:table-cell>
          <table:table-cell office:value-type="float" office:value="0.05266044" calcext:value-type="float">
            <text:p>0.05266044</text:p>
          </table:table-cell>
          <table:table-cell office:value-type="float" office:value="0.1233489" calcext:value-type="float">
            <text:p>0.1233489</text:p>
          </table:table-cell>
          <table:table-cell table:number-columns-repeated="8"/>
          <table:table-cell table:formula="of:=[.B19]*COS([.C19])" office:value-type="float" office:value="5.20901501922472" calcext:value-type="float">
            <text:p>5.20901501922472</text:p>
          </table:table-cell>
          <table:table-cell table:formula="of:=[.B19]*SIN([.C19])" office:value-type="float" office:value="0.665990268232458" calcext:value-type="float">
            <text:p>0.66599026823245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5.518935" calcext:value-type="float">
            <text:p>5.518935</text:p>
          </table:table-cell>
          <table:table-cell office:value-type="float" office:value="0.6482327" calcext:value-type="float">
            <text:p>0.6482327</text:p>
          </table:table-cell>
          <table:table-cell office:value-type="float" office:value="1477010443900000" calcext:value-type="float">
            <text:p>1477010443900000</text:p>
          </table:table-cell>
          <table:table-cell office:value-type="float" office:value="5.271746" calcext:value-type="float">
            <text:p>5.271746</text:p>
          </table:table-cell>
          <table:table-cell office:value-type="float" office:value="0.6942343" calcext:value-type="float">
            <text:p>0.6942343</text:p>
          </table:table-cell>
          <table:table-cell office:value-type="float" office:value="5.168671" calcext:value-type="float">
            <text:p>5.168671</text:p>
          </table:table-cell>
          <table:table-cell office:value-type="float" office:value="0.3044132" calcext:value-type="float">
            <text:p>0.3044132</text:p>
          </table:table-cell>
          <table:table-cell office:value-type="float" office:value="0.05882788" calcext:value-type="float">
            <text:p>0.05882788</text:p>
          </table:table-cell>
          <table:table-cell office:value-type="float" office:value="0.1300744" calcext:value-type="float">
            <text:p>0.13007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267293" calcext:value-type="float">
            <text:p>5.267293</text:p>
          </table:table-cell>
          <table:table-cell office:value-type="float" office:value="0.1216834" calcext:value-type="float">
            <text:p>0.1216834</text:p>
          </table:table-cell>
          <table:table-cell office:value-type="float" office:value="5.423506" calcext:value-type="float">
            <text:p>5.423506</text:p>
          </table:table-cell>
          <table:table-cell office:value-type="float" office:value="1477010443950000" calcext:value-type="float">
            <text:p>1477010443950000</text:p>
          </table:table-cell>
          <table:table-cell office:value-type="float" office:value="5.530128" calcext:value-type="float">
            <text:p>5.530128</text:p>
          </table:table-cell>
          <table:table-cell office:value-type="float" office:value="0.7102953" calcext:value-type="float">
            <text:p>0.7102953</text:p>
          </table:table-cell>
          <table:table-cell office:value-type="float" office:value="5.164221" calcext:value-type="float">
            <text:p>5.164221</text:p>
          </table:table-cell>
          <table:table-cell office:value-type="float" office:value="0.3378677" calcext:value-type="float">
            <text:p>0.3378677</text:p>
          </table:table-cell>
          <table:table-cell office:value-type="float" office:value="0.06533161" calcext:value-type="float">
            <text:p>0.06533161</text:p>
          </table:table-cell>
          <table:table-cell office:value-type="float" office:value="0.1367794" calcext:value-type="float">
            <text:p>0.1367794</text:p>
          </table:table-cell>
          <table:table-cell table:number-columns-repeated="8"/>
          <table:table-cell table:formula="of:=[.B21]*COS([.C21])" office:value-type="float" office:value="5.22834508534848" calcext:value-type="float">
            <text:p>5.22834508534848</text:p>
          </table:table-cell>
          <table:table-cell table:formula="of:=[.B21]*SIN([.C21])" office:value-type="float" office:value="0.63936156934976" calcext:value-type="float">
            <text:p>0.6393615693497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6.022003" calcext:value-type="float">
            <text:p>6.022003</text:p>
          </table:table-cell>
          <table:table-cell office:value-type="float" office:value="0.7086193" calcext:value-type="float">
            <text:p>0.7086193</text:p>
          </table:table-cell>
          <table:table-cell office:value-type="float" office:value="1477010444000000" calcext:value-type="float">
            <text:p>1477010444000000</text:p>
          </table:table-cell>
          <table:table-cell office:value-type="float" office:value="5.788279" calcext:value-type="float">
            <text:p>5.788279</text:p>
          </table:table-cell>
          <table:table-cell office:value-type="float" office:value="0.7280715" calcext:value-type="float">
            <text:p>0.7280715</text:p>
          </table:table-cell>
          <table:table-cell office:value-type="float" office:value="5.159319" calcext:value-type="float">
            <text:p>5.159319</text:p>
          </table:table-cell>
          <table:table-cell office:value-type="float" office:value="0.3729989" calcext:value-type="float">
            <text:p>0.3729989</text:p>
          </table:table-cell>
          <table:table-cell office:value-type="float" office:value="0.07217058" calcext:value-type="float">
            <text:p>0.07217058</text:p>
          </table:table-cell>
          <table:table-cell office:value-type="float" office:value="0.1434628" calcext:value-type="float">
            <text:p>0.14346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905749" calcext:value-type="float">
            <text:p>5.905749</text:p>
          </table:table-cell>
          <table:table-cell office:value-type="float" office:value="0.06329996" calcext:value-type="float">
            <text:p>0.06329996</text:p>
          </table:table-cell>
          <table:table-cell office:value-type="float" office:value="4.87968" calcext:value-type="float">
            <text:p>4.87968</text:p>
          </table:table-cell>
          <table:table-cell office:value-type="float" office:value="1477010444050000" calcext:value-type="float">
            <text:p>1477010444050000</text:p>
          </table:table-cell>
          <table:table-cell office:value-type="float" office:value="6.046176" calcext:value-type="float">
            <text:p>6.046176</text:p>
          </table:table-cell>
          <table:table-cell office:value-type="float" office:value="0.7476465" calcext:value-type="float">
            <text:p>0.7476465</text:p>
          </table:table-cell>
          <table:table-cell office:value-type="float" office:value="5.153933" calcext:value-type="float">
            <text:p>5.153933</text:p>
          </table:table-cell>
          <table:table-cell office:value-type="float" office:value="0.4097925" calcext:value-type="float">
            <text:p>0.4097925</text:p>
          </table:table-cell>
          <table:table-cell office:value-type="float" office:value="0.07934372" calcext:value-type="float">
            <text:p>0.07934372</text:p>
          </table:table-cell>
          <table:table-cell office:value-type="float" office:value="0.1501236" calcext:value-type="float">
            <text:p>0.1501236</text:p>
          </table:table-cell>
          <table:table-cell table:number-columns-repeated="8"/>
          <table:table-cell table:formula="of:=[.B23]*COS([.C23])" office:value-type="float" office:value="5.89392112185165" calcext:value-type="float">
            <text:p>5.89392112185165</text:p>
          </table:table-cell>
          <table:table-cell table:formula="of:=[.B23]*SIN([.C23])" office:value-type="float" office:value="0.373584074061026" calcext:value-type="float">
            <text:p>0.37358407406102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6.342486" calcext:value-type="float">
            <text:p>6.342486</text:p>
          </table:table-cell>
          <table:table-cell office:value-type="float" office:value="0.9488326" calcext:value-type="float">
            <text:p>0.9488326</text:p>
          </table:table-cell>
          <table:table-cell office:value-type="float" office:value="1477010444100000" calcext:value-type="float">
            <text:p>1477010444100000</text:p>
          </table:table-cell>
          <table:table-cell office:value-type="float" office:value="6.303794" calcext:value-type="float">
            <text:p>6.303794</text:p>
          </table:table-cell>
          <table:table-cell office:value-type="float" office:value="0.769103" calcext:value-type="float">
            <text:p>0.769103</text:p>
          </table:table-cell>
          <table:table-cell office:value-type="float" office:value="5.148029" calcext:value-type="float">
            <text:p>5.148029</text:p>
          </table:table-cell>
          <table:table-cell office:value-type="float" office:value="0.4482333" calcext:value-type="float">
            <text:p>0.4482333</text:p>
          </table:table-cell>
          <table:table-cell office:value-type="float" office:value="0.0868499" calcext:value-type="float">
            <text:p>0.0868499</text:p>
          </table:table-cell>
          <table:table-cell office:value-type="float" office:value="0.1567606" calcext:value-type="float">
            <text:p>0.15676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673922" calcext:value-type="float">
            <text:p>6.673922</text:p>
          </table:table-cell>
          <table:table-cell office:value-type="float" office:value="0.1256145" calcext:value-type="float">
            <text:p>0.1256145</text:p>
          </table:table-cell>
          <table:table-cell office:value-type="float" office:value="5.00687" calcext:value-type="float">
            <text:p>5.00687</text:p>
          </table:table-cell>
          <table:table-cell office:value-type="float" office:value="1477010444150000" calcext:value-type="float">
            <text:p>1477010444150000</text:p>
          </table:table-cell>
          <table:table-cell office:value-type="float" office:value="6.561105" calcext:value-type="float">
            <text:p>6.561105</text:p>
          </table:table-cell>
          <table:table-cell office:value-type="float" office:value="0.7925232" calcext:value-type="float">
            <text:p>0.7925232</text:p>
          </table:table-cell>
          <table:table-cell office:value-type="float" office:value="5.141571" calcext:value-type="float">
            <text:p>5.141571</text:p>
          </table:table-cell>
          <table:table-cell office:value-type="float" office:value="0.4883049" calcext:value-type="float">
            <text:p>0.4883049</text:p>
          </table:table-cell>
          <table:table-cell office:value-type="float" office:value="0.09468793" calcext:value-type="float">
            <text:p>0.09468793</text:p>
          </table:table-cell>
          <table:table-cell office:value-type="float" office:value="0.1633729" calcext:value-type="float">
            <text:p>0.1633729</text:p>
          </table:table-cell>
          <table:table-cell table:number-columns-repeated="8"/>
          <table:table-cell table:formula="of:=[.B25]*COS([.C25])" office:value-type="float" office:value="6.62133728278897" calcext:value-type="float">
            <text:p>6.62133728278897</text:p>
          </table:table-cell>
          <table:table-cell table:formula="of:=[.B25]*SIN([.C25])" office:value-type="float" office:value="0.836138415355222" calcext:value-type="float">
            <text:p>0.83613841535522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6.782143" calcext:value-type="float">
            <text:p>6.782143</text:p>
          </table:table-cell>
          <table:table-cell office:value-type="float" office:value="0.7140359" calcext:value-type="float">
            <text:p>0.7140359</text:p>
          </table:table-cell>
          <table:table-cell office:value-type="float" office:value="1477010444200000" calcext:value-type="float">
            <text:p>1477010444200000</text:p>
          </table:table-cell>
          <table:table-cell office:value-type="float" office:value="6.818081" calcext:value-type="float">
            <text:p>6.818081</text:p>
          </table:table-cell>
          <table:table-cell office:value-type="float" office:value="0.8179882" calcext:value-type="float">
            <text:p>0.8179882</text:p>
          </table:table-cell>
          <table:table-cell office:value-type="float" office:value="5.134523" calcext:value-type="float">
            <text:p>5.134523</text:p>
          </table:table-cell>
          <table:table-cell office:value-type="float" office:value="0.5299897" calcext:value-type="float">
            <text:p>0.5299897</text:p>
          </table:table-cell>
          <table:table-cell office:value-type="float" office:value="0.1028566" calcext:value-type="float">
            <text:p>0.1028566</text:p>
          </table:table-cell>
          <table:table-cell office:value-type="float" office:value="0.1699593" calcext:value-type="float">
            <text:p>0.16995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318441" calcext:value-type="float">
            <text:p>7.318441</text:p>
          </table:table-cell>
          <table:table-cell office:value-type="float" office:value="0.08629228" calcext:value-type="float">
            <text:p>0.08629228</text:p>
          </table:table-cell>
          <table:table-cell office:value-type="float" office:value="4.649107" calcext:value-type="float">
            <text:p>4.649107</text:p>
          </table:table-cell>
          <table:table-cell office:value-type="float" office:value="1477010444250000" calcext:value-type="float">
            <text:p>1477010444250000</text:p>
          </table:table-cell>
          <table:table-cell office:value-type="float" office:value="7.074691" calcext:value-type="float">
            <text:p>7.074691</text:p>
          </table:table-cell>
          <table:table-cell office:value-type="float" office:value="0.8455782" calcext:value-type="float">
            <text:p>0.8455782</text:p>
          </table:table-cell>
          <table:table-cell office:value-type="float" office:value="5.126847" calcext:value-type="float">
            <text:p>5.126847</text:p>
          </table:table-cell>
          <table:table-cell office:value-type="float" office:value="0.5732691" calcext:value-type="float">
            <text:p>0.5732691</text:p>
          </table:table-cell>
          <table:table-cell office:value-type="float" office:value="0.1113545" calcext:value-type="float">
            <text:p>0.1113545</text:p>
          </table:table-cell>
          <table:table-cell office:value-type="float" office:value="0.176519" calcext:value-type="float">
            <text:p>0.176519</text:p>
          </table:table-cell>
          <table:table-cell table:number-columns-repeated="8"/>
          <table:table-cell table:formula="of:=[.B27]*COS([.C27])" office:value-type="float" office:value="7.29121003958067" calcext:value-type="float">
            <text:p>7.29121003958067</text:p>
          </table:table-cell>
          <table:table-cell table:formula="of:=[.B27]*SIN([.C27])" office:value-type="float" office:value="0.63074149157879" calcext:value-type="float">
            <text:p>0.6307414915787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13735" calcext:value-type="float">
            <text:p>7.13735</text:p>
          </table:table-cell>
          <table:table-cell office:value-type="float" office:value="0.9572165" calcext:value-type="float">
            <text:p>0.9572165</text:p>
          </table:table-cell>
          <table:table-cell office:value-type="float" office:value="1477010444300000" calcext:value-type="float">
            <text:p>1477010444300000</text:p>
          </table:table-cell>
          <table:table-cell office:value-type="float" office:value="7.330903" calcext:value-type="float">
            <text:p>7.330903</text:p>
          </table:table-cell>
          <table:table-cell office:value-type="float" office:value="0.8753725" calcext:value-type="float">
            <text:p>0.8753725</text:p>
          </table:table-cell>
          <table:table-cell office:value-type="float" office:value="5.118505" calcext:value-type="float">
            <text:p>5.118505</text:p>
          </table:table-cell>
          <table:table-cell office:value-type="float" office:value="0.6181232" calcext:value-type="float">
            <text:p>0.6181232</text:p>
          </table:table-cell>
          <table:table-cell office:value-type="float" office:value="0.1201805" calcext:value-type="float">
            <text:p>0.1201805</text:p>
          </table:table-cell>
          <table:table-cell office:value-type="float" office:value="0.1830507" calcext:value-type="float">
            <text:p>0.18305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124935" calcext:value-type="float">
            <text:p>8.124935</text:p>
          </table:table-cell>
          <table:table-cell office:value-type="float" office:value="0.1010471" calcext:value-type="float">
            <text:p>0.1010471</text:p>
          </table:table-cell>
          <table:table-cell office:value-type="float" office:value="5.46424" calcext:value-type="float">
            <text:p>5.46424</text:p>
          </table:table-cell>
          <table:table-cell office:value-type="float" office:value="1477010444350000" calcext:value-type="float">
            <text:p>1477010444350000</text:p>
          </table:table-cell>
          <table:table-cell office:value-type="float" office:value="7.586684" calcext:value-type="float">
            <text:p>7.586684</text:p>
          </table:table-cell>
          <table:table-cell office:value-type="float" office:value="0.9074494" calcext:value-type="float">
            <text:p>0.9074494</text:p>
          </table:table-cell>
          <table:table-cell office:value-type="float" office:value="5.109456" calcext:value-type="float">
            <text:p>5.109456</text:p>
          </table:table-cell>
          <table:table-cell office:value-type="float" office:value="0.6645307" calcext:value-type="float">
            <text:p>0.6645307</text:p>
          </table:table-cell>
          <table:table-cell office:value-type="float" office:value="0.129333" calcext:value-type="float">
            <text:p>0.129333</text:p>
          </table:table-cell>
          <table:table-cell office:value-type="float" office:value="0.1895536" calcext:value-type="float">
            <text:p>0.1895536</text:p>
          </table:table-cell>
          <table:table-cell table:number-columns-repeated="8"/>
          <table:table-cell table:formula="of:=[.B29]*COS([.C29])" office:value-type="float" office:value="8.08349039114086" calcext:value-type="float">
            <text:p>8.08349039114086</text:p>
          </table:table-cell>
          <table:table-cell table:formula="of:=[.B29]*SIN([.C29])" office:value-type="float" office:value="0.819604691640034" calcext:value-type="float">
            <text:p>0.81960469164003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805334" calcext:value-type="float">
            <text:p>7.805334</text:p>
          </table:table-cell>
          <table:table-cell office:value-type="float" office:value="0.7191261" calcext:value-type="float">
            <text:p>0.7191261</text:p>
          </table:table-cell>
          <table:table-cell office:value-type="float" office:value="1477010444400000" calcext:value-type="float">
            <text:p>1477010444400000</text:p>
          </table:table-cell>
          <table:table-cell office:value-type="float" office:value="7.841995" calcext:value-type="float">
            <text:p>7.841995</text:p>
          </table:table-cell>
          <table:table-cell office:value-type="float" office:value="0.9418861" calcext:value-type="float">
            <text:p>0.9418861</text:p>
          </table:table-cell>
          <table:table-cell office:value-type="float" office:value="5.099659" calcext:value-type="float">
            <text:p>5.099659</text:p>
          </table:table-cell>
          <table:table-cell office:value-type="float" office:value="0.7124693" calcext:value-type="float">
            <text:p>0.7124693</text:p>
          </table:table-cell>
          <table:table-cell office:value-type="float" office:value="0.1388107" calcext:value-type="float">
            <text:p>0.1388107</text:p>
          </table:table-cell>
          <table:table-cell office:value-type="float" office:value="0.1960265" calcext:value-type="float">
            <text:p>0.1960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450951" calcext:value-type="float">
            <text:p>8.450951</text:p>
          </table:table-cell>
          <table:table-cell office:value-type="float" office:value="0.1048616" calcext:value-type="float">
            <text:p>0.1048616</text:p>
          </table:table-cell>
          <table:table-cell office:value-type="float" office:value="4.750535" calcext:value-type="float">
            <text:p>4.750535</text:p>
          </table:table-cell>
          <table:table-cell office:value-type="float" office:value="1477010444450000" calcext:value-type="float">
            <text:p>1477010444450000</text:p>
          </table:table-cell>
          <table:table-cell office:value-type="float" office:value="8.0968" calcext:value-type="float">
            <text:p>8.0968</text:p>
          </table:table-cell>
          <table:table-cell office:value-type="float" office:value="0.9787585" calcext:value-type="float">
            <text:p>0.9787585</text:p>
          </table:table-cell>
          <table:table-cell office:value-type="float" office:value="5.089074" calcext:value-type="float">
            <text:p>5.089074</text:p>
          </table:table-cell>
          <table:table-cell office:value-type="float" office:value="0.7619151" calcext:value-type="float">
            <text:p>0.7619151</text:p>
          </table:table-cell>
          <table:table-cell office:value-type="float" office:value="0.148612" calcext:value-type="float">
            <text:p>0.148612</text:p>
          </table:table-cell>
          <table:table-cell office:value-type="float" office:value="0.2024685" calcext:value-type="float">
            <text:p>0.2024685</text:p>
          </table:table-cell>
          <table:table-cell table:number-columns-repeated="8"/>
          <table:table-cell table:formula="of:=[.B31]*COS([.C31])" office:value-type="float" office:value="8.40453042084257" calcext:value-type="float">
            <text:p>8.40453042084257</text:p>
          </table:table-cell>
          <table:table-cell table:formula="of:=[.B31]*SIN([.C31])" office:value-type="float" office:value="0.884557069686733" calcext:value-type="float">
            <text:p>0.88455706968673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8.247959" calcext:value-type="float">
            <text:p>8.247959</text:p>
          </table:table-cell>
          <table:table-cell office:value-type="float" office:value="0.8403219" calcext:value-type="float">
            <text:p>0.8403219</text:p>
          </table:table-cell>
          <table:table-cell office:value-type="float" office:value="1477010444500000" calcext:value-type="float">
            <text:p>1477010444500000</text:p>
          </table:table-cell>
          <table:table-cell office:value-type="float" office:value="8.351056" calcext:value-type="float">
            <text:p>8.351056</text:p>
          </table:table-cell>
          <table:table-cell office:value-type="float" office:value="1.018142" calcext:value-type="float">
            <text:p>1.018142</text:p>
          </table:table-cell>
          <table:table-cell office:value-type="float" office:value="5.077658" calcext:value-type="float">
            <text:p>5.077658</text:p>
          </table:table-cell>
          <table:table-cell office:value-type="float" office:value="0.8128429" calcext:value-type="float">
            <text:p>0.8128429</text:p>
          </table:table-cell>
          <table:table-cell office:value-type="float" office:value="0.1587355" calcext:value-type="float">
            <text:p>0.1587355</text:p>
          </table:table-cell>
          <table:table-cell office:value-type="float" office:value="0.2088785" calcext:value-type="float">
            <text:p>0.20887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575491" calcext:value-type="float">
            <text:p>8.575491</text:p>
          </table:table-cell>
          <table:table-cell office:value-type="float" office:value="0.1653115" calcext:value-type="float">
            <text:p>0.1653115</text:p>
          </table:table-cell>
          <table:table-cell office:value-type="float" office:value="5.580596" calcext:value-type="float">
            <text:p>5.580596</text:p>
          </table:table-cell>
          <table:table-cell office:value-type="float" office:value="1477010444550000" calcext:value-type="float">
            <text:p>1477010444550000</text:p>
          </table:table-cell>
          <table:table-cell office:value-type="float" office:value="8.604722" calcext:value-type="float">
            <text:p>8.604722</text:p>
          </table:table-cell>
          <table:table-cell office:value-type="float" office:value="1.060109" calcext:value-type="float">
            <text:p>1.060109</text:p>
          </table:table-cell>
          <table:table-cell office:value-type="float" office:value="5.065366" calcext:value-type="float">
            <text:p>5.065366</text:p>
          </table:table-cell>
          <table:table-cell office:value-type="float" office:value="0.8652261" calcext:value-type="float">
            <text:p>0.8652261</text:p>
          </table:table-cell>
          <table:table-cell office:value-type="float" office:value="0.1691794" calcext:value-type="float">
            <text:p>0.1691794</text:p>
          </table:table-cell>
          <table:table-cell office:value-type="float" office:value="0.2152555" calcext:value-type="float">
            <text:p>0.2152555</text:p>
          </table:table-cell>
          <table:table-cell table:number-columns-repeated="8"/>
          <table:table-cell table:formula="of:=[.B33]*COS([.C33])" office:value-type="float" office:value="8.45858255653927" calcext:value-type="float">
            <text:p>8.45858255653927</text:p>
          </table:table-cell>
          <table:table-cell table:formula="of:=[.B33]*SIN([.C33])" office:value-type="float" office:value="1.41117930302659" calcext:value-type="float">
            <text:p>1.4111793030265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8.746145" calcext:value-type="float">
            <text:p>8.746145</text:p>
          </table:table-cell>
          <table:table-cell office:value-type="float" office:value="1.048576" calcext:value-type="float">
            <text:p>1.048576</text:p>
          </table:table-cell>
          <table:table-cell office:value-type="float" office:value="1477010444600000" calcext:value-type="float">
            <text:p>1477010444600000</text:p>
          </table:table-cell>
          <table:table-cell office:value-type="float" office:value="8.857753" calcext:value-type="float">
            <text:p>8.857753</text:p>
          </table:table-cell>
          <table:table-cell office:value-type="float" office:value="1.104732" calcext:value-type="float">
            <text:p>1.104732</text:p>
          </table:table-cell>
          <table:table-cell office:value-type="float" office:value="5.052156" calcext:value-type="float">
            <text:p>5.052156</text:p>
          </table:table-cell>
          <table:table-cell office:value-type="float" office:value="0.9190366" calcext:value-type="float">
            <text:p>0.9190366</text:p>
          </table:table-cell>
          <table:table-cell office:value-type="float" office:value="0.1799422" calcext:value-type="float">
            <text:p>0.1799422</text:p>
          </table:table-cell>
          <table:table-cell office:value-type="float" office:value="0.2215985" calcext:value-type="float">
            <text:p>0.22159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946663" calcext:value-type="float">
            <text:p>9.946663</text:p>
          </table:table-cell>
          <table:table-cell office:value-type="float" office:value="0.1150557" calcext:value-type="float">
            <text:p>0.1150557</text:p>
          </table:table-cell>
          <table:table-cell office:value-type="float" office:value="5.240801" calcext:value-type="float">
            <text:p>5.240801</text:p>
          </table:table-cell>
          <table:table-cell office:value-type="float" office:value="1477010444650000" calcext:value-type="float">
            <text:p>1477010444650000</text:p>
          </table:table-cell>
          <table:table-cell office:value-type="float" office:value="9.110101" calcext:value-type="float">
            <text:p>9.110101</text:p>
          </table:table-cell>
          <table:table-cell office:value-type="float" office:value="1.152082" calcext:value-type="float">
            <text:p>1.152082</text:p>
          </table:table-cell>
          <table:table-cell office:value-type="float" office:value="5.037982" calcext:value-type="float">
            <text:p>5.037982</text:p>
          </table:table-cell>
          <table:table-cell office:value-type="float" office:value="0.9742446" calcext:value-type="float">
            <text:p>0.9742446</text:p>
          </table:table-cell>
          <table:table-cell office:value-type="float" office:value="0.1910221" calcext:value-type="float">
            <text:p>0.1910221</text:p>
          </table:table-cell>
          <table:table-cell office:value-type="float" office:value="0.2279066" calcext:value-type="float">
            <text:p>0.2279066</text:p>
          </table:table-cell>
          <table:table-cell table:number-columns-repeated="8"/>
          <table:table-cell table:formula="of:=[.B35]*COS([.C35])" office:value-type="float" office:value="9.88089955719559" calcext:value-type="float">
            <text:p>9.88089955719559</text:p>
          </table:table-cell>
          <table:table-cell table:formula="of:=[.B35]*SIN([.C35])" office:value-type="float" office:value="1.1418970076942" calcext:value-type="float">
            <text:p>1.141897007694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9.255788" calcext:value-type="float">
            <text:p>9.255788</text:p>
          </table:table-cell>
          <table:table-cell office:value-type="float" office:value="1.049129" calcext:value-type="float">
            <text:p>1.049129</text:p>
          </table:table-cell>
          <table:table-cell office:value-type="float" office:value="1477010444700000" calcext:value-type="float">
            <text:p>1477010444700000</text:p>
          </table:table-cell>
          <table:table-cell office:value-type="float" office:value="9.361717" calcext:value-type="float">
            <text:p>9.361717</text:p>
          </table:table-cell>
          <table:table-cell office:value-type="float" office:value="1.202229" calcext:value-type="float">
            <text:p>1.202229</text:p>
          </table:table-cell>
          <table:table-cell office:value-type="float" office:value="5.022799" calcext:value-type="float">
            <text:p>5.022799</text:p>
          </table:table-cell>
          <table:table-cell office:value-type="float" office:value="1.030819" calcext:value-type="float">
            <text:p>1.030819</text:p>
          </table:table-cell>
          <table:table-cell office:value-type="float" office:value="0.2024174" calcext:value-type="float">
            <text:p>0.2024174</text:p>
          </table:table-cell>
          <table:table-cell office:value-type="float" office:value="0.2341786" calcext:value-type="float">
            <text:p>0.23417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216" calcext:value-type="float">
            <text:p>10.216</text:p>
          </table:table-cell>
          <table:table-cell office:value-type="float" office:value="0.1498099" calcext:value-type="float">
            <text:p>0.1498099</text:p>
          </table:table-cell>
          <table:table-cell office:value-type="float" office:value="5.311647" calcext:value-type="float">
            <text:p>5.311647</text:p>
          </table:table-cell>
          <table:table-cell office:value-type="float" office:value="1477010444750000" calcext:value-type="float">
            <text:p>1477010444750000</text:p>
          </table:table-cell>
          <table:table-cell office:value-type="float" office:value="9.612549" calcext:value-type="float">
            <text:p>9.612549</text:p>
          </table:table-cell>
          <table:table-cell office:value-type="float" office:value="1.255239" calcext:value-type="float">
            <text:p>1.255239</text:p>
          </table:table-cell>
          <table:table-cell office:value-type="float" office:value="5.006562" calcext:value-type="float">
            <text:p>5.006562</text:p>
          </table:table-cell>
          <table:table-cell office:value-type="float" office:value="1.088727" calcext:value-type="float">
            <text:p>1.088727</text:p>
          </table:table-cell>
          <table:table-cell office:value-type="float" office:value="0.2141263" calcext:value-type="float">
            <text:p>0.2141263</text:p>
          </table:table-cell>
          <table:table-cell office:value-type="float" office:value="0.2404137" calcext:value-type="float">
            <text:p>0.2404137</text:p>
          </table:table-cell>
          <table:table-cell table:number-columns-repeated="8"/>
          <table:table-cell table:formula="of:=[.B37]*COS([.C37])" office:value-type="float" office:value="10.1015753677313" calcext:value-type="float">
            <text:p>10.1015753677313</text:p>
          </table:table-cell>
          <table:table-cell table:formula="of:=[.B37]*SIN([.C37])" office:value-type="float" office:value="1.52473967943498" calcext:value-type="float">
            <text:p>1.5247396794349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0.04839" calcext:value-type="float">
            <text:p>10.04839</text:p>
          </table:table-cell>
          <table:table-cell office:value-type="float" office:value="1.445978" calcext:value-type="float">
            <text:p>1.445978</text:p>
          </table:table-cell>
          <table:table-cell office:value-type="float" office:value="1477010444800000" calcext:value-type="float">
            <text:p>1477010444800000</text:p>
          </table:table-cell>
          <table:table-cell office:value-type="float" office:value="9.862544" calcext:value-type="float">
            <text:p>9.862544</text:p>
          </table:table-cell>
          <table:table-cell office:value-type="float" office:value="1.311179" calcext:value-type="float">
            <text:p>1.311179</text:p>
          </table:table-cell>
          <table:table-cell office:value-type="float" office:value="4.989224" calcext:value-type="float">
            <text:p>4.989224</text:p>
          </table:table-cell>
          <table:table-cell office:value-type="float" office:value="1.147935" calcext:value-type="float">
            <text:p>1.147935</text:p>
          </table:table-cell>
          <table:table-cell office:value-type="float" office:value="0.226147" calcext:value-type="float">
            <text:p>0.226147</text:p>
          </table:table-cell>
          <table:table-cell office:value-type="float" office:value="0.2466108" calcext:value-type="float">
            <text:p>0.24661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67808" calcext:value-type="float">
            <text:p>10.67808</text:p>
          </table:table-cell>
          <table:table-cell office:value-type="float" office:value="0.162309" calcext:value-type="float">
            <text:p>0.162309</text:p>
          </table:table-cell>
          <table:table-cell office:value-type="float" office:value="4.80661" calcext:value-type="float">
            <text:p>4.80661</text:p>
          </table:table-cell>
          <table:table-cell office:value-type="float" office:value="1477010444850000" calcext:value-type="float">
            <text:p>1477010444850000</text:p>
          </table:table-cell>
          <table:table-cell office:value-type="float" office:value="10.11165" calcext:value-type="float">
            <text:p>10.11165</text:p>
          </table:table-cell>
          <table:table-cell office:value-type="float" office:value="1.370112" calcext:value-type="float">
            <text:p>1.370112</text:p>
          </table:table-cell>
          <table:table-cell office:value-type="float" office:value="4.970739" calcext:value-type="float">
            <text:p>4.970739</text:p>
          </table:table-cell>
          <table:table-cell office:value-type="float" office:value="1.208405" calcext:value-type="float">
            <text:p>1.208405</text:p>
          </table:table-cell>
          <table:table-cell office:value-type="float" office:value="0.2384776" calcext:value-type="float">
            <text:p>0.2384776</text:p>
          </table:table-cell>
          <table:table-cell office:value-type="float" office:value="0.2527689" calcext:value-type="float">
            <text:p>0.2527689</text:p>
          </table:table-cell>
          <table:table-cell table:number-columns-repeated="8"/>
          <table:table-cell table:formula="of:=[.B39]*COS([.C39])" office:value-type="float" office:value="10.5377357123644" calcext:value-type="float">
            <text:p>10.5377357123644</text:p>
          </table:table-cell>
          <table:table-cell table:formula="of:=[.B39]*SIN([.C39])" office:value-type="float" office:value="1.72554876568588" calcext:value-type="float">
            <text:p>1.7255487656858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0.24922" calcext:value-type="float">
            <text:p>10.24922</text:p>
          </table:table-cell>
          <table:table-cell office:value-type="float" office:value="1.459068" calcext:value-type="float">
            <text:p>1.459068</text:p>
          </table:table-cell>
          <table:table-cell office:value-type="float" office:value="1477010444900000" calcext:value-type="float">
            <text:p>1477010444900000</text:p>
          </table:table-cell>
          <table:table-cell office:value-type="float" office:value="10.35979" calcext:value-type="float">
            <text:p>10.35979</text:p>
          </table:table-cell>
          <table:table-cell office:value-type="float" office:value="1.432101" calcext:value-type="float">
            <text:p>1.432101</text:p>
          </table:table-cell>
          <table:table-cell office:value-type="float" office:value="4.95106" calcext:value-type="float">
            <text:p>4.95106</text:p>
          </table:table-cell>
          <table:table-cell office:value-type="float" office:value="1.270101" calcext:value-type="float">
            <text:p>1.270101</text:p>
          </table:table-cell>
          <table:table-cell office:value-type="float" office:value="0.251116" calcext:value-type="float">
            <text:p>0.251116</text:p>
          </table:table-cell>
          <table:table-cell office:value-type="float" office:value="0.2588872" calcext:value-type="float">
            <text:p>0.25888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04064" calcext:value-type="float">
            <text:p>11.04064</text:p>
          </table:table-cell>
          <table:table-cell office:value-type="float" office:value="0.1549056" calcext:value-type="float">
            <text:p>0.1549056</text:p>
          </table:table-cell>
          <table:table-cell office:value-type="float" office:value="4.564011" calcext:value-type="float">
            <text:p>4.564011</text:p>
          </table:table-cell>
          <table:table-cell office:value-type="float" office:value="1477010444950000" calcext:value-type="float">
            <text:p>1477010444950000</text:p>
          </table:table-cell>
          <table:table-cell office:value-type="float" office:value="10.60693" calcext:value-type="float">
            <text:p>10.60693</text:p>
          </table:table-cell>
          <table:table-cell office:value-type="float" office:value="1.497206" calcext:value-type="float">
            <text:p>1.497206</text:p>
          </table:table-cell>
          <table:table-cell office:value-type="float" office:value="4.930142" calcext:value-type="float">
            <text:p>4.930142</text:p>
          </table:table-cell>
          <table:table-cell office:value-type="float" office:value="1.332982" calcext:value-type="float">
            <text:p>1.332982</text:p>
          </table:table-cell>
          <table:table-cell office:value-type="float" office:value="0.2640604" calcext:value-type="float">
            <text:p>0.2640604</text:p>
          </table:table-cell>
          <table:table-cell office:value-type="float" office:value="0.2649645" calcext:value-type="float">
            <text:p>0.2649645</text:p>
          </table:table-cell>
          <table:table-cell table:number-columns-repeated="8"/>
          <table:table-cell table:formula="of:=[.B41]*COS([.C41])" office:value-type="float" office:value="10.9084404790846" calcext:value-type="float">
            <text:p>10.9084404790846</text:p>
          </table:table-cell>
          <table:table-cell table:formula="of:=[.B41]*SIN([.C41])" office:value-type="float" office:value="1.70342535024799" calcext:value-type="float">
            <text:p>1.7034253502479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0.73126" calcext:value-type="float">
            <text:p>10.73126</text:p>
          </table:table-cell>
          <table:table-cell office:value-type="float" office:value="1.452653" calcext:value-type="float">
            <text:p>1.452653</text:p>
          </table:table-cell>
          <table:table-cell office:value-type="float" office:value="1477010445000000" calcext:value-type="float">
            <text:p>1477010445000000</text:p>
          </table:table-cell>
          <table:table-cell office:value-type="float" office:value="10.85299" calcext:value-type="float">
            <text:p>10.85299</text:p>
          </table:table-cell>
          <table:table-cell office:value-type="float" office:value="1.565486" calcext:value-type="float">
            <text:p>1.565486</text:p>
          </table:table-cell>
          <table:table-cell office:value-type="float" office:value="4.907936" calcext:value-type="float">
            <text:p>4.907936</text:p>
          </table:table-cell>
          <table:table-cell office:value-type="float" office:value="1.397008" calcext:value-type="float">
            <text:p>1.397008</text:p>
          </table:table-cell>
          <table:table-cell office:value-type="float" office:value="0.2773086" calcext:value-type="float">
            <text:p>0.2773086</text:p>
          </table:table-cell>
          <table:table-cell office:value-type="float" office:value="0.271" calcext:value-type="float">
            <text:p>0.2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56684" calcext:value-type="float">
            <text:p>11.56684</text:p>
          </table:table-cell>
          <table:table-cell office:value-type="float" office:value="0.1238384" calcext:value-type="float">
            <text:p>0.1238384</text:p>
          </table:table-cell>
          <table:table-cell office:value-type="float" office:value="5.142052" calcext:value-type="float">
            <text:p>5.142052</text:p>
          </table:table-cell>
          <table:table-cell office:value-type="float" office:value="1477010445050000" calcext:value-type="float">
            <text:p>1477010445050000</text:p>
          </table:table-cell>
          <table:table-cell office:value-type="float" office:value="11.0979" calcext:value-type="float">
            <text:p>11.0979</text:p>
          </table:table-cell>
          <table:table-cell office:value-type="float" office:value="1.636997" calcext:value-type="float">
            <text:p>1.636997</text:p>
          </table:table-cell>
          <table:table-cell office:value-type="float" office:value="4.884396" calcext:value-type="float">
            <text:p>4.884396</text:p>
          </table:table-cell>
          <table:table-cell office:value-type="float" office:value="1.462135" calcext:value-type="float">
            <text:p>1.462135</text:p>
          </table:table-cell>
          <table:table-cell office:value-type="float" office:value="0.2908586" calcext:value-type="float">
            <text:p>0.2908586</text:p>
          </table:table-cell>
          <table:table-cell office:value-type="float" office:value="0.2769928" calcext:value-type="float">
            <text:p>0.2769928</text:p>
          </table:table-cell>
          <table:table-cell table:number-columns-repeated="8"/>
          <table:table-cell table:formula="of:=[.B43]*COS([.C43])" office:value-type="float" office:value="11.4782590569453" calcext:value-type="float">
            <text:p>11.4782590569453</text:p>
          </table:table-cell>
          <table:table-cell table:formula="of:=[.B43]*SIN([.C43])" office:value-type="float" office:value="1.42876051431105" calcext:value-type="float">
            <text:p>1.4287605143110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1.58696" calcext:value-type="float">
            <text:p>11.58696</text:p>
          </table:table-cell>
          <table:table-cell office:value-type="float" office:value="1.614624" calcext:value-type="float">
            <text:p>1.614624</text:p>
          </table:table-cell>
          <table:table-cell office:value-type="float" office:value="1477010445100000" calcext:value-type="float">
            <text:p>1477010445100000</text:p>
          </table:table-cell>
          <table:table-cell office:value-type="float" office:value="11.34161" calcext:value-type="float">
            <text:p>11.34161</text:p>
          </table:table-cell>
          <table:table-cell office:value-type="float" office:value="1.711793" calcext:value-type="float">
            <text:p>1.711793</text:p>
          </table:table-cell>
          <table:table-cell office:value-type="float" office:value="4.859477" calcext:value-type="float">
            <text:p>4.859477</text:p>
          </table:table-cell>
          <table:table-cell office:value-type="float" office:value="1.528318" calcext:value-type="float">
            <text:p>1.528318</text:p>
          </table:table-cell>
          <table:table-cell office:value-type="float" office:value="0.3047082" calcext:value-type="float">
            <text:p>0.3047082</text:p>
          </table:table-cell>
          <table:table-cell office:value-type="float" office:value="0.2829417" calcext:value-type="float">
            <text:p>0.28294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57909" calcext:value-type="float">
            <text:p>11.57909</text:p>
          </table:table-cell>
          <table:table-cell office:value-type="float" office:value="0.1333215" calcext:value-type="float">
            <text:p>0.1333215</text:p>
          </table:table-cell>
          <table:table-cell office:value-type="float" office:value="4.869483" calcext:value-type="float">
            <text:p>4.869483</text:p>
          </table:table-cell>
          <table:table-cell office:value-type="float" office:value="1477010445150000" calcext:value-type="float">
            <text:p>1477010445150000</text:p>
          </table:table-cell>
          <table:table-cell office:value-type="float" office:value="11.58403" calcext:value-type="float">
            <text:p>11.58403</text:p>
          </table:table-cell>
          <table:table-cell office:value-type="float" office:value="1.789925" calcext:value-type="float">
            <text:p>1.789925</text:p>
          </table:table-cell>
          <table:table-cell office:value-type="float" office:value="4.833131" calcext:value-type="float">
            <text:p>4.833131</text:p>
          </table:table-cell>
          <table:table-cell office:value-type="float" office:value="1.595511" calcext:value-type="float">
            <text:p>1.595511</text:p>
          </table:table-cell>
          <table:table-cell office:value-type="float" office:value="0.3188553" calcext:value-type="float">
            <text:p>0.3188553</text:p>
          </table:table-cell>
          <table:table-cell office:value-type="float" office:value="0.288846" calcext:value-type="float">
            <text:p>0.288846</text:p>
          </table:table-cell>
          <table:table-cell table:number-columns-repeated="8"/>
          <table:table-cell table:formula="of:=[.B45]*COS([.C45])" office:value-type="float" office:value="11.4763353614127" calcext:value-type="float">
            <text:p>11.4763353614127</text:p>
          </table:table-cell>
          <table:table-cell table:formula="of:=[.B45]*SIN([.C45])" office:value-type="float" office:value="1.5391724726258" calcext:value-type="float">
            <text:p>1.539172472625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1.77877" calcext:value-type="float">
            <text:p>11.77877</text:p>
          </table:table-cell>
          <table:table-cell office:value-type="float" office:value="1.745907" calcext:value-type="float">
            <text:p>1.745907</text:p>
          </table:table-cell>
          <table:table-cell office:value-type="float" office:value="1477010445200000" calcext:value-type="float">
            <text:p>1477010445200000</text:p>
          </table:table-cell>
          <table:table-cell office:value-type="float" office:value="11.82511" calcext:value-type="float">
            <text:p>11.82511</text:p>
          </table:table-cell>
          <table:table-cell office:value-type="float" office:value="1.871443" calcext:value-type="float">
            <text:p>1.871443</text:p>
          </table:table-cell>
          <table:table-cell office:value-type="float" office:value="4.805313" calcext:value-type="float">
            <text:p>4.805313</text:p>
          </table:table-cell>
          <table:table-cell office:value-type="float" office:value="1.663664" calcext:value-type="float">
            <text:p>1.663664</text:p>
          </table:table-cell>
          <table:table-cell office:value-type="float" office:value="0.3332976" calcext:value-type="float">
            <text:p>0.3332976</text:p>
          </table:table-cell>
          <table:table-cell office:value-type="float" office:value="0.2947047" calcext:value-type="float">
            <text:p>0.29470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32484" calcext:value-type="float">
            <text:p>12.32484</text:p>
          </table:table-cell>
          <table:table-cell office:value-type="float" office:value="0.1752895" calcext:value-type="float">
            <text:p>0.1752895</text:p>
          </table:table-cell>
          <table:table-cell office:value-type="float" office:value="5.277554" calcext:value-type="float">
            <text:p>5.277554</text:p>
          </table:table-cell>
          <table:table-cell office:value-type="float" office:value="1477010445250000" calcext:value-type="float">
            <text:p>1477010445250000</text:p>
          </table:table-cell>
          <table:table-cell office:value-type="float" office:value="12.06475" calcext:value-type="float">
            <text:p>12.06475</text:p>
          </table:table-cell>
          <table:table-cell office:value-type="float" office:value="1.956393" calcext:value-type="float">
            <text:p>1.956393</text:p>
          </table:table-cell>
          <table:table-cell office:value-type="float" office:value="4.775977" calcext:value-type="float">
            <text:p>4.775977</text:p>
          </table:table-cell>
          <table:table-cell office:value-type="float" office:value="1.732729" calcext:value-type="float">
            <text:p>1.732729</text:p>
          </table:table-cell>
          <table:table-cell office:value-type="float" office:value="0.3480329" calcext:value-type="float">
            <text:p>0.3480329</text:p>
          </table:table-cell>
          <table:table-cell office:value-type="float" office:value="0.3005169" calcext:value-type="float">
            <text:p>0.3005169</text:p>
          </table:table-cell>
          <table:table-cell table:number-columns-repeated="8"/>
          <table:table-cell table:formula="of:=[.B47]*COS([.C47])" office:value-type="float" office:value="12.1359753021754" calcext:value-type="float">
            <text:p>12.1359753021754</text:p>
          </table:table-cell>
          <table:table-cell table:formula="of:=[.B47]*SIN([.C47])" office:value-type="float" office:value="2.14936839340951" calcext:value-type="float">
            <text:p>2.1493683934095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2.32259" calcext:value-type="float">
            <text:p>12.32259</text:p>
          </table:table-cell>
          <table:table-cell office:value-type="float" office:value="1.783533" calcext:value-type="float">
            <text:p>1.783533</text:p>
          </table:table-cell>
          <table:table-cell office:value-type="float" office:value="1477010445300000" calcext:value-type="float">
            <text:p>1477010445300000</text:p>
          </table:table-cell>
          <table:table-cell office:value-type="float" office:value="12.30289" calcext:value-type="float">
            <text:p>12.30289</text:p>
          </table:table-cell>
          <table:table-cell office:value-type="float" office:value="2.04482" calcext:value-type="float">
            <text:p>2.04482</text:p>
          </table:table-cell>
          <table:table-cell office:value-type="float" office:value="4.745079" calcext:value-type="float">
            <text:p>4.745079</text:p>
          </table:table-cell>
          <table:table-cell office:value-type="float" office:value="1.802651" calcext:value-type="float">
            <text:p>1.802651</text:p>
          </table:table-cell>
          <table:table-cell office:value-type="float" office:value="0.3630587" calcext:value-type="float">
            <text:p>0.3630587</text:p>
          </table:table-cell>
          <table:table-cell office:value-type="float" office:value="0.3062816" calcext:value-type="float">
            <text:p>0.30628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67093" calcext:value-type="float">
            <text:p>12.67093</text:p>
          </table:table-cell>
          <table:table-cell office:value-type="float" office:value="0.1407283" calcext:value-type="float">
            <text:p>0.1407283</text:p>
          </table:table-cell>
          <table:table-cell office:value-type="float" office:value="5.316736" calcext:value-type="float">
            <text:p>5.316736</text:p>
          </table:table-cell>
          <table:table-cell office:value-type="float" office:value="1477010445350000" calcext:value-type="float">
            <text:p>1477010445350000</text:p>
          </table:table-cell>
          <table:table-cell office:value-type="float" office:value="12.53944" calcext:value-type="float">
            <text:p>12.53944</text:p>
          </table:table-cell>
          <table:table-cell office:value-type="float" office:value="2.136766" calcext:value-type="float">
            <text:p>2.136766</text:p>
          </table:table-cell>
          <table:table-cell office:value-type="float" office:value="4.712575" calcext:value-type="float">
            <text:p>4.712575</text:p>
          </table:table-cell>
          <table:table-cell office:value-type="float" office:value="1.873377" calcext:value-type="float">
            <text:p>1.873377</text:p>
          </table:table-cell>
          <table:table-cell office:value-type="float" office:value="0.3783728" calcext:value-type="float">
            <text:p>0.3783728</text:p>
          </table:table-cell>
          <table:table-cell office:value-type="float" office:value="0.3119979" calcext:value-type="float">
            <text:p>0.3119979</text:p>
          </table:table-cell>
          <table:table-cell table:number-columns-repeated="8"/>
          <table:table-cell table:formula="of:=[.B49]*COS([.C49])" office:value-type="float" office:value="12.5456665083027" calcext:value-type="float">
            <text:p>12.5456665083027</text:p>
          </table:table-cell>
          <table:table-cell table:formula="of:=[.B49]*SIN([.C49])" office:value-type="float" office:value="1.77727851710215" calcext:value-type="float">
            <text:p>1.7772785171021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2.59241" calcext:value-type="float">
            <text:p>12.59241</text:p>
          </table:table-cell>
          <table:table-cell office:value-type="float" office:value="2.175092" calcext:value-type="float">
            <text:p>2.175092</text:p>
          </table:table-cell>
          <table:table-cell office:value-type="float" office:value="1477010445400000" calcext:value-type="float">
            <text:p>1477010445400000</text:p>
          </table:table-cell>
          <table:table-cell office:value-type="float" office:value="12.77433" calcext:value-type="float">
            <text:p>12.77433</text:p>
          </table:table-cell>
          <table:table-cell office:value-type="float" office:value="2.232269" calcext:value-type="float">
            <text:p>2.232269</text:p>
          </table:table-cell>
          <table:table-cell office:value-type="float" office:value="4.678422" calcext:value-type="float">
            <text:p>4.678422</text:p>
          </table:table-cell>
          <table:table-cell office:value-type="float" office:value="1.94485" calcext:value-type="float">
            <text:p>1.94485</text:p>
          </table:table-cell>
          <table:table-cell office:value-type="float" office:value="0.3939727" calcext:value-type="float">
            <text:p>0.3939727</text:p>
          </table:table-cell>
          <table:table-cell office:value-type="float" office:value="0.317665" calcext:value-type="float">
            <text:p>0.3176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48558" calcext:value-type="float">
            <text:p>13.48558</text:p>
          </table:table-cell>
          <table:table-cell office:value-type="float" office:value="0.1988829" calcext:value-type="float">
            <text:p>0.1988829</text:p>
          </table:table-cell>
          <table:table-cell office:value-type="float" office:value="5.446424" calcext:value-type="float">
            <text:p>5.446424</text:p>
          </table:table-cell>
          <table:table-cell office:value-type="float" office:value="1477010445450000" calcext:value-type="float">
            <text:p>1477010445450000</text:p>
          </table:table-cell>
          <table:table-cell office:value-type="float" office:value="13.00747" calcext:value-type="float">
            <text:p>13.00747</text:p>
          </table:table-cell>
          <table:table-cell office:value-type="float" office:value="2.331365" calcext:value-type="float">
            <text:p>2.331365</text:p>
          </table:table-cell>
          <table:table-cell office:value-type="float" office:value="4.642576" calcext:value-type="float">
            <text:p>4.642576</text:p>
          </table:table-cell>
          <table:table-cell office:value-type="float" office:value="2.017013" calcext:value-type="float">
            <text:p>2.017013</text:p>
          </table:table-cell>
          <table:table-cell office:value-type="float" office:value="0.4098559" calcext:value-type="float">
            <text:p>0.4098559</text:p>
          </table:table-cell>
          <table:table-cell office:value-type="float" office:value="0.3232819" calcext:value-type="float">
            <text:p>0.3232819</text:p>
          </table:table-cell>
          <table:table-cell table:number-columns-repeated="8"/>
          <table:table-cell table:formula="of:=[.B51]*COS([.C51])" office:value-type="float" office:value="13.2197508955955" calcext:value-type="float">
            <text:p>13.2197508955955</text:p>
          </table:table-cell>
          <table:table-cell table:formula="of:=[.B51]*SIN([.C51])" office:value-type="float" office:value="2.66440503580116" calcext:value-type="float">
            <text:p>2.6644050358011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3.08745" calcext:value-type="float">
            <text:p>13.08745</text:p>
          </table:table-cell>
          <table:table-cell office:value-type="float" office:value="2.407081" calcext:value-type="float">
            <text:p>2.407081</text:p>
          </table:table-cell>
          <table:table-cell office:value-type="float" office:value="1477010445500000" calcext:value-type="float">
            <text:p>1477010445500000</text:p>
          </table:table-cell>
          <table:table-cell office:value-type="float" office:value="13.23878" calcext:value-type="float">
            <text:p>13.23878</text:p>
          </table:table-cell>
          <table:table-cell office:value-type="float" office:value="2.434087" calcext:value-type="float">
            <text:p>2.434087</text:p>
          </table:table-cell>
          <table:table-cell office:value-type="float" office:value="4.604997" calcext:value-type="float">
            <text:p>4.604997</text:p>
          </table:table-cell>
          <table:table-cell office:value-type="float" office:value="2.089806" calcext:value-type="float">
            <text:p>2.089806</text:p>
          </table:table-cell>
          <table:table-cell office:value-type="float" office:value="0.42602" calcext:value-type="float">
            <text:p>0.42602</text:p>
          </table:table-cell>
          <table:table-cell office:value-type="float" office:value="0.3288477" calcext:value-type="float">
            <text:p>0.32884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08715" calcext:value-type="float">
            <text:p>13.08715</text:p>
          </table:table-cell>
          <table:table-cell office:value-type="float" office:value="0.2410651" calcext:value-type="float">
            <text:p>0.2410651</text:p>
          </table:table-cell>
          <table:table-cell office:value-type="float" office:value="4.512749" calcext:value-type="float">
            <text:p>4.512749</text:p>
          </table:table-cell>
          <table:table-cell office:value-type="float" office:value="1477010445550000" calcext:value-type="float">
            <text:p>1477010445550000</text:p>
          </table:table-cell>
          <table:table-cell office:value-type="float" office:value="13.46816" calcext:value-type="float">
            <text:p>13.46816</text:p>
          </table:table-cell>
          <table:table-cell office:value-type="float" office:value="2.540465" calcext:value-type="float">
            <text:p>2.540465</text:p>
          </table:table-cell>
          <table:table-cell office:value-type="float" office:value="4.565645" calcext:value-type="float">
            <text:p>4.565645</text:p>
          </table:table-cell>
          <table:table-cell office:value-type="float" office:value="2.163167" calcext:value-type="float">
            <text:p>2.163167</text:p>
          </table:table-cell>
          <table:table-cell office:value-type="float" office:value="0.4424624" calcext:value-type="float">
            <text:p>0.4424624</text:p>
          </table:table-cell>
          <table:table-cell office:value-type="float" office:value="0.3343617" calcext:value-type="float">
            <text:p>0.3343617</text:p>
          </table:table-cell>
          <table:table-cell table:number-columns-repeated="8"/>
          <table:table-cell table:formula="of:=[.B53]*COS([.C53])" office:value-type="float" office:value="12.7087252014402" calcext:value-type="float">
            <text:p>12.7087252014402</text:p>
          </table:table-cell>
          <table:table-cell table:formula="of:=[.B53]*SIN([.C53])" office:value-type="float" office:value="3.12438776031057" calcext:value-type="float">
            <text:p>3.1243877603105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3.83597" calcext:value-type="float">
            <text:p>13.83597</text:p>
          </table:table-cell>
          <table:table-cell office:value-type="float" office:value="2.624793" calcext:value-type="float">
            <text:p>2.624793</text:p>
          </table:table-cell>
          <table:table-cell office:value-type="float" office:value="1477010445600000" calcext:value-type="float">
            <text:p>1477010445600000</text:p>
          </table:table-cell>
          <table:table-cell office:value-type="float" office:value="13.69552" calcext:value-type="float">
            <text:p>13.69552</text:p>
          </table:table-cell>
          <table:table-cell office:value-type="float" office:value="2.650527" calcext:value-type="float">
            <text:p>2.650527</text:p>
          </table:table-cell>
          <table:table-cell office:value-type="float" office:value="4.52448" calcext:value-type="float">
            <text:p>4.52448</text:p>
          </table:table-cell>
          <table:table-cell office:value-type="float" office:value="2.237032" calcext:value-type="float">
            <text:p>2.237032</text:p>
          </table:table-cell>
          <table:table-cell office:value-type="float" office:value="0.4591805" calcext:value-type="float">
            <text:p>0.4591805</text:p>
          </table:table-cell>
          <table:table-cell office:value-type="float" office:value="0.3398228" calcext:value-type="float">
            <text:p>0.33982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09883" calcext:value-type="float">
            <text:p>14.09883</text:p>
          </table:table-cell>
          <table:table-cell office:value-type="float" office:value="0.1955096" calcext:value-type="float">
            <text:p>0.1955096</text:p>
          </table:table-cell>
          <table:table-cell office:value-type="float" office:value="4.806121" calcext:value-type="float">
            <text:p>4.806121</text:p>
          </table:table-cell>
          <table:table-cell office:value-type="float" office:value="1477010445650000" calcext:value-type="float">
            <text:p>1477010445650000</text:p>
          </table:table-cell>
          <table:table-cell office:value-type="float" office:value="13.92079" calcext:value-type="float">
            <text:p>13.92079</text:p>
          </table:table-cell>
          <table:table-cell office:value-type="float" office:value="2.764295" calcext:value-type="float">
            <text:p>2.764295</text:p>
          </table:table-cell>
          <table:table-cell office:value-type="float" office:value="4.481466" calcext:value-type="float">
            <text:p>4.481466</text:p>
          </table:table-cell>
          <table:table-cell office:value-type="float" office:value="2.311336" calcext:value-type="float">
            <text:p>2.311336</text:p>
          </table:table-cell>
          <table:table-cell office:value-type="float" office:value="0.4761716" calcext:value-type="float">
            <text:p>0.4761716</text:p>
          </table:table-cell>
          <table:table-cell office:value-type="float" office:value="0.3452302" calcext:value-type="float">
            <text:p>0.3452302</text:p>
          </table:table-cell>
          <table:table-cell table:number-columns-repeated="8"/>
          <table:table-cell table:formula="of:=[.B55]*COS([.C55])" office:value-type="float" office:value="13.8302303521739" calcext:value-type="float">
            <text:p>13.8302303521739</text:p>
          </table:table-cell>
          <table:table-cell table:formula="of:=[.B55]*SIN([.C55])" office:value-type="float" office:value="2.73892967684594" calcext:value-type="float">
            <text:p>2.7389296768459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4.21055" calcext:value-type="float">
            <text:p>14.21055</text:p>
          </table:table-cell>
          <table:table-cell office:value-type="float" office:value="2.942051" calcext:value-type="float">
            <text:p>2.942051</text:p>
          </table:table-cell>
          <table:table-cell office:value-type="float" office:value="1477010445700000" calcext:value-type="float">
            <text:p>1477010445700000</text:p>
          </table:table-cell>
          <table:table-cell office:value-type="float" office:value="14.14385" calcext:value-type="float">
            <text:p>14.14385</text:p>
          </table:table-cell>
          <table:table-cell office:value-type="float" office:value="2.88179" calcext:value-type="float">
            <text:p>2.88179</text:p>
          </table:table-cell>
          <table:table-cell office:value-type="float" office:value="4.436565" calcext:value-type="float">
            <text:p>4.436565</text:p>
          </table:table-cell>
          <table:table-cell office:value-type="float" office:value="2.386012" calcext:value-type="float">
            <text:p>2.386012</text:p>
          </table:table-cell>
          <table:table-cell office:value-type="float" office:value="0.4934331" calcext:value-type="float">
            <text:p>0.4934331</text:p>
          </table:table-cell>
          <table:table-cell office:value-type="float" office:value="0.3505832" calcext:value-type="float">
            <text:p>0.35058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0.1946756" calcext:value-type="float">
            <text:p>0.1946756</text:p>
          </table:table-cell>
          <table:table-cell office:value-type="float" office:value="5.23337" calcext:value-type="float">
            <text:p>5.23337</text:p>
          </table:table-cell>
          <table:table-cell office:value-type="float" office:value="1477010445750000" calcext:value-type="float">
            <text:p>1477010445750000</text:p>
          </table:table-cell>
          <table:table-cell office:value-type="float" office:value="14.36462" calcext:value-type="float">
            <text:p>14.36462</text:p>
          </table:table-cell>
          <table:table-cell office:value-type="float" office:value="3.003029" calcext:value-type="float">
            <text:p>3.003029</text:p>
          </table:table-cell>
          <table:table-cell office:value-type="float" office:value="4.389744" calcext:value-type="float">
            <text:p>4.389744</text:p>
          </table:table-cell>
          <table:table-cell office:value-type="float" office:value="2.460991" calcext:value-type="float">
            <text:p>2.460991</text:p>
          </table:table-cell>
          <table:table-cell office:value-type="float" office:value="0.5109623" calcext:value-type="float">
            <text:p>0.5109623</text:p>
          </table:table-cell>
          <table:table-cell office:value-type="float" office:value="0.3558808" calcext:value-type="float">
            <text:p>0.3558808</text:p>
          </table:table-cell>
          <table:table-cell table:number-columns-repeated="8"/>
          <table:table-cell table:formula="of:=[.B57]*COS([.C57])" office:value-type="float" office:value="14.556834240373" calcext:value-type="float">
            <text:p>14.556834240373</text:p>
          </table:table-cell>
          <table:table-cell table:formula="of:=[.B57]*SIN([.C57])" office:value-type="float" office:value="2.87021136997006" calcext:value-type="float">
            <text:p>2.8702113699700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4.46161" calcext:value-type="float">
            <text:p>14.46161</text:p>
          </table:table-cell>
          <table:table-cell office:value-type="float" office:value="2.90734" calcext:value-type="float">
            <text:p>2.90734</text:p>
          </table:table-cell>
          <table:table-cell office:value-type="float" office:value="1477010445800000" calcext:value-type="float">
            <text:p>1477010445800000</text:p>
          </table:table-cell>
          <table:table-cell office:value-type="float" office:value="14.583" calcext:value-type="float">
            <text:p>14.583</text:p>
          </table:table-cell>
          <table:table-cell office:value-type="float" office:value="3.128024" calcext:value-type="float">
            <text:p>3.128024</text:p>
          </table:table-cell>
          <table:table-cell office:value-type="float" office:value="4.34097" calcext:value-type="float">
            <text:p>4.34097</text:p>
          </table:table-cell>
          <table:table-cell office:value-type="float" office:value="2.536202" calcext:value-type="float">
            <text:p>2.536202</text:p>
          </table:table-cell>
          <table:table-cell office:value-type="float" office:value="0.5287563" calcext:value-type="float">
            <text:p>0.5287563</text:p>
          </table:table-cell>
          <table:table-cell office:value-type="float" office:value="0.3611222" calcext:value-type="float">
            <text:p>0.36112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0044" calcext:value-type="float">
            <text:p>15.20044</text:p>
          </table:table-cell>
          <table:table-cell office:value-type="float" office:value="0.2635874" calcext:value-type="float">
            <text:p>0.2635874</text:p>
          </table:table-cell>
          <table:table-cell office:value-type="float" office:value="5.157074" calcext:value-type="float">
            <text:p>5.157074</text:p>
          </table:table-cell>
          <table:table-cell office:value-type="float" office:value="1477010445850000" calcext:value-type="float">
            <text:p>1477010445850000</text:p>
          </table:table-cell>
          <table:table-cell office:value-type="float" office:value="14.7989" calcext:value-type="float">
            <text:p>14.7989</text:p>
          </table:table-cell>
          <table:table-cell office:value-type="float" office:value="3.256787" calcext:value-type="float">
            <text:p>3.256787</text:p>
          </table:table-cell>
          <table:table-cell office:value-type="float" office:value="4.290211" calcext:value-type="float">
            <text:p>4.290211</text:p>
          </table:table-cell>
          <table:table-cell office:value-type="float" office:value="2.611572" calcext:value-type="float">
            <text:p>2.611572</text:p>
          </table:table-cell>
          <table:table-cell office:value-type="float" office:value="0.5468125" calcext:value-type="float">
            <text:p>0.5468125</text:p>
          </table:table-cell>
          <table:table-cell office:value-type="float" office:value="0.3663065" calcext:value-type="float">
            <text:p>0.3663065</text:p>
          </table:table-cell>
          <table:table-cell table:number-columns-repeated="8"/>
          <table:table-cell table:formula="of:=[.B59]*COS([.C59])" office:value-type="float" office:value="14.6754397687318" calcext:value-type="float">
            <text:p>14.6754397687318</text:p>
          </table:table-cell>
          <table:table-cell table:formula="of:=[.B59]*SIN([.C59])" office:value-type="float" office:value="3.96040954800456" calcext:value-type="float">
            <text:p>3.9604095480045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5.02608" calcext:value-type="float">
            <text:p>15.02608</text:p>
          </table:table-cell>
          <table:table-cell office:value-type="float" office:value="3.506701" calcext:value-type="float">
            <text:p>3.506701</text:p>
          </table:table-cell>
          <table:table-cell office:value-type="float" office:value="1477010445900000" calcext:value-type="float">
            <text:p>1477010445900000</text:p>
          </table:table-cell>
          <table:table-cell office:value-type="float" office:value="15.0122" calcext:value-type="float">
            <text:p>15.0122</text:p>
          </table:table-cell>
          <table:table-cell office:value-type="float" office:value="3.389323" calcext:value-type="float">
            <text:p>3.389323</text:p>
          </table:table-cell>
          <table:table-cell office:value-type="float" office:value="4.237439" calcext:value-type="float">
            <text:p>4.237439</text:p>
          </table:table-cell>
          <table:table-cell office:value-type="float" office:value="2.687028" calcext:value-type="float">
            <text:p>2.687028</text:p>
          </table:table-cell>
          <table:table-cell office:value-type="float" office:value="0.5651278" calcext:value-type="float">
            <text:p>0.5651278</text:p>
          </table:table-cell>
          <table:table-cell office:value-type="float" office:value="0.371433" calcext:value-type="float">
            <text:p>0.3714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91832" calcext:value-type="float">
            <text:p>15.91832</text:p>
          </table:table-cell>
          <table:table-cell office:value-type="float" office:value="0.263598" calcext:value-type="float">
            <text:p>0.263598</text:p>
          </table:table-cell>
          <table:table-cell office:value-type="float" office:value="4.665886" calcext:value-type="float">
            <text:p>4.665886</text:p>
          </table:table-cell>
          <table:table-cell office:value-type="float" office:value="1477010445950000" calcext:value-type="float">
            <text:p>1477010445950000</text:p>
          </table:table-cell>
          <table:table-cell office:value-type="float" office:value="15.22281" calcext:value-type="float">
            <text:p>15.22281</text:p>
          </table:table-cell>
          <table:table-cell office:value-type="float" office:value="3.525634" calcext:value-type="float">
            <text:p>3.525634</text:p>
          </table:table-cell>
          <table:table-cell office:value-type="float" office:value="4.182627" calcext:value-type="float">
            <text:p>4.182627</text:p>
          </table:table-cell>
          <table:table-cell office:value-type="float" office:value="2.762494" calcext:value-type="float">
            <text:p>2.762494</text:p>
          </table:table-cell>
          <table:table-cell office:value-type="float" office:value="0.5836994" calcext:value-type="float">
            <text:p>0.5836994</text:p>
          </table:table-cell>
          <table:table-cell office:value-type="float" office:value="0.3765009" calcext:value-type="float">
            <text:p>0.3765009</text:p>
          </table:table-cell>
          <table:table-cell table:number-columns-repeated="8"/>
          <table:table-cell table:formula="of:=[.B61]*COS([.C61])" office:value-type="float" office:value="15.3684813143415" calcext:value-type="float">
            <text:p>15.3684813143415</text:p>
          </table:table-cell>
          <table:table-cell table:formula="of:=[.B61]*SIN([.C61])" office:value-type="float" office:value="4.14761301390761" calcext:value-type="float">
            <text:p>4.1476130139076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5.52355" calcext:value-type="float">
            <text:p>15.52355</text:p>
          </table:table-cell>
          <table:table-cell office:value-type="float" office:value="3.829364" calcext:value-type="float">
            <text:p>3.829364</text:p>
          </table:table-cell>
          <table:table-cell office:value-type="float" office:value="1477010446000000" calcext:value-type="float">
            <text:p>1477010446000000</text:p>
          </table:table-cell>
          <table:table-cell office:value-type="float" office:value="15.43063" calcext:value-type="float">
            <text:p>15.43063</text:p>
          </table:table-cell>
          <table:table-cell office:value-type="float" office:value="3.665719" calcext:value-type="float">
            <text:p>3.665719</text:p>
          </table:table-cell>
          <table:table-cell office:value-type="float" office:value="4.125748" calcext:value-type="float">
            <text:p>4.125748</text:p>
          </table:table-cell>
          <table:table-cell office:value-type="float" office:value="2.837893" calcext:value-type="float">
            <text:p>2.837893</text:p>
          </table:table-cell>
          <table:table-cell office:value-type="float" office:value="0.6025245" calcext:value-type="float">
            <text:p>0.6025245</text:p>
          </table:table-cell>
          <table:table-cell office:value-type="float" office:value="0.3815093" calcext:value-type="float">
            <text:p>0.38150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08904" calcext:value-type="float">
            <text:p>16.08904</text:p>
          </table:table-cell>
          <table:table-cell office:value-type="float" office:value="0.2135971" calcext:value-type="float">
            <text:p>0.2135971</text:p>
          </table:table-cell>
          <table:table-cell office:value-type="float" office:value="4.785617" calcext:value-type="float">
            <text:p>4.785617</text:p>
          </table:table-cell>
          <table:table-cell office:value-type="float" office:value="1477010446050000" calcext:value-type="float">
            <text:p>1477010446050000</text:p>
          </table:table-cell>
          <table:table-cell office:value-type="float" office:value="15.63555" calcext:value-type="float">
            <text:p>15.63555</text:p>
          </table:table-cell>
          <table:table-cell office:value-type="float" office:value="3.809572" calcext:value-type="float">
            <text:p>3.809572</text:p>
          </table:table-cell>
          <table:table-cell office:value-type="float" office:value="4.066782" calcext:value-type="float">
            <text:p>4.066782</text:p>
          </table:table-cell>
          <table:table-cell office:value-type="float" office:value="2.913146" calcext:value-type="float">
            <text:p>2.913146</text:p>
          </table:table-cell>
          <table:table-cell office:value-type="float" office:value="0.6215999" calcext:value-type="float">
            <text:p>0.6215999</text:p>
          </table:table-cell>
          <table:table-cell office:value-type="float" office:value="0.3864575" calcext:value-type="float">
            <text:p>0.3864575</text:p>
          </table:table-cell>
          <table:table-cell table:number-columns-repeated="8"/>
          <table:table-cell table:formula="of:=[.B63]*COS([.C63])" office:value-type="float" office:value="15.7234123475906" calcext:value-type="float">
            <text:p>15.7234123475906</text:p>
          </table:table-cell>
          <table:table-cell table:formula="of:=[.B63]*SIN([.C63])" office:value-type="float" office:value="3.41050029603231" calcext:value-type="float">
            <text:p>3.4105002960323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5.97744" calcext:value-type="float">
            <text:p>15.97744</text:p>
          </table:table-cell>
          <table:table-cell office:value-type="float" office:value="4.00094" calcext:value-type="float">
            <text:p>4.00094</text:p>
          </table:table-cell>
          <table:table-cell office:value-type="float" office:value="1477010446100000" calcext:value-type="float">
            <text:p>1477010446100000</text:p>
          </table:table-cell>
          <table:table-cell office:value-type="float" office:value="15.83747" calcext:value-type="float">
            <text:p>15.83747</text:p>
          </table:table-cell>
          <table:table-cell office:value-type="float" office:value="3.957185" calcext:value-type="float">
            <text:p>3.957185</text:p>
          </table:table-cell>
          <table:table-cell office:value-type="float" office:value="4.005707" calcext:value-type="float">
            <text:p>4.005707</text:p>
          </table:table-cell>
          <table:table-cell office:value-type="float" office:value="2.988174" calcext:value-type="float">
            <text:p>2.988174</text:p>
          </table:table-cell>
          <table:table-cell office:value-type="float" office:value="0.6409228" calcext:value-type="float">
            <text:p>0.6409228</text:p>
          </table:table-cell>
          <table:table-cell office:value-type="float" office:value="0.3913446" calcext:value-type="float">
            <text:p>0.39134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87285" calcext:value-type="float">
            <text:p>16.87285</text:p>
          </table:table-cell>
          <table:table-cell office:value-type="float" office:value="0.2525647" calcext:value-type="float">
            <text:p>0.2525647</text:p>
          </table:table-cell>
          <table:table-cell office:value-type="float" office:value="4.409944" calcext:value-type="float">
            <text:p>4.409944</text:p>
          </table:table-cell>
          <table:table-cell office:value-type="float" office:value="1477010446150000" calcext:value-type="float">
            <text:p>1477010446150000</text:p>
          </table:table-cell>
          <table:table-cell office:value-type="float" office:value="16.03628" calcext:value-type="float">
            <text:p>16.03628</text:p>
          </table:table-cell>
          <table:table-cell office:value-type="float" office:value="4.108544" calcext:value-type="float">
            <text:p>4.108544</text:p>
          </table:table-cell>
          <table:table-cell office:value-type="float" office:value="3.942506" calcext:value-type="float">
            <text:p>3.942506</text:p>
          </table:table-cell>
          <table:table-cell office:value-type="float" office:value="3.062895" calcext:value-type="float">
            <text:p>3.062895</text:p>
          </table:table-cell>
          <table:table-cell office:value-type="float" office:value="0.6604901" calcext:value-type="float">
            <text:p>0.6604901</text:p>
          </table:table-cell>
          <table:table-cell office:value-type="float" office:value="0.39617" calcext:value-type="float">
            <text:p>0.39617</text:p>
          </table:table-cell>
          <table:table-cell table:number-columns-repeated="8"/>
          <table:table-cell table:formula="of:=[.B65]*COS([.C65])" office:value-type="float" office:value="16.3375540903333" calcext:value-type="float">
            <text:p>16.3375540903333</text:p>
          </table:table-cell>
          <table:table-cell table:formula="of:=[.B65]*SIN([.C65])" office:value-type="float" office:value="4.21632463977035" calcext:value-type="float">
            <text:p>4.2163246397703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6.33127" calcext:value-type="float">
            <text:p>16.33127</text:p>
          </table:table-cell>
          <table:table-cell office:value-type="float" office:value="4.444992" calcext:value-type="float">
            <text:p>4.444992</text:p>
          </table:table-cell>
          <table:table-cell office:value-type="float" office:value="1477010446200000" calcext:value-type="float">
            <text:p>1477010446200000</text:p>
          </table:table-cell>
          <table:table-cell office:value-type="float" office:value="16.23188" calcext:value-type="float">
            <text:p>16.23188</text:p>
          </table:table-cell>
          <table:table-cell office:value-type="float" office:value="4.263631" calcext:value-type="float">
            <text:p>4.263631</text:p>
          </table:table-cell>
          <table:table-cell office:value-type="float" office:value="3.877162" calcext:value-type="float">
            <text:p>3.877162</text:p>
          </table:table-cell>
          <table:table-cell office:value-type="float" office:value="3.137226" calcext:value-type="float">
            <text:p>3.137226</text:p>
          </table:table-cell>
          <table:table-cell office:value-type="float" office:value="0.6802985" calcext:value-type="float">
            <text:p>0.6802985</text:p>
          </table:table-cell>
          <table:table-cell office:value-type="float" office:value="0.4009327" calcext:value-type="float">
            <text:p>0.40093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34772" calcext:value-type="float">
            <text:p>17.34772</text:p>
          </table:table-cell>
          <table:table-cell office:value-type="float" office:value="0.2613451" calcext:value-type="float">
            <text:p>0.2613451</text:p>
          </table:table-cell>
          <table:table-cell office:value-type="float" office:value="4.725413" calcext:value-type="float">
            <text:p>4.725413</text:p>
          </table:table-cell>
          <table:table-cell office:value-type="float" office:value="1477010446250000" calcext:value-type="float">
            <text:p>1477010446250000</text:p>
          </table:table-cell>
          <table:table-cell office:value-type="float" office:value="16.42415" calcext:value-type="float">
            <text:p>16.42415</text:p>
          </table:table-cell>
          <table:table-cell office:value-type="float" office:value="4.422425" calcext:value-type="float">
            <text:p>4.422425</text:p>
          </table:table-cell>
          <table:table-cell office:value-type="float" office:value="3.809664" calcext:value-type="float">
            <text:p>3.809664</text:p>
          </table:table-cell>
          <table:table-cell office:value-type="float" office:value="3.211085" calcext:value-type="float">
            <text:p>3.211085</text:p>
          </table:table-cell>
          <table:table-cell office:value-type="float" office:value="0.7003452" calcext:value-type="float">
            <text:p>0.7003452</text:p>
          </table:table-cell>
          <table:table-cell office:value-type="float" office:value="0.4056322" calcext:value-type="float">
            <text:p>0.4056322</text:p>
          </table:table-cell>
          <table:table-cell table:number-columns-repeated="8"/>
          <table:table-cell table:formula="of:=[.B67]*COS([.C67])" office:value-type="float" office:value="16.7586487620912" calcext:value-type="float">
            <text:p>16.7586487620912</text:p>
          </table:table-cell>
          <table:table-cell table:formula="of:=[.B67]*SIN([.C67])" office:value-type="float" office:value="4.48230753822841" calcext:value-type="float">
            <text:p>4.4823075382284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6.60391" calcext:value-type="float">
            <text:p>16.60391</text:p>
          </table:table-cell>
          <table:table-cell office:value-type="float" office:value="4.673437" calcext:value-type="float">
            <text:p>4.673437</text:p>
          </table:table-cell>
          <table:table-cell office:value-type="float" office:value="1477010446300000" calcext:value-type="float">
            <text:p>1477010446300000</text:p>
          </table:table-cell>
          <table:table-cell office:value-type="float" office:value="16.61299" calcext:value-type="float">
            <text:p>16.61299</text:p>
          </table:table-cell>
          <table:table-cell office:value-type="float" office:value="4.584899" calcext:value-type="float">
            <text:p>4.584899</text:p>
          </table:table-cell>
          <table:table-cell office:value-type="float" office:value="3.740002" calcext:value-type="float">
            <text:p>3.740002</text:p>
          </table:table-cell>
          <table:table-cell office:value-type="float" office:value="3.284385" calcext:value-type="float">
            <text:p>3.284385</text:p>
          </table:table-cell>
          <table:table-cell office:value-type="float" office:value="0.7206268" calcext:value-type="float">
            <text:p>0.7206268</text:p>
          </table:table-cell>
          <table:table-cell office:value-type="float" office:value="0.4102676" calcext:value-type="float">
            <text:p>0.41026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67566" calcext:value-type="float">
            <text:p>17.67566</text:p>
          </table:table-cell>
          <table:table-cell office:value-type="float" office:value="0.2927638" calcext:value-type="float">
            <text:p>0.2927638</text:p>
          </table:table-cell>
          <table:table-cell office:value-type="float" office:value="3.910063" calcext:value-type="float">
            <text:p>3.910063</text:p>
          </table:table-cell>
          <table:table-cell office:value-type="float" office:value="1477010446350000" calcext:value-type="float">
            <text:p>1477010446350000</text:p>
          </table:table-cell>
          <table:table-cell office:value-type="float" office:value="16.79829" calcext:value-type="float">
            <text:p>16.79829</text:p>
          </table:table-cell>
          <table:table-cell office:value-type="float" office:value="4.751025" calcext:value-type="float">
            <text:p>4.751025</text:p>
          </table:table-cell>
          <table:table-cell office:value-type="float" office:value="3.668167" calcext:value-type="float">
            <text:p>3.668167</text:p>
          </table:table-cell>
          <table:table-cell office:value-type="float" office:value="3.357042" calcext:value-type="float">
            <text:p>3.357042</text:p>
          </table:table-cell>
          <table:table-cell office:value-type="float" office:value="0.7411402" calcext:value-type="float">
            <text:p>0.7411402</text:p>
          </table:table-cell>
          <table:table-cell office:value-type="float" office:value="0.4148383" calcext:value-type="float">
            <text:p>0.4148383</text:p>
          </table:table-cell>
          <table:table-cell table:number-columns-repeated="8"/>
          <table:table-cell table:formula="of:=[.B69]*COS([.C69])" office:value-type="float" office:value="16.9235589338163" calcext:value-type="float">
            <text:p>16.9235589338163</text:p>
          </table:table-cell>
          <table:table-cell table:formula="of:=[.B69]*SIN([.C69])" office:value-type="float" office:value="5.10118706275775" calcext:value-type="float">
            <text:p>5.1011870627577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6.99546" calcext:value-type="float">
            <text:p>16.99546</text:p>
          </table:table-cell>
          <table:table-cell office:value-type="float" office:value="5.210994" calcext:value-type="float">
            <text:p>5.210994</text:p>
          </table:table-cell>
          <table:table-cell office:value-type="float" office:value="1477010446400000" calcext:value-type="float">
            <text:p>1477010446400000</text:p>
          </table:table-cell>
          <table:table-cell office:value-type="float" office:value="16.97995" calcext:value-type="float">
            <text:p>16.97995</text:p>
          </table:table-cell>
          <table:table-cell office:value-type="float" office:value="4.920767" calcext:value-type="float">
            <text:p>4.920767</text:p>
          </table:table-cell>
          <table:table-cell office:value-type="float" office:value="3.594156" calcext:value-type="float">
            <text:p>3.594156</text:p>
          </table:table-cell>
          <table:table-cell office:value-type="float" office:value="3.428969" calcext:value-type="float">
            <text:p>3.428969</text:p>
          </table:table-cell>
          <table:table-cell office:value-type="float" office:value="0.7618821" calcext:value-type="float">
            <text:p>0.7618821</text:p>
          </table:table-cell>
          <table:table-cell office:value-type="float" office:value="0.4193434" calcext:value-type="float">
            <text:p>0.41934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95369" calcext:value-type="float">
            <text:p>17.95369</text:p>
          </table:table-cell>
          <table:table-cell office:value-type="float" office:value="0.2617692" calcext:value-type="float">
            <text:p>0.2617692</text:p>
          </table:table-cell>
          <table:table-cell office:value-type="float" office:value="4.232321" calcext:value-type="float">
            <text:p>4.232321</text:p>
          </table:table-cell>
          <table:table-cell office:value-type="float" office:value="1477010446450000" calcext:value-type="float">
            <text:p>1477010446450000</text:p>
          </table:table-cell>
          <table:table-cell office:value-type="float" office:value="17.15785" calcext:value-type="float">
            <text:p>17.15785</text:p>
          </table:table-cell>
          <table:table-cell office:value-type="float" office:value="5.094087" calcext:value-type="float">
            <text:p>5.094087</text:p>
          </table:table-cell>
          <table:table-cell office:value-type="float" office:value="3.517967" calcext:value-type="float">
            <text:p>3.517967</text:p>
          </table:table-cell>
          <table:table-cell office:value-type="float" office:value="3.500079" calcext:value-type="float">
            <text:p>3.500079</text:p>
          </table:table-cell>
          <table:table-cell office:value-type="float" office:value="0.7828493" calcext:value-type="float">
            <text:p>0.7828493</text:p>
          </table:table-cell>
          <table:table-cell office:value-type="float" office:value="0.4237823" calcext:value-type="float">
            <text:p>0.4237823</text:p>
          </table:table-cell>
          <table:table-cell table:number-columns-repeated="8"/>
          <table:table-cell table:formula="of:=[.B71]*COS([.C71])" office:value-type="float" office:value="17.3420731156499" calcext:value-type="float">
            <text:p>17.3420731156499</text:p>
          </table:table-cell>
          <table:table-cell table:formula="of:=[.B71]*SIN([.C71])" office:value-type="float" office:value="4.64623338496377" calcext:value-type="float">
            <text:p>4.6462333849637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7.28942" calcext:value-type="float">
            <text:p>17.28942</text:p>
          </table:table-cell>
          <table:table-cell office:value-type="float" office:value="5.435416" calcext:value-type="float">
            <text:p>5.435416</text:p>
          </table:table-cell>
          <table:table-cell office:value-type="float" office:value="1477010446500000" calcext:value-type="float">
            <text:p>1477010446500000</text:p>
          </table:table-cell>
          <table:table-cell office:value-type="float" office:value="17.33188" calcext:value-type="float">
            <text:p>17.33188</text:p>
          </table:table-cell>
          <table:table-cell office:value-type="float" office:value="5.270941" calcext:value-type="float">
            <text:p>5.270941</text:p>
          </table:table-cell>
          <table:table-cell office:value-type="float" office:value="3.439602" calcext:value-type="float">
            <text:p>3.439602</text:p>
          </table:table-cell>
          <table:table-cell office:value-type="float" office:value="3.570283" calcext:value-type="float">
            <text:p>3.570283</text:p>
          </table:table-cell>
          <table:table-cell office:value-type="float" office:value="0.8040384" calcext:value-type="float">
            <text:p>0.8040384</text:p>
          </table:table-cell>
          <table:table-cell office:value-type="float" office:value="0.4281543" calcext:value-type="float">
            <text:p>0.42815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27333" calcext:value-type="float">
            <text:p>18.27333</text:p>
          </table:table-cell>
          <table:table-cell office:value-type="float" office:value="0.2627336" calcext:value-type="float">
            <text:p>0.2627336</text:p>
          </table:table-cell>
          <table:table-cell office:value-type="float" office:value="4.059723" calcext:value-type="float">
            <text:p>4.059723</text:p>
          </table:table-cell>
          <table:table-cell office:value-type="float" office:value="1477010446550000" calcext:value-type="float">
            <text:p>1477010446550000</text:p>
          </table:table-cell>
          <table:table-cell office:value-type="float" office:value="17.50193" calcext:value-type="float">
            <text:p>17.50193</text:p>
          </table:table-cell>
          <table:table-cell office:value-type="float" office:value="5.451283" calcext:value-type="float">
            <text:p>5.451283</text:p>
          </table:table-cell>
          <table:table-cell office:value-type="float" office:value="3.359066" calcext:value-type="float">
            <text:p>3.359066</text:p>
          </table:table-cell>
          <table:table-cell office:value-type="float" office:value="3.639494" calcext:value-type="float">
            <text:p>3.639494</text:p>
          </table:table-cell>
          <table:table-cell office:value-type="float" office:value="0.8254461" calcext:value-type="float">
            <text:p>0.8254461</text:p>
          </table:table-cell>
          <table:table-cell office:value-type="float" office:value="0.4324586" calcext:value-type="float">
            <text:p>0.4324586</text:p>
          </table:table-cell>
          <table:table-cell table:number-columns-repeated="8"/>
          <table:table-cell table:formula="of:=[.B73]*COS([.C73])" office:value-type="float" office:value="17.6462553342503" calcext:value-type="float">
            <text:p>17.6462553342503</text:p>
          </table:table-cell>
          <table:table-cell table:formula="of:=[.B73]*SIN([.C73])" office:value-type="float" office:value="4.74597323710759" calcext:value-type="float">
            <text:p>4.7459732371075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7.78529" calcext:value-type="float">
            <text:p>17.78529</text:p>
          </table:table-cell>
          <table:table-cell office:value-type="float" office:value="5.624759" calcext:value-type="float">
            <text:p>5.624759</text:p>
          </table:table-cell>
          <table:table-cell office:value-type="float" office:value="1477010446600000" calcext:value-type="float">
            <text:p>1477010446600000</text:p>
          </table:table-cell>
          <table:table-cell office:value-type="float" office:value="17.66791" calcext:value-type="float">
            <text:p>17.66791</text:p>
          </table:table-cell>
          <table:table-cell office:value-type="float" office:value="5.635059" calcext:value-type="float">
            <text:p>5.635059</text:p>
          </table:table-cell>
          <table:table-cell office:value-type="float" office:value="3.276367" calcext:value-type="float">
            <text:p>3.276367</text:p>
          </table:table-cell>
          <table:table-cell office:value-type="float" office:value="3.707622" calcext:value-type="float">
            <text:p>3.707622</text:p>
          </table:table-cell>
          <table:table-cell office:value-type="float" office:value="0.847069" calcext:value-type="float">
            <text:p>0.847069</text:p>
          </table:table-cell>
          <table:table-cell office:value-type="float" office:value="0.4366947" calcext:value-type="float">
            <text:p>0.43669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92217" calcext:value-type="float">
            <text:p>18.92217</text:p>
          </table:table-cell>
          <table:table-cell office:value-type="float" office:value="0.3266452" calcext:value-type="float">
            <text:p>0.3266452</text:p>
          </table:table-cell>
          <table:table-cell office:value-type="float" office:value="3.862134" calcext:value-type="float">
            <text:p>3.862134</text:p>
          </table:table-cell>
          <table:table-cell office:value-type="float" office:value="1477010446650000" calcext:value-type="float">
            <text:p>1477010446650000</text:p>
          </table:table-cell>
          <table:table-cell office:value-type="float" office:value="17.82969" calcext:value-type="float">
            <text:p>17.82969</text:p>
          </table:table-cell>
          <table:table-cell office:value-type="float" office:value="5.822214" calcext:value-type="float">
            <text:p>5.822214</text:p>
          </table:table-cell>
          <table:table-cell office:value-type="float" office:value="3.191515" calcext:value-type="float">
            <text:p>3.191515</text:p>
          </table:table-cell>
          <table:table-cell office:value-type="float" office:value="3.774579" calcext:value-type="float">
            <text:p>3.774579</text:p>
          </table:table-cell>
          <table:table-cell office:value-type="float" office:value="0.8689038" calcext:value-type="float">
            <text:p>0.8689038</text:p>
          </table:table-cell>
          <table:table-cell office:value-type="float" office:value="0.4408618" calcext:value-type="float">
            <text:p>0.4408618</text:p>
          </table:table-cell>
          <table:table-cell table:number-columns-repeated="8"/>
          <table:table-cell table:formula="of:=[.B75]*COS([.C75])" office:value-type="float" office:value="17.9216435594551" calcext:value-type="float">
            <text:p>17.9216435594551</text:p>
          </table:table-cell>
          <table:table-cell table:formula="of:=[.B75]*SIN([.C75])" office:value-type="float" office:value="6.07150801998488" calcext:value-type="float">
            <text:p>6.0715080199848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8.12629" calcext:value-type="float">
            <text:p>18.12629</text:p>
          </table:table-cell>
          <table:table-cell office:value-type="float" office:value="6.169846" calcext:value-type="float">
            <text:p>6.169846</text:p>
          </table:table-cell>
          <table:table-cell office:value-type="float" office:value="1477010446700000" calcext:value-type="float">
            <text:p>1477010446700000</text:p>
          </table:table-cell>
          <table:table-cell office:value-type="float" office:value="17.98717" calcext:value-type="float">
            <text:p>17.98717</text:p>
          </table:table-cell>
          <table:table-cell office:value-type="float" office:value="6.012686" calcext:value-type="float">
            <text:p>6.012686</text:p>
          </table:table-cell>
          <table:table-cell office:value-type="float" office:value="3.104526" calcext:value-type="float">
            <text:p>3.104526</text:p>
          </table:table-cell>
          <table:table-cell office:value-type="float" office:value="3.840274" calcext:value-type="float">
            <text:p>3.840274</text:p>
          </table:table-cell>
          <table:table-cell office:value-type="float" office:value="0.8909468" calcext:value-type="float">
            <text:p>0.8909468</text:p>
          </table:table-cell>
          <table:table-cell office:value-type="float" office:value="0.4449593" calcext:value-type="float">
            <text:p>0.44495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35474" calcext:value-type="float">
            <text:p>19.35474</text:p>
          </table:table-cell>
          <table:table-cell office:value-type="float" office:value="0.3584596" calcext:value-type="float">
            <text:p>0.3584596</text:p>
          </table:table-cell>
          <table:table-cell office:value-type="float" office:value="4.079367" calcext:value-type="float">
            <text:p>4.079367</text:p>
          </table:table-cell>
          <table:table-cell office:value-type="float" office:value="1477010446750000" calcext:value-type="float">
            <text:p>1477010446750000</text:p>
          </table:table-cell>
          <table:table-cell office:value-type="float" office:value="18.14025" calcext:value-type="float">
            <text:p>18.14025</text:p>
          </table:table-cell>
          <table:table-cell office:value-type="float" office:value="6.20641" calcext:value-type="float">
            <text:p>6.20641</text:p>
          </table:table-cell>
          <table:table-cell office:value-type="float" office:value="3.015416" calcext:value-type="float">
            <text:p>3.015416</text:p>
          </table:table-cell>
          <table:table-cell office:value-type="float" office:value="3.90462" calcext:value-type="float">
            <text:p>3.90462</text:p>
          </table:table-cell>
          <table:table-cell office:value-type="float" office:value="0.9131948" calcext:value-type="float">
            <text:p>0.9131948</text:p>
          </table:table-cell>
          <table:table-cell office:value-type="float" office:value="0.4489866" calcext:value-type="float">
            <text:p>0.4489866</text:p>
          </table:table-cell>
          <table:table-cell table:number-columns-repeated="8"/>
          <table:table-cell table:formula="of:=[.B77]*COS([.C77])" office:value-type="float" office:value="18.1245209127839" calcext:value-type="float">
            <text:p>18.1245209127839</text:p>
          </table:table-cell>
          <table:table-cell table:formula="of:=[.B77]*SIN([.C77])" office:value-type="float" office:value="6.79026524884414" calcext:value-type="float">
            <text:p>6.7902652488441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8.21643" calcext:value-type="float">
            <text:p>18.21643</text:p>
          </table:table-cell>
          <table:table-cell office:value-type="float" office:value="6.661379" calcext:value-type="float">
            <text:p>6.661379</text:p>
          </table:table-cell>
          <table:table-cell office:value-type="float" office:value="1477010446800000" calcext:value-type="float">
            <text:p>1477010446800000</text:p>
          </table:table-cell>
          <table:table-cell office:value-type="float" office:value="18.28881" calcext:value-type="float">
            <text:p>18.28881</text:p>
          </table:table-cell>
          <table:table-cell office:value-type="float" office:value="6.403317" calcext:value-type="float">
            <text:p>6.403317</text:p>
          </table:table-cell>
          <table:table-cell office:value-type="float" office:value="2.924208" calcext:value-type="float">
            <text:p>2.924208</text:p>
          </table:table-cell>
          <table:table-cell office:value-type="float" office:value="3.967526" calcext:value-type="float">
            <text:p>3.967526</text:p>
          </table:table-cell>
          <table:table-cell office:value-type="float" office:value="0.9356441" calcext:value-type="float">
            <text:p>0.9356441</text:p>
          </table:table-cell>
          <table:table-cell office:value-type="float" office:value="0.4529429" calcext:value-type="float">
            <text:p>0.45294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69657" calcext:value-type="float">
            <text:p>19.69657</text:p>
          </table:table-cell>
          <table:table-cell office:value-type="float" office:value="0.3645454" calcext:value-type="float">
            <text:p>0.3645454</text:p>
          </table:table-cell>
          <table:table-cell office:value-type="float" office:value="3.876283" calcext:value-type="float">
            <text:p>3.876283</text:p>
          </table:table-cell>
          <table:table-cell office:value-type="float" office:value="1477010446850000" calcext:value-type="float">
            <text:p>1477010446850000</text:p>
          </table:table-cell>
          <table:table-cell office:value-type="float" office:value="18.43277" calcext:value-type="float">
            <text:p>18.43277</text:p>
          </table:table-cell>
          <table:table-cell office:value-type="float" office:value="6.603332" calcext:value-type="float">
            <text:p>6.603332</text:p>
          </table:table-cell>
          <table:table-cell office:value-type="float" office:value="2.830926" calcext:value-type="float">
            <text:p>2.830926</text:p>
          </table:table-cell>
          <table:table-cell office:value-type="float" office:value="4.028904" calcext:value-type="float">
            <text:p>4.028904</text:p>
          </table:table-cell>
          <table:table-cell office:value-type="float" office:value="0.9582913" calcext:value-type="float">
            <text:p>0.9582913</text:p>
          </table:table-cell>
          <table:table-cell office:value-type="float" office:value="0.4568277" calcext:value-type="float">
            <text:p>0.4568277</text:p>
          </table:table-cell>
          <table:table-cell table:number-columns-repeated="8"/>
          <table:table-cell table:formula="of:=[.B79]*COS([.C79])" office:value-type="float" office:value="18.4022282948078" calcext:value-type="float">
            <text:p>18.4022282948078</text:p>
          </table:table-cell>
          <table:table-cell table:formula="of:=[.B79]*SIN([.C79])" office:value-type="float" office:value="7.02231183803997" calcext:value-type="float">
            <text:p>7.0223118380399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8.54218" calcext:value-type="float">
            <text:p>18.54218</text:p>
          </table:table-cell>
          <table:table-cell office:value-type="float" office:value="6.760131" calcext:value-type="float">
            <text:p>6.760131</text:p>
          </table:table-cell>
          <table:table-cell office:value-type="float" office:value="1477010446900000" calcext:value-type="float">
            <text:p>1477010446900000</text:p>
          </table:table-cell>
          <table:table-cell office:value-type="float" office:value="18.572" calcext:value-type="float">
            <text:p>18.572</text:p>
          </table:table-cell>
          <table:table-cell office:value-type="float" office:value="6.806376" calcext:value-type="float">
            <text:p>6.806376</text:p>
          </table:table-cell>
          <table:table-cell office:value-type="float" office:value="2.735598" calcext:value-type="float">
            <text:p>2.735598</text:p>
          </table:table-cell>
          <table:table-cell office:value-type="float" office:value="4.088665" calcext:value-type="float">
            <text:p>4.088665</text:p>
          </table:table-cell>
          <table:table-cell office:value-type="float" office:value="0.9811327" calcext:value-type="float">
            <text:p>0.9811327</text:p>
          </table:table-cell>
          <table:table-cell office:value-type="float" office:value="0.4606404" calcext:value-type="float">
            <text:p>0.46064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5562" calcext:value-type="float">
            <text:p>20.15562</text:p>
          </table:table-cell>
          <table:table-cell office:value-type="float" office:value="0.367622" calcext:value-type="float">
            <text:p>0.367622</text:p>
          </table:table-cell>
          <table:table-cell office:value-type="float" office:value="4.112032" calcext:value-type="float">
            <text:p>4.112032</text:p>
          </table:table-cell>
          <table:table-cell office:value-type="float" office:value="1477010446950000" calcext:value-type="float">
            <text:p>1477010446950000</text:p>
          </table:table-cell>
          <table:table-cell office:value-type="float" office:value="18.70641" calcext:value-type="float">
            <text:p>18.70641</text:p>
          </table:table-cell>
          <table:table-cell office:value-type="float" office:value="7.012367" calcext:value-type="float">
            <text:p>7.012367</text:p>
          </table:table-cell>
          <table:table-cell office:value-type="float" office:value="2.638255" calcext:value-type="float">
            <text:p>2.638255</text:p>
          </table:table-cell>
          <table:table-cell office:value-type="float" office:value="4.146722" calcext:value-type="float">
            <text:p>4.146722</text:p>
          </table:table-cell>
          <table:table-cell office:value-type="float" office:value="1.004165" calcext:value-type="float">
            <text:p>1.004165</text:p>
          </table:table-cell>
          <table:table-cell office:value-type="float" office:value="0.4643804" calcext:value-type="float">
            <text:p>0.4643804</text:p>
          </table:table-cell>
          <table:table-cell table:number-columns-repeated="8"/>
          <table:table-cell table:formula="of:=[.B81]*COS([.C81])" office:value-type="float" office:value="18.8089147960013" calcext:value-type="float">
            <text:p>18.8089147960013</text:p>
          </table:table-cell>
          <table:table-cell table:formula="of:=[.B81]*SIN([.C81])" office:value-type="float" office:value="7.24387615722166" calcext:value-type="float">
            <text:p>7.2438761572216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14412" calcext:value-type="float">
            <text:p>19.14412</text:p>
          </table:table-cell>
          <table:table-cell office:value-type="float" office:value="7.183445" calcext:value-type="float">
            <text:p>7.183445</text:p>
          </table:table-cell>
          <table:table-cell office:value-type="float" office:value="1477010447000000" calcext:value-type="float">
            <text:p>1477010447000000</text:p>
          </table:table-cell>
          <table:table-cell office:value-type="float" office:value="18.83591" calcext:value-type="float">
            <text:p>18.83591</text:p>
          </table:table-cell>
          <table:table-cell office:value-type="float" office:value="7.221216" calcext:value-type="float">
            <text:p>7.221216</text:p>
          </table:table-cell>
          <table:table-cell office:value-type="float" office:value="2.538932" calcext:value-type="float">
            <text:p>2.538932</text:p>
          </table:table-cell>
          <table:table-cell office:value-type="float" office:value="4.202987" calcext:value-type="float">
            <text:p>4.202987</text:p>
          </table:table-cell>
          <table:table-cell office:value-type="float" office:value="1.027384" calcext:value-type="float">
            <text:p>1.027384</text:p>
          </table:table-cell>
          <table:table-cell office:value-type="float" office:value="0.468047" calcext:value-type="float">
            <text:p>0.4680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7008" calcext:value-type="float">
            <text:p>19.97008</text:p>
          </table:table-cell>
          <table:table-cell office:value-type="float" office:value="0.3796707" calcext:value-type="float">
            <text:p>0.3796707</text:p>
          </table:table-cell>
          <table:table-cell office:value-type="float" office:value="3.50583" calcext:value-type="float">
            <text:p>3.50583</text:p>
          </table:table-cell>
          <table:table-cell office:value-type="float" office:value="1477010447050000" calcext:value-type="float">
            <text:p>1477010447050000</text:p>
          </table:table-cell>
          <table:table-cell office:value-type="float" office:value="18.96038" calcext:value-type="float">
            <text:p>18.96038</text:p>
          </table:table-cell>
          <table:table-cell office:value-type="float" office:value="7.432831" calcext:value-type="float">
            <text:p>7.432831</text:p>
          </table:table-cell>
          <table:table-cell office:value-type="float" office:value="2.437668" calcext:value-type="float">
            <text:p>2.437668</text:p>
          </table:table-cell>
          <table:table-cell office:value-type="float" office:value="4.257374" calcext:value-type="float">
            <text:p>4.257374</text:p>
          </table:table-cell>
          <table:table-cell office:value-type="float" office:value="1.050786" calcext:value-type="float">
            <text:p>1.050786</text:p>
          </table:table-cell>
          <table:table-cell office:value-type="float" office:value="0.4716397" calcext:value-type="float">
            <text:p>0.4716397</text:p>
          </table:table-cell>
          <table:table-cell table:number-columns-repeated="8"/>
          <table:table-cell table:formula="of:=[.B83]*COS([.C83])" office:value-type="float" office:value="18.5479452877261" calcext:value-type="float">
            <text:p>18.5479452877261</text:p>
          </table:table-cell>
          <table:table-cell table:formula="of:=[.B83]*SIN([.C83])" office:value-type="float" office:value="7.40120401082965" calcext:value-type="float">
            <text:p>7.4012040108296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01375" calcext:value-type="float">
            <text:p>19.01375</text:p>
          </table:table-cell>
          <table:table-cell office:value-type="float" office:value="7.8688" calcext:value-type="float">
            <text:p>7.8688</text:p>
          </table:table-cell>
          <table:table-cell office:value-type="float" office:value="1477010447100000" calcext:value-type="float">
            <text:p>1477010447100000</text:p>
          </table:table-cell>
          <table:table-cell office:value-type="float" office:value="19.07975" calcext:value-type="float">
            <text:p>19.07975</text:p>
          </table:table-cell>
          <table:table-cell office:value-type="float" office:value="7.647117" calcext:value-type="float">
            <text:p>7.647117</text:p>
          </table:table-cell>
          <table:table-cell office:value-type="float" office:value="2.334504" calcext:value-type="float">
            <text:p>2.334504</text:p>
          </table:table-cell>
          <table:table-cell office:value-type="float" office:value="4.309797" calcext:value-type="float">
            <text:p>4.309797</text:p>
          </table:table-cell>
          <table:table-cell office:value-type="float" office:value="1.074368" calcext:value-type="float">
            <text:p>1.074368</text:p>
          </table:table-cell>
          <table:table-cell office:value-type="float" office:value="0.4751579" calcext:value-type="float">
            <text:p>0.47515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77788" calcext:value-type="float">
            <text:p>20.77788</text:p>
          </table:table-cell>
          <table:table-cell office:value-type="float" office:value="0.3782804" calcext:value-type="float">
            <text:p>0.3782804</text:p>
          </table:table-cell>
          <table:table-cell office:value-type="float" office:value="3.786478" calcext:value-type="float">
            <text:p>3.786478</text:p>
          </table:table-cell>
          <table:table-cell office:value-type="float" office:value="1477010447150000" calcext:value-type="float">
            <text:p>1477010447150000</text:p>
          </table:table-cell>
          <table:table-cell office:value-type="float" office:value="19.1939" calcext:value-type="float">
            <text:p>19.1939</text:p>
          </table:table-cell>
          <table:table-cell office:value-type="float" office:value="7.863973" calcext:value-type="float">
            <text:p>7.863973</text:p>
          </table:table-cell>
          <table:table-cell office:value-type="float" office:value="2.229486" calcext:value-type="float">
            <text:p>2.229486</text:p>
          </table:table-cell>
          <table:table-cell office:value-type="float" office:value="4.360172" calcext:value-type="float">
            <text:p>4.360172</text:p>
          </table:table-cell>
          <table:table-cell office:value-type="float" office:value="1.098126" calcext:value-type="float">
            <text:p>1.098126</text:p>
          </table:table-cell>
          <table:table-cell office:value-type="float" office:value="0.4786011" calcext:value-type="float">
            <text:p>0.4786011</text:p>
          </table:table-cell>
          <table:table-cell table:number-columns-repeated="8"/>
          <table:table-cell table:formula="of:=[.B85]*COS([.C85])" office:value-type="float" office:value="19.3089066785773" calcext:value-type="float">
            <text:p>19.3089066785773</text:p>
          </table:table-cell>
          <table:table-cell table:formula="of:=[.B85]*SIN([.C85])" office:value-type="float" office:value="7.67374876917357" calcext:value-type="float">
            <text:p>7.6737487691735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13202" calcext:value-type="float">
            <text:p>19.13202</text:p>
          </table:table-cell>
          <table:table-cell office:value-type="float" office:value="8.128449" calcext:value-type="float">
            <text:p>8.128449</text:p>
          </table:table-cell>
          <table:table-cell office:value-type="float" office:value="1477010447200000" calcext:value-type="float">
            <text:p>1477010447200000</text:p>
          </table:table-cell>
          <table:table-cell office:value-type="float" office:value="19.30276" calcext:value-type="float">
            <text:p>19.30276</text:p>
          </table:table-cell>
          <table:table-cell office:value-type="float" office:value="8.083295" calcext:value-type="float">
            <text:p>8.083295</text:p>
          </table:table-cell>
          <table:table-cell office:value-type="float" office:value="2.122663" calcext:value-type="float">
            <text:p>2.122663</text:p>
          </table:table-cell>
          <table:table-cell office:value-type="float" office:value="4.408416" calcext:value-type="float">
            <text:p>4.408416</text:p>
          </table:table-cell>
          <table:table-cell office:value-type="float" office:value="1.122056" calcext:value-type="float">
            <text:p>1.122056</text:p>
          </table:table-cell>
          <table:table-cell office:value-type="float" office:value="0.4819687" calcext:value-type="float">
            <text:p>0.48196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70483" calcext:value-type="float">
            <text:p>20.70483</text:p>
          </table:table-cell>
          <table:table-cell office:value-type="float" office:value="0.4057276" calcext:value-type="float">
            <text:p>0.4057276</text:p>
          </table:table-cell>
          <table:table-cell office:value-type="float" office:value="3.775144" calcext:value-type="float">
            <text:p>3.775144</text:p>
          </table:table-cell>
          <table:table-cell office:value-type="float" office:value="1477010447250000" calcext:value-type="float">
            <text:p>1477010447250000</text:p>
          </table:table-cell>
          <table:table-cell office:value-type="float" office:value="19.40622" calcext:value-type="float">
            <text:p>19.40622</text:p>
          </table:table-cell>
          <table:table-cell office:value-type="float" office:value="8.304973" calcext:value-type="float">
            <text:p>8.304973</text:p>
          </table:table-cell>
          <table:table-cell office:value-type="float" office:value="2.014087" calcext:value-type="float">
            <text:p>2.014087</text:p>
          </table:table-cell>
          <table:table-cell office:value-type="float" office:value="4.454448" calcext:value-type="float">
            <text:p>4.454448</text:p>
          </table:table-cell>
          <table:table-cell office:value-type="float" office:value="1.146154" calcext:value-type="float">
            <text:p>1.146154</text:p>
          </table:table-cell>
          <table:table-cell office:value-type="float" office:value="0.4852602" calcext:value-type="float">
            <text:p>0.4852602</text:p>
          </table:table-cell>
          <table:table-cell table:number-columns-repeated="8"/>
          <table:table-cell table:formula="of:=[.B87]*COS([.C87])" office:value-type="float" office:value="19.0239180218742" calcext:value-type="float">
            <text:p>19.0239180218742</text:p>
          </table:table-cell>
          <table:table-cell table:formula="of:=[.B87]*SIN([.C87])" office:value-type="float" office:value="8.17193541493755" calcext:value-type="float">
            <text:p>8.1719354149375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34701" calcext:value-type="float">
            <text:p>19.34701</text:p>
          </table:table-cell>
          <table:table-cell office:value-type="float" office:value="8.307412" calcext:value-type="float">
            <text:p>8.307412</text:p>
          </table:table-cell>
          <table:table-cell office:value-type="float" office:value="1477010447300000" calcext:value-type="float">
            <text:p>1477010447300000</text:p>
          </table:table-cell>
          <table:table-cell office:value-type="float" office:value="19.50422" calcext:value-type="float">
            <text:p>19.50422</text:p>
          </table:table-cell>
          <table:table-cell office:value-type="float" office:value="8.528895" calcext:value-type="float">
            <text:p>8.528895</text:p>
          </table:table-cell>
          <table:table-cell office:value-type="float" office:value="1.903813" calcext:value-type="float">
            <text:p>1.903813</text:p>
          </table:table-cell>
          <table:table-cell office:value-type="float" office:value="4.498188" calcext:value-type="float">
            <text:p>4.498188</text:p>
          </table:table-cell>
          <table:table-cell office:value-type="float" office:value="1.170417" calcext:value-type="float">
            <text:p>1.170417</text:p>
          </table:table-cell>
          <table:table-cell office:value-type="float" office:value="0.488475" calcext:value-type="float">
            <text:p>0.4884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38561" calcext:value-type="float">
            <text:p>21.38561</text:p>
          </table:table-cell>
          <table:table-cell office:value-type="float" office:value="0.4015779" calcext:value-type="float">
            <text:p>0.4015779</text:p>
          </table:table-cell>
          <table:table-cell office:value-type="float" office:value="3.382438" calcext:value-type="float">
            <text:p>3.382438</text:p>
          </table:table-cell>
          <table:table-cell office:value-type="float" office:value="1477010447350000" calcext:value-type="float">
            <text:p>1477010447350000</text:p>
          </table:table-cell>
          <table:table-cell office:value-type="float" office:value="19.59665" calcext:value-type="float">
            <text:p>19.59665</text:p>
          </table:table-cell>
          <table:table-cell office:value-type="float" office:value="8.754945" calcext:value-type="float">
            <text:p>8.754945</text:p>
          </table:table-cell>
          <table:table-cell office:value-type="float" office:value="1.7919" calcext:value-type="float">
            <text:p>1.7919</text:p>
          </table:table-cell>
          <table:table-cell office:value-type="float" office:value="4.539558" calcext:value-type="float">
            <text:p>4.539558</text:p>
          </table:table-cell>
          <table:table-cell office:value-type="float" office:value="1.194841" calcext:value-type="float">
            <text:p>1.194841</text:p>
          </table:table-cell>
          <table:table-cell office:value-type="float" office:value="0.4916128" calcext:value-type="float">
            <text:p>0.4916128</text:p>
          </table:table-cell>
          <table:table-cell table:number-columns-repeated="8"/>
          <table:table-cell table:formula="of:=[.B89]*COS([.C89])" office:value-type="float" office:value="19.6842860179658" calcext:value-type="float">
            <text:p>19.6842860179658</text:p>
          </table:table-cell>
          <table:table-cell table:formula="of:=[.B89]*SIN([.C89])" office:value-type="float" office:value="8.35901902348701" calcext:value-type="float">
            <text:p>8.3590190234870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00388" calcext:value-type="float">
            <text:p>20.00388</text:p>
          </table:table-cell>
          <table:table-cell office:value-type="float" office:value="8.890601" calcext:value-type="float">
            <text:p>8.890601</text:p>
          </table:table-cell>
          <table:table-cell office:value-type="float" office:value="1477010447400000" calcext:value-type="float">
            <text:p>1477010447400000</text:p>
          </table:table-cell>
          <table:table-cell office:value-type="float" office:value="19.68345" calcext:value-type="float">
            <text:p>19.68345</text:p>
          </table:table-cell>
          <table:table-cell office:value-type="float" office:value="8.983001" calcext:value-type="float">
            <text:p>8.983001</text:p>
          </table:table-cell>
          <table:table-cell office:value-type="float" office:value="1.678411" calcext:value-type="float">
            <text:p>1.678411</text:p>
          </table:table-cell>
          <table:table-cell office:value-type="float" office:value="4.578481" calcext:value-type="float">
            <text:p>4.578481</text:p>
          </table:table-cell>
          <table:table-cell office:value-type="float" office:value="1.219422" calcext:value-type="float">
            <text:p>1.219422</text:p>
          </table:table-cell>
          <table:table-cell office:value-type="float" office:value="0.4946729" calcext:value-type="float">
            <text:p>0.49467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78059" calcext:value-type="float">
            <text:p>21.78059</text:p>
          </table:table-cell>
          <table:table-cell office:value-type="float" office:value="0.4506521" calcext:value-type="float">
            <text:p>0.4506521</text:p>
          </table:table-cell>
          <table:table-cell office:value-type="float" office:value="3.223975" calcext:value-type="float">
            <text:p>3.223975</text:p>
          </table:table-cell>
          <table:table-cell office:value-type="float" office:value="1477010447450000" calcext:value-type="float">
            <text:p>1477010447450000</text:p>
          </table:table-cell>
          <table:table-cell office:value-type="float" office:value="19.76453" calcext:value-type="float">
            <text:p>19.76453</text:p>
          </table:table-cell>
          <table:table-cell office:value-type="float" office:value="9.212939" calcext:value-type="float">
            <text:p>9.212939</text:p>
          </table:table-cell>
          <table:table-cell office:value-type="float" office:value="1.563411" calcext:value-type="float">
            <text:p>1.563411</text:p>
          </table:table-cell>
          <table:table-cell office:value-type="float" office:value="4.614883" calcext:value-type="float">
            <text:p>4.614883</text:p>
          </table:table-cell>
          <table:table-cell office:value-type="float" office:value="1.244155" calcext:value-type="float">
            <text:p>1.244155</text:p>
          </table:table-cell>
          <table:table-cell office:value-type="float" office:value="0.4976549" calcext:value-type="float">
            <text:p>0.4976549</text:p>
          </table:table-cell>
          <table:table-cell table:number-columns-repeated="8"/>
          <table:table-cell table:formula="of:=[.B91]*COS([.C91])" office:value-type="float" office:value="19.6060871146956" calcext:value-type="float">
            <text:p>19.6060871146956</text:p>
          </table:table-cell>
          <table:table-cell table:formula="of:=[.B91]*SIN([.C91])" office:value-type="float" office:value="9.48659310812194" calcext:value-type="float">
            <text:p>9.4865931081219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15738" calcext:value-type="float">
            <text:p>20.15738</text:p>
          </table:table-cell>
          <table:table-cell office:value-type="float" office:value="9.459486" calcext:value-type="float">
            <text:p>9.459486</text:p>
          </table:table-cell>
          <table:table-cell office:value-type="float" office:value="1477010447500000" calcext:value-type="float">
            <text:p>1477010447500000</text:p>
          </table:table-cell>
          <table:table-cell office:value-type="float" office:value="19.83982" calcext:value-type="float">
            <text:p>19.83982</text:p>
          </table:table-cell>
          <table:table-cell office:value-type="float" office:value="9.444632" calcext:value-type="float">
            <text:p>9.444632</text:p>
          </table:table-cell>
          <table:table-cell office:value-type="float" office:value="1.446969" calcext:value-type="float">
            <text:p>1.446969</text:p>
          </table:table-cell>
          <table:table-cell office:value-type="float" office:value="4.648694" calcext:value-type="float">
            <text:p>4.648694</text:p>
          </table:table-cell>
          <table:table-cell office:value-type="float" office:value="1.269038" calcext:value-type="float">
            <text:p>1.269038</text:p>
          </table:table-cell>
          <table:table-cell office:value-type="float" office:value="0.5005583" calcext:value-type="float">
            <text:p>0.50055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91286" calcext:value-type="float">
            <text:p>21.91286</text:p>
          </table:table-cell>
          <table:table-cell office:value-type="float" office:value="0.4619306" calcext:value-type="float">
            <text:p>0.4619306</text:p>
          </table:table-cell>
          <table:table-cell office:value-type="float" office:value="2.967071" calcext:value-type="float">
            <text:p>2.967071</text:p>
          </table:table-cell>
          <table:table-cell office:value-type="float" office:value="1477010447550000" calcext:value-type="float">
            <text:p>1477010447550000</text:p>
          </table:table-cell>
          <table:table-cell office:value-type="float" office:value="19.90925" calcext:value-type="float">
            <text:p>19.90925</text:p>
          </table:table-cell>
          <table:table-cell office:value-type="float" office:value="9.677948" calcext:value-type="float">
            <text:p>9.677948</text:p>
          </table:table-cell>
          <table:table-cell office:value-type="float" office:value="1.329157" calcext:value-type="float">
            <text:p>1.329157</text:p>
          </table:table-cell>
          <table:table-cell office:value-type="float" office:value="4.679842" calcext:value-type="float">
            <text:p>4.679842</text:p>
          </table:table-cell>
          <table:table-cell office:value-type="float" office:value="1.294066" calcext:value-type="float">
            <text:p>1.294066</text:p>
          </table:table-cell>
          <table:table-cell office:value-type="float" office:value="0.5033826" calcext:value-type="float">
            <text:p>0.5033826</text:p>
          </table:table-cell>
          <table:table-cell table:number-columns-repeated="8"/>
          <table:table-cell table:formula="of:=[.B93]*COS([.C93])" office:value-type="float" office:value="19.616255140279" calcext:value-type="float">
            <text:p>19.616255140279</text:p>
          </table:table-cell>
          <table:table-cell table:formula="of:=[.B93]*SIN([.C93])" office:value-type="float" office:value="9.76606203395607" calcext:value-type="float">
            <text:p>9.7660620339560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15731" calcext:value-type="float">
            <text:p>20.15731</text:p>
          </table:table-cell>
          <table:table-cell office:value-type="float" office:value="9.908763" calcext:value-type="float">
            <text:p>9.908763</text:p>
          </table:table-cell>
          <table:table-cell office:value-type="float" office:value="1477010447600000" calcext:value-type="float">
            <text:p>1477010447600000</text:p>
          </table:table-cell>
          <table:table-cell office:value-type="float" office:value="19.97276" calcext:value-type="float">
            <text:p>19.97276</text:p>
          </table:table-cell>
          <table:table-cell office:value-type="float" office:value="9.912751" calcext:value-type="float">
            <text:p>9.912751</text:p>
          </table:table-cell>
          <table:table-cell office:value-type="float" office:value="1.210049" calcext:value-type="float">
            <text:p>1.210049</text:p>
          </table:table-cell>
          <table:table-cell office:value-type="float" office:value="4.708261" calcext:value-type="float">
            <text:p>4.708261</text:p>
          </table:table-cell>
          <table:table-cell office:value-type="float" office:value="1.319235" calcext:value-type="float">
            <text:p>1.319235</text:p>
          </table:table-cell>
          <table:table-cell office:value-type="float" office:value="0.5061275" calcext:value-type="float">
            <text:p>0.50612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39827" calcext:value-type="float">
            <text:p>22.39827</text:p>
          </table:table-cell>
          <table:table-cell office:value-type="float" office:value="0.5417454" calcext:value-type="float">
            <text:p>0.5417454</text:p>
          </table:table-cell>
          <table:table-cell office:value-type="float" office:value="3.37282" calcext:value-type="float">
            <text:p>3.37282</text:p>
          </table:table-cell>
          <table:table-cell office:value-type="float" office:value="1477010447650000" calcext:value-type="float">
            <text:p>1477010447650000</text:p>
          </table:table-cell>
          <table:table-cell office:value-type="float" office:value="20.03028" calcext:value-type="float">
            <text:p>20.03028</text:p>
          </table:table-cell>
          <table:table-cell office:value-type="float" office:value="10.1489" calcext:value-type="float">
            <text:p>10.1489</text:p>
          </table:table-cell>
          <table:table-cell office:value-type="float" office:value="1.089723" calcext:value-type="float">
            <text:p>1.089723</text:p>
          </table:table-cell>
          <table:table-cell office:value-type="float" office:value="4.733887" calcext:value-type="float">
            <text:p>4.733887</text:p>
          </table:table-cell>
          <table:table-cell office:value-type="float" office:value="1.344542" calcext:value-type="float">
            <text:p>1.344542</text:p>
          </table:table-cell>
          <table:table-cell office:value-type="float" office:value="0.5087925" calcext:value-type="float">
            <text:p>0.5087925</text:p>
          </table:table-cell>
          <table:table-cell table:number-columns-repeated="8"/>
          <table:table-cell table:formula="of:=[.B95]*COS([.C95])" office:value-type="float" office:value="19.1910617722098" calcext:value-type="float">
            <text:p>19.1910617722098</text:p>
          </table:table-cell>
          <table:table-cell table:formula="of:=[.B95]*SIN([.C95])" office:value-type="float" office:value="11.5492704119406" calcext:value-type="float">
            <text:p>11.549270411940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16601" calcext:value-type="float">
            <text:p>20.16601</text:p>
          </table:table-cell>
          <table:table-cell office:value-type="float" office:value="10.46872" calcext:value-type="float">
            <text:p>10.46872</text:p>
          </table:table-cell>
          <table:table-cell office:value-type="float" office:value="1477010447700000" calcext:value-type="float">
            <text:p>1477010447700000</text:p>
          </table:table-cell>
          <table:table-cell office:value-type="float" office:value="20.08175" calcext:value-type="float">
            <text:p>20.08175</text:p>
          </table:table-cell>
          <table:table-cell office:value-type="float" office:value="10.38627" calcext:value-type="float">
            <text:p>10.38627</text:p>
          </table:table-cell>
          <table:table-cell office:value-type="float" office:value="0.9682592" calcext:value-type="float">
            <text:p>0.9682592</text:p>
          </table:table-cell>
          <table:table-cell office:value-type="float" office:value="4.756658" calcext:value-type="float">
            <text:p>4.756658</text:p>
          </table:table-cell>
          <table:table-cell office:value-type="float" office:value="1.369981" calcext:value-type="float">
            <text:p>1.369981</text:p>
          </table:table-cell>
          <table:table-cell office:value-type="float" office:value="0.5113771" calcext:value-type="float">
            <text:p>0.51137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44786" calcext:value-type="float">
            <text:p>22.44786</text:p>
          </table:table-cell>
          <table:table-cell office:value-type="float" office:value="0.5020776" calcext:value-type="float">
            <text:p>0.5020776</text:p>
          </table:table-cell>
          <table:table-cell office:value-type="float" office:value="2.776926" calcext:value-type="float">
            <text:p>2.776926</text:p>
          </table:table-cell>
          <table:table-cell office:value-type="float" office:value="1477010447750000" calcext:value-type="float">
            <text:p>1477010447750000</text:p>
          </table:table-cell>
          <table:table-cell office:value-type="float" office:value="20.12711" calcext:value-type="float">
            <text:p>20.12711</text:p>
          </table:table-cell>
          <table:table-cell office:value-type="float" office:value="10.62469" calcext:value-type="float">
            <text:p>10.62469</text:p>
          </table:table-cell>
          <table:table-cell office:value-type="float" office:value="0.8457419" calcext:value-type="float">
            <text:p>0.8457419</text:p>
          </table:table-cell>
          <table:table-cell office:value-type="float" office:value="4.776515" calcext:value-type="float">
            <text:p>4.776515</text:p>
          </table:table-cell>
          <table:table-cell office:value-type="float" office:value="1.39555" calcext:value-type="float">
            <text:p>1.39555</text:p>
          </table:table-cell>
          <table:table-cell office:value-type="float" office:value="0.5138809" calcext:value-type="float">
            <text:p>0.5138809</text:p>
          </table:table-cell>
          <table:table-cell table:number-columns-repeated="8"/>
          <table:table-cell table:formula="of:=[.B97]*COS([.C97])" office:value-type="float" office:value="19.6774486954794" calcext:value-type="float">
            <text:p>19.6774486954794</text:p>
          </table:table-cell>
          <table:table-cell table:formula="of:=[.B97]*SIN([.C97])" office:value-type="float" office:value="10.8029825241169" calcext:value-type="float">
            <text:p>10.802982524116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37105" calcext:value-type="float">
            <text:p>20.37105</text:p>
          </table:table-cell>
          <table:table-cell office:value-type="float" office:value="11.01086" calcext:value-type="float">
            <text:p>11.01086</text:p>
          </table:table-cell>
          <table:table-cell office:value-type="float" office:value="1477010447800000" calcext:value-type="float">
            <text:p>1477010447800000</text:p>
          </table:table-cell>
          <table:table-cell office:value-type="float" office:value="20.16633" calcext:value-type="float">
            <text:p>20.16633</text:p>
          </table:table-cell>
          <table:table-cell office:value-type="float" office:value="10.86404" calcext:value-type="float">
            <text:p>10.86404</text:p>
          </table:table-cell>
          <table:table-cell office:value-type="float" office:value="0.7222565" calcext:value-type="float">
            <text:p>0.7222565</text:p>
          </table:table-cell>
          <table:table-cell office:value-type="float" office:value="4.793403" calcext:value-type="float">
            <text:p>4.793403</text:p>
          </table:table-cell>
          <table:table-cell office:value-type="float" office:value="1.421244" calcext:value-type="float">
            <text:p>1.421244</text:p>
          </table:table-cell>
          <table:table-cell office:value-type="float" office:value="0.5163036" calcext:value-type="float">
            <text:p>0.51630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02042" calcext:value-type="float">
            <text:p>23.02042</text:p>
          </table:table-cell>
          <table:table-cell office:value-type="float" office:value="0.5657554" calcext:value-type="float">
            <text:p>0.5657554</text:p>
          </table:table-cell>
          <table:table-cell office:value-type="float" office:value="3.018032" calcext:value-type="float">
            <text:p>3.018032</text:p>
          </table:table-cell>
          <table:table-cell office:value-type="float" office:value="1477010447850000" calcext:value-type="float">
            <text:p>1477010447850000</text:p>
          </table:table-cell>
          <table:table-cell office:value-type="float" office:value="20.19934" calcext:value-type="float">
            <text:p>20.19934</text:p>
          </table:table-cell>
          <table:table-cell office:value-type="float" office:value="11.10414" calcext:value-type="float">
            <text:p>11.10414</text:p>
          </table:table-cell>
          <table:table-cell office:value-type="float" office:value="0.5978916" calcext:value-type="float">
            <text:p>0.5978916</text:p>
          </table:table-cell>
          <table:table-cell office:value-type="float" office:value="4.80727" calcext:value-type="float">
            <text:p>4.80727</text:p>
          </table:table-cell>
          <table:table-cell office:value-type="float" office:value="1.447059" calcext:value-type="float">
            <text:p>1.447059</text:p>
          </table:table-cell>
          <table:table-cell office:value-type="float" office:value="0.5186448" calcext:value-type="float">
            <text:p>0.5186448</text:p>
          </table:table-cell>
          <table:table-cell table:number-columns-repeated="8"/>
          <table:table-cell table:formula="of:=[.B99]*COS([.C99])" office:value-type="float" office:value="19.4334680821307" calcext:value-type="float">
            <text:p>19.4334680821307</text:p>
          </table:table-cell>
          <table:table-cell table:formula="of:=[.B99]*SIN([.C99])" office:value-type="float" office:value="12.3401805204465" calcext:value-type="float">
            <text:p>12.340180520446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31642" calcext:value-type="float">
            <text:p>20.31642</text:p>
          </table:table-cell>
          <table:table-cell office:value-type="float" office:value="11.34834" calcext:value-type="float">
            <text:p>11.34834</text:p>
          </table:table-cell>
          <table:table-cell office:value-type="float" office:value="1477010447900000" calcext:value-type="float">
            <text:p>1477010447900000</text:p>
          </table:table-cell>
          <table:table-cell office:value-type="float" office:value="20.22612" calcext:value-type="float">
            <text:p>20.22612</text:p>
          </table:table-cell>
          <table:table-cell office:value-type="float" office:value="11.34487" calcext:value-type="float">
            <text:p>11.34487</text:p>
          </table:table-cell>
          <table:table-cell office:value-type="float" office:value="0.472738" calcext:value-type="float">
            <text:p>0.472738</text:p>
          </table:table-cell>
          <table:table-cell office:value-type="float" office:value="4.818065" calcext:value-type="float">
            <text:p>4.818065</text:p>
          </table:table-cell>
          <table:table-cell office:value-type="float" office:value="1.472992" calcext:value-type="float">
            <text:p>1.472992</text:p>
          </table:table-cell>
          <table:table-cell office:value-type="float" office:value="0.5209041" calcext:value-type="float">
            <text:p>0.52090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77598" calcext:value-type="float">
            <text:p>22.77598</text:p>
          </table:table-cell>
          <table:table-cell office:value-type="float" office:value="0.567455" calcext:value-type="float">
            <text:p>0.567455</text:p>
          </table:table-cell>
          <table:table-cell office:value-type="float" office:value="2.088345" calcext:value-type="float">
            <text:p>2.088345</text:p>
          </table:table-cell>
          <table:table-cell office:value-type="float" office:value="1477010447950000" calcext:value-type="float">
            <text:p>1477010447950000</text:p>
          </table:table-cell>
          <table:table-cell office:value-type="float" office:value="20.24661" calcext:value-type="float">
            <text:p>20.24661</text:p>
          </table:table-cell>
          <table:table-cell office:value-type="float" office:value="11.58605" calcext:value-type="float">
            <text:p>11.58605</text:p>
          </table:table-cell>
          <table:table-cell office:value-type="float" office:value="0.3468889" calcext:value-type="float">
            <text:p>0.3468889</text:p>
          </table:table-cell>
          <table:table-cell office:value-type="float" office:value="4.825745" calcext:value-type="float">
            <text:p>4.825745</text:p>
          </table:table-cell>
          <table:table-cell office:value-type="float" office:value="1.499037" calcext:value-type="float">
            <text:p>1.499037</text:p>
          </table:table-cell>
          <table:table-cell office:value-type="float" office:value="0.5230811" calcext:value-type="float">
            <text:p>0.5230811</text:p>
          </table:table-cell>
          <table:table-cell table:number-columns-repeated="8"/>
          <table:table-cell table:formula="of:=[.B101]*COS([.C101])" office:value-type="float" office:value="19.2063373407453" calcext:value-type="float">
            <text:p>19.2063373407453</text:p>
          </table:table-cell>
          <table:table-cell table:formula="of:=[.B101]*SIN([.C101])" office:value-type="float" office:value="12.2418083187859" calcext:value-type="float">
            <text:p>12.241808318785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61409" calcext:value-type="float">
            <text:p>20.61409</text:p>
          </table:table-cell>
          <table:table-cell office:value-type="float" office:value="11.94215" calcext:value-type="float">
            <text:p>11.94215</text:p>
          </table:table-cell>
          <table:table-cell office:value-type="float" office:value="1477010448000000" calcext:value-type="float">
            <text:p>1477010448000000</text:p>
          </table:table-cell>
          <table:table-cell office:value-type="float" office:value="20.2608" calcext:value-type="float">
            <text:p>20.2608</text:p>
          </table:table-cell>
          <table:table-cell office:value-type="float" office:value="11.82754" calcext:value-type="float">
            <text:p>11.82754</text:p>
          </table:table-cell>
          <table:table-cell office:value-type="float" office:value="0.2204395" calcext:value-type="float">
            <text:p>0.2204395</text:p>
          </table:table-cell>
          <table:table-cell office:value-type="float" office:value="4.830266" calcext:value-type="float">
            <text:p>4.830266</text:p>
          </table:table-cell>
          <table:table-cell office:value-type="float" office:value="1.525191" calcext:value-type="float">
            <text:p>1.525191</text:p>
          </table:table-cell>
          <table:table-cell office:value-type="float" office:value="0.5251755" calcext:value-type="float">
            <text:p>0.52517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27857" calcext:value-type="float">
            <text:p>23.27857</text:p>
          </table:table-cell>
          <table:table-cell office:value-type="float" office:value="0.5400205" calcext:value-type="float">
            <text:p>0.5400205</text:p>
          </table:table-cell>
          <table:table-cell office:value-type="float" office:value="3.009403" calcext:value-type="float">
            <text:p>3.009403</text:p>
          </table:table-cell>
          <table:table-cell office:value-type="float" office:value="1477010448050000" calcext:value-type="float">
            <text:p>1477010448050000</text:p>
          </table:table-cell>
          <table:table-cell office:value-type="float" office:value="20.26865" calcext:value-type="float">
            <text:p>20.26865</text:p>
          </table:table-cell>
          <table:table-cell office:value-type="float" office:value="12.06917" calcext:value-type="float">
            <text:p>12.06917</text:p>
          </table:table-cell>
          <table:table-cell office:value-type="float" office:value="0.09348704" calcext:value-type="float">
            <text:p>0.09348704</text:p>
          </table:table-cell>
          <table:table-cell office:value-type="float" office:value="4.83159" calcext:value-type="float">
            <text:p>4.83159</text:p>
          </table:table-cell>
          <table:table-cell office:value-type="float" office:value="1.55145" calcext:value-type="float">
            <text:p>1.55145</text:p>
          </table:table-cell>
          <table:table-cell office:value-type="float" office:value="0.527187" calcext:value-type="float">
            <text:p>0.527187</text:p>
          </table:table-cell>
          <table:table-cell table:number-columns-repeated="8"/>
          <table:table-cell table:formula="of:=[.B103]*COS([.C103])" office:value-type="float" office:value="19.9659862233513" calcext:value-type="float">
            <text:p>19.9659862233513</text:p>
          </table:table-cell>
          <table:table-cell table:formula="of:=[.B103]*SIN([.C103])" office:value-type="float" office:value="11.9687599764489" calcext:value-type="float">
            <text:p>11.968759976448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32628" calcext:value-type="float">
            <text:p>20.32628</text:p>
          </table:table-cell>
          <table:table-cell office:value-type="float" office:value="12.49663" calcext:value-type="float">
            <text:p>12.49663</text:p>
          </table:table-cell>
          <table:table-cell office:value-type="float" office:value="1477010448100000" calcext:value-type="float">
            <text:p>1477010448100000</text:p>
          </table:table-cell>
          <table:table-cell office:value-type="float" office:value="20.27014" calcext:value-type="float">
            <text:p>20.27014</text:p>
          </table:table-cell>
          <table:table-cell office:value-type="float" office:value="12.31078" calcext:value-type="float">
            <text:p>12.31078</text:p>
          </table:table-cell>
          <table:table-cell office:value-type="float" office:value="-0.03386937" calcext:value-type="float">
            <text:p>-0.03386937</text:p>
          </table:table-cell>
          <table:table-cell office:value-type="float" office:value="4.829682" calcext:value-type="float">
            <text:p>4.829682</text:p>
          </table:table-cell>
          <table:table-cell office:value-type="float" office:value="1.577809" calcext:value-type="float">
            <text:p>1.577809</text:p>
          </table:table-cell>
          <table:table-cell office:value-type="float" office:value="0.5291152" calcext:value-type="float">
            <text:p>0.52911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59188" calcext:value-type="float">
            <text:p>23.59188</text:p>
          </table:table-cell>
          <table:table-cell office:value-type="float" office:value="0.5575289" calcext:value-type="float">
            <text:p>0.5575289</text:p>
          </table:table-cell>
          <table:table-cell office:value-type="float" office:value="1.964596" calcext:value-type="float">
            <text:p>1.964596</text:p>
          </table:table-cell>
          <table:table-cell office:value-type="float" office:value="1477010448150000" calcext:value-type="float">
            <text:p>1477010448150000</text:p>
          </table:table-cell>
          <table:table-cell office:value-type="float" office:value="20.26525" calcext:value-type="float">
            <text:p>20.26525</text:p>
          </table:table-cell>
          <table:table-cell office:value-type="float" office:value="12.55222" calcext:value-type="float">
            <text:p>12.55222</text:p>
          </table:table-cell>
          <table:table-cell office:value-type="float" office:value="-0.161529" calcext:value-type="float">
            <text:p>-0.161529</text:p>
          </table:table-cell>
          <table:table-cell office:value-type="float" office:value="4.824512" calcext:value-type="float">
            <text:p>4.824512</text:p>
          </table:table-cell>
          <table:table-cell office:value-type="float" office:value="1.604265" calcext:value-type="float">
            <text:p>1.604265</text:p>
          </table:table-cell>
          <table:table-cell office:value-type="float" office:value="0.5309599" calcext:value-type="float">
            <text:p>0.5309599</text:p>
          </table:table-cell>
          <table:table-cell table:number-columns-repeated="8"/>
          <table:table-cell table:formula="of:=[.B105]*COS([.C105])" office:value-type="float" office:value="20.019246886191" calcext:value-type="float">
            <text:p>20.019246886191</text:p>
          </table:table-cell>
          <table:table-cell table:formula="of:=[.B105]*SIN([.C105])" office:value-type="float" office:value="12.4822496387524" calcext:value-type="float">
            <text:p>12.482249638752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49803" calcext:value-type="float">
            <text:p>20.49803</text:p>
          </table:table-cell>
          <table:table-cell office:value-type="float" office:value="12.89237" calcext:value-type="float">
            <text:p>12.89237</text:p>
          </table:table-cell>
          <table:table-cell office:value-type="float" office:value="1477010448200000" calcext:value-type="float">
            <text:p>1477010448200000</text:p>
          </table:table-cell>
          <table:table-cell office:value-type="float" office:value="20.25398" calcext:value-type="float">
            <text:p>20.25398</text:p>
          </table:table-cell>
          <table:table-cell office:value-type="float" office:value="12.79331" calcext:value-type="float">
            <text:p>12.79331</text:p>
          </table:table-cell>
          <table:table-cell office:value-type="float" office:value="-0.2893896" calcext:value-type="float">
            <text:p>-0.2893896</text:p>
          </table:table-cell>
          <table:table-cell office:value-type="float" office:value="4.816052" calcext:value-type="float">
            <text:p>4.816052</text:p>
          </table:table-cell>
          <table:table-cell office:value-type="float" office:value="1.630813" calcext:value-type="float">
            <text:p>1.630813</text:p>
          </table:table-cell>
          <table:table-cell office:value-type="float" office:value="0.5327207" calcext:value-type="float">
            <text:p>0.53272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24129" calcext:value-type="float">
            <text:p>24.24129</text:p>
          </table:table-cell>
          <table:table-cell office:value-type="float" office:value="0.5300348" calcext:value-type="float">
            <text:p>0.5300348</text:p>
          </table:table-cell>
          <table:table-cell office:value-type="float" office:value="2.162649" calcext:value-type="float">
            <text:p>2.162649</text:p>
          </table:table-cell>
          <table:table-cell office:value-type="float" office:value="1477010448250000" calcext:value-type="float">
            <text:p>1477010448250000</text:p>
          </table:table-cell>
          <table:table-cell office:value-type="float" office:value="20.2363" calcext:value-type="float">
            <text:p>20.2363</text:p>
          </table:table-cell>
          <table:table-cell office:value-type="float" office:value="13.03389" calcext:value-type="float">
            <text:p>13.03389</text:p>
          </table:table-cell>
          <table:table-cell office:value-type="float" office:value="-0.4173476" calcext:value-type="float">
            <text:p>-0.4173476</text:p>
          </table:table-cell>
          <table:table-cell office:value-type="float" office:value="4.804279" calcext:value-type="float">
            <text:p>4.804279</text:p>
          </table:table-cell>
          <table:table-cell office:value-type="float" office:value="1.657449" calcext:value-type="float">
            <text:p>1.657449</text:p>
          </table:table-cell>
          <table:table-cell office:value-type="float" office:value="0.5343975" calcext:value-type="float">
            <text:p>0.5343975</text:p>
          </table:table-cell>
          <table:table-cell table:number-columns-repeated="8"/>
          <table:table-cell table:formula="of:=[.B107]*COS([.C107])" office:value-type="float" office:value="20.9151299313786" calcext:value-type="float">
            <text:p>20.9151299313786</text:p>
          </table:table-cell>
          <table:table-cell table:formula="of:=[.B107]*SIN([.C107])" office:value-type="float" office:value="12.2555081827581" calcext:value-type="float">
            <text:p>12.255508182758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1943" calcext:value-type="float">
            <text:p>20.1943</text:p>
          </table:table-cell>
          <table:table-cell office:value-type="float" office:value="13.16879" calcext:value-type="float">
            <text:p>13.16879</text:p>
          </table:table-cell>
          <table:table-cell office:value-type="float" office:value="1477010448300000" calcext:value-type="float">
            <text:p>1477010448300000</text:p>
          </table:table-cell>
          <table:table-cell office:value-type="float" office:value="20.21223" calcext:value-type="float">
            <text:p>20.21223</text:p>
          </table:table-cell>
          <table:table-cell office:value-type="float" office:value="13.27379" calcext:value-type="float">
            <text:p>13.27379</text:p>
          </table:table-cell>
          <table:table-cell office:value-type="float" office:value="-0.5452981" calcext:value-type="float">
            <text:p>-0.5452981</text:p>
          </table:table-cell>
          <table:table-cell office:value-type="float" office:value="4.789175" calcext:value-type="float">
            <text:p>4.789175</text:p>
          </table:table-cell>
          <table:table-cell office:value-type="float" office:value="1.684169" calcext:value-type="float">
            <text:p>1.684169</text:p>
          </table:table-cell>
          <table:table-cell office:value-type="float" office:value="0.5359898" calcext:value-type="float">
            <text:p>0.53598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02551" calcext:value-type="float">
            <text:p>24.02551</text:p>
          </table:table-cell>
          <table:table-cell office:value-type="float" office:value="0.5978702" calcext:value-type="float">
            <text:p>0.5978702</text:p>
          </table:table-cell>
          <table:table-cell office:value-type="float" office:value="2.138422" calcext:value-type="float">
            <text:p>2.138422</text:p>
          </table:table-cell>
          <table:table-cell office:value-type="float" office:value="1477010448350000" calcext:value-type="float">
            <text:p>1477010448350000</text:p>
          </table:table-cell>
          <table:table-cell office:value-type="float" office:value="20.18176" calcext:value-type="float">
            <text:p>20.18176</text:p>
          </table:table-cell>
          <table:table-cell office:value-type="float" office:value="13.51286" calcext:value-type="float">
            <text:p>13.51286</text:p>
          </table:table-cell>
          <table:table-cell office:value-type="float" office:value="-0.6731354" calcext:value-type="float">
            <text:p>-0.6731354</text:p>
          </table:table-cell>
          <table:table-cell office:value-type="float" office:value="4.770724" calcext:value-type="float">
            <text:p>4.770724</text:p>
          </table:table-cell>
          <table:table-cell office:value-type="float" office:value="1.710968" calcext:value-type="float">
            <text:p>1.710968</text:p>
          </table:table-cell>
          <table:table-cell office:value-type="float" office:value="0.5374975" calcext:value-type="float">
            <text:p>0.5374975</text:p>
          </table:table-cell>
          <table:table-cell table:number-columns-repeated="8"/>
          <table:table-cell table:formula="of:=[.B109]*COS([.C109])" office:value-type="float" office:value="19.8579565653051" calcext:value-type="float">
            <text:p>19.8579565653051</text:p>
          </table:table-cell>
          <table:table-cell table:formula="of:=[.B109]*SIN([.C109])" office:value-type="float" office:value="13.5235606188073" calcext:value-type="float">
            <text:p>13.523560618807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32453" calcext:value-type="float">
            <text:p>20.32453</text:p>
          </table:table-cell>
          <table:table-cell office:value-type="float" office:value="13.88963" calcext:value-type="float">
            <text:p>13.88963</text:p>
          </table:table-cell>
          <table:table-cell office:value-type="float" office:value="1477010448400000" calcext:value-type="float">
            <text:p>1477010448400000</text:p>
          </table:table-cell>
          <table:table-cell office:value-type="float" office:value="20.1449" calcext:value-type="float">
            <text:p>20.1449</text:p>
          </table:table-cell>
          <table:table-cell office:value-type="float" office:value="13.75091" calcext:value-type="float">
            <text:p>13.75091</text:p>
          </table:table-cell>
          <table:table-cell office:value-type="float" office:value="-0.8007527" calcext:value-type="float">
            <text:p>-0.8007527</text:p>
          </table:table-cell>
          <table:table-cell office:value-type="float" office:value="4.748916" calcext:value-type="float">
            <text:p>4.748916</text:p>
          </table:table-cell>
          <table:table-cell office:value-type="float" office:value="1.737843" calcext:value-type="float">
            <text:p>1.737843</text:p>
          </table:table-cell>
          <table:table-cell office:value-type="float" office:value="0.5389203" calcext:value-type="float">
            <text:p>0.53892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42838" calcext:value-type="float">
            <text:p>24.42838</text:p>
          </table:table-cell>
          <table:table-cell office:value-type="float" office:value="0.5870345" calcext:value-type="float">
            <text:p>0.5870345</text:p>
          </table:table-cell>
          <table:table-cell office:value-type="float" office:value="1.748815" calcext:value-type="float">
            <text:p>1.748815</text:p>
          </table:table-cell>
          <table:table-cell office:value-type="float" office:value="1477010448450000" calcext:value-type="float">
            <text:p>1477010448450000</text:p>
          </table:table-cell>
          <table:table-cell office:value-type="float" office:value="20.10167" calcext:value-type="float">
            <text:p>20.10167</text:p>
          </table:table-cell>
          <table:table-cell office:value-type="float" office:value="13.98779" calcext:value-type="float">
            <text:p>13.98779</text:p>
          </table:table-cell>
          <table:table-cell office:value-type="float" office:value="-0.9280429" calcext:value-type="float">
            <text:p>-0.9280429</text:p>
          </table:table-cell>
          <table:table-cell office:value-type="float" office:value="4.723745" calcext:value-type="float">
            <text:p>4.723745</text:p>
          </table:table-cell>
          <table:table-cell office:value-type="float" office:value="1.764789" calcext:value-type="float">
            <text:p>1.764789</text:p>
          </table:table-cell>
          <table:table-cell office:value-type="float" office:value="0.540258" calcext:value-type="float">
            <text:p>0.540258</text:p>
          </table:table-cell>
          <table:table-cell table:number-columns-repeated="8"/>
          <table:table-cell table:formula="of:=[.B111]*COS([.C111])" office:value-type="float" office:value="20.3387494589278" calcext:value-type="float">
            <text:p>20.3387494589278</text:p>
          </table:table-cell>
          <table:table-cell table:formula="of:=[.B111]*SIN([.C111])" office:value-type="float" office:value="13.5307435077074" calcext:value-type="float">
            <text:p>13.530743507707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12156" calcext:value-type="float">
            <text:p>20.12156</text:p>
          </table:table-cell>
          <table:table-cell office:value-type="float" office:value="14.33704" calcext:value-type="float">
            <text:p>14.33704</text:p>
          </table:table-cell>
          <table:table-cell office:value-type="float" office:value="1477010448500000" calcext:value-type="float">
            <text:p>1477010448500000</text:p>
          </table:table-cell>
          <table:table-cell office:value-type="float" office:value="20.05208" calcext:value-type="float">
            <text:p>20.05208</text:p>
          </table:table-cell>
          <table:table-cell office:value-type="float" office:value="14.22332" calcext:value-type="float">
            <text:p>14.22332</text:p>
          </table:table-cell>
          <table:table-cell office:value-type="float" office:value="-1.054898" calcext:value-type="float">
            <text:p>-1.054898</text:p>
          </table:table-cell>
          <table:table-cell office:value-type="float" office:value="4.695207" calcext:value-type="float">
            <text:p>4.695207</text:p>
          </table:table-cell>
          <table:table-cell office:value-type="float" office:value="1.791802" calcext:value-type="float">
            <text:p>1.791802</text:p>
          </table:table-cell>
          <table:table-cell office:value-type="float" office:value="0.5415104" calcext:value-type="float">
            <text:p>0.54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38126" calcext:value-type="float">
            <text:p>24.38126</text:p>
          </table:table-cell>
          <table:table-cell office:value-type="float" office:value="0.632018" calcext:value-type="float">
            <text:p>0.632018</text:p>
          </table:table-cell>
          <table:table-cell office:value-type="float" office:value="1.730798" calcext:value-type="float">
            <text:p>1.730798</text:p>
          </table:table-cell>
          <table:table-cell office:value-type="float" office:value="1477010448550000" calcext:value-type="float">
            <text:p>1477010448550000</text:p>
          </table:table-cell>
          <table:table-cell office:value-type="float" office:value="19.99617" calcext:value-type="float">
            <text:p>19.99617</text:p>
          </table:table-cell>
          <table:table-cell office:value-type="float" office:value="14.45734" calcext:value-type="float">
            <text:p>14.45734</text:p>
          </table:table-cell>
          <table:table-cell office:value-type="float" office:value="-1.18121" calcext:value-type="float">
            <text:p>-1.18121</text:p>
          </table:table-cell>
          <table:table-cell office:value-type="float" office:value="4.663306" calcext:value-type="float">
            <text:p>4.663306</text:p>
          </table:table-cell>
          <table:table-cell office:value-type="float" office:value="1.818877" calcext:value-type="float">
            <text:p>1.818877</text:p>
          </table:table-cell>
          <table:table-cell office:value-type="float" office:value="0.5426773" calcext:value-type="float">
            <text:p>0.5426773</text:p>
          </table:table-cell>
          <table:table-cell table:number-columns-repeated="8"/>
          <table:table-cell table:formula="of:=[.B113]*COS([.C113])" office:value-type="float" office:value="19.6717019364335" calcext:value-type="float">
            <text:p>19.6717019364335</text:p>
          </table:table-cell>
          <table:table-cell table:formula="of:=[.B113]*SIN([.C113])" office:value-type="float" office:value="14.4038183170893" calcext:value-type="float">
            <text:p>14.403818317089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78097" calcext:value-type="float">
            <text:p>19.78097</text:p>
          </table:table-cell>
          <table:table-cell office:value-type="float" office:value="14.77296" calcext:value-type="float">
            <text:p>14.77296</text:p>
          </table:table-cell>
          <table:table-cell office:value-type="float" office:value="1477010448600000" calcext:value-type="float">
            <text:p>1477010448600000</text:p>
          </table:table-cell>
          <table:table-cell office:value-type="float" office:value="19.93395" calcext:value-type="float">
            <text:p>19.93395</text:p>
          </table:table-cell>
          <table:table-cell office:value-type="float" office:value="14.68968" calcext:value-type="float">
            <text:p>14.68968</text:p>
          </table:table-cell>
          <table:table-cell office:value-type="float" office:value="-1.306871" calcext:value-type="float">
            <text:p>-1.306871</text:p>
          </table:table-cell>
          <table:table-cell office:value-type="float" office:value="4.628048" calcext:value-type="float">
            <text:p>4.628048</text:p>
          </table:table-cell>
          <table:table-cell office:value-type="float" office:value="1.846011" calcext:value-type="float">
            <text:p>1.846011</text:p>
          </table:table-cell>
          <table:table-cell office:value-type="float" office:value="0.5437585" calcext:value-type="float">
            <text:p>0.54375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1675" calcext:value-type="float">
            <text:p>24.51675</text:p>
          </table:table-cell>
          <table:table-cell office:value-type="float" office:value="0.6085898" calcext:value-type="float">
            <text:p>0.6085898</text:p>
          </table:table-cell>
          <table:table-cell office:value-type="float" office:value="1.71283" calcext:value-type="float">
            <text:p>1.71283</text:p>
          </table:table-cell>
          <table:table-cell office:value-type="float" office:value="1477010448650000" calcext:value-type="float">
            <text:p>1477010448650000</text:p>
          </table:table-cell>
          <table:table-cell office:value-type="float" office:value="19.86547" calcext:value-type="float">
            <text:p>19.86547</text:p>
          </table:table-cell>
          <table:table-cell office:value-type="float" office:value="14.92016" calcext:value-type="float">
            <text:p>14.92016</text:p>
          </table:table-cell>
          <table:table-cell office:value-type="float" office:value="-1.431773" calcext:value-type="float">
            <text:p>-1.431773</text:p>
          </table:table-cell>
          <table:table-cell office:value-type="float" office:value="4.589443" calcext:value-type="float">
            <text:p>4.589443</text:p>
          </table:table-cell>
          <table:table-cell office:value-type="float" office:value="1.873199" calcext:value-type="float">
            <text:p>1.873199</text:p>
          </table:table-cell>
          <table:table-cell office:value-type="float" office:value="0.5447538" calcext:value-type="float">
            <text:p>0.5447538</text:p>
          </table:table-cell>
          <table:table-cell table:number-columns-repeated="8"/>
          <table:table-cell table:formula="of:=[.B115]*COS([.C115])" office:value-type="float" office:value="20.1148915988211" calcext:value-type="float">
            <text:p>20.1148915988211</text:p>
          </table:table-cell>
          <table:table-cell table:formula="of:=[.B115]*SIN([.C115])" office:value-type="float" office:value="14.0164962287363" calcext:value-type="float">
            <text:p>14.016496228736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0.02083" calcext:value-type="float">
            <text:p>20.02083</text:p>
          </table:table-cell>
          <table:table-cell office:value-type="float" office:value="15.2053" calcext:value-type="float">
            <text:p>15.2053</text:p>
          </table:table-cell>
          <table:table-cell office:value-type="float" office:value="1477010448700000" calcext:value-type="float">
            <text:p>1477010448700000</text:p>
          </table:table-cell>
          <table:table-cell office:value-type="float" office:value="19.79076" calcext:value-type="float">
            <text:p>19.79076</text:p>
          </table:table-cell>
          <table:table-cell office:value-type="float" office:value="15.14863" calcext:value-type="float">
            <text:p>15.14863</text:p>
          </table:table-cell>
          <table:table-cell office:value-type="float" office:value="-1.555808" calcext:value-type="float">
            <text:p>-1.555808</text:p>
          </table:table-cell>
          <table:table-cell office:value-type="float" office:value="4.547507" calcext:value-type="float">
            <text:p>4.547507</text:p>
          </table:table-cell>
          <table:table-cell office:value-type="float" office:value="1.900437" calcext:value-type="float">
            <text:p>1.900437</text:p>
          </table:table-cell>
          <table:table-cell office:value-type="float" office:value="0.5456631" calcext:value-type="float">
            <text:p>0.54566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22058" calcext:value-type="float">
            <text:p>25.22058</text:p>
          </table:table-cell>
          <table:table-cell office:value-type="float" office:value="0.6540478" calcext:value-type="float">
            <text:p>0.6540478</text:p>
          </table:table-cell>
          <table:table-cell office:value-type="float" office:value="0.4803339" calcext:value-type="float">
            <text:p>0.4803339</text:p>
          </table:table-cell>
          <table:table-cell office:value-type="float" office:value="1477010448750000" calcext:value-type="float">
            <text:p>1477010448750000</text:p>
          </table:table-cell>
          <table:table-cell office:value-type="float" office:value="19.70988" calcext:value-type="float">
            <text:p>19.70988</text:p>
          </table:table-cell>
          <table:table-cell office:value-type="float" office:value="15.37492" calcext:value-type="float">
            <text:p>15.37492</text:p>
          </table:table-cell>
          <table:table-cell office:value-type="float" office:value="-1.678869" calcext:value-type="float">
            <text:p>-1.678869</text:p>
          </table:table-cell>
          <table:table-cell office:value-type="float" office:value="4.502259" calcext:value-type="float">
            <text:p>4.502259</text:p>
          </table:table-cell>
          <table:table-cell office:value-type="float" office:value="1.92772" calcext:value-type="float">
            <text:p>1.92772</text:p>
          </table:table-cell>
          <table:table-cell office:value-type="float" office:value="0.5464862" calcext:value-type="float">
            <text:p>0.5464862</text:p>
          </table:table-cell>
          <table:table-cell table:number-columns-repeated="8"/>
          <table:table-cell table:formula="of:=[.B117]*COS([.C117])" office:value-type="float" office:value="20.0157486262785" calcext:value-type="float">
            <text:p>20.0157486262785</text:p>
          </table:table-cell>
          <table:table-cell table:formula="of:=[.B117]*SIN([.C117])" office:value-type="float" office:value="15.3442973923875" calcext:value-type="float">
            <text:p>15.344297392387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91309" calcext:value-type="float">
            <text:p>19.91309</text:p>
          </table:table-cell>
          <table:table-cell office:value-type="float" office:value="15.55404" calcext:value-type="float">
            <text:p>15.55404</text:p>
          </table:table-cell>
          <table:table-cell office:value-type="float" office:value="1477010448800000" calcext:value-type="float">
            <text:p>1477010448800000</text:p>
          </table:table-cell>
          <table:table-cell office:value-type="float" office:value="19.62287" calcext:value-type="float">
            <text:p>19.62287</text:p>
          </table:table-cell>
          <table:table-cell office:value-type="float" office:value="15.59886" calcext:value-type="float">
            <text:p>15.59886</text:p>
          </table:table-cell>
          <table:table-cell office:value-type="float" office:value="-1.800848" calcext:value-type="float">
            <text:p>-1.800848</text:p>
          </table:table-cell>
          <table:table-cell office:value-type="float" office:value="4.453722" calcext:value-type="float">
            <text:p>4.453722</text:p>
          </table:table-cell>
          <table:table-cell office:value-type="float" office:value="1.955044" calcext:value-type="float">
            <text:p>1.955044</text:p>
          </table:table-cell>
          <table:table-cell office:value-type="float" office:value="0.5472231" calcext:value-type="float">
            <text:p>0.54722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0306" calcext:value-type="float">
            <text:p>25.00306</text:p>
          </table:table-cell>
          <table:table-cell office:value-type="float" office:value="0.6477343" calcext:value-type="float">
            <text:p>0.6477343</text:p>
          </table:table-cell>
          <table:table-cell office:value-type="float" office:value="1.139959" calcext:value-type="float">
            <text:p>1.139959</text:p>
          </table:table-cell>
          <table:table-cell office:value-type="float" office:value="1477010448850000" calcext:value-type="float">
            <text:p>1477010448850000</text:p>
          </table:table-cell>
          <table:table-cell office:value-type="float" office:value="19.5298" calcext:value-type="float">
            <text:p>19.5298</text:p>
          </table:table-cell>
          <table:table-cell office:value-type="float" office:value="15.82028" calcext:value-type="float">
            <text:p>15.82028</text:p>
          </table:table-cell>
          <table:table-cell office:value-type="float" office:value="-1.921641" calcext:value-type="float">
            <text:p>-1.921641</text:p>
          </table:table-cell>
          <table:table-cell office:value-type="float" office:value="4.401925" calcext:value-type="float">
            <text:p>4.401925</text:p>
          </table:table-cell>
          <table:table-cell office:value-type="float" office:value="1.982406" calcext:value-type="float">
            <text:p>1.982406</text:p>
          </table:table-cell>
          <table:table-cell office:value-type="float" office:value="0.5478735" calcext:value-type="float">
            <text:p>0.5478735</text:p>
          </table:table-cell>
          <table:table-cell table:number-columns-repeated="8"/>
          <table:table-cell table:formula="of:=[.B119]*COS([.C119])" office:value-type="float" office:value="19.938763328685" calcext:value-type="float">
            <text:p>19.938763328685</text:p>
          </table:table-cell>
          <table:table-cell table:formula="of:=[.B119]*SIN([.C119])" office:value-type="float" office:value="15.0863755185362" calcext:value-type="float">
            <text:p>15.086375518536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47484" calcext:value-type="float">
            <text:p>19.47484</text:p>
          </table:table-cell>
          <table:table-cell office:value-type="float" office:value="16.00982" calcext:value-type="float">
            <text:p>16.00982</text:p>
          </table:table-cell>
          <table:table-cell office:value-type="float" office:value="1477010448900000" calcext:value-type="float">
            <text:p>1477010448900000</text:p>
          </table:table-cell>
          <table:table-cell office:value-type="float" office:value="19.43071" calcext:value-type="float">
            <text:p>19.43071</text:p>
          </table:table-cell>
          <table:table-cell office:value-type="float" office:value="16.03904" calcext:value-type="float">
            <text:p>16.03904</text:p>
          </table:table-cell>
          <table:table-cell office:value-type="float" office:value="-2.041143" calcext:value-type="float">
            <text:p>-2.041143</text:p>
          </table:table-cell>
          <table:table-cell office:value-type="float" office:value="4.346899" calcext:value-type="float">
            <text:p>4.346899</text:p>
          </table:table-cell>
          <table:table-cell office:value-type="float" office:value="2.009799" calcext:value-type="float">
            <text:p>2.009799</text:p>
          </table:table-cell>
          <table:table-cell office:value-type="float" office:value="0.5484374" calcext:value-type="float">
            <text:p>0.54843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6016" calcext:value-type="float">
            <text:p>24.96016</text:p>
          </table:table-cell>
          <table:table-cell office:value-type="float" office:value="0.6959447" calcext:value-type="float">
            <text:p>0.6959447</text:p>
          </table:table-cell>
          <table:table-cell office:value-type="float" office:value="1.211753" calcext:value-type="float">
            <text:p>1.211753</text:p>
          </table:table-cell>
          <table:table-cell office:value-type="float" office:value="1477010448950000" calcext:value-type="float">
            <text:p>1477010448950000</text:p>
          </table:table-cell>
          <table:table-cell office:value-type="float" office:value="19.32569" calcext:value-type="float">
            <text:p>19.32569</text:p>
          </table:table-cell>
          <table:table-cell office:value-type="float" office:value="16.25495" calcext:value-type="float">
            <text:p>16.25495</text:p>
          </table:table-cell>
          <table:table-cell office:value-type="float" office:value="-2.159249" calcext:value-type="float">
            <text:p>-2.159249</text:p>
          </table:table-cell>
          <table:table-cell office:value-type="float" office:value="4.288681" calcext:value-type="float">
            <text:p>4.288681</text:p>
          </table:table-cell>
          <table:table-cell office:value-type="float" office:value="2.037221" calcext:value-type="float">
            <text:p>2.037221</text:p>
          </table:table-cell>
          <table:table-cell office:value-type="float" office:value="0.5489147" calcext:value-type="float">
            <text:p>0.5489147</text:p>
          </table:table-cell>
          <table:table-cell table:number-columns-repeated="8"/>
          <table:table-cell table:formula="of:=[.B121]*COS([.C121])" office:value-type="float" office:value="19.1556345319979" calcext:value-type="float">
            <text:p>19.1556345319979</text:p>
          </table:table-cell>
          <table:table-cell table:formula="of:=[.B121]*SIN([.C121])" office:value-type="float" office:value="16.0022264982761" calcext:value-type="float">
            <text:p>16.002226498276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23803" calcext:value-type="float">
            <text:p>19.23803</text:p>
          </table:table-cell>
          <table:table-cell office:value-type="float" office:value="16.27185" calcext:value-type="float">
            <text:p>16.27185</text:p>
          </table:table-cell>
          <table:table-cell office:value-type="float" office:value="1477010449000000" calcext:value-type="float">
            <text:p>1477010449000000</text:p>
          </table:table-cell>
          <table:table-cell office:value-type="float" office:value="19.2148" calcext:value-type="float">
            <text:p>19.2148</text:p>
          </table:table-cell>
          <table:table-cell office:value-type="float" office:value="16.46788" calcext:value-type="float">
            <text:p>16.46788</text:p>
          </table:table-cell>
          <table:table-cell office:value-type="float" office:value="-2.275858" calcext:value-type="float">
            <text:p>-2.275858</text:p>
          </table:table-cell>
          <table:table-cell office:value-type="float" office:value="4.227312" calcext:value-type="float">
            <text:p>4.227312</text:p>
          </table:table-cell>
          <table:table-cell office:value-type="float" office:value="2.064667" calcext:value-type="float">
            <text:p>2.064667</text:p>
          </table:table-cell>
          <table:table-cell office:value-type="float" office:value="0.5493053" calcext:value-type="float">
            <text:p>0.54930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3677" calcext:value-type="float">
            <text:p>25.33677</text:p>
          </table:table-cell>
          <table:table-cell office:value-type="float" office:value="0.6986472" calcext:value-type="float">
            <text:p>0.6986472</text:p>
          </table:table-cell>
          <table:table-cell office:value-type="float" office:value="0.7226981" calcext:value-type="float">
            <text:p>0.7226981</text:p>
          </table:table-cell>
          <table:table-cell office:value-type="float" office:value="1477010449050000" calcext:value-type="float">
            <text:p>1477010449050000</text:p>
          </table:table-cell>
          <table:table-cell office:value-type="float" office:value="19.09812" calcext:value-type="float">
            <text:p>19.09812</text:p>
          </table:table-cell>
          <table:table-cell office:value-type="float" office:value="16.67766" calcext:value-type="float">
            <text:p>16.67766</text:p>
          </table:table-cell>
          <table:table-cell office:value-type="float" office:value="-2.39087" calcext:value-type="float">
            <text:p>-2.39087</text:p>
          </table:table-cell>
          <table:table-cell office:value-type="float" office:value="4.162835" calcext:value-type="float">
            <text:p>4.162835</text:p>
          </table:table-cell>
          <table:table-cell office:value-type="float" office:value="2.092132" calcext:value-type="float">
            <text:p>2.092132</text:p>
          </table:table-cell>
          <table:table-cell office:value-type="float" office:value="0.5496092" calcext:value-type="float">
            <text:p>0.5496092</text:p>
          </table:table-cell>
          <table:table-cell table:number-columns-repeated="8"/>
          <table:table-cell table:formula="of:=[.B123]*COS([.C123])" office:value-type="float" office:value="19.400693783146" calcext:value-type="float">
            <text:p>19.400693783146</text:p>
          </table:table-cell>
          <table:table-cell table:formula="of:=[.B123]*SIN([.C123])" office:value-type="float" office:value="16.2961650324701" calcext:value-type="float">
            <text:p>16.296165032470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9.00294" calcext:value-type="float">
            <text:p>19.00294</text:p>
          </table:table-cell>
          <table:table-cell office:value-type="float" office:value="16.83874" calcext:value-type="float">
            <text:p>16.83874</text:p>
          </table:table-cell>
          <table:table-cell office:value-type="float" office:value="1477010449100000" calcext:value-type="float">
            <text:p>1477010449100000</text:p>
          </table:table-cell>
          <table:table-cell office:value-type="float" office:value="18.97573" calcext:value-type="float">
            <text:p>18.97573</text:p>
          </table:table-cell>
          <table:table-cell office:value-type="float" office:value="16.88413" calcext:value-type="float">
            <text:p>16.88413</text:p>
          </table:table-cell>
          <table:table-cell office:value-type="float" office:value="-2.504184" calcext:value-type="float">
            <text:p>-2.504184</text:p>
          </table:table-cell>
          <table:table-cell office:value-type="float" office:value="4.0953" calcext:value-type="float">
            <text:p>4.0953</text:p>
          </table:table-cell>
          <table:table-cell office:value-type="float" office:value="2.119613" calcext:value-type="float">
            <text:p>2.119613</text:p>
          </table:table-cell>
          <table:table-cell office:value-type="float" office:value="0.5498263" calcext:value-type="float">
            <text:p>0.54982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5594" calcext:value-type="float">
            <text:p>25.85594</text:p>
          </table:table-cell>
          <table:table-cell office:value-type="float" office:value="0.7545977" calcext:value-type="float">
            <text:p>0.7545977</text:p>
          </table:table-cell>
          <table:table-cell office:value-type="float" office:value="-0.06123462" calcext:value-type="float">
            <text:p>-0.06123462</text:p>
          </table:table-cell>
          <table:table-cell office:value-type="float" office:value="1477010449150000" calcext:value-type="float">
            <text:p>1477010449150000</text:p>
          </table:table-cell>
          <table:table-cell office:value-type="float" office:value="18.84772" calcext:value-type="float">
            <text:p>18.84772</text:p>
          </table:table-cell>
          <table:table-cell office:value-type="float" office:value="17.08715" calcext:value-type="float">
            <text:p>17.08715</text:p>
          </table:table-cell>
          <table:table-cell office:value-type="float" office:value="-2.615706" calcext:value-type="float">
            <text:p>-2.615706</text:p>
          </table:table-cell>
          <table:table-cell office:value-type="float" office:value="4.024759" calcext:value-type="float">
            <text:p>4.024759</text:p>
          </table:table-cell>
          <table:table-cell office:value-type="float" office:value="2.147104" calcext:value-type="float">
            <text:p>2.147104</text:p>
          </table:table-cell>
          <table:table-cell office:value-type="float" office:value="0.5499566" calcext:value-type="float">
            <text:p>0.5499566</text:p>
          </table:table-cell>
          <table:table-cell table:number-columns-repeated="8"/>
          <table:table-cell table:formula="of:=[.B125]*COS([.C125])" office:value-type="float" office:value="18.8372720665416" calcext:value-type="float">
            <text:p>18.8372720665416</text:p>
          </table:table-cell>
          <table:table-cell table:formula="of:=[.B125]*SIN([.C125])" office:value-type="float" office:value="17.7112058983767" calcext:value-type="float">
            <text:p>17.711205898376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8.61478" calcext:value-type="float">
            <text:p>18.61478</text:p>
          </table:table-cell>
          <table:table-cell office:value-type="float" office:value="17.38315" calcext:value-type="float">
            <text:p>17.38315</text:p>
          </table:table-cell>
          <table:table-cell office:value-type="float" office:value="1477010449200000" calcext:value-type="float">
            <text:p>1477010449200000</text:p>
          </table:table-cell>
          <table:table-cell office:value-type="float" office:value="18.71418" calcext:value-type="float">
            <text:p>18.71418</text:p>
          </table:table-cell>
          <table:table-cell office:value-type="float" office:value="17.28656" calcext:value-type="float">
            <text:p>17.28656</text:p>
          </table:table-cell>
          <table:table-cell office:value-type="float" office:value="-2.725339" calcext:value-type="float">
            <text:p>-2.725339</text:p>
          </table:table-cell>
          <table:table-cell office:value-type="float" office:value="3.951269" calcext:value-type="float">
            <text:p>3.951269</text:p>
          </table:table-cell>
          <table:table-cell office:value-type="float" office:value="2.174602" calcext:value-type="float">
            <text:p>2.174602</text:p>
          </table:table-cell>
          <table:table-cell office:value-type="float" office:value="0.55" calcext:value-type="float">
            <text:p>0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8069" calcext:value-type="float">
            <text:p>25.38069</text:p>
          </table:table-cell>
          <table:table-cell office:value-type="float" office:value="0.7356163" calcext:value-type="float">
            <text:p>0.7356163</text:p>
          </table:table-cell>
          <table:table-cell office:value-type="float" office:value="1.063818" calcext:value-type="float">
            <text:p>1.063818</text:p>
          </table:table-cell>
          <table:table-cell office:value-type="float" office:value="1477010449250000" calcext:value-type="float">
            <text:p>1477010449250000</text:p>
          </table:table-cell>
          <table:table-cell office:value-type="float" office:value="18.57522" calcext:value-type="float">
            <text:p>18.57522</text:p>
          </table:table-cell>
          <table:table-cell office:value-type="float" office:value="17.48223" calcext:value-type="float">
            <text:p>17.48223</text:p>
          </table:table-cell>
          <table:table-cell office:value-type="float" office:value="-2.832993" calcext:value-type="float">
            <text:p>-2.832993</text:p>
          </table:table-cell>
          <table:table-cell office:value-type="float" office:value="3.874888" calcext:value-type="float">
            <text:p>3.874888</text:p>
          </table:table-cell>
          <table:table-cell office:value-type="float" office:value="2.202102" calcext:value-type="float">
            <text:p>2.202102</text:p>
          </table:table-cell>
          <table:table-cell office:value-type="float" office:value="0.5499566" calcext:value-type="float">
            <text:p>0.5499566</text:p>
          </table:table-cell>
          <table:table-cell table:number-columns-repeated="8"/>
          <table:table-cell table:formula="of:=[.B127]*COS([.C127])" office:value-type="float" office:value="18.8176834052685" calcext:value-type="float">
            <text:p>18.8176834052685</text:p>
          </table:table-cell>
          <table:table-cell table:formula="of:=[.B127]*SIN([.C127])" office:value-type="float" office:value="17.0315652872888" calcext:value-type="float">
            <text:p>17.031565287288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8.10226" calcext:value-type="float">
            <text:p>18.10226</text:p>
          </table:table-cell>
          <table:table-cell office:value-type="float" office:value="17.55294" calcext:value-type="float">
            <text:p>17.55294</text:p>
          </table:table-cell>
          <table:table-cell office:value-type="float" office:value="1477010449300000" calcext:value-type="float">
            <text:p>1477010449300000</text:p>
          </table:table-cell>
          <table:table-cell office:value-type="float" office:value="18.43092" calcext:value-type="float">
            <text:p>18.43092</text:p>
          </table:table-cell>
          <table:table-cell office:value-type="float" office:value="17.674" calcext:value-type="float">
            <text:p>17.674</text:p>
          </table:table-cell>
          <table:table-cell office:value-type="float" office:value="-2.938575" calcext:value-type="float">
            <text:p>-2.938575</text:p>
          </table:table-cell>
          <table:table-cell office:value-type="float" office:value="3.795682" calcext:value-type="float">
            <text:p>3.795682</text:p>
          </table:table-cell>
          <table:table-cell office:value-type="float" office:value="2.229599" calcext:value-type="float">
            <text:p>2.229599</text:p>
          </table:table-cell>
          <table:table-cell office:value-type="float" office:value="0.5498263" calcext:value-type="float">
            <text:p>0.54982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29413" calcext:value-type="float">
            <text:p>25.29413</text:p>
          </table:table-cell>
          <table:table-cell office:value-type="float" office:value="0.7633908" calcext:value-type="float">
            <text:p>0.7633908</text:p>
          </table:table-cell>
          <table:table-cell office:value-type="float" office:value="0.6723325" calcext:value-type="float">
            <text:p>0.6723325</text:p>
          </table:table-cell>
          <table:table-cell office:value-type="float" office:value="1477010449350000" calcext:value-type="float">
            <text:p>1477010449350000</text:p>
          </table:table-cell>
          <table:table-cell office:value-type="float" office:value="18.2814" calcext:value-type="float">
            <text:p>18.2814</text:p>
          </table:table-cell>
          <table:table-cell office:value-type="float" office:value="17.86174" calcext:value-type="float">
            <text:p>17.86174</text:p>
          </table:table-cell>
          <table:table-cell office:value-type="float" office:value="-3.042" calcext:value-type="float">
            <text:p>-3.042</text:p>
          </table:table-cell>
          <table:table-cell office:value-type="float" office:value="3.713717" calcext:value-type="float">
            <text:p>3.713717</text:p>
          </table:table-cell>
          <table:table-cell office:value-type="float" office:value="2.257091" calcext:value-type="float">
            <text:p>2.257091</text:p>
          </table:table-cell>
          <table:table-cell office:value-type="float" office:value="0.5496092" calcext:value-type="float">
            <text:p>0.5496092</text:p>
          </table:table-cell>
          <table:table-cell table:number-columns-repeated="8"/>
          <table:table-cell table:formula="of:=[.B129]*COS([.C129])" office:value-type="float" office:value="18.2749040422633" calcext:value-type="float">
            <text:p>18.2749040422633</text:p>
          </table:table-cell>
          <table:table-cell table:formula="of:=[.B129]*SIN([.C129])" office:value-type="float" office:value="17.487735551036" calcext:value-type="float">
            <text:p>17.48773555103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8.20938" calcext:value-type="float">
            <text:p>18.20938</text:p>
          </table:table-cell>
          <table:table-cell office:value-type="float" office:value="18.04608" calcext:value-type="float">
            <text:p>18.04608</text:p>
          </table:table-cell>
          <table:table-cell office:value-type="float" office:value="1477010449400000" calcext:value-type="float">
            <text:p>1477010449400000</text:p>
          </table:table-cell>
          <table:table-cell office:value-type="float" office:value="18.12677" calcext:value-type="float">
            <text:p>18.12677</text:p>
          </table:table-cell>
          <table:table-cell office:value-type="float" office:value="18.04531" calcext:value-type="float">
            <text:p>18.04531</text:p>
          </table:table-cell>
          <table:table-cell office:value-type="float" office:value="-3.143182" calcext:value-type="float">
            <text:p>-3.143182</text:p>
          </table:table-cell>
          <table:table-cell office:value-type="float" office:value="3.629063" calcext:value-type="float">
            <text:p>3.629063</text:p>
          </table:table-cell>
          <table:table-cell office:value-type="float" office:value="2.284571" calcext:value-type="float">
            <text:p>2.284571</text:p>
          </table:table-cell>
          <table:table-cell office:value-type="float" office:value="0.5493053" calcext:value-type="float">
            <text:p>0.54930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2084" calcext:value-type="float">
            <text:p>25.32084</text:p>
          </table:table-cell>
          <table:table-cell office:value-type="float" office:value="0.762942" calcext:value-type="float">
            <text:p>0.762942</text:p>
          </table:table-cell>
          <table:table-cell office:value-type="float" office:value="-0.09287384" calcext:value-type="float">
            <text:p>-0.09287384</text:p>
          </table:table-cell>
          <table:table-cell office:value-type="float" office:value="1477010449450000" calcext:value-type="float">
            <text:p>1477010449450000</text:p>
          </table:table-cell>
          <table:table-cell office:value-type="float" office:value="17.96714" calcext:value-type="float">
            <text:p>17.96714</text:p>
          </table:table-cell>
          <table:table-cell office:value-type="float" office:value="18.22458" calcext:value-type="float">
            <text:p>18.22458</text:p>
          </table:table-cell>
          <table:table-cell office:value-type="float" office:value="-3.24204" calcext:value-type="float">
            <text:p>-3.24204</text:p>
          </table:table-cell>
          <table:table-cell office:value-type="float" office:value="3.541796" calcext:value-type="float">
            <text:p>3.541796</text:p>
          </table:table-cell>
          <table:table-cell office:value-type="float" office:value="2.312037" calcext:value-type="float">
            <text:p>2.312037</text:p>
          </table:table-cell>
          <table:table-cell office:value-type="float" office:value="0.5489147" calcext:value-type="float">
            <text:p>0.5489147</text:p>
          </table:table-cell>
          <table:table-cell table:number-columns-repeated="8"/>
          <table:table-cell table:formula="of:=[.B131]*COS([.C131])" office:value-type="float" office:value="18.3020568473639" calcext:value-type="float">
            <text:p>18.3020568473639</text:p>
          </table:table-cell>
          <table:table-cell table:formula="of:=[.B131]*SIN([.C131])" office:value-type="float" office:value="17.4979899834655" calcext:value-type="float">
            <text:p>17.497989983465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7.90175" calcext:value-type="float">
            <text:p>17.90175</text:p>
          </table:table-cell>
          <table:table-cell office:value-type="float" office:value="18.21826" calcext:value-type="float">
            <text:p>18.21826</text:p>
          </table:table-cell>
          <table:table-cell office:value-type="float" office:value="1477010449500000" calcext:value-type="float">
            <text:p>1477010449500000</text:p>
          </table:table-cell>
          <table:table-cell office:value-type="float" office:value="17.80263" calcext:value-type="float">
            <text:p>17.80263</text:p>
          </table:table-cell>
          <table:table-cell office:value-type="float" office:value="18.39943" calcext:value-type="float">
            <text:p>18.39943</text:p>
          </table:table-cell>
          <table:table-cell office:value-type="float" office:value="-3.338496" calcext:value-type="float">
            <text:p>-3.338496</text:p>
          </table:table-cell>
          <table:table-cell office:value-type="float" office:value="3.451991" calcext:value-type="float">
            <text:p>3.451991</text:p>
          </table:table-cell>
          <table:table-cell office:value-type="float" office:value="2.339482" calcext:value-type="float">
            <text:p>2.339482</text:p>
          </table:table-cell>
          <table:table-cell office:value-type="float" office:value="0.5484374" calcext:value-type="float">
            <text:p>0.54843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6239" calcext:value-type="float">
            <text:p>26.16239</text:p>
          </table:table-cell>
          <table:table-cell office:value-type="float" office:value="0.7659556" calcext:value-type="float">
            <text:p>0.7659556</text:p>
          </table:table-cell>
          <table:table-cell office:value-type="float" office:value="0.152289" calcext:value-type="float">
            <text:p>0.152289</text:p>
          </table:table-cell>
          <table:table-cell office:value-type="float" office:value="1477010449550000" calcext:value-type="float">
            <text:p>1477010449550000</text:p>
          </table:table-cell>
          <table:table-cell office:value-type="float" office:value="17.63336" calcext:value-type="float">
            <text:p>17.63336</text:p>
          </table:table-cell>
          <table:table-cell office:value-type="float" office:value="18.56972" calcext:value-type="float">
            <text:p>18.56972</text:p>
          </table:table-cell>
          <table:table-cell office:value-type="float" office:value="-3.432473" calcext:value-type="float">
            <text:p>-3.432473</text:p>
          </table:table-cell>
          <table:table-cell office:value-type="float" office:value="3.359728" calcext:value-type="float">
            <text:p>3.359728</text:p>
          </table:table-cell>
          <table:table-cell office:value-type="float" office:value="2.366904" calcext:value-type="float">
            <text:p>2.366904</text:p>
          </table:table-cell>
          <table:table-cell office:value-type="float" office:value="0.5478735" calcext:value-type="float">
            <text:p>0.5478735</text:p>
          </table:table-cell>
          <table:table-cell table:number-columns-repeated="8"/>
          <table:table-cell table:formula="of:=[.B133]*COS([.C133])" office:value-type="float" office:value="18.855763994768" calcext:value-type="float">
            <text:p>18.855763994768</text:p>
          </table:table-cell>
          <table:table-cell table:formula="of:=[.B133]*SIN([.C133])" office:value-type="float" office:value="18.1364498920189" calcext:value-type="float">
            <text:p>18.136449892018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7.3845" calcext:value-type="float">
            <text:p>17.3845</text:p>
          </table:table-cell>
          <table:table-cell office:value-type="float" office:value="18.70391" calcext:value-type="float">
            <text:p>18.70391</text:p>
          </table:table-cell>
          <table:table-cell office:value-type="float" office:value="1477010449600000" calcext:value-type="float">
            <text:p>1477010449600000</text:p>
          </table:table-cell>
          <table:table-cell office:value-type="float" office:value="17.45946" calcext:value-type="float">
            <text:p>17.45946</text:p>
          </table:table-cell>
          <table:table-cell office:value-type="float" office:value="18.73533" calcext:value-type="float">
            <text:p>18.73533</text:p>
          </table:table-cell>
          <table:table-cell office:value-type="float" office:value="-3.5239" calcext:value-type="float">
            <text:p>-3.5239</text:p>
          </table:table-cell>
          <table:table-cell office:value-type="float" office:value="3.265092" calcext:value-type="float">
            <text:p>3.265092</text:p>
          </table:table-cell>
          <table:table-cell office:value-type="float" office:value="2.394298" calcext:value-type="float">
            <text:p>2.394298</text:p>
          </table:table-cell>
          <table:table-cell office:value-type="float" office:value="0.5472231" calcext:value-type="float">
            <text:p>0.54722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6798" calcext:value-type="float">
            <text:p>25.36798</text:p>
          </table:table-cell>
          <table:table-cell office:value-type="float" office:value="0.7933577" calcext:value-type="float">
            <text:p>0.7933577</text:p>
          </table:table-cell>
          <table:table-cell office:value-type="float" office:value="-0.2534287" calcext:value-type="float">
            <text:p>-0.2534287</text:p>
          </table:table-cell>
          <table:table-cell office:value-type="float" office:value="1477010449650000" calcext:value-type="float">
            <text:p>1477010449650000</text:p>
          </table:table-cell>
          <table:table-cell office:value-type="float" office:value="17.28105" calcext:value-type="float">
            <text:p>17.28105</text:p>
          </table:table-cell>
          <table:table-cell office:value-type="float" office:value="18.89616" calcext:value-type="float">
            <text:p>18.89616</text:p>
          </table:table-cell>
          <table:table-cell office:value-type="float" office:value="-3.612708" calcext:value-type="float">
            <text:p>-3.612708</text:p>
          </table:table-cell>
          <table:table-cell office:value-type="float" office:value="3.168166" calcext:value-type="float">
            <text:p>3.168166</text:p>
          </table:table-cell>
          <table:table-cell office:value-type="float" office:value="2.421659" calcext:value-type="float">
            <text:p>2.421659</text:p>
          </table:table-cell>
          <table:table-cell office:value-type="float" office:value="0.5464862" calcext:value-type="float">
            <text:p>0.5464862</text:p>
          </table:table-cell>
          <table:table-cell table:number-columns-repeated="8"/>
          <table:table-cell table:formula="of:=[.B135]*COS([.C135])" office:value-type="float" office:value="17.7945268353867" calcext:value-type="float">
            <text:p>17.7945268353867</text:p>
          </table:table-cell>
          <table:table-cell table:formula="of:=[.B135]*SIN([.C135])" office:value-type="float" office:value="18.0800780967645" calcext:value-type="float">
            <text:p>18.080078096764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7.1762" calcext:value-type="float">
            <text:p>17.1762</text:p>
          </table:table-cell>
          <table:table-cell office:value-type="float" office:value="18.88634" calcext:value-type="float">
            <text:p>18.88634</text:p>
          </table:table-cell>
          <table:table-cell office:value-type="float" office:value="1477010449700000" calcext:value-type="float">
            <text:p>1477010449700000</text:p>
          </table:table-cell>
          <table:table-cell office:value-type="float" office:value="17.09827" calcext:value-type="float">
            <text:p>17.09827</text:p>
          </table:table-cell>
          <table:table-cell office:value-type="float" office:value="19.05208" calcext:value-type="float">
            <text:p>19.05208</text:p>
          </table:table-cell>
          <table:table-cell office:value-type="float" office:value="-3.698831" calcext:value-type="float">
            <text:p>-3.698831</text:p>
          </table:table-cell>
          <table:table-cell office:value-type="float" office:value="3.06904" calcext:value-type="float">
            <text:p>3.06904</text:p>
          </table:table-cell>
          <table:table-cell office:value-type="float" office:value="2.448983" calcext:value-type="float">
            <text:p>2.448983</text:p>
          </table:table-cell>
          <table:table-cell office:value-type="float" office:value="0.5456631" calcext:value-type="float">
            <text:p>0.54566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00527" calcext:value-type="float">
            <text:p>26.00527</text:p>
          </table:table-cell>
          <table:table-cell office:value-type="float" office:value="0.8613676" calcext:value-type="float">
            <text:p>0.8613676</text:p>
          </table:table-cell>
          <table:table-cell office:value-type="float" office:value="-0.1640649" calcext:value-type="float">
            <text:p>-0.1640649</text:p>
          </table:table-cell>
          <table:table-cell office:value-type="float" office:value="1477010449750000" calcext:value-type="float">
            <text:p>1477010449750000</text:p>
          </table:table-cell>
          <table:table-cell office:value-type="float" office:value="16.91126" calcext:value-type="float">
            <text:p>16.91126</text:p>
          </table:table-cell>
          <table:table-cell office:value-type="float" office:value="19.20299" calcext:value-type="float">
            <text:p>19.20299</text:p>
          </table:table-cell>
          <table:table-cell office:value-type="float" office:value="-3.782209" calcext:value-type="float">
            <text:p>-3.782209</text:p>
          </table:table-cell>
          <table:table-cell office:value-type="float" office:value="2.967804" calcext:value-type="float">
            <text:p>2.967804</text:p>
          </table:table-cell>
          <table:table-cell office:value-type="float" office:value="2.476266" calcext:value-type="float">
            <text:p>2.476266</text:p>
          </table:table-cell>
          <table:table-cell office:value-type="float" office:value="0.5447538" calcext:value-type="float">
            <text:p>0.5447538</text:p>
          </table:table-cell>
          <table:table-cell table:number-columns-repeated="8"/>
          <table:table-cell table:formula="of:=[.B137]*COS([.C137])" office:value-type="float" office:value="16.9398441346828" calcext:value-type="float">
            <text:p>16.9398441346828</text:p>
          </table:table-cell>
          <table:table-cell table:formula="of:=[.B137]*SIN([.C137])" office:value-type="float" office:value="19.7310858410163" calcext:value-type="float">
            <text:p>19.731085841016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6.57341" calcext:value-type="float">
            <text:p>16.57341</text:p>
          </table:table-cell>
          <table:table-cell office:value-type="float" office:value="19.05196" calcext:value-type="float">
            <text:p>19.05196</text:p>
          </table:table-cell>
          <table:table-cell office:value-type="float" office:value="1477010449800000" calcext:value-type="float">
            <text:p>1477010449800000</text:p>
          </table:table-cell>
          <table:table-cell office:value-type="float" office:value="16.72015" calcext:value-type="float">
            <text:p>16.72015</text:p>
          </table:table-cell>
          <table:table-cell office:value-type="float" office:value="19.34878" calcext:value-type="float">
            <text:p>19.34878</text:p>
          </table:table-cell>
          <table:table-cell office:value-type="float" office:value="-3.862783" calcext:value-type="float">
            <text:p>-3.862783</text:p>
          </table:table-cell>
          <table:table-cell office:value-type="float" office:value="2.864551" calcext:value-type="float">
            <text:p>2.864551</text:p>
          </table:table-cell>
          <table:table-cell office:value-type="float" office:value="2.503504" calcext:value-type="float">
            <text:p>2.503504</text:p>
          </table:table-cell>
          <table:table-cell office:value-type="float" office:value="0.5437585" calcext:value-type="float">
            <text:p>0.54375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8898" calcext:value-type="float">
            <text:p>25.88898</text:p>
          </table:table-cell>
          <table:table-cell office:value-type="float" office:value="0.8963169" calcext:value-type="float">
            <text:p>0.8963169</text:p>
          </table:table-cell>
          <table:table-cell office:value-type="float" office:value="-0.5303225" calcext:value-type="float">
            <text:p>-0.5303225</text:p>
          </table:table-cell>
          <table:table-cell office:value-type="float" office:value="1477010449850000" calcext:value-type="float">
            <text:p>1477010449850000</text:p>
          </table:table-cell>
          <table:table-cell office:value-type="float" office:value="16.52509" calcext:value-type="float">
            <text:p>16.52509</text:p>
          </table:table-cell>
          <table:table-cell office:value-type="float" office:value="19.48937" calcext:value-type="float">
            <text:p>19.48937</text:p>
          </table:table-cell>
          <table:table-cell office:value-type="float" office:value="-3.940499" calcext:value-type="float">
            <text:p>-3.940499</text:p>
          </table:table-cell>
          <table:table-cell office:value-type="float" office:value="2.759375" calcext:value-type="float">
            <text:p>2.759375</text:p>
          </table:table-cell>
          <table:table-cell office:value-type="float" office:value="2.530692" calcext:value-type="float">
            <text:p>2.530692</text:p>
          </table:table-cell>
          <table:table-cell office:value-type="float" office:value="0.5426773" calcext:value-type="float">
            <text:p>0.5426773</text:p>
          </table:table-cell>
          <table:table-cell table:number-columns-repeated="8"/>
          <table:table-cell table:formula="of:=[.B139]*COS([.C139])" office:value-type="float" office:value="16.1674302703001" calcext:value-type="float">
            <text:p>16.1674302703001</text:p>
          </table:table-cell>
          <table:table-cell table:formula="of:=[.B139]*SIN([.C139])" office:value-type="float" office:value="20.2201257141341" calcext:value-type="float">
            <text:p>20.220125714134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6.23383" calcext:value-type="float">
            <text:p>16.23383</text:p>
          </table:table-cell>
          <table:table-cell office:value-type="float" office:value="19.61705" calcext:value-type="float">
            <text:p>19.61705</text:p>
          </table:table-cell>
          <table:table-cell office:value-type="float" office:value="1477010449900000" calcext:value-type="float">
            <text:p>1477010449900000</text:p>
          </table:table-cell>
          <table:table-cell office:value-type="float" office:value="16.32622" calcext:value-type="float">
            <text:p>16.32622</text:p>
          </table:table-cell>
          <table:table-cell office:value-type="float" office:value="19.62465" calcext:value-type="float">
            <text:p>19.62465</text:p>
          </table:table-cell>
          <table:table-cell office:value-type="float" office:value="-4.015308" calcext:value-type="float">
            <text:p>-4.015308</text:p>
          </table:table-cell>
          <table:table-cell office:value-type="float" office:value="2.652373" calcext:value-type="float">
            <text:p>2.652373</text:p>
          </table:table-cell>
          <table:table-cell office:value-type="float" office:value="2.557826" calcext:value-type="float">
            <text:p>2.557826</text:p>
          </table:table-cell>
          <table:table-cell office:value-type="float" office:value="0.5415104" calcext:value-type="float">
            <text:p>0.54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7864" calcext:value-type="float">
            <text:p>24.57864</text:p>
          </table:table-cell>
          <table:table-cell office:value-type="float" office:value="0.8382907" calcext:value-type="float">
            <text:p>0.8382907</text:p>
          </table:table-cell>
          <table:table-cell office:value-type="float" office:value="-0.8677002" calcext:value-type="float">
            <text:p>-0.8677002</text:p>
          </table:table-cell>
          <table:table-cell office:value-type="float" office:value="1477010449950000" calcext:value-type="float">
            <text:p>1477010449950000</text:p>
          </table:table-cell>
          <table:table-cell office:value-type="float" office:value="16.12368" calcext:value-type="float">
            <text:p>16.12368</text:p>
          </table:table-cell>
          <table:table-cell office:value-type="float" office:value="19.75453" calcext:value-type="float">
            <text:p>19.75453</text:p>
          </table:table-cell>
          <table:table-cell office:value-type="float" office:value="-4.087163" calcext:value-type="float">
            <text:p>-4.087163</text:p>
          </table:table-cell>
          <table:table-cell office:value-type="float" office:value="2.543645" calcext:value-type="float">
            <text:p>2.543645</text:p>
          </table:table-cell>
          <table:table-cell office:value-type="float" office:value="2.584901" calcext:value-type="float">
            <text:p>2.584901</text:p>
          </table:table-cell>
          <table:table-cell office:value-type="float" office:value="0.540258" calcext:value-type="float">
            <text:p>0.540258</text:p>
          </table:table-cell>
          <table:table-cell table:number-columns-repeated="8"/>
          <table:table-cell table:formula="of:=[.B141]*COS([.C141])" office:value-type="float" office:value="16.4365886760581" calcext:value-type="float">
            <text:p>16.4365886760581</text:p>
          </table:table-cell>
          <table:table-cell table:formula="of:=[.B141]*SIN([.C141])" office:value-type="float" office:value="18.2742468228838" calcext:value-type="float">
            <text:p>18.274246822883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5.92426" calcext:value-type="float">
            <text:p>15.92426</text:p>
          </table:table-cell>
          <table:table-cell office:value-type="float" office:value="19.87029" calcext:value-type="float">
            <text:p>19.87029</text:p>
          </table:table-cell>
          <table:table-cell office:value-type="float" office:value="1477010450000000" calcext:value-type="float">
            <text:p>1477010450000000</text:p>
          </table:table-cell>
          <table:table-cell office:value-type="float" office:value="15.91763" calcext:value-type="float">
            <text:p>15.91763</text:p>
          </table:table-cell>
          <table:table-cell office:value-type="float" office:value="19.87894" calcext:value-type="float">
            <text:p>19.87894</text:p>
          </table:table-cell>
          <table:table-cell office:value-type="float" office:value="-4.156022" calcext:value-type="float">
            <text:p>-4.156022</text:p>
          </table:table-cell>
          <table:table-cell office:value-type="float" office:value="2.433288" calcext:value-type="float">
            <text:p>2.433288</text:p>
          </table:table-cell>
          <table:table-cell office:value-type="float" office:value="2.611914" calcext:value-type="float">
            <text:p>2.611914</text:p>
          </table:table-cell>
          <table:table-cell office:value-type="float" office:value="0.5389203" calcext:value-type="float">
            <text:p>0.53892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15517" calcext:value-type="float">
            <text:p>25.15517</text:p>
          </table:table-cell>
          <table:table-cell office:value-type="float" office:value="0.8693717" calcext:value-type="float">
            <text:p>0.8693717</text:p>
          </table:table-cell>
          <table:table-cell office:value-type="float" office:value="-0.4224206" calcext:value-type="float">
            <text:p>-0.4224206</text:p>
          </table:table-cell>
          <table:table-cell office:value-type="float" office:value="1477010450050000" calcext:value-type="float">
            <text:p>1477010450050000</text:p>
          </table:table-cell>
          <table:table-cell office:value-type="float" office:value="15.70822" calcext:value-type="float">
            <text:p>15.70822</text:p>
          </table:table-cell>
          <table:table-cell office:value-type="float" office:value="19.99779" calcext:value-type="float">
            <text:p>19.99779</text:p>
          </table:table-cell>
          <table:table-cell office:value-type="float" office:value="-4.221847" calcext:value-type="float">
            <text:p>-4.221847</text:p>
          </table:table-cell>
          <table:table-cell office:value-type="float" office:value="2.321406" calcext:value-type="float">
            <text:p>2.321406</text:p>
          </table:table-cell>
          <table:table-cell office:value-type="float" office:value="2.63886" calcext:value-type="float">
            <text:p>2.63886</text:p>
          </table:table-cell>
          <table:table-cell office:value-type="float" office:value="0.5374975" calcext:value-type="float">
            <text:p>0.5374975</text:p>
          </table:table-cell>
          <table:table-cell table:number-columns-repeated="8"/>
          <table:table-cell table:formula="of:=[.B143]*COS([.C143])" office:value-type="float" office:value="16.2327984276245" calcext:value-type="float">
            <text:p>16.2327984276245</text:p>
          </table:table-cell>
          <table:table-cell table:formula="of:=[.B143]*SIN([.C143])" office:value-type="float" office:value="19.2166290732015" calcext:value-type="float">
            <text:p>19.216629073201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5.43319" calcext:value-type="float">
            <text:p>15.43319</text:p>
          </table:table-cell>
          <table:table-cell office:value-type="float" office:value="20.1836" calcext:value-type="float">
            <text:p>20.1836</text:p>
          </table:table-cell>
          <table:table-cell office:value-type="float" office:value="1477010450100000" calcext:value-type="float">
            <text:p>1477010450100000</text:p>
          </table:table-cell>
          <table:table-cell office:value-type="float" office:value="15.49559" calcext:value-type="float">
            <text:p>15.49559</text:p>
          </table:table-cell>
          <table:table-cell office:value-type="float" office:value="20.11101" calcext:value-type="float">
            <text:p>20.11101</text:p>
          </table:table-cell>
          <table:table-cell office:value-type="float" office:value="-4.284605" calcext:value-type="float">
            <text:p>-4.284605</text:p>
          </table:table-cell>
          <table:table-cell office:value-type="float" office:value="2.2081" calcext:value-type="float">
            <text:p>2.2081</text:p>
          </table:table-cell>
          <table:table-cell office:value-type="float" office:value="2.665735" calcext:value-type="float">
            <text:p>2.665735</text:p>
          </table:table-cell>
          <table:table-cell office:value-type="float" office:value="0.5359898" calcext:value-type="float">
            <text:p>0.53598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72646" calcext:value-type="float">
            <text:p>25.72646</text:p>
          </table:table-cell>
          <table:table-cell office:value-type="float" office:value="0.9782444" calcext:value-type="float">
            <text:p>0.9782444</text:p>
          </table:table-cell>
          <table:table-cell office:value-type="float" office:value="-0.7463289" calcext:value-type="float">
            <text:p>-0.7463289</text:p>
          </table:table-cell>
          <table:table-cell office:value-type="float" office:value="1477010450150000" calcext:value-type="float">
            <text:p>1477010450150000</text:p>
          </table:table-cell>
          <table:table-cell office:value-type="float" office:value="15.27991" calcext:value-type="float">
            <text:p>15.27991</text:p>
          </table:table-cell>
          <table:table-cell office:value-type="float" office:value="20.21853" calcext:value-type="float">
            <text:p>20.21853</text:p>
          </table:table-cell>
          <table:table-cell office:value-type="float" office:value="-4.344266" calcext:value-type="float">
            <text:p>-4.344266</text:p>
          </table:table-cell>
          <table:table-cell office:value-type="float" office:value="2.093474" calcext:value-type="float">
            <text:p>2.093474</text:p>
          </table:table-cell>
          <table:table-cell office:value-type="float" office:value="2.692535" calcext:value-type="float">
            <text:p>2.692535</text:p>
          </table:table-cell>
          <table:table-cell office:value-type="float" office:value="0.5343975" calcext:value-type="float">
            <text:p>0.5343975</text:p>
          </table:table-cell>
          <table:table-cell table:number-columns-repeated="8"/>
          <table:table-cell table:formula="of:=[.B145]*COS([.C145])" office:value-type="float" office:value="14.367705889069" calcext:value-type="float">
            <text:p>14.367705889069</text:p>
          </table:table-cell>
          <table:table-cell table:formula="of:=[.B145]*SIN([.C145])" office:value-type="float" office:value="21.3405663377712" calcext:value-type="float">
            <text:p>21.340566337771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5.20164" calcext:value-type="float">
            <text:p>15.20164</text:p>
          </table:table-cell>
          <table:table-cell office:value-type="float" office:value="20.43853" calcext:value-type="float">
            <text:p>20.43853</text:p>
          </table:table-cell>
          <table:table-cell office:value-type="float" office:value="1477010450200000" calcext:value-type="float">
            <text:p>1477010450200000</text:p>
          </table:table-cell>
          <table:table-cell office:value-type="float" office:value="15.06132" calcext:value-type="float">
            <text:p>15.06132</text:p>
          </table:table-cell>
          <table:table-cell office:value-type="float" office:value="20.32029" calcext:value-type="float">
            <text:p>20.32029</text:p>
          </table:table-cell>
          <table:table-cell office:value-type="float" office:value="-4.400804" calcext:value-type="float">
            <text:p>-4.400804</text:p>
          </table:table-cell>
          <table:table-cell office:value-type="float" office:value="1.977632" calcext:value-type="float">
            <text:p>1.977632</text:p>
          </table:table-cell>
          <table:table-cell office:value-type="float" office:value="2.719255" calcext:value-type="float">
            <text:p>2.719255</text:p>
          </table:table-cell>
          <table:table-cell office:value-type="float" office:value="0.5327207" calcext:value-type="float">
            <text:p>0.53272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81488" calcext:value-type="float">
            <text:p>24.81488</text:p>
          </table:table-cell>
          <table:table-cell office:value-type="float" office:value="0.9343931" calcext:value-type="float">
            <text:p>0.9343931</text:p>
          </table:table-cell>
          <table:table-cell office:value-type="float" office:value="-1.045395" calcext:value-type="float">
            <text:p>-1.045395</text:p>
          </table:table-cell>
          <table:table-cell office:value-type="float" office:value="1477010450250000" calcext:value-type="float">
            <text:p>1477010450250000</text:p>
          </table:table-cell>
          <table:table-cell office:value-type="float" office:value="14.83999" calcext:value-type="float">
            <text:p>14.83999</text:p>
          </table:table-cell>
          <table:table-cell office:value-type="float" office:value="20.41623" calcext:value-type="float">
            <text:p>20.41623</text:p>
          </table:table-cell>
          <table:table-cell office:value-type="float" office:value="-4.454198" calcext:value-type="float">
            <text:p>-4.454198</text:p>
          </table:table-cell>
          <table:table-cell office:value-type="float" office:value="1.860679" calcext:value-type="float">
            <text:p>1.860679</text:p>
          </table:table-cell>
          <table:table-cell office:value-type="float" office:value="2.745891" calcext:value-type="float">
            <text:p>2.745891</text:p>
          </table:table-cell>
          <table:table-cell office:value-type="float" office:value="0.5309599" calcext:value-type="float">
            <text:p>0.5309599</text:p>
          </table:table-cell>
          <table:table-cell table:number-columns-repeated="8"/>
          <table:table-cell table:formula="of:=[.B147]*COS([.C147])" office:value-type="float" office:value="14.7476476611125" calcext:value-type="float">
            <text:p>14.7476476611125</text:p>
          </table:table-cell>
          <table:table-cell table:formula="of:=[.B147]*SIN([.C147])" office:value-type="float" office:value="19.9570829000153" calcext:value-type="float">
            <text:p>19.957082900015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4.66649" calcext:value-type="float">
            <text:p>14.66649</text:p>
          </table:table-cell>
          <table:table-cell office:value-type="float" office:value="20.60881" calcext:value-type="float">
            <text:p>20.60881</text:p>
          </table:table-cell>
          <table:table-cell office:value-type="float" office:value="1477010450300000" calcext:value-type="float">
            <text:p>1477010450300000</text:p>
          </table:table-cell>
          <table:table-cell office:value-type="float" office:value="14.61607" calcext:value-type="float">
            <text:p>14.61607</text:p>
          </table:table-cell>
          <table:table-cell office:value-type="float" office:value="20.5063" calcext:value-type="float">
            <text:p>20.5063</text:p>
          </table:table-cell>
          <table:table-cell office:value-type="float" office:value="-4.504432" calcext:value-type="float">
            <text:p>-4.504432</text:p>
          </table:table-cell>
          <table:table-cell office:value-type="float" office:value="1.742721" calcext:value-type="float">
            <text:p>1.742721</text:p>
          </table:table-cell>
          <table:table-cell office:value-type="float" office:value="2.772439" calcext:value-type="float">
            <text:p>2.772439</text:p>
          </table:table-cell>
          <table:table-cell office:value-type="float" office:value="0.5291152" calcext:value-type="float">
            <text:p>0.52911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15355" calcext:value-type="float">
            <text:p>25.15355</text:p>
          </table:table-cell>
          <table:table-cell office:value-type="float" office:value="0.9881223" calcext:value-type="float">
            <text:p>0.9881223</text:p>
          </table:table-cell>
          <table:table-cell office:value-type="float" office:value="-1.296024" calcext:value-type="float">
            <text:p>-1.296024</text:p>
          </table:table-cell>
          <table:table-cell office:value-type="float" office:value="1477010450350000" calcext:value-type="float">
            <text:p>1477010450350000</text:p>
          </table:table-cell>
          <table:table-cell office:value-type="float" office:value="14.38972" calcext:value-type="float">
            <text:p>14.38972</text:p>
          </table:table-cell>
          <table:table-cell office:value-type="float" office:value="20.59044" calcext:value-type="float">
            <text:p>20.59044</text:p>
          </table:table-cell>
          <table:table-cell office:value-type="float" office:value="-4.551492" calcext:value-type="float">
            <text:p>-4.551492</text:p>
          </table:table-cell>
          <table:table-cell office:value-type="float" office:value="1.623862" calcext:value-type="float">
            <text:p>1.623862</text:p>
          </table:table-cell>
          <table:table-cell office:value-type="float" office:value="2.798894" calcext:value-type="float">
            <text:p>2.798894</text:p>
          </table:table-cell>
          <table:table-cell office:value-type="float" office:value="0.527187" calcext:value-type="float">
            <text:p>0.527187</text:p>
          </table:table-cell>
          <table:table-cell table:number-columns-repeated="8"/>
          <table:table-cell table:formula="of:=[.B149]*COS([.C149])" office:value-type="float" office:value="13.8409596822789" calcext:value-type="float">
            <text:p>13.8409596822789</text:p>
          </table:table-cell>
          <table:table-cell table:formula="of:=[.B149]*SIN([.C149])" office:value-type="float" office:value="21.0030691251548" calcext:value-type="float">
            <text:p>21.003069125154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4.05209" calcext:value-type="float">
            <text:p>14.05209</text:p>
          </table:table-cell>
          <table:table-cell office:value-type="float" office:value="20.59237" calcext:value-type="float">
            <text:p>20.59237</text:p>
          </table:table-cell>
          <table:table-cell office:value-type="float" office:value="1477010450400000" calcext:value-type="float">
            <text:p>1477010450400000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20.66863" calcext:value-type="float">
            <text:p>20.66863</text:p>
          </table:table-cell>
          <table:table-cell office:value-type="float" office:value="-4.59537" calcext:value-type="float">
            <text:p>-4.59537</text:p>
          </table:table-cell>
          <table:table-cell office:value-type="float" office:value="1.504208" calcext:value-type="float">
            <text:p>1.504208</text:p>
          </table:table-cell>
          <table:table-cell office:value-type="float" office:value="2.825254" calcext:value-type="float">
            <text:p>2.825254</text:p>
          </table:table-cell>
          <table:table-cell office:value-type="float" office:value="0.5251755" calcext:value-type="float">
            <text:p>0.52517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2362" calcext:value-type="float">
            <text:p>25.02362</text:p>
          </table:table-cell>
          <table:table-cell office:value-type="float" office:value="0.9855468" calcext:value-type="float">
            <text:p>0.9855468</text:p>
          </table:table-cell>
          <table:table-cell office:value-type="float" office:value="-1.500105" calcext:value-type="float">
            <text:p>-1.500105</text:p>
          </table:table-cell>
          <table:table-cell office:value-type="float" office:value="1477010450450000" calcext:value-type="float">
            <text:p>1477010450450000</text:p>
          </table:table-cell>
          <table:table-cell office:value-type="float" office:value="13.93037" calcext:value-type="float">
            <text:p>13.93037</text:p>
          </table:table-cell>
          <table:table-cell office:value-type="float" office:value="20.74081" calcext:value-type="float">
            <text:p>20.74081</text:p>
          </table:table-cell>
          <table:table-cell office:value-type="float" office:value="-4.636061" calcext:value-type="float">
            <text:p>-4.636061</text:p>
          </table:table-cell>
          <table:table-cell office:value-type="float" office:value="1.383865" calcext:value-type="float">
            <text:p>1.383865</text:p>
          </table:table-cell>
          <table:table-cell office:value-type="float" office:value="2.851512" calcext:value-type="float">
            <text:p>2.851512</text:p>
          </table:table-cell>
          <table:table-cell office:value-type="float" office:value="0.5230811" calcext:value-type="float">
            <text:p>0.5230811</text:p>
          </table:table-cell>
          <table:table-cell table:number-columns-repeated="8"/>
          <table:table-cell table:formula="of:=[.B151]*COS([.C151])" office:value-type="float" office:value="13.8232328287999" calcext:value-type="float">
            <text:p>13.8232328287999</text:p>
          </table:table-cell>
          <table:table-cell table:formula="of:=[.B151]*SIN([.C151])" office:value-type="float" office:value="20.8590458090774" calcext:value-type="float">
            <text:p>20.859045809077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3.46865" calcext:value-type="float">
            <text:p>13.46865</text:p>
          </table:table-cell>
          <table:table-cell office:value-type="float" office:value="20.72533" calcext:value-type="float">
            <text:p>20.72533</text:p>
          </table:table-cell>
          <table:table-cell office:value-type="float" office:value="1477010450500000" calcext:value-type="float">
            <text:p>1477010450500000</text:p>
          </table:table-cell>
          <table:table-cell office:value-type="float" office:value="13.69769" calcext:value-type="float">
            <text:p>13.69769</text:p>
          </table:table-cell>
          <table:table-cell office:value-type="float" office:value="20.80697" calcext:value-type="float">
            <text:p>20.80697</text:p>
          </table:table-cell>
          <table:table-cell office:value-type="float" office:value="-4.673567" calcext:value-type="float">
            <text:p>-4.673567</text:p>
          </table:table-cell>
          <table:table-cell office:value-type="float" office:value="1.262937" calcext:value-type="float">
            <text:p>1.262937</text:p>
          </table:table-cell>
          <table:table-cell office:value-type="float" office:value="2.877667" calcext:value-type="float">
            <text:p>2.877667</text:p>
          </table:table-cell>
          <table:table-cell office:value-type="float" office:value="0.5209041" calcext:value-type="float">
            <text:p>0.52090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66558" calcext:value-type="float">
            <text:p>24.66558</text:p>
          </table:table-cell>
          <table:table-cell office:value-type="float" office:value="0.9757481" calcext:value-type="float">
            <text:p>0.9757481</text:p>
          </table:table-cell>
          <table:table-cell office:value-type="float" office:value="-2.009127" calcext:value-type="float">
            <text:p>-2.009127</text:p>
          </table:table-cell>
          <table:table-cell office:value-type="float" office:value="1477010450550000" calcext:value-type="float">
            <text:p>1477010450550000</text:p>
          </table:table-cell>
          <table:table-cell office:value-type="float" office:value="13.46322" calcext:value-type="float">
            <text:p>13.46322</text:p>
          </table:table-cell>
          <table:table-cell office:value-type="float" office:value="20.86706" calcext:value-type="float">
            <text:p>20.86706</text:p>
          </table:table-cell>
          <table:table-cell office:value-type="float" office:value="-4.707889" calcext:value-type="float">
            <text:p>-4.707889</text:p>
          </table:table-cell>
          <table:table-cell office:value-type="float" office:value="1.141531" calcext:value-type="float">
            <text:p>1.141531</text:p>
          </table:table-cell>
          <table:table-cell office:value-type="float" office:value="2.903712" calcext:value-type="float">
            <text:p>2.903712</text:p>
          </table:table-cell>
          <table:table-cell office:value-type="float" office:value="0.5186448" calcext:value-type="float">
            <text:p>0.5186448</text:p>
          </table:table-cell>
          <table:table-cell table:number-columns-repeated="8"/>
          <table:table-cell table:formula="of:=[.B153]*COS([.C153])" office:value-type="float" office:value="13.8262586260232" calcext:value-type="float">
            <text:p>13.8262586260232</text:p>
          </table:table-cell>
          <table:table-cell table:formula="of:=[.B153]*SIN([.C153])" office:value-type="float" office:value="20.4260962776229" calcext:value-type="float">
            <text:p>20.426096277622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3.10723" calcext:value-type="float">
            <text:p>13.10723</text:p>
          </table:table-cell>
          <table:table-cell office:value-type="float" office:value="20.8294" calcext:value-type="float">
            <text:p>20.8294</text:p>
          </table:table-cell>
          <table:table-cell office:value-type="float" office:value="1477010450600000" calcext:value-type="float">
            <text:p>1477010450600000</text:p>
          </table:table-cell>
          <table:table-cell office:value-type="float" office:value="13.22711" calcext:value-type="float">
            <text:p>13.22711</text:p>
          </table:table-cell>
          <table:table-cell office:value-type="float" office:value="20.92108" calcext:value-type="float">
            <text:p>20.92108</text:p>
          </table:table-cell>
          <table:table-cell office:value-type="float" office:value="-4.739038" calcext:value-type="float">
            <text:p>-4.739038</text:p>
          </table:table-cell>
          <table:table-cell office:value-type="float" office:value="1.019748" calcext:value-type="float">
            <text:p>1.019748</text:p>
          </table:table-cell>
          <table:table-cell office:value-type="float" office:value="2.929644" calcext:value-type="float">
            <text:p>2.929644</text:p>
          </table:table-cell>
          <table:table-cell office:value-type="float" office:value="0.5163036" calcext:value-type="float">
            <text:p>0.51630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7332" calcext:value-type="float">
            <text:p>24.97332</text:p>
          </table:table-cell>
          <table:table-cell office:value-type="float" office:value="1.010729" calcext:value-type="float">
            <text:p>1.010729</text:p>
          </table:table-cell>
          <table:table-cell office:value-type="float" office:value="-1.834265" calcext:value-type="float">
            <text:p>-1.834265</text:p>
          </table:table-cell>
          <table:table-cell office:value-type="float" office:value="1477010450650000" calcext:value-type="float">
            <text:p>1477010450650000</text:p>
          </table:table-cell>
          <table:table-cell office:value-type="float" office:value="12.98953" calcext:value-type="float">
            <text:p>12.98953</text:p>
          </table:table-cell>
          <table:table-cell office:value-type="float" office:value="20.96901" calcext:value-type="float">
            <text:p>20.96901</text:p>
          </table:table-cell>
          <table:table-cell office:value-type="float" office:value="-4.767024" calcext:value-type="float">
            <text:p>-4.767024</text:p>
          </table:table-cell>
          <table:table-cell office:value-type="float" office:value="0.8976939" calcext:value-type="float">
            <text:p>0.8976939</text:p>
          </table:table-cell>
          <table:table-cell office:value-type="float" office:value="2.955459" calcext:value-type="float">
            <text:p>2.955459</text:p>
          </table:table-cell>
          <table:table-cell office:value-type="float" office:value="0.5138809" calcext:value-type="float">
            <text:p>0.5138809</text:p>
          </table:table-cell>
          <table:table-cell table:number-columns-repeated="8"/>
          <table:table-cell table:formula="of:=[.B155]*COS([.C155])" office:value-type="float" office:value="13.2669074225656" calcext:value-type="float">
            <text:p>13.2669074225656</text:p>
          </table:table-cell>
          <table:table-cell table:formula="of:=[.B155]*SIN([.C155])" office:value-type="float" office:value="21.1578798385725" calcext:value-type="float">
            <text:p>21.157879838572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2.87291" calcext:value-type="float">
            <text:p>12.87291</text:p>
          </table:table-cell>
          <table:table-cell office:value-type="float" office:value="21.05917" calcext:value-type="float">
            <text:p>21.05917</text:p>
          </table:table-cell>
          <table:table-cell office:value-type="float" office:value="1477010450700000" calcext:value-type="float">
            <text:p>1477010450700000</text:p>
          </table:table-cell>
          <table:table-cell office:value-type="float" office:value="12.75063" calcext:value-type="float">
            <text:p>12.75063</text:p>
          </table:table-cell>
          <table:table-cell office:value-type="float" office:value="21.01082" calcext:value-type="float">
            <text:p>21.01082</text:p>
          </table:table-cell>
          <table:table-cell office:value-type="float" office:value="-4.791865" calcext:value-type="float">
            <text:p>-4.791865</text:p>
          </table:table-cell>
          <table:table-cell office:value-type="float" office:value="0.7754692" calcext:value-type="float">
            <text:p>0.7754692</text:p>
          </table:table-cell>
          <table:table-cell office:value-type="float" office:value="2.981153" calcext:value-type="float">
            <text:p>2.981153</text:p>
          </table:table-cell>
          <table:table-cell office:value-type="float" office:value="0.5113771" calcext:value-type="float">
            <text:p>0.51137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4255" calcext:value-type="float">
            <text:p>24.54255</text:p>
          </table:table-cell>
          <table:table-cell office:value-type="float" office:value="1.082333" calcext:value-type="float">
            <text:p>1.082333</text:p>
          </table:table-cell>
          <table:table-cell office:value-type="float" office:value="-2.030693" calcext:value-type="float">
            <text:p>-2.030693</text:p>
          </table:table-cell>
          <table:table-cell office:value-type="float" office:value="1477010450750000" calcext:value-type="float">
            <text:p>1477010450750000</text:p>
          </table:table-cell>
          <table:table-cell office:value-type="float" office:value="12.51056" calcext:value-type="float">
            <text:p>12.51056</text:p>
          </table:table-cell>
          <table:table-cell office:value-type="float" office:value="21.04653" calcext:value-type="float">
            <text:p>21.04653</text:p>
          </table:table-cell>
          <table:table-cell office:value-type="float" office:value="-4.813579" calcext:value-type="float">
            <text:p>-4.813579</text:p>
          </table:table-cell>
          <table:table-cell office:value-type="float" office:value="0.6531754" calcext:value-type="float">
            <text:p>0.6531754</text:p>
          </table:table-cell>
          <table:table-cell office:value-type="float" office:value="3.006722" calcext:value-type="float">
            <text:p>3.006722</text:p>
          </table:table-cell>
          <table:table-cell office:value-type="float" office:value="0.5087925" calcext:value-type="float">
            <text:p>0.5087925</text:p>
          </table:table-cell>
          <table:table-cell table:number-columns-repeated="8"/>
          <table:table-cell table:formula="of:=[.B157]*COS([.C157])" office:value-type="float" office:value="11.5170695728886" calcext:value-type="float">
            <text:p>11.5170695728886</text:p>
          </table:table-cell>
          <table:table-cell table:formula="of:=[.B157]*SIN([.C157])" office:value-type="float" office:value="21.6724218525698" calcext:value-type="float">
            <text:p>21.672421852569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2.2062" calcext:value-type="float">
            <text:p>12.2062</text:p>
          </table:table-cell>
          <table:table-cell office:value-type="float" office:value="21.11" calcext:value-type="float">
            <text:p>21.11</text:p>
          </table:table-cell>
          <table:table-cell office:value-type="float" office:value="1477010450800000" calcext:value-type="float">
            <text:p>1477010450800000</text:p>
          </table:table-cell>
          <table:table-cell office:value-type="float" office:value="12.26949" calcext:value-type="float">
            <text:p>12.26949</text:p>
          </table:table-cell>
          <table:table-cell office:value-type="float" office:value="21.07612" calcext:value-type="float">
            <text:p>21.07612</text:p>
          </table:table-cell>
          <table:table-cell office:value-type="float" office:value="-4.832191" calcext:value-type="float">
            <text:p>-4.832191</text:p>
          </table:table-cell>
          <table:table-cell office:value-type="float" office:value="0.5309122" calcext:value-type="float">
            <text:p>0.5309122</text:p>
          </table:table-cell>
          <table:table-cell office:value-type="float" office:value="3.032162" calcext:value-type="float">
            <text:p>3.032162</text:p>
          </table:table-cell>
          <table:table-cell office:value-type="float" office:value="0.5061275" calcext:value-type="float">
            <text:p>0.50612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47236" calcext:value-type="float">
            <text:p>24.47236</text:p>
          </table:table-cell>
          <table:table-cell office:value-type="float" office:value="1.040121" calcext:value-type="float">
            <text:p>1.040121</text:p>
          </table:table-cell>
          <table:table-cell office:value-type="float" office:value="-2.241985" calcext:value-type="float">
            <text:p>-2.241985</text:p>
          </table:table-cell>
          <table:table-cell office:value-type="float" office:value="1477010450850000" calcext:value-type="float">
            <text:p>1477010450850000</text:p>
          </table:table-cell>
          <table:table-cell office:value-type="float" office:value="12.02757" calcext:value-type="float">
            <text:p>12.02757</text:p>
          </table:table-cell>
          <table:table-cell office:value-type="float" office:value="21.09961" calcext:value-type="float">
            <text:p>21.09961</text:p>
          </table:table-cell>
          <table:table-cell office:value-type="float" office:value="-4.847729" calcext:value-type="float">
            <text:p>-4.847729</text:p>
          </table:table-cell>
          <table:table-cell office:value-type="float" office:value="0.4087779" calcext:value-type="float">
            <text:p>0.4087779</text:p>
          </table:table-cell>
          <table:table-cell office:value-type="float" office:value="3.057468" calcext:value-type="float">
            <text:p>3.057468</text:p>
          </table:table-cell>
          <table:table-cell office:value-type="float" office:value="0.5033826" calcext:value-type="float">
            <text:p>0.5033826</text:p>
          </table:table-cell>
          <table:table-cell table:number-columns-repeated="8"/>
          <table:table-cell table:formula="of:=[.B159]*COS([.C159])" office:value-type="float" office:value="12.3858505705376" calcext:value-type="float">
            <text:p>12.3858505705376</text:p>
          </table:table-cell>
          <table:table-cell table:formula="of:=[.B159]*SIN([.C159])" office:value-type="float" office:value="21.1065655570468" calcext:value-type="float">
            <text:p>21.106565557046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1.68143" calcext:value-type="float">
            <text:p>11.68143</text:p>
          </table:table-cell>
          <table:table-cell office:value-type="float" office:value="20.86511" calcext:value-type="float">
            <text:p>20.86511</text:p>
          </table:table-cell>
          <table:table-cell office:value-type="float" office:value="1477010450900000" calcext:value-type="float">
            <text:p>1477010450900000</text:p>
          </table:table-cell>
          <table:table-cell office:value-type="float" office:value="11.78496" calcext:value-type="float">
            <text:p>11.78496</text:p>
          </table:table-cell>
          <table:table-cell office:value-type="float" office:value="21.117" calcext:value-type="float">
            <text:p>21.117</text:p>
          </table:table-cell>
          <table:table-cell office:value-type="float" office:value="-4.860224" calcext:value-type="float">
            <text:p>-4.860224</text:p>
          </table:table-cell>
          <table:table-cell office:value-type="float" office:value="0.2868691" calcext:value-type="float">
            <text:p>0.2868691</text:p>
          </table:table-cell>
          <table:table-cell office:value-type="float" office:value="3.082637" calcext:value-type="float">
            <text:p>3.082637</text:p>
          </table:table-cell>
          <table:table-cell office:value-type="float" office:value="0.5005583" calcext:value-type="float">
            <text:p>0.50055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6708" calcext:value-type="float">
            <text:p>23.6708</text:p>
          </table:table-cell>
          <table:table-cell office:value-type="float" office:value="1.062204" calcext:value-type="float">
            <text:p>1.062204</text:p>
          </table:table-cell>
          <table:table-cell office:value-type="float" office:value="-2.414893" calcext:value-type="float">
            <text:p>-2.414893</text:p>
          </table:table-cell>
          <table:table-cell office:value-type="float" office:value="1477010450950000" calcext:value-type="float">
            <text:p>1477010450950000</text:p>
          </table:table-cell>
          <table:table-cell office:value-type="float" office:value="11.54179" calcext:value-type="float">
            <text:p>11.54179</text:p>
          </table:table-cell>
          <table:table-cell office:value-type="float" office:value="21.1283" calcext:value-type="float">
            <text:p>21.1283</text:p>
          </table:table-cell>
          <table:table-cell office:value-type="float" office:value="-4.869711" calcext:value-type="float">
            <text:p>-4.869711</text:p>
          </table:table-cell>
          <table:table-cell office:value-type="float" office:value="0.1652807" calcext:value-type="float">
            <text:p>0.1652807</text:p>
          </table:table-cell>
          <table:table-cell office:value-type="float" office:value="3.107665" calcext:value-type="float">
            <text:p>3.107665</text:p>
          </table:table-cell>
          <table:table-cell office:value-type="float" office:value="0.4976549" calcext:value-type="float">
            <text:p>0.4976549</text:p>
          </table:table-cell>
          <table:table-cell table:number-columns-repeated="8"/>
          <table:table-cell table:formula="of:=[.B161]*COS([.C161])" office:value-type="float" office:value="11.5264540338698" calcext:value-type="float">
            <text:p>11.5264540338698</text:p>
          </table:table-cell>
          <table:table-cell table:formula="of:=[.B161]*SIN([.C161])" office:value-type="float" office:value="20.6748066507304" calcext:value-type="float">
            <text:p>20.674806650730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1.36299" calcext:value-type="float">
            <text:p>11.36299</text:p>
          </table:table-cell>
          <table:table-cell office:value-type="float" office:value="21.06885" calcext:value-type="float">
            <text:p>21.06885</text:p>
          </table:table-cell>
          <table:table-cell office:value-type="float" office:value="1477010451000000" calcext:value-type="float">
            <text:p>1477010451000000</text:p>
          </table:table-cell>
          <table:table-cell office:value-type="float" office:value="11.29823" calcext:value-type="float">
            <text:p>11.29823</text:p>
          </table:table-cell>
          <table:table-cell office:value-type="float" office:value="21.13353" calcext:value-type="float">
            <text:p>21.13353</text:p>
          </table:table-cell>
          <table:table-cell office:value-type="float" office:value="-4.876229" calcext:value-type="float">
            <text:p>-4.876229</text:p>
          </table:table-cell>
          <table:table-cell office:value-type="float" office:value="0.04410566" calcext:value-type="float">
            <text:p>0.04410566</text:p>
          </table:table-cell>
          <table:table-cell office:value-type="float" office:value="3.132548" calcext:value-type="float">
            <text:p>3.132548</text:p>
          </table:table-cell>
          <table:table-cell office:value-type="float" office:value="0.4946729" calcext:value-type="float">
            <text:p>0.49467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0852" calcext:value-type="float">
            <text:p>23.10852</text:p>
          </table:table-cell>
          <table:table-cell office:value-type="float" office:value="1.09641" calcext:value-type="float">
            <text:p>1.09641</text:p>
          </table:table-cell>
          <table:table-cell office:value-type="float" office:value="-2.608439" calcext:value-type="float">
            <text:p>-2.608439</text:p>
          </table:table-cell>
          <table:table-cell office:value-type="float" office:value="1477010451050000" calcext:value-type="float">
            <text:p>1477010451050000</text:p>
          </table:table-cell>
          <table:table-cell office:value-type="float" office:value="11.05441" calcext:value-type="float">
            <text:p>11.05441</text:p>
          </table:table-cell>
          <table:table-cell office:value-type="float" office:value="21.13272" calcext:value-type="float">
            <text:p>21.13272</text:p>
          </table:table-cell>
          <table:table-cell office:value-type="float" office:value="-4.879818" calcext:value-type="float">
            <text:p>-4.879818</text:p>
          </table:table-cell>
          <table:table-cell office:value-type="float" office:value="-0.07656505" calcext:value-type="float">
            <text:p>-0.07656505</text:p>
          </table:table-cell>
          <table:table-cell office:value-type="float" office:value="3.157282" calcext:value-type="float">
            <text:p>3.157282</text:p>
          </table:table-cell>
          <table:table-cell office:value-type="float" office:value="0.4916128" calcext:value-type="float">
            <text:p>0.4916128</text:p>
          </table:table-cell>
          <table:table-cell table:number-columns-repeated="8"/>
          <table:table-cell table:formula="of:=[.B163]*COS([.C163])" office:value-type="float" office:value="10.5558015333764" calcext:value-type="float">
            <text:p>10.5558015333764</text:p>
          </table:table-cell>
          <table:table-cell table:formula="of:=[.B163]*SIN([.C163])" office:value-type="float" office:value="20.5567203264131" calcext:value-type="float">
            <text:p>20.556720326413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0.89027" calcext:value-type="float">
            <text:p>10.89027</text:p>
          </table:table-cell>
          <table:table-cell office:value-type="float" office:value="20.92695" calcext:value-type="float">
            <text:p>20.92695</text:p>
          </table:table-cell>
          <table:table-cell office:value-type="float" office:value="1477010451100000" calcext:value-type="float">
            <text:p>1477010451100000</text:p>
          </table:table-cell>
          <table:table-cell office:value-type="float" office:value="10.81049" calcext:value-type="float">
            <text:p>10.81049</text:p>
          </table:table-cell>
          <table:table-cell office:value-type="float" office:value="21.12589" calcext:value-type="float">
            <text:p>21.12589</text:p>
          </table:table-cell>
          <table:table-cell office:value-type="float" office:value="-4.880526" calcext:value-type="float">
            <text:p>-4.880526</text:p>
          </table:table-cell>
          <table:table-cell office:value-type="float" office:value="-0.1966426" calcext:value-type="float">
            <text:p>-0.1966426</text:p>
          </table:table-cell>
          <table:table-cell office:value-type="float" office:value="3.181862" calcext:value-type="float">
            <text:p>3.181862</text:p>
          </table:table-cell>
          <table:table-cell office:value-type="float" office:value="0.488475" calcext:value-type="float">
            <text:p>0.4884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32606" calcext:value-type="float">
            <text:p>23.32606</text:p>
          </table:table-cell>
          <table:table-cell office:value-type="float" office:value="1.160452" calcext:value-type="float">
            <text:p>1.160452</text:p>
          </table:table-cell>
          <table:table-cell office:value-type="float" office:value="-2.318841" calcext:value-type="float">
            <text:p>-2.318841</text:p>
          </table:table-cell>
          <table:table-cell office:value-type="float" office:value="1477010451150000" calcext:value-type="float">
            <text:p>1477010451150000</text:p>
          </table:table-cell>
          <table:table-cell office:value-type="float" office:value="10.56661" calcext:value-type="float">
            <text:p>10.56661</text:p>
          </table:table-cell>
          <table:table-cell office:value-type="float" office:value="21.11308" calcext:value-type="float">
            <text:p>21.11308</text:p>
          </table:table-cell>
          <table:table-cell office:value-type="float" office:value="-4.878398" calcext:value-type="float">
            <text:p>-4.878398</text:p>
          </table:table-cell>
          <table:table-cell office:value-type="float" office:value="-0.3160405" calcext:value-type="float">
            <text:p>-0.3160405</text:p>
          </table:table-cell>
          <table:table-cell office:value-type="float" office:value="3.206286" calcext:value-type="float">
            <text:p>3.206286</text:p>
          </table:table-cell>
          <table:table-cell office:value-type="float" office:value="0.4852602" calcext:value-type="float">
            <text:p>0.4852602</text:p>
          </table:table-cell>
          <table:table-cell table:number-columns-repeated="8"/>
          <table:table-cell table:formula="of:=[.B165]*COS([.C165])" office:value-type="float" office:value="9.30535066932977" calcext:value-type="float">
            <text:p>9.30535066932977</text:p>
          </table:table-cell>
          <table:table-cell table:formula="of:=[.B165]*SIN([.C165])" office:value-type="float" office:value="21.3896125267477" calcext:value-type="float">
            <text:p>21.389612526747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0.18897" calcext:value-type="float">
            <text:p>10.18897</text:p>
          </table:table-cell>
          <table:table-cell office:value-type="float" office:value="21.20896" calcext:value-type="float">
            <text:p>21.20896</text:p>
          </table:table-cell>
          <table:table-cell office:value-type="float" office:value="1477010451200000" calcext:value-type="float">
            <text:p>1477010451200000</text:p>
          </table:table-cell>
          <table:table-cell office:value-type="float" office:value="10.32291" calcext:value-type="float">
            <text:p>10.32291</text:p>
          </table:table-cell>
          <table:table-cell office:value-type="float" office:value="21.09432" calcext:value-type="float">
            <text:p>21.09432</text:p>
          </table:table-cell>
          <table:table-cell office:value-type="float" office:value="-4.873488" calcext:value-type="float">
            <text:p>-4.873488</text:p>
          </table:table-cell>
          <table:table-cell office:value-type="float" office:value="-0.4346744" calcext:value-type="float">
            <text:p>-0.4346744</text:p>
          </table:table-cell>
          <table:table-cell office:value-type="float" office:value="3.230549" calcext:value-type="float">
            <text:p>3.230549</text:p>
          </table:table-cell>
          <table:table-cell office:value-type="float" office:value="0.4819687" calcext:value-type="float">
            <text:p>0.48196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51575" calcext:value-type="float">
            <text:p>23.51575</text:p>
          </table:table-cell>
          <table:table-cell office:value-type="float" office:value="1.132521" calcext:value-type="float">
            <text:p>1.132521</text:p>
          </table:table-cell>
          <table:table-cell office:value-type="float" office:value="-2.697811" calcext:value-type="float">
            <text:p>-2.697811</text:p>
          </table:table-cell>
          <table:table-cell office:value-type="float" office:value="1477010451250000" calcext:value-type="float">
            <text:p>1477010451250000</text:p>
          </table:table-cell>
          <table:table-cell office:value-type="float" office:value="10.07952" calcext:value-type="float">
            <text:p>10.07952</text:p>
          </table:table-cell>
          <table:table-cell office:value-type="float" office:value="21.06966" calcext:value-type="float">
            <text:p>21.06966</text:p>
          </table:table-cell>
          <table:table-cell office:value-type="float" office:value="-4.86585" calcext:value-type="float">
            <text:p>-4.86585</text:p>
          </table:table-cell>
          <table:table-cell office:value-type="float" office:value="-0.5524629" calcext:value-type="float">
            <text:p>-0.5524629</text:p>
          </table:table-cell>
          <table:table-cell office:value-type="float" office:value="3.254647" calcext:value-type="float">
            <text:p>3.254647</text:p>
          </table:table-cell>
          <table:table-cell office:value-type="float" office:value="0.4786011" calcext:value-type="float">
            <text:p>0.4786011</text:p>
          </table:table-cell>
          <table:table-cell table:number-columns-repeated="8"/>
          <table:table-cell table:formula="of:=[.B167]*COS([.C167])" office:value-type="float" office:value="9.97957709845145" calcext:value-type="float">
            <text:p>9.97957709845145</text:p>
          </table:table-cell>
          <table:table-cell table:formula="of:=[.B167]*SIN([.C167])" office:value-type="float" office:value="21.2931570932674" calcext:value-type="float">
            <text:p>21.293157093267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9.996342" calcext:value-type="float">
            <text:p>9.996342</text:p>
          </table:table-cell>
          <table:table-cell office:value-type="float" office:value="20.97967" calcext:value-type="float">
            <text:p>20.97967</text:p>
          </table:table-cell>
          <table:table-cell office:value-type="float" office:value="1477010451300000" calcext:value-type="float">
            <text:p>1477010451300000</text:p>
          </table:table-cell>
          <table:table-cell office:value-type="float" office:value="9.83658" calcext:value-type="float">
            <text:p>9.83658</text:p>
          </table:table-cell>
          <table:table-cell office:value-type="float" office:value="21.03913" calcext:value-type="float">
            <text:p>21.03913</text:p>
          </table:table-cell>
          <table:table-cell office:value-type="float" office:value="-4.855539" calcext:value-type="float">
            <text:p>-4.855539</text:p>
          </table:table-cell>
          <table:table-cell office:value-type="float" office:value="-0.6693266" calcext:value-type="float">
            <text:p>-0.6693266</text:p>
          </table:table-cell>
          <table:table-cell office:value-type="float" office:value="3.278577" calcext:value-type="float">
            <text:p>3.278577</text:p>
          </table:table-cell>
          <table:table-cell office:value-type="float" office:value="0.4751579" calcext:value-type="float">
            <text:p>0.47515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0199" calcext:value-type="float">
            <text:p>23.10199</text:p>
          </table:table-cell>
          <table:table-cell office:value-type="float" office:value="1.15259" calcext:value-type="float">
            <text:p>1.15259</text:p>
          </table:table-cell>
          <table:table-cell office:value-type="float" office:value="-2.349513" calcext:value-type="float">
            <text:p>-2.349513</text:p>
          </table:table-cell>
          <table:table-cell office:value-type="float" office:value="1477010451350000" calcext:value-type="float">
            <text:p>1477010451350000</text:p>
          </table:table-cell>
          <table:table-cell office:value-type="float" office:value="9.594224" calcext:value-type="float">
            <text:p>9.594224</text:p>
          </table:table-cell>
          <table:table-cell office:value-type="float" office:value="21.00278" calcext:value-type="float">
            <text:p>21.00278</text:p>
          </table:table-cell>
          <table:table-cell office:value-type="float" office:value="-4.842616" calcext:value-type="float">
            <text:p>-4.842616</text:p>
          </table:table-cell>
          <table:table-cell office:value-type="float" office:value="-0.7851892" calcext:value-type="float">
            <text:p>-0.7851892</text:p>
          </table:table-cell>
          <table:table-cell office:value-type="float" office:value="3.302335" calcext:value-type="float">
            <text:p>3.302335</text:p>
          </table:table-cell>
          <table:table-cell office:value-type="float" office:value="0.4716397" calcext:value-type="float">
            <text:p>0.4716397</text:p>
          </table:table-cell>
          <table:table-cell table:number-columns-repeated="8"/>
          <table:table-cell table:formula="of:=[.B169]*COS([.C169])" office:value-type="float" office:value="9.38222672550734" calcext:value-type="float">
            <text:p>9.38222672550734</text:p>
          </table:table-cell>
          <table:table-cell table:formula="of:=[.B169]*SIN([.C169])" office:value-type="float" office:value="21.111034167735" calcext:value-type="float">
            <text:p>21.11103416773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9.539206" calcext:value-type="float">
            <text:p>9.539206</text:p>
          </table:table-cell>
          <table:table-cell office:value-type="float" office:value="20.8762" calcext:value-type="float">
            <text:p>20.8762</text:p>
          </table:table-cell>
          <table:table-cell office:value-type="float" office:value="1477010451400000" calcext:value-type="float">
            <text:p>1477010451400000</text:p>
          </table:table-cell>
          <table:table-cell office:value-type="float" office:value="9.352578" calcext:value-type="float">
            <text:p>9.352578</text:p>
          </table:table-cell>
          <table:table-cell office:value-type="float" office:value="20.96067" calcext:value-type="float">
            <text:p>20.96067</text:p>
          </table:table-cell>
          <table:table-cell office:value-type="float" office:value="-4.827144" calcext:value-type="float">
            <text:p>-4.827144</text:p>
          </table:table-cell>
          <table:table-cell office:value-type="float" office:value="-0.899977" calcext:value-type="float">
            <text:p>-0.899977</text:p>
          </table:table-cell>
          <table:table-cell office:value-type="float" office:value="3.325917" calcext:value-type="float">
            <text:p>3.325917</text:p>
          </table:table-cell>
          <table:table-cell office:value-type="float" office:value="0.468047" calcext:value-type="float">
            <text:p>0.4680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07927" calcext:value-type="float">
            <text:p>23.07927</text:p>
          </table:table-cell>
          <table:table-cell office:value-type="float" office:value="1.140184" calcext:value-type="float">
            <text:p>1.140184</text:p>
          </table:table-cell>
          <table:table-cell office:value-type="float" office:value="-2.849064" calcext:value-type="float">
            <text:p>-2.849064</text:p>
          </table:table-cell>
          <table:table-cell office:value-type="float" office:value="1477010451450000" calcext:value-type="float">
            <text:p>1477010451450000</text:p>
          </table:table-cell>
          <table:table-cell office:value-type="float" office:value="9.11177" calcext:value-type="float">
            <text:p>9.11177</text:p>
          </table:table-cell>
          <table:table-cell office:value-type="float" office:value="20.91285" calcext:value-type="float">
            <text:p>20.91285</text:p>
          </table:table-cell>
          <table:table-cell office:value-type="float" office:value="-4.809186" calcext:value-type="float">
            <text:p>-4.809186</text:p>
          </table:table-cell>
          <table:table-cell office:value-type="float" office:value="-1.013619" calcext:value-type="float">
            <text:p>-1.013619</text:p>
          </table:table-cell>
          <table:table-cell office:value-type="float" office:value="3.34932" calcext:value-type="float">
            <text:p>3.34932</text:p>
          </table:table-cell>
          <table:table-cell office:value-type="float" office:value="0.4643804" calcext:value-type="float">
            <text:p>0.4643804</text:p>
          </table:table-cell>
          <table:table-cell table:number-columns-repeated="8"/>
          <table:table-cell table:formula="of:=[.B171]*COS([.C171])" office:value-type="float" office:value="9.63391755425153" calcext:value-type="float">
            <text:p>9.63391755425153</text:p>
          </table:table-cell>
          <table:table-cell table:formula="of:=[.B171]*SIN([.C171])" office:value-type="float" office:value="20.9723707837427" calcext:value-type="float">
            <text:p>20.972370783742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8.70331" calcext:value-type="float">
            <text:p>8.70331</text:p>
          </table:table-cell>
          <table:table-cell office:value-type="float" office:value="20.82208" calcext:value-type="float">
            <text:p>20.82208</text:p>
          </table:table-cell>
          <table:table-cell office:value-type="float" office:value="1477010451500000" calcext:value-type="float">
            <text:p>1477010451500000</text:p>
          </table:table-cell>
          <table:table-cell office:value-type="float" office:value="8.87192" calcext:value-type="float">
            <text:p>8.87192</text:p>
          </table:table-cell>
          <table:table-cell office:value-type="float" office:value="20.85938" calcext:value-type="float">
            <text:p>20.85938</text:p>
          </table:table-cell>
          <table:table-cell office:value-type="float" office:value="-4.78881" calcext:value-type="float">
            <text:p>-4.78881</text:p>
          </table:table-cell>
          <table:table-cell office:value-type="float" office:value="-1.126048" calcext:value-type="float">
            <text:p>-1.126048</text:p>
          </table:table-cell>
          <table:table-cell office:value-type="float" office:value="3.372539" calcext:value-type="float">
            <text:p>3.372539</text:p>
          </table:table-cell>
          <table:table-cell office:value-type="float" office:value="0.4606404" calcext:value-type="float">
            <text:p>0.46064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30044" calcext:value-type="float">
            <text:p>22.30044</text:p>
          </table:table-cell>
          <table:table-cell office:value-type="float" office:value="1.113492" calcext:value-type="float">
            <text:p>1.113492</text:p>
          </table:table-cell>
          <table:table-cell office:value-type="float" office:value="-2.997998" calcext:value-type="float">
            <text:p>-2.997998</text:p>
          </table:table-cell>
          <table:table-cell office:value-type="float" office:value="1477010451550000" calcext:value-type="float">
            <text:p>1477010451550000</text:p>
          </table:table-cell>
          <table:table-cell office:value-type="float" office:value="8.633149" calcext:value-type="float">
            <text:p>8.633149</text:p>
          </table:table-cell>
          <table:table-cell office:value-type="float" office:value="20.80033" calcext:value-type="float">
            <text:p>20.80033</text:p>
          </table:table-cell>
          <table:table-cell office:value-type="float" office:value="-4.766084" calcext:value-type="float">
            <text:p>-4.766084</text:p>
          </table:table-cell>
          <table:table-cell office:value-type="float" office:value="-1.237197" calcext:value-type="float">
            <text:p>-1.237197</text:p>
          </table:table-cell>
          <table:table-cell office:value-type="float" office:value="3.395571" calcext:value-type="float">
            <text:p>3.395571</text:p>
          </table:table-cell>
          <table:table-cell office:value-type="float" office:value="0.4568277" calcext:value-type="float">
            <text:p>0.4568277</text:p>
          </table:table-cell>
          <table:table-cell table:number-columns-repeated="8"/>
          <table:table-cell table:formula="of:=[.B173]*COS([.C173])" office:value-type="float" office:value="9.84633629116315" calcext:value-type="float">
            <text:p>9.84633629116315</text:p>
          </table:table-cell>
          <table:table-cell table:formula="of:=[.B173]*SIN([.C173])" office:value-type="float" office:value="20.0089801298048" calcext:value-type="float">
            <text:p>20.008980129804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8.222766" calcext:value-type="float">
            <text:p>8.222766</text:p>
          </table:table-cell>
          <table:table-cell office:value-type="float" office:value="20.48388" calcext:value-type="float">
            <text:p>20.48388</text:p>
          </table:table-cell>
          <table:table-cell office:value-type="float" office:value="1477010451600000" calcext:value-type="float">
            <text:p>1477010451600000</text:p>
          </table:table-cell>
          <table:table-cell office:value-type="float" office:value="8.395572" calcext:value-type="float">
            <text:p>8.395572</text:p>
          </table:table-cell>
          <table:table-cell office:value-type="float" office:value="20.73575" calcext:value-type="float">
            <text:p>20.73575</text:p>
          </table:table-cell>
          <table:table-cell office:value-type="float" office:value="-4.741079" calcext:value-type="float">
            <text:p>-4.741079</text:p>
          </table:table-cell>
          <table:table-cell office:value-type="float" office:value="-1.347006" calcext:value-type="float">
            <text:p>-1.347006</text:p>
          </table:table-cell>
          <table:table-cell office:value-type="float" office:value="3.418412" calcext:value-type="float">
            <text:p>3.418412</text:p>
          </table:table-cell>
          <table:table-cell office:value-type="float" office:value="0.4529429" calcext:value-type="float">
            <text:p>0.45294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11313" calcext:value-type="float">
            <text:p>22.11313</text:p>
          </table:table-cell>
          <table:table-cell office:value-type="float" office:value="1.186202" calcext:value-type="float">
            <text:p>1.186202</text:p>
          </table:table-cell>
          <table:table-cell office:value-type="float" office:value="-3.204172" calcext:value-type="float">
            <text:p>-3.204172</text:p>
          </table:table-cell>
          <table:table-cell office:value-type="float" office:value="1477010451650000" calcext:value-type="float">
            <text:p>1477010451650000</text:p>
          </table:table-cell>
          <table:table-cell office:value-type="float" office:value="8.159301" calcext:value-type="float">
            <text:p>8.159301</text:p>
          </table:table-cell>
          <table:table-cell office:value-type="float" office:value="20.66572" calcext:value-type="float">
            <text:p>20.66572</text:p>
          </table:table-cell>
          <table:table-cell office:value-type="float" office:value="-4.713869" calcext:value-type="float">
            <text:p>-4.713869</text:p>
          </table:table-cell>
          <table:table-cell office:value-type="float" office:value="-1.455416" calcext:value-type="float">
            <text:p>-1.455416</text:p>
          </table:table-cell>
          <table:table-cell office:value-type="float" office:value="3.441059" calcext:value-type="float">
            <text:p>3.441059</text:p>
          </table:table-cell>
          <table:table-cell office:value-type="float" office:value="0.4489866" calcext:value-type="float">
            <text:p>0.4489866</text:p>
          </table:table-cell>
          <table:table-cell table:number-columns-repeated="8"/>
          <table:table-cell table:formula="of:=[.B175]*COS([.C175])" office:value-type="float" office:value="8.29647329574516" calcext:value-type="float">
            <text:p>8.29647329574516</text:p>
          </table:table-cell>
          <table:table-cell table:formula="of:=[.B175]*SIN([.C175])" office:value-type="float" office:value="20.4977815689866" calcext:value-type="float">
            <text:p>20.497781568986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885988" calcext:value-type="float">
            <text:p>7.885988</text:p>
          </table:table-cell>
          <table:table-cell office:value-type="float" office:value="20.44999" calcext:value-type="float">
            <text:p>20.44999</text:p>
          </table:table-cell>
          <table:table-cell office:value-type="float" office:value="1477010451700000" calcext:value-type="float">
            <text:p>1477010451700000</text:p>
          </table:table-cell>
          <table:table-cell office:value-type="float" office:value="7.924445" calcext:value-type="float">
            <text:p>7.924445</text:p>
          </table:table-cell>
          <table:table-cell office:value-type="float" office:value="20.59031" calcext:value-type="float">
            <text:p>20.59031</text:p>
          </table:table-cell>
          <table:table-cell office:value-type="float" office:value="-4.684526" calcext:value-type="float">
            <text:p>-4.684526</text:p>
          </table:table-cell>
          <table:table-cell office:value-type="float" office:value="-1.562369" calcext:value-type="float">
            <text:p>-1.562369</text:p>
          </table:table-cell>
          <table:table-cell office:value-type="float" office:value="3.463509" calcext:value-type="float">
            <text:p>3.463509</text:p>
          </table:table-cell>
          <table:table-cell office:value-type="float" office:value="0.4449593" calcext:value-type="float">
            <text:p>0.44495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25826" calcext:value-type="float">
            <text:p>22.25826</text:p>
          </table:table-cell>
          <table:table-cell office:value-type="float" office:value="1.189114" calcext:value-type="float">
            <text:p>1.189114</text:p>
          </table:table-cell>
          <table:table-cell office:value-type="float" office:value="-3.51245" calcext:value-type="float">
            <text:p>-3.51245</text:p>
          </table:table-cell>
          <table:table-cell office:value-type="float" office:value="1477010451750000" calcext:value-type="float">
            <text:p>1477010451750000</text:p>
          </table:table-cell>
          <table:table-cell office:value-type="float" office:value="7.691106" calcext:value-type="float">
            <text:p>7.691106</text:p>
          </table:table-cell>
          <table:table-cell office:value-type="float" office:value="20.50959" calcext:value-type="float">
            <text:p>20.50959</text:p>
          </table:table-cell>
          <table:table-cell office:value-type="float" office:value="-4.653129" calcext:value-type="float">
            <text:p>-4.653129</text:p>
          </table:table-cell>
          <table:table-cell office:value-type="float" office:value="-1.667815" calcext:value-type="float">
            <text:p>-1.667815</text:p>
          </table:table-cell>
          <table:table-cell office:value-type="float" office:value="3.485756" calcext:value-type="float">
            <text:p>3.485756</text:p>
          </table:table-cell>
          <table:table-cell office:value-type="float" office:value="0.4408618" calcext:value-type="float">
            <text:p>0.4408618</text:p>
          </table:table-cell>
          <table:table-cell table:number-columns-repeated="8"/>
          <table:table-cell table:formula="of:=[.B177]*COS([.C177])" office:value-type="float" office:value="8.2908070147803" calcext:value-type="float">
            <text:p>8.2908070147803</text:p>
          </table:table-cell>
          <table:table-cell table:formula="of:=[.B177]*SIN([.C177])" office:value-type="float" office:value="20.6565403025596" calcext:value-type="float">
            <text:p>20.656540302559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7.180292" calcext:value-type="float">
            <text:p>7.180292</text:p>
          </table:table-cell>
          <table:table-cell office:value-type="float" office:value="20.39198" calcext:value-type="float">
            <text:p>20.39198</text:p>
          </table:table-cell>
          <table:table-cell office:value-type="float" office:value="1477010451800000" calcext:value-type="float">
            <text:p>1477010451800000</text:p>
          </table:table-cell>
          <table:table-cell office:value-type="float" office:value="7.459388" calcext:value-type="float">
            <text:p>7.459388</text:p>
          </table:table-cell>
          <table:table-cell office:value-type="float" office:value="20.42365" calcext:value-type="float">
            <text:p>20.42365</text:p>
          </table:table-cell>
          <table:table-cell office:value-type="float" office:value="-4.619752" calcext:value-type="float">
            <text:p>-4.619752</text:p>
          </table:table-cell>
          <table:table-cell office:value-type="float" office:value="-1.771702" calcext:value-type="float">
            <text:p>-1.771702</text:p>
          </table:table-cell>
          <table:table-cell office:value-type="float" office:value="3.5078" calcext:value-type="float">
            <text:p>3.5078</text:p>
          </table:table-cell>
          <table:table-cell office:value-type="float" office:value="0.4366947" calcext:value-type="float">
            <text:p>0.43669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333" calcext:value-type="float">
            <text:p>21.333</text:p>
          </table:table-cell>
          <table:table-cell office:value-type="float" office:value="1.231897" calcext:value-type="float">
            <text:p>1.231897</text:p>
          </table:table-cell>
          <table:table-cell office:value-type="float" office:value="-3.3258" calcext:value-type="float">
            <text:p>-3.3258</text:p>
          </table:table-cell>
          <table:table-cell office:value-type="float" office:value="1477010451850000" calcext:value-type="float">
            <text:p>1477010451850000</text:p>
          </table:table-cell>
          <table:table-cell office:value-type="float" office:value="7.229386" calcext:value-type="float">
            <text:p>7.229386</text:p>
          </table:table-cell>
          <table:table-cell office:value-type="float" office:value="20.33255" calcext:value-type="float">
            <text:p>20.33255</text:p>
          </table:table-cell>
          <table:table-cell office:value-type="float" office:value="-4.584476" calcext:value-type="float">
            <text:p>-4.584476</text:p>
          </table:table-cell>
          <table:table-cell office:value-type="float" office:value="-1.873985" calcext:value-type="float">
            <text:p>-1.873985</text:p>
          </table:table-cell>
          <table:table-cell office:value-type="float" office:value="3.529634" calcext:value-type="float">
            <text:p>3.529634</text:p>
          </table:table-cell>
          <table:table-cell office:value-type="float" office:value="0.4324586" calcext:value-type="float">
            <text:p>0.4324586</text:p>
          </table:table-cell>
          <table:table-cell table:number-columns-repeated="8"/>
          <table:table-cell table:formula="of:=[.B179]*COS([.C179])" office:value-type="float" office:value="7.09213932853651" calcext:value-type="float">
            <text:p>7.09213932853651</text:p>
          </table:table-cell>
          <table:table-cell table:formula="of:=[.B179]*SIN([.C179])" office:value-type="float" office:value="20.1196035931284" calcext:value-type="float">
            <text:p>20.119603593128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6.815424" calcext:value-type="float">
            <text:p>6.815424</text:p>
          </table:table-cell>
          <table:table-cell office:value-type="float" office:value="20.18591" calcext:value-type="float">
            <text:p>20.18591</text:p>
          </table:table-cell>
          <table:table-cell office:value-type="float" office:value="1477010451900000" calcext:value-type="float">
            <text:p>1477010451900000</text:p>
          </table:table-cell>
          <table:table-cell office:value-type="float" office:value="7.001193" calcext:value-type="float">
            <text:p>7.001193</text:p>
          </table:table-cell>
          <table:table-cell office:value-type="float" office:value="20.23638" calcext:value-type="float">
            <text:p>20.23638</text:p>
          </table:table-cell>
          <table:table-cell office:value-type="float" office:value="-4.547379" calcext:value-type="float">
            <text:p>-4.547379</text:p>
          </table:table-cell>
          <table:table-cell office:value-type="float" office:value="-1.97462" calcext:value-type="float">
            <text:p>-1.97462</text:p>
          </table:table-cell>
          <table:table-cell office:value-type="float" office:value="3.551257" calcext:value-type="float">
            <text:p>3.551257</text:p>
          </table:table-cell>
          <table:table-cell office:value-type="float" office:value="0.4281543" calcext:value-type="float">
            <text:p>0.42815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29997" calcext:value-type="float">
            <text:p>21.29997</text:p>
          </table:table-cell>
          <table:table-cell office:value-type="float" office:value="1.241219" calcext:value-type="float">
            <text:p>1.241219</text:p>
          </table:table-cell>
          <table:table-cell office:value-type="float" office:value="-3.358831" calcext:value-type="float">
            <text:p>-3.358831</text:p>
          </table:table-cell>
          <table:table-cell office:value-type="float" office:value="1477010451950000" calcext:value-type="float">
            <text:p>1477010451950000</text:p>
          </table:table-cell>
          <table:table-cell office:value-type="float" office:value="6.774898" calcext:value-type="float">
            <text:p>6.774898</text:p>
          </table:table-cell>
          <table:table-cell office:value-type="float" office:value="20.13522" calcext:value-type="float">
            <text:p>20.13522</text:p>
          </table:table-cell>
          <table:table-cell office:value-type="float" office:value="-4.508543" calcext:value-type="float">
            <text:p>-4.508543</text:p>
          </table:table-cell>
          <table:table-cell office:value-type="float" office:value="-2.073567" calcext:value-type="float">
            <text:p>-2.073567</text:p>
          </table:table-cell>
          <table:table-cell office:value-type="float" office:value="3.572665" calcext:value-type="float">
            <text:p>3.572665</text:p>
          </table:table-cell>
          <table:table-cell office:value-type="float" office:value="0.4237823" calcext:value-type="float">
            <text:p>0.4237823</text:p>
          </table:table-cell>
          <table:table-cell table:number-columns-repeated="8"/>
          <table:table-cell table:formula="of:=[.B181]*COS([.C181])" office:value-type="float" office:value="6.89358901746526" calcext:value-type="float">
            <text:p>6.89358901746526</text:p>
          </table:table-cell>
          <table:table-cell table:formula="of:=[.B181]*SIN([.C181])" office:value-type="float" office:value="20.1535890714082" calcext:value-type="float">
            <text:p>20.153589071408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6.38914" calcext:value-type="float">
            <text:p>6.38914</text:p>
          </table:table-cell>
          <table:table-cell office:value-type="float" office:value="20.01365" calcext:value-type="float">
            <text:p>20.01365</text:p>
          </table:table-cell>
          <table:table-cell office:value-type="float" office:value="1477010452000000" calcext:value-type="float">
            <text:p>1477010452000000</text:p>
          </table:table-cell>
          <table:table-cell office:value-type="float" office:value="6.550586" calcext:value-type="float">
            <text:p>6.550586</text:p>
          </table:table-cell>
          <table:table-cell office:value-type="float" office:value="20.02916" calcext:value-type="float">
            <text:p>20.02916</text:p>
          </table:table-cell>
          <table:table-cell office:value-type="float" office:value="-4.468049" calcext:value-type="float">
            <text:p>-4.468049</text:p>
          </table:table-cell>
          <table:table-cell office:value-type="float" office:value="-2.170789" calcext:value-type="float">
            <text:p>-2.170789</text:p>
          </table:table-cell>
          <table:table-cell office:value-type="float" office:value="3.593854" calcext:value-type="float">
            <text:p>3.593854</text:p>
          </table:table-cell>
          <table:table-cell office:value-type="float" office:value="0.4193434" calcext:value-type="float">
            <text:p>0.41934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28819" calcext:value-type="float">
            <text:p>21.28819</text:p>
          </table:table-cell>
          <table:table-cell office:value-type="float" office:value="1.251795" calcext:value-type="float">
            <text:p>1.251795</text:p>
          </table:table-cell>
          <table:table-cell office:value-type="float" office:value="-3.501646" calcext:value-type="float">
            <text:p>-3.501646</text:p>
          </table:table-cell>
          <table:table-cell office:value-type="float" office:value="1477010452050000" calcext:value-type="float">
            <text:p>1477010452050000</text:p>
          </table:table-cell>
          <table:table-cell office:value-type="float" office:value="6.328338" calcext:value-type="float">
            <text:p>6.328338</text:p>
          </table:table-cell>
          <table:table-cell office:value-type="float" office:value="19.91829" calcext:value-type="float">
            <text:p>19.91829</text:p>
          </table:table-cell>
          <table:table-cell office:value-type="float" office:value="-4.425978" calcext:value-type="float">
            <text:p>-4.425978</text:p>
          </table:table-cell>
          <table:table-cell office:value-type="float" office:value="-2.266252" calcext:value-type="float">
            <text:p>-2.266252</text:p>
          </table:table-cell>
          <table:table-cell office:value-type="float" office:value="3.614821" calcext:value-type="float">
            <text:p>3.614821</text:p>
          </table:table-cell>
          <table:table-cell office:value-type="float" office:value="0.4148383" calcext:value-type="float">
            <text:p>0.4148383</text:p>
          </table:table-cell>
          <table:table-cell table:number-columns-repeated="8"/>
          <table:table-cell table:formula="of:=[.B183]*COS([.C183])" office:value-type="float" office:value="6.67636868127817" calcext:value-type="float">
            <text:p>6.67636868127817</text:p>
          </table:table-cell>
          <table:table-cell table:formula="of:=[.B183]*SIN([.C183])" office:value-type="float" office:value="20.2141815245572" calcext:value-type="float">
            <text:p>20.214181524557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5.861189" calcext:value-type="float">
            <text:p>5.861189</text:p>
          </table:table-cell>
          <table:table-cell office:value-type="float" office:value="19.8306" calcext:value-type="float">
            <text:p>19.8306</text:p>
          </table:table-cell>
          <table:table-cell office:value-type="float" office:value="1477010452100000" calcext:value-type="float">
            <text:p>1477010452100000</text:p>
          </table:table-cell>
          <table:table-cell office:value-type="float" office:value="6.10823" calcext:value-type="float">
            <text:p>6.10823</text:p>
          </table:table-cell>
          <table:table-cell office:value-type="float" office:value="19.80269" calcext:value-type="float">
            <text:p>19.80269</text:p>
          </table:table-cell>
          <table:table-cell office:value-type="float" office:value="-4.382413" calcext:value-type="float">
            <text:p>-4.382413</text:p>
          </table:table-cell>
          <table:table-cell office:value-type="float" office:value="-2.359926" calcext:value-type="float">
            <text:p>-2.359926</text:p>
          </table:table-cell>
          <table:table-cell office:value-type="float" office:value="3.635563" calcext:value-type="float">
            <text:p>3.635563</text:p>
          </table:table-cell>
          <table:table-cell office:value-type="float" office:value="0.4102676" calcext:value-type="float">
            <text:p>0.41026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0617" calcext:value-type="float">
            <text:p>20.20617</text:p>
          </table:table-cell>
          <table:table-cell office:value-type="float" office:value="1.30633" calcext:value-type="float">
            <text:p>1.30633</text:p>
          </table:table-cell>
          <table:table-cell office:value-type="float" office:value="-3.869102" calcext:value-type="float">
            <text:p>-3.869102</text:p>
          </table:table-cell>
          <table:table-cell office:value-type="float" office:value="1477010452150000" calcext:value-type="float">
            <text:p>1477010452150000</text:p>
          </table:table-cell>
          <table:table-cell office:value-type="float" office:value="5.890335" calcext:value-type="float">
            <text:p>5.890335</text:p>
          </table:table-cell>
          <table:table-cell office:value-type="float" office:value="19.68245" calcext:value-type="float">
            <text:p>19.68245</text:p>
          </table:table-cell>
          <table:table-cell office:value-type="float" office:value="-4.337438" calcext:value-type="float">
            <text:p>-4.337438</text:p>
          </table:table-cell>
          <table:table-cell office:value-type="float" office:value="-2.451782" calcext:value-type="float">
            <text:p>-2.451782</text:p>
          </table:table-cell>
          <table:table-cell office:value-type="float" office:value="3.656077" calcext:value-type="float">
            <text:p>3.656077</text:p>
          </table:table-cell>
          <table:table-cell office:value-type="float" office:value="0.4056322" calcext:value-type="float">
            <text:p>0.4056322</text:p>
          </table:table-cell>
          <table:table-cell table:number-columns-repeated="8"/>
          <table:table-cell table:formula="of:=[.B185]*COS([.C185])" office:value-type="float" office:value="5.28177537688675" calcext:value-type="float">
            <text:p>5.28177537688675</text:p>
          </table:table-cell>
          <table:table-cell table:formula="of:=[.B185]*SIN([.C185])" office:value-type="float" office:value="19.5036446577816" calcext:value-type="float">
            <text:p>19.503644657781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5.690891" calcext:value-type="float">
            <text:p>5.690891</text:p>
          </table:table-cell>
          <table:table-cell office:value-type="float" office:value="19.57551" calcext:value-type="float">
            <text:p>19.57551</text:p>
          </table:table-cell>
          <table:table-cell office:value-type="float" office:value="1477010452200000" calcext:value-type="float">
            <text:p>1477010452200000</text:p>
          </table:table-cell>
          <table:table-cell office:value-type="float" office:value="5.674721" calcext:value-type="float">
            <text:p>5.674721</text:p>
          </table:table-cell>
          <table:table-cell office:value-type="float" office:value="19.55767" calcext:value-type="float">
            <text:p>19.55767</text:p>
          </table:table-cell>
          <table:table-cell office:value-type="float" office:value="-4.291136" calcext:value-type="float">
            <text:p>-4.291136</text:p>
          </table:table-cell>
          <table:table-cell office:value-type="float" office:value="-2.541796" calcext:value-type="float">
            <text:p>-2.541796</text:p>
          </table:table-cell>
          <table:table-cell office:value-type="float" office:value="3.676358" calcext:value-type="float">
            <text:p>3.676358</text:p>
          </table:table-cell>
          <table:table-cell office:value-type="float" office:value="0.4009327" calcext:value-type="float">
            <text:p>0.40093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8966" calcext:value-type="float">
            <text:p>19.8966</text:p>
          </table:table-cell>
          <table:table-cell office:value-type="float" office:value="1.267072" calcext:value-type="float">
            <text:p>1.267072</text:p>
          </table:table-cell>
          <table:table-cell office:value-type="float" office:value="-3.803051" calcext:value-type="float">
            <text:p>-3.803051</text:p>
          </table:table-cell>
          <table:table-cell office:value-type="float" office:value="1477010452250000" calcext:value-type="float">
            <text:p>1477010452250000</text:p>
          </table:table-cell>
          <table:table-cell office:value-type="float" office:value="5.461452" calcext:value-type="float">
            <text:p>5.461452</text:p>
          </table:table-cell>
          <table:table-cell office:value-type="float" office:value="19.42844" calcext:value-type="float">
            <text:p>19.42844</text:p>
          </table:table-cell>
          <table:table-cell office:value-type="float" office:value="-4.24359" calcext:value-type="float">
            <text:p>-4.24359</text:p>
          </table:table-cell>
          <table:table-cell office:value-type="float" office:value="-2.629947" calcext:value-type="float">
            <text:p>-2.629947</text:p>
          </table:table-cell>
          <table:table-cell office:value-type="float" office:value="3.696405" calcext:value-type="float">
            <text:p>3.696405</text:p>
          </table:table-cell>
          <table:table-cell office:value-type="float" office:value="0.39617" calcext:value-type="float">
            <text:p>0.39617</text:p>
          </table:table-cell>
          <table:table-cell table:number-columns-repeated="8"/>
          <table:table-cell table:formula="of:=[.B187]*COS([.C187])" office:value-type="float" office:value="5.95059821172952" calcext:value-type="float">
            <text:p>5.95059821172952</text:p>
          </table:table-cell>
          <table:table-cell table:formula="of:=[.B187]*SIN([.C187])" office:value-type="float" office:value="18.985917741383" calcext:value-type="float">
            <text:p>18.98591774138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5.170214" calcext:value-type="float">
            <text:p>5.170214</text:p>
          </table:table-cell>
          <table:table-cell office:value-type="float" office:value="19.43968" calcext:value-type="float">
            <text:p>19.43968</text:p>
          </table:table-cell>
          <table:table-cell office:value-type="float" office:value="1477010452300000" calcext:value-type="float">
            <text:p>1477010452300000</text:p>
          </table:table-cell>
          <table:table-cell office:value-type="float" office:value="5.250589" calcext:value-type="float">
            <text:p>5.250589</text:p>
          </table:table-cell>
          <table:table-cell office:value-type="float" office:value="19.29485" calcext:value-type="float">
            <text:p>19.29485</text:p>
          </table:table-cell>
          <table:table-cell office:value-type="float" office:value="-4.194883" calcext:value-type="float">
            <text:p>-4.194883</text:p>
          </table:table-cell>
          <table:table-cell office:value-type="float" office:value="-2.716216" calcext:value-type="float">
            <text:p>-2.716216</text:p>
          </table:table-cell>
          <table:table-cell office:value-type="float" office:value="3.716213" calcext:value-type="float">
            <text:p>3.716213</text:p>
          </table:table-cell>
          <table:table-cell office:value-type="float" office:value="0.3913446" calcext:value-type="float">
            <text:p>0.39134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7503" calcext:value-type="float">
            <text:p>20.17503</text:p>
          </table:table-cell>
          <table:table-cell office:value-type="float" office:value="1.275367" calcext:value-type="float">
            <text:p>1.275367</text:p>
          </table:table-cell>
          <table:table-cell office:value-type="float" office:value="-3.51253" calcext:value-type="float">
            <text:p>-3.51253</text:p>
          </table:table-cell>
          <table:table-cell office:value-type="float" office:value="1477010452350000" calcext:value-type="float">
            <text:p>1477010452350000</text:p>
          </table:table-cell>
          <table:table-cell office:value-type="float" office:value="5.042187" calcext:value-type="float">
            <text:p>5.042187</text:p>
          </table:table-cell>
          <table:table-cell office:value-type="float" office:value="19.157" calcext:value-type="float">
            <text:p>19.157</text:p>
          </table:table-cell>
          <table:table-cell office:value-type="float" office:value="-4.1451" calcext:value-type="float">
            <text:p>-4.1451</text:p>
          </table:table-cell>
          <table:table-cell office:value-type="float" office:value="-2.800587" calcext:value-type="float">
            <text:p>-2.800587</text:p>
          </table:table-cell>
          <table:table-cell office:value-type="float" office:value="3.735781" calcext:value-type="float">
            <text:p>3.735781</text:p>
          </table:table-cell>
          <table:table-cell office:value-type="float" office:value="0.3864575" calcext:value-type="float">
            <text:p>0.3864575</text:p>
          </table:table-cell>
          <table:table-cell table:number-columns-repeated="8"/>
          <table:table-cell table:formula="of:=[.B189]*COS([.C189])" office:value-type="float" office:value="5.87397217250465" calcext:value-type="float">
            <text:p>5.87397217250465</text:p>
          </table:table-cell>
          <table:table-cell table:formula="of:=[.B189]*SIN([.C189])" office:value-type="float" office:value="19.3009918506159" calcext:value-type="float">
            <text:p>19.300991850615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4.891493" calcext:value-type="float">
            <text:p>4.891493</text:p>
          </table:table-cell>
          <table:table-cell office:value-type="float" office:value="18.98201" calcext:value-type="float">
            <text:p>18.98201</text:p>
          </table:table-cell>
          <table:table-cell office:value-type="float" office:value="1477010452400000" calcext:value-type="float">
            <text:p>1477010452400000</text:p>
          </table:table-cell>
          <table:table-cell office:value-type="float" office:value="4.836298" calcext:value-type="float">
            <text:p>4.836298</text:p>
          </table:table-cell>
          <table:table-cell office:value-type="float" office:value="19.01497" calcext:value-type="float">
            <text:p>19.01497</text:p>
          </table:table-cell>
          <table:table-cell office:value-type="float" office:value="-4.094322" calcext:value-type="float">
            <text:p>-4.094322</text:p>
          </table:table-cell>
          <table:table-cell office:value-type="float" office:value="-2.883047" calcext:value-type="float">
            <text:p>-2.883047</text:p>
          </table:table-cell>
          <table:table-cell office:value-type="float" office:value="3.755103" calcext:value-type="float">
            <text:p>3.755103</text:p>
          </table:table-cell>
          <table:table-cell office:value-type="float" office:value="0.3815093" calcext:value-type="float">
            <text:p>0.38150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45801" calcext:value-type="float">
            <text:p>19.45801</text:p>
          </table:table-cell>
          <table:table-cell office:value-type="float" office:value="1.364443" calcext:value-type="float">
            <text:p>1.364443</text:p>
          </table:table-cell>
          <table:table-cell office:value-type="float" office:value="-3.99074" calcext:value-type="float">
            <text:p>-3.99074</text:p>
          </table:table-cell>
          <table:table-cell office:value-type="float" office:value="1477010452450000" calcext:value-type="float">
            <text:p>1477010452450000</text:p>
          </table:table-cell>
          <table:table-cell office:value-type="float" office:value="4.632969" calcext:value-type="float">
            <text:p>4.632969</text:p>
          </table:table-cell>
          <table:table-cell office:value-type="float" office:value="18.86888" calcext:value-type="float">
            <text:p>18.86888</text:p>
          </table:table-cell>
          <table:table-cell office:value-type="float" office:value="-4.042634" calcext:value-type="float">
            <text:p>-4.042634</text:p>
          </table:table-cell>
          <table:table-cell office:value-type="float" office:value="-2.963587" calcext:value-type="float">
            <text:p>-2.963587</text:p>
          </table:table-cell>
          <table:table-cell office:value-type="float" office:value="3.774179" calcext:value-type="float">
            <text:p>3.774179</text:p>
          </table:table-cell>
          <table:table-cell office:value-type="float" office:value="0.3765009" calcext:value-type="float">
            <text:p>0.3765009</text:p>
          </table:table-cell>
          <table:table-cell table:number-columns-repeated="8"/>
          <table:table-cell table:formula="of:=[.B191]*COS([.C191])" office:value-type="float" office:value="3.98678985619002" calcext:value-type="float">
            <text:p>3.98678985619002</text:p>
          </table:table-cell>
          <table:table-cell table:formula="of:=[.B191]*SIN([.C191])" office:value-type="float" office:value="19.0452004400762" calcext:value-type="float">
            <text:p>19.045200440076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4.4685" calcext:value-type="float">
            <text:p>4.4685</text:p>
          </table:table-cell>
          <table:table-cell office:value-type="float" office:value="18.83396" calcext:value-type="float">
            <text:p>18.83396</text:p>
          </table:table-cell>
          <table:table-cell office:value-type="float" office:value="1477010452500000" calcext:value-type="float">
            <text:p>1477010452500000</text:p>
          </table:table-cell>
          <table:table-cell office:value-type="float" office:value="4.432244" calcext:value-type="float">
            <text:p>4.432244</text:p>
          </table:table-cell>
          <table:table-cell office:value-type="float" office:value="18.7188" calcext:value-type="float">
            <text:p>18.7188</text:p>
          </table:table-cell>
          <table:table-cell office:value-type="float" office:value="-3.990117" calcext:value-type="float">
            <text:p>-3.990117</text:p>
          </table:table-cell>
          <table:table-cell office:value-type="float" office:value="-3.042199" calcext:value-type="float">
            <text:p>-3.042199</text:p>
          </table:table-cell>
          <table:table-cell office:value-type="float" office:value="3.793004" calcext:value-type="float">
            <text:p>3.793004</text:p>
          </table:table-cell>
          <table:table-cell office:value-type="float" office:value="0.371433" calcext:value-type="float">
            <text:p>0.3714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05032" calcext:value-type="float">
            <text:p>19.05032</text:p>
          </table:table-cell>
          <table:table-cell office:value-type="float" office:value="1.321916" calcext:value-type="float">
            <text:p>1.321916</text:p>
          </table:table-cell>
          <table:table-cell office:value-type="float" office:value="-3.639196" calcext:value-type="float">
            <text:p>-3.639196</text:p>
          </table:table-cell>
          <table:table-cell office:value-type="float" office:value="1477010452550000" calcext:value-type="float">
            <text:p>1477010452550000</text:p>
          </table:table-cell>
          <table:table-cell office:value-type="float" office:value="4.234162" calcext:value-type="float">
            <text:p>4.234162</text:p>
          </table:table-cell>
          <table:table-cell office:value-type="float" office:value="18.56485" calcext:value-type="float">
            <text:p>18.56485</text:p>
          </table:table-cell>
          <table:table-cell office:value-type="float" office:value="-3.936854" calcext:value-type="float">
            <text:p>-3.936854</text:p>
          </table:table-cell>
          <table:table-cell office:value-type="float" office:value="-3.118879" calcext:value-type="float">
            <text:p>-3.118879</text:p>
          </table:table-cell>
          <table:table-cell office:value-type="float" office:value="3.811576" calcext:value-type="float">
            <text:p>3.811576</text:p>
          </table:table-cell>
          <table:table-cell office:value-type="float" office:value="0.3663065" calcext:value-type="float">
            <text:p>0.3663065</text:p>
          </table:table-cell>
          <table:table-cell table:number-columns-repeated="8"/>
          <table:table-cell table:formula="of:=[.B193]*COS([.C193])" office:value-type="float" office:value="4.69245461235959" calcext:value-type="float">
            <text:p>4.69245461235959</text:p>
          </table:table-cell>
          <table:table-cell table:formula="of:=[.B193]*SIN([.C193])" office:value-type="float" office:value="18.4633572736202" calcext:value-type="float">
            <text:p>18.463357273620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4.26269" calcext:value-type="float">
            <text:p>4.26269</text:p>
          </table:table-cell>
          <table:table-cell office:value-type="float" office:value="18.48096" calcext:value-type="float">
            <text:p>18.48096</text:p>
          </table:table-cell>
          <table:table-cell office:value-type="float" office:value="1477010452600000" calcext:value-type="float">
            <text:p>1477010452600000</text:p>
          </table:table-cell>
          <table:table-cell office:value-type="float" office:value="4.038758" calcext:value-type="float">
            <text:p>4.038758</text:p>
          </table:table-cell>
          <table:table-cell office:value-type="float" office:value="18.40711" calcext:value-type="float">
            <text:p>18.40711</text:p>
          </table:table-cell>
          <table:table-cell office:value-type="float" office:value="-3.882925" calcext:value-type="float">
            <text:p>-3.882925</text:p>
          </table:table-cell>
          <table:table-cell office:value-type="float" office:value="-3.193624" calcext:value-type="float">
            <text:p>-3.193624</text:p>
          </table:table-cell>
          <table:table-cell office:value-type="float" office:value="3.829891" calcext:value-type="float">
            <text:p>3.829891</text:p>
          </table:table-cell>
          <table:table-cell office:value-type="float" office:value="0.3611222" calcext:value-type="float">
            <text:p>0.36112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14442" calcext:value-type="float">
            <text:p>19.14442</text:p>
          </table:table-cell>
          <table:table-cell office:value-type="float" office:value="1.39096" calcext:value-type="float">
            <text:p>1.39096</text:p>
          </table:table-cell>
          <table:table-cell office:value-type="float" office:value="-4.535682" calcext:value-type="float">
            <text:p>-4.535682</text:p>
          </table:table-cell>
          <table:table-cell office:value-type="float" office:value="1477010452650000" calcext:value-type="float">
            <text:p>1477010452650000</text:p>
          </table:table-cell>
          <table:table-cell office:value-type="float" office:value="3.846064" calcext:value-type="float">
            <text:p>3.846064</text:p>
          </table:table-cell>
          <table:table-cell office:value-type="float" office:value="18.24569" calcext:value-type="float">
            <text:p>18.24569</text:p>
          </table:table-cell>
          <table:table-cell office:value-type="float" office:value="-3.828411" calcext:value-type="float">
            <text:p>-3.828411</text:p>
          </table:table-cell>
          <table:table-cell office:value-type="float" office:value="-3.266436" calcext:value-type="float">
            <text:p>-3.266436</text:p>
          </table:table-cell>
          <table:table-cell office:value-type="float" office:value="3.847947" calcext:value-type="float">
            <text:p>3.847947</text:p>
          </table:table-cell>
          <table:table-cell office:value-type="float" office:value="0.3558808" calcext:value-type="float">
            <text:p>0.3558808</text:p>
          </table:table-cell>
          <table:table-cell table:number-columns-repeated="8"/>
          <table:table-cell table:formula="of:=[.B195]*COS([.C195])" office:value-type="float" office:value="3.42433449624372" calcext:value-type="float">
            <text:p>3.42433449624372</text:p>
          </table:table-cell>
          <table:table-cell table:formula="of:=[.B195]*SIN([.C195])" office:value-type="float" office:value="18.8356775931803" calcext:value-type="float">
            <text:p>18.835677593180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3.459187" calcext:value-type="float">
            <text:p>3.459187</text:p>
          </table:table-cell>
          <table:table-cell office:value-type="float" office:value="18.16698" calcext:value-type="float">
            <text:p>18.16698</text:p>
          </table:table-cell>
          <table:table-cell office:value-type="float" office:value="1477010452700000" calcext:value-type="float">
            <text:p>1477010452700000</text:p>
          </table:table-cell>
          <table:table-cell office:value-type="float" office:value="3.656107" calcext:value-type="float">
            <text:p>3.656107</text:p>
          </table:table-cell>
          <table:table-cell office:value-type="float" office:value="18.08067" calcext:value-type="float">
            <text:p>18.08067</text:p>
          </table:table-cell>
          <table:table-cell office:value-type="float" office:value="-3.773392" calcext:value-type="float">
            <text:p>-3.773392</text:p>
          </table:table-cell>
          <table:table-cell office:value-type="float" office:value="-3.337317" calcext:value-type="float">
            <text:p>-3.337317</text:p>
          </table:table-cell>
          <table:table-cell office:value-type="float" office:value="3.865741" calcext:value-type="float">
            <text:p>3.865741</text:p>
          </table:table-cell>
          <table:table-cell office:value-type="float" office:value="0.3505832" calcext:value-type="float">
            <text:p>0.35058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4355" calcext:value-type="float">
            <text:p>18.4355</text:p>
          </table:table-cell>
          <table:table-cell office:value-type="float" office:value="1.335321" calcext:value-type="float">
            <text:p>1.335321</text:p>
          </table:table-cell>
          <table:table-cell office:value-type="float" office:value="-3.744945" calcext:value-type="float">
            <text:p>-3.744945</text:p>
          </table:table-cell>
          <table:table-cell office:value-type="float" office:value="1477010452750000" calcext:value-type="float">
            <text:p>1477010452750000</text:p>
          </table:table-cell>
          <table:table-cell office:value-type="float" office:value="3.468909" calcext:value-type="float">
            <text:p>3.468909</text:p>
          </table:table-cell>
          <table:table-cell office:value-type="float" office:value="17.91216" calcext:value-type="float">
            <text:p>17.91216</text:p>
          </table:table-cell>
          <table:table-cell office:value-type="float" office:value="-3.717946" calcext:value-type="float">
            <text:p>-3.717946</text:p>
          </table:table-cell>
          <table:table-cell office:value-type="float" office:value="-3.406272" calcext:value-type="float">
            <text:p>-3.406272</text:p>
          </table:table-cell>
          <table:table-cell office:value-type="float" office:value="3.88327" calcext:value-type="float">
            <text:p>3.88327</text:p>
          </table:table-cell>
          <table:table-cell office:value-type="float" office:value="0.3452302" calcext:value-type="float">
            <text:p>0.3452302</text:p>
          </table:table-cell>
          <table:table-cell table:number-columns-repeated="8"/>
          <table:table-cell table:formula="of:=[.B197]*COS([.C197])" office:value-type="float" office:value="4.30109840757318" calcext:value-type="float">
            <text:p>4.30109840757318</text:p>
          </table:table-cell>
          <table:table-cell table:formula="of:=[.B197]*SIN([.C197])" office:value-type="float" office:value="17.926745737539" calcext:value-type="float">
            <text:p>17.92674573753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3.12525" calcext:value-type="float">
            <text:p>3.12525</text:p>
          </table:table-cell>
          <table:table-cell office:value-type="float" office:value="17.74933" calcext:value-type="float">
            <text:p>17.74933</text:p>
          </table:table-cell>
          <table:table-cell office:value-type="float" office:value="1477010452800000" calcext:value-type="float">
            <text:p>1477010452800000</text:p>
          </table:table-cell>
          <table:table-cell office:value-type="float" office:value="3.284491" calcext:value-type="float">
            <text:p>3.284491</text:p>
          </table:table-cell>
          <table:table-cell office:value-type="float" office:value="17.74025" calcext:value-type="float">
            <text:p>17.74025</text:p>
          </table:table-cell>
          <table:table-cell office:value-type="float" office:value="-3.662152" calcext:value-type="float">
            <text:p>-3.662152</text:p>
          </table:table-cell>
          <table:table-cell office:value-type="float" office:value="-3.47331" calcext:value-type="float">
            <text:p>-3.47331</text:p>
          </table:table-cell>
          <table:table-cell office:value-type="float" office:value="3.900532" calcext:value-type="float">
            <text:p>3.900532</text:p>
          </table:table-cell>
          <table:table-cell office:value-type="float" office:value="0.3398228" calcext:value-type="float">
            <text:p>0.33982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08421" calcext:value-type="float">
            <text:p>18.08421</text:p>
          </table:table-cell>
          <table:table-cell office:value-type="float" office:value="1.423359" calcext:value-type="float">
            <text:p>1.423359</text:p>
          </table:table-cell>
          <table:table-cell office:value-type="float" office:value="-4.420542" calcext:value-type="float">
            <text:p>-4.420542</text:p>
          </table:table-cell>
          <table:table-cell office:value-type="float" office:value="1477010452850000" calcext:value-type="float">
            <text:p>1477010452850000</text:p>
          </table:table-cell>
          <table:table-cell office:value-type="float" office:value="3.102868" calcext:value-type="float">
            <text:p>3.102868</text:p>
          </table:table-cell>
          <table:table-cell office:value-type="float" office:value="17.56504" calcext:value-type="float">
            <text:p>17.56504</text:p>
          </table:table-cell>
          <table:table-cell office:value-type="float" office:value="-3.606085" calcext:value-type="float">
            <text:p>-3.606085</text:p>
          </table:table-cell>
          <table:table-cell office:value-type="float" office:value="-3.538439" calcext:value-type="float">
            <text:p>-3.538439</text:p>
          </table:table-cell>
          <table:table-cell office:value-type="float" office:value="3.917523" calcext:value-type="float">
            <text:p>3.917523</text:p>
          </table:table-cell>
          <table:table-cell office:value-type="float" office:value="0.3343617" calcext:value-type="float">
            <text:p>0.3343617</text:p>
          </table:table-cell>
          <table:table-cell table:number-columns-repeated="8"/>
          <table:table-cell table:formula="of:=[.B199]*COS([.C199])" office:value-type="float" office:value="2.65663821772988" calcext:value-type="float">
            <text:p>2.65663821772988</text:p>
          </table:table-cell>
          <table:table-cell table:formula="of:=[.B199]*SIN([.C199])" office:value-type="float" office:value="17.8880106413261" calcext:value-type="float">
            <text:p>17.888010641326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.944902" calcext:value-type="float">
            <text:p>2.944902</text:p>
          </table:table-cell>
          <table:table-cell office:value-type="float" office:value="17.81537" calcext:value-type="float">
            <text:p>17.81537</text:p>
          </table:table-cell>
          <table:table-cell office:value-type="float" office:value="1477010452900000" calcext:value-type="float">
            <text:p>1477010452900000</text:p>
          </table:table-cell>
          <table:table-cell office:value-type="float" office:value="2.924051" calcext:value-type="float">
            <text:p>2.924051</text:p>
          </table:table-cell>
          <table:table-cell office:value-type="float" office:value="17.38662" calcext:value-type="float">
            <text:p>17.38662</text:p>
          </table:table-cell>
          <table:table-cell office:value-type="float" office:value="-3.549823" calcext:value-type="float">
            <text:p>-3.549823</text:p>
          </table:table-cell>
          <table:table-cell office:value-type="float" office:value="-3.601673" calcext:value-type="float">
            <text:p>-3.601673</text:p>
          </table:table-cell>
          <table:table-cell office:value-type="float" office:value="3.934241" calcext:value-type="float">
            <text:p>3.934241</text:p>
          </table:table-cell>
          <table:table-cell office:value-type="float" office:value="0.3288477" calcext:value-type="float">
            <text:p>0.32884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39911" calcext:value-type="float">
            <text:p>17.39911</text:p>
          </table:table-cell>
          <table:table-cell office:value-type="float" office:value="1.381938" calcext:value-type="float">
            <text:p>1.381938</text:p>
          </table:table-cell>
          <table:table-cell office:value-type="float" office:value="-4.601534" calcext:value-type="float">
            <text:p>-4.601534</text:p>
          </table:table-cell>
          <table:table-cell office:value-type="float" office:value="1477010452950000" calcext:value-type="float">
            <text:p>1477010452950000</text:p>
          </table:table-cell>
          <table:table-cell office:value-type="float" office:value="2.748048" calcext:value-type="float">
            <text:p>2.748048</text:p>
          </table:table-cell>
          <table:table-cell office:value-type="float" office:value="17.20508" calcext:value-type="float">
            <text:p>17.20508</text:p>
          </table:table-cell>
          <table:table-cell office:value-type="float" office:value="-3.493438" calcext:value-type="float">
            <text:p>-3.493438</text:p>
          </table:table-cell>
          <table:table-cell office:value-type="float" office:value="-3.663024" calcext:value-type="float">
            <text:p>-3.663024</text:p>
          </table:table-cell>
          <table:table-cell office:value-type="float" office:value="3.950683" calcext:value-type="float">
            <text:p>3.950683</text:p>
          </table:table-cell>
          <table:table-cell office:value-type="float" office:value="0.3232819" calcext:value-type="float">
            <text:p>0.3232819</text:p>
          </table:table-cell>
          <table:table-cell table:number-columns-repeated="8"/>
          <table:table-cell table:formula="of:=[.B201]*COS([.C201])" office:value-type="float" office:value="3.26646792286407" calcext:value-type="float">
            <text:p>3.26646792286407</text:p>
          </table:table-cell>
          <table:table-cell table:formula="of:=[.B201]*SIN([.C201])" office:value-type="float" office:value="17.0897400828977" calcext:value-type="float">
            <text:p>17.089740082897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.55407" calcext:value-type="float">
            <text:p>2.55407</text:p>
          </table:table-cell>
          <table:table-cell office:value-type="float" office:value="17.08533" calcext:value-type="float">
            <text:p>17.08533</text:p>
          </table:table-cell>
          <table:table-cell office:value-type="float" office:value="1477010453000000" calcext:value-type="float">
            <text:p>1477010453000000</text:p>
          </table:table-cell>
          <table:table-cell office:value-type="float" office:value="2.574864" calcext:value-type="float">
            <text:p>2.574864</text:p>
          </table:table-cell>
          <table:table-cell office:value-type="float" office:value="17.02053" calcext:value-type="float">
            <text:p>17.02053</text:p>
          </table:table-cell>
          <table:table-cell office:value-type="float" office:value="-3.437004" calcext:value-type="float">
            <text:p>-3.437004</text:p>
          </table:table-cell>
          <table:table-cell office:value-type="float" office:value="-3.722509" calcext:value-type="float">
            <text:p>-3.722509</text:p>
          </table:table-cell>
          <table:table-cell office:value-type="float" office:value="3.966847" calcext:value-type="float">
            <text:p>3.966847</text:p>
          </table:table-cell>
          <table:table-cell office:value-type="float" office:value="0.317665" calcext:value-type="float">
            <text:p>0.3176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07984" calcext:value-type="float">
            <text:p>17.07984</text:p>
          </table:table-cell>
          <table:table-cell office:value-type="float" office:value="1.420914" calcext:value-type="float">
            <text:p>1.420914</text:p>
          </table:table-cell>
          <table:table-cell office:value-type="float" office:value="-3.824959" calcext:value-type="float">
            <text:p>-3.824959</text:p>
          </table:table-cell>
          <table:table-cell office:value-type="float" office:value="1477010453050000" calcext:value-type="float">
            <text:p>1477010453050000</text:p>
          </table:table-cell>
          <table:table-cell office:value-type="float" office:value="2.404499" calcext:value-type="float">
            <text:p>2.404499</text:p>
          </table:table-cell>
          <table:table-cell office:value-type="float" office:value="16.83304" calcext:value-type="float">
            <text:p>16.83304</text:p>
          </table:table-cell>
          <table:table-cell office:value-type="float" office:value="-3.380593" calcext:value-type="float">
            <text:p>-3.380593</text:p>
          </table:table-cell>
          <table:table-cell office:value-type="float" office:value="-3.780145" calcext:value-type="float">
            <text:p>-3.780145</text:p>
          </table:table-cell>
          <table:table-cell office:value-type="float" office:value="3.982731" calcext:value-type="float">
            <text:p>3.982731</text:p>
          </table:table-cell>
          <table:table-cell office:value-type="float" office:value="0.3119979" calcext:value-type="float">
            <text:p>0.3119979</text:p>
          </table:table-cell>
          <table:table-cell table:number-columns-repeated="8"/>
          <table:table-cell table:formula="of:=[.B203]*COS([.C203])" office:value-type="float" office:value="2.55039210369691" calcext:value-type="float">
            <text:p>2.55039210369691</text:p>
          </table:table-cell>
          <table:table-cell table:formula="of:=[.B203]*SIN([.C203])" office:value-type="float" office:value="16.8883520375139" calcext:value-type="float">
            <text:p>16.888352037513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.253706" calcext:value-type="float">
            <text:p>2.253706</text:p>
          </table:table-cell>
          <table:table-cell office:value-type="float" office:value="16.83344" calcext:value-type="float">
            <text:p>16.83344</text:p>
          </table:table-cell>
          <table:table-cell office:value-type="float" office:value="1477010453100000" calcext:value-type="float">
            <text:p>1477010453100000</text:p>
          </table:table-cell>
          <table:table-cell office:value-type="float" office:value="2.23695" calcext:value-type="float">
            <text:p>2.23695</text:p>
          </table:table-cell>
          <table:table-cell office:value-type="float" office:value="16.64273" calcext:value-type="float">
            <text:p>16.64273</text:p>
          </table:table-cell>
          <table:table-cell office:value-type="float" office:value="-3.324275" calcext:value-type="float">
            <text:p>-3.324275</text:p>
          </table:table-cell>
          <table:table-cell office:value-type="float" office:value="-3.835952" calcext:value-type="float">
            <text:p>-3.835952</text:p>
          </table:table-cell>
          <table:table-cell office:value-type="float" office:value="3.998331" calcext:value-type="float">
            <text:p>3.998331</text:p>
          </table:table-cell>
          <table:table-cell office:value-type="float" office:value="0.3062816" calcext:value-type="float">
            <text:p>0.30628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262" calcext:value-type="float">
            <text:p>16.1262</text:p>
          </table:table-cell>
          <table:table-cell office:value-type="float" office:value="1.472827" calcext:value-type="float">
            <text:p>1.472827</text:p>
          </table:table-cell>
          <table:table-cell office:value-type="float" office:value="-3.95475" calcext:value-type="float">
            <text:p>-3.95475</text:p>
          </table:table-cell>
          <table:table-cell office:value-type="float" office:value="1477010453150000" calcext:value-type="float">
            <text:p>1477010453150000</text:p>
          </table:table-cell>
          <table:table-cell office:value-type="float" office:value="2.072212" calcext:value-type="float">
            <text:p>2.072212</text:p>
          </table:table-cell>
          <table:table-cell office:value-type="float" office:value="16.44966" calcext:value-type="float">
            <text:p>16.44966</text:p>
          </table:table-cell>
          <table:table-cell office:value-type="float" office:value="-3.268118" calcext:value-type="float">
            <text:p>-3.268118</text:p>
          </table:table-cell>
          <table:table-cell office:value-type="float" office:value="-3.88995" calcext:value-type="float">
            <text:p>-3.88995</text:p>
          </table:table-cell>
          <table:table-cell office:value-type="float" office:value="4.013645" calcext:value-type="float">
            <text:p>4.013645</text:p>
          </table:table-cell>
          <table:table-cell office:value-type="float" office:value="0.3005169" calcext:value-type="float">
            <text:p>0.3005169</text:p>
          </table:table-cell>
          <table:table-cell table:number-columns-repeated="8"/>
          <table:table-cell table:formula="of:=[.B205]*COS([.C205])" office:value-type="float" office:value="1.57734690310715" calcext:value-type="float">
            <text:p>1.57734690310715</text:p>
          </table:table-cell>
          <table:table-cell table:formula="of:=[.B205]*SIN([.C205])" office:value-type="float" office:value="16.0488723338202" calcext:value-type="float">
            <text:p>16.048872333820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.889717" calcext:value-type="float">
            <text:p>1.889717</text:p>
          </table:table-cell>
          <table:table-cell office:value-type="float" office:value="16.10539" calcext:value-type="float">
            <text:p>16.10539</text:p>
          </table:table-cell>
          <table:table-cell office:value-type="float" office:value="1477010453200000" calcext:value-type="float">
            <text:p>1477010453200000</text:p>
          </table:table-cell>
          <table:table-cell office:value-type="float" office:value="1.910273" calcext:value-type="float">
            <text:p>1.910273</text:p>
          </table:table-cell>
          <table:table-cell office:value-type="float" office:value="16.25395" calcext:value-type="float">
            <text:p>16.25395</text:p>
          </table:table-cell>
          <table:table-cell office:value-type="float" office:value="-3.212192" calcext:value-type="float">
            <text:p>-3.212192</text:p>
          </table:table-cell>
          <table:table-cell office:value-type="float" office:value="-3.942161" calcext:value-type="float">
            <text:p>-3.942161</text:p>
          </table:table-cell>
          <table:table-cell office:value-type="float" office:value="4.02867" calcext:value-type="float">
            <text:p>4.02867</text:p>
          </table:table-cell>
          <table:table-cell office:value-type="float" office:value="0.2947047" calcext:value-type="float">
            <text:p>0.29470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36184" calcext:value-type="float">
            <text:p>16.36184</text:p>
          </table:table-cell>
          <table:table-cell office:value-type="float" office:value="1.464027" calcext:value-type="float">
            <text:p>1.464027</text:p>
          </table:table-cell>
          <table:table-cell office:value-type="float" office:value="-4.003385" calcext:value-type="float">
            <text:p>-4.003385</text:p>
          </table:table-cell>
          <table:table-cell office:value-type="float" office:value="1477010453250000" calcext:value-type="float">
            <text:p>1477010453250000</text:p>
          </table:table-cell>
          <table:table-cell office:value-type="float" office:value="1.751122" calcext:value-type="float">
            <text:p>1.751122</text:p>
          </table:table-cell>
          <table:table-cell office:value-type="float" office:value="16.05566" calcext:value-type="float">
            <text:p>16.05566</text:p>
          </table:table-cell>
          <table:table-cell office:value-type="float" office:value="-3.15656" calcext:value-type="float">
            <text:p>-3.15656</text:p>
          </table:table-cell>
          <table:table-cell office:value-type="float" office:value="-3.99261" calcext:value-type="float">
            <text:p>-3.99261</text:p>
          </table:table-cell>
          <table:table-cell office:value-type="float" office:value="4.043406" calcext:value-type="float">
            <text:p>4.043406</text:p>
          </table:table-cell>
          <table:table-cell office:value-type="float" office:value="0.288846" calcext:value-type="float">
            <text:p>0.288846</text:p>
          </table:table-cell>
          <table:table-cell table:number-columns-repeated="8"/>
          <table:table-cell table:formula="of:=[.B207]*COS([.C207])" office:value-type="float" office:value="1.74362543273632" calcext:value-type="float">
            <text:p>1.74362543273632</text:p>
          </table:table-cell>
          <table:table-cell table:formula="of:=[.B207]*SIN([.C207])" office:value-type="float" office:value="16.2686686159598" calcext:value-type="float">
            <text:p>16.268668615959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.447453" calcext:value-type="float">
            <text:p>1.447453</text:p>
          </table:table-cell>
          <table:table-cell office:value-type="float" office:value="16.08532" calcext:value-type="float">
            <text:p>16.08532</text:p>
          </table:table-cell>
          <table:table-cell office:value-type="float" office:value="1477010453300000" calcext:value-type="float">
            <text:p>1477010453300000</text:p>
          </table:table-cell>
          <table:table-cell office:value-type="float" office:value="1.594741" calcext:value-type="float">
            <text:p>1.594741</text:p>
          </table:table-cell>
          <table:table-cell office:value-type="float" office:value="15.8549" calcext:value-type="float">
            <text:p>15.8549</text:p>
          </table:table-cell>
          <table:table-cell office:value-type="float" office:value="-3.101288" calcext:value-type="float">
            <text:p>-3.101288</text:p>
          </table:table-cell>
          <table:table-cell office:value-type="float" office:value="-4.041322" calcext:value-type="float">
            <text:p>-4.041322</text:p>
          </table:table-cell>
          <table:table-cell office:value-type="float" office:value="4.057848" calcext:value-type="float">
            <text:p>4.057848</text:p>
          </table:table-cell>
          <table:table-cell office:value-type="float" office:value="0.2829417" calcext:value-type="float">
            <text:p>0.28294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63569" calcext:value-type="float">
            <text:p>15.63569</text:p>
          </table:table-cell>
          <table:table-cell office:value-type="float" office:value="1.467663" calcext:value-type="float">
            <text:p>1.467663</text:p>
          </table:table-cell>
          <table:table-cell office:value-type="float" office:value="-4.662337" calcext:value-type="float">
            <text:p>-4.662337</text:p>
          </table:table-cell>
          <table:table-cell office:value-type="float" office:value="1477010453350000" calcext:value-type="float">
            <text:p>1477010453350000</text:p>
          </table:table-cell>
          <table:table-cell office:value-type="float" office:value="1.441111" calcext:value-type="float">
            <text:p>1.441111</text:p>
          </table:table-cell>
          <table:table-cell office:value-type="float" office:value="15.65174" calcext:value-type="float">
            <text:p>15.65174</text:p>
          </table:table-cell>
          <table:table-cell office:value-type="float" office:value="-3.046439" calcext:value-type="float">
            <text:p>-3.046439</text:p>
          </table:table-cell>
          <table:table-cell office:value-type="float" office:value="-4.088322" calcext:value-type="float">
            <text:p>-4.088322</text:p>
          </table:table-cell>
          <table:table-cell office:value-type="float" office:value="4.071995" calcext:value-type="float">
            <text:p>4.071995</text:p>
          </table:table-cell>
          <table:table-cell office:value-type="float" office:value="0.2769928" calcext:value-type="float">
            <text:p>0.2769928</text:p>
          </table:table-cell>
          <table:table-cell table:number-columns-repeated="8"/>
          <table:table-cell table:formula="of:=[.B209]*COS([.C209])" office:value-type="float" office:value="1.60970358386989" calcext:value-type="float">
            <text:p>1.60970358386989</text:p>
          </table:table-cell>
          <table:table-cell table:formula="of:=[.B209]*SIN([.C209])" office:value-type="float" office:value="15.5526093035277" calcext:value-type="float">
            <text:p>15.552609303527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1.18395" calcext:value-type="float">
            <text:p>1.18395</text:p>
          </table:table-cell>
          <table:table-cell office:value-type="float" office:value="15.4284" calcext:value-type="float">
            <text:p>15.4284</text:p>
          </table:table-cell>
          <table:table-cell office:value-type="float" office:value="1477010453400000" calcext:value-type="float">
            <text:p>1477010453400000</text:p>
          </table:table-cell>
          <table:table-cell office:value-type="float" office:value="1.290209" calcext:value-type="float">
            <text:p>1.290209</text:p>
          </table:table-cell>
          <table:table-cell office:value-type="float" office:value="15.44628" calcext:value-type="float">
            <text:p>15.44628</text:p>
          </table:table-cell>
          <table:table-cell office:value-type="float" office:value="-2.992073" calcext:value-type="float">
            <text:p>-2.992073</text:p>
          </table:table-cell>
          <table:table-cell office:value-type="float" office:value="-4.133638" calcext:value-type="float">
            <text:p>-4.133638</text:p>
          </table:table-cell>
          <table:table-cell office:value-type="float" office:value="4.085845" calcext:value-type="float">
            <text:p>4.085845</text:p>
          </table:table-cell>
          <table:table-cell office:value-type="float" office:value="0.271" calcext:value-type="float">
            <text:p>0.2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55012" calcext:value-type="float">
            <text:p>15.55012</text:p>
          </table:table-cell>
          <table:table-cell office:value-type="float" office:value="1.51746" calcext:value-type="float">
            <text:p>1.51746</text:p>
          </table:table-cell>
          <table:table-cell office:value-type="float" office:value="-4.273719" calcext:value-type="float">
            <text:p>-4.273719</text:p>
          </table:table-cell>
          <table:table-cell office:value-type="float" office:value="1477010453450000" calcext:value-type="float">
            <text:p>1477010453450000</text:p>
          </table:table-cell>
          <table:table-cell office:value-type="float" office:value="1.14201" calcext:value-type="float">
            <text:p>1.14201</text:p>
          </table:table-cell>
          <table:table-cell office:value-type="float" office:value="15.23859" calcext:value-type="float">
            <text:p>15.23859</text:p>
          </table:table-cell>
          <table:table-cell office:value-type="float" office:value="-2.93825" calcext:value-type="float">
            <text:p>-2.93825</text:p>
          </table:table-cell>
          <table:table-cell office:value-type="float" office:value="-4.177299" calcext:value-type="float">
            <text:p>-4.177299</text:p>
          </table:table-cell>
          <table:table-cell office:value-type="float" office:value="4.099395" calcext:value-type="float">
            <text:p>4.099395</text:p>
          </table:table-cell>
          <table:table-cell office:value-type="float" office:value="0.2649645" calcext:value-type="float">
            <text:p>0.2649645</text:p>
          </table:table-cell>
          <table:table-cell table:number-columns-repeated="8"/>
          <table:table-cell table:formula="of:=[.B211]*COS([.C211])" office:value-type="float" office:value="0.828993103276591" calcext:value-type="float">
            <text:p>0.828993103276591</text:p>
          </table:table-cell>
          <table:table-cell table:formula="of:=[.B211]*SIN([.C211])" office:value-type="float" office:value="15.5280070340376" calcext:value-type="float">
            <text:p>15.528007034037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0.7227056" calcext:value-type="float">
            <text:p>0.7227056</text:p>
          </table:table-cell>
          <table:table-cell office:value-type="float" office:value="15.00752" calcext:value-type="float">
            <text:p>15.00752</text:p>
          </table:table-cell>
          <table:table-cell office:value-type="float" office:value="1477010453500000" calcext:value-type="float">
            <text:p>1477010453500000</text:p>
          </table:table-cell>
          <table:table-cell office:value-type="float" office:value="0.9964857" calcext:value-type="float">
            <text:p>0.9964857</text:p>
          </table:table-cell>
          <table:table-cell office:value-type="float" office:value="15.02876" calcext:value-type="float">
            <text:p>15.02876</text:p>
          </table:table-cell>
          <table:table-cell office:value-type="float" office:value="-2.885028" calcext:value-type="float">
            <text:p>-2.885028</text:p>
          </table:table-cell>
          <table:table-cell office:value-type="float" office:value="-4.219333" calcext:value-type="float">
            <text:p>-4.219333</text:p>
          </table:table-cell>
          <table:table-cell office:value-type="float" office:value="4.112643" calcext:value-type="float">
            <text:p>4.112643</text:p>
          </table:table-cell>
          <table:table-cell office:value-type="float" office:value="0.2588872" calcext:value-type="float">
            <text:p>0.25888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4832" calcext:value-type="float">
            <text:p>15.24832</text:p>
          </table:table-cell>
          <table:table-cell office:value-type="float" office:value="1.5031" calcext:value-type="float">
            <text:p>1.5031</text:p>
          </table:table-cell>
          <table:table-cell office:value-type="float" office:value="-4.044025" calcext:value-type="float">
            <text:p>-4.044025</text:p>
          </table:table-cell>
          <table:table-cell office:value-type="float" office:value="1477010453550000" calcext:value-type="float">
            <text:p>1477010453550000</text:p>
          </table:table-cell>
          <table:table-cell office:value-type="float" office:value="0.8536038" calcext:value-type="float">
            <text:p>0.8536038</text:p>
          </table:table-cell>
          <table:table-cell office:value-type="float" office:value="14.81686" calcext:value-type="float">
            <text:p>14.81686</text:p>
          </table:table-cell>
          <table:table-cell office:value-type="float" office:value="-2.832463" calcext:value-type="float">
            <text:p>-2.832463</text:p>
          </table:table-cell>
          <table:table-cell office:value-type="float" office:value="-4.25977" calcext:value-type="float">
            <text:p>-4.25977</text:p>
          </table:table-cell>
          <table:table-cell office:value-type="float" office:value="4.125587" calcext:value-type="float">
            <text:p>4.125587</text:p>
          </table:table-cell>
          <table:table-cell office:value-type="float" office:value="0.2527689" calcext:value-type="float">
            <text:p>0.2527689</text:p>
          </table:table-cell>
          <table:table-cell table:number-columns-repeated="8"/>
          <table:table-cell table:formula="of:=[.B213]*COS([.C213])" office:value-type="float" office:value="1.03146699913491" calcext:value-type="float">
            <text:p>1.03146699913491</text:p>
          </table:table-cell>
          <table:table-cell table:formula="of:=[.B213]*SIN([.C213])" office:value-type="float" office:value="15.213393397007" calcext:value-type="float">
            <text:p>15.21339339700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0.7373005" calcext:value-type="float">
            <text:p>0.7373005</text:p>
          </table:table-cell>
          <table:table-cell office:value-type="float" office:value="14.70472" calcext:value-type="float">
            <text:p>14.70472</text:p>
          </table:table-cell>
          <table:table-cell office:value-type="float" office:value="1477010453600000" calcext:value-type="float">
            <text:p>1477010453600000</text:p>
          </table:table-cell>
          <table:table-cell office:value-type="float" office:value="0.7133303" calcext:value-type="float">
            <text:p>0.7133303</text:p>
          </table:table-cell>
          <table:table-cell office:value-type="float" office:value="14.60299" calcext:value-type="float">
            <text:p>14.60299</text:p>
          </table:table-cell>
          <table:table-cell office:value-type="float" office:value="-2.78061" calcext:value-type="float">
            <text:p>-2.78061</text:p>
          </table:table-cell>
          <table:table-cell office:value-type="float" office:value="-4.298641" calcext:value-type="float">
            <text:p>-4.298641</text:p>
          </table:table-cell>
          <table:table-cell office:value-type="float" office:value="4.138226" calcext:value-type="float">
            <text:p>4.138226</text:p>
          </table:table-cell>
          <table:table-cell office:value-type="float" office:value="0.2466108" calcext:value-type="float">
            <text:p>0.24661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26279" calcext:value-type="float">
            <text:p>14.26279</text:p>
          </table:table-cell>
          <table:table-cell office:value-type="float" office:value="1.520141" calcext:value-type="float">
            <text:p>1.520141</text:p>
          </table:table-cell>
          <table:table-cell office:value-type="float" office:value="-4.698062" calcext:value-type="float">
            <text:p>-4.698062</text:p>
          </table:table-cell>
          <table:table-cell office:value-type="float" office:value="1477010453650000" calcext:value-type="float">
            <text:p>1477010453650000</text:p>
          </table:table-cell>
          <table:table-cell office:value-type="float" office:value="0.5756284" calcext:value-type="float">
            <text:p>0.5756284</text:p>
          </table:table-cell>
          <table:table-cell office:value-type="float" office:value="14.3872" calcext:value-type="float">
            <text:p>14.3872</text:p>
          </table:table-cell>
          <table:table-cell office:value-type="float" office:value="-2.729522" calcext:value-type="float">
            <text:p>-2.729522</text:p>
          </table:table-cell>
          <table:table-cell office:value-type="float" office:value="-4.335977" calcext:value-type="float">
            <text:p>-4.335977</text:p>
          </table:table-cell>
          <table:table-cell office:value-type="float" office:value="4.150556" calcext:value-type="float">
            <text:p>4.150556</text:p>
          </table:table-cell>
          <table:table-cell office:value-type="float" office:value="0.2404137" calcext:value-type="float">
            <text:p>0.2404137</text:p>
          </table:table-cell>
          <table:table-cell table:number-columns-repeated="8"/>
          <table:table-cell table:formula="of:=[.B215]*COS([.C215])" office:value-type="float" office:value="0.722177349353021" calcext:value-type="float">
            <text:p>0.722177349353021</text:p>
          </table:table-cell>
          <table:table-cell table:formula="of:=[.B215]*SIN([.C215])" office:value-type="float" office:value="14.2444950229968" calcext:value-type="float">
            <text:p>14.244495022996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0.2534352" calcext:value-type="float">
            <text:p>0.2534352</text:p>
          </table:table-cell>
          <table:table-cell office:value-type="float" office:value="14.20285" calcext:value-type="float">
            <text:p>14.20285</text:p>
          </table:table-cell>
          <table:table-cell office:value-type="float" office:value="1477010453700000" calcext:value-type="float">
            <text:p>1477010453700000</text:p>
          </table:table-cell>
          <table:table-cell office:value-type="float" office:value="0.4404586" calcext:value-type="float">
            <text:p>0.4404586</text:p>
          </table:table-cell>
          <table:table-cell office:value-type="float" office:value="14.16959" calcext:value-type="float">
            <text:p>14.16959</text:p>
          </table:table-cell>
          <table:table-cell office:value-type="float" office:value="-2.679249" calcext:value-type="float">
            <text:p>-2.679249</text:p>
          </table:table-cell>
          <table:table-cell office:value-type="float" office:value="-4.37181" calcext:value-type="float">
            <text:p>-4.37181</text:p>
          </table:table-cell>
          <table:table-cell office:value-type="float" office:value="4.162577" calcext:value-type="float">
            <text:p>4.162577</text:p>
          </table:table-cell>
          <table:table-cell office:value-type="float" office:value="0.2341786" calcext:value-type="float">
            <text:p>0.23417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96048" calcext:value-type="float">
            <text:p>13.96048</text:p>
          </table:table-cell>
          <table:table-cell office:value-type="float" office:value="1.573146" calcext:value-type="float">
            <text:p>1.573146</text:p>
          </table:table-cell>
          <table:table-cell office:value-type="float" office:value="-5.032365" calcext:value-type="float">
            <text:p>-5.032365</text:p>
          </table:table-cell>
          <table:table-cell office:value-type="float" office:value="1477010453750000" calcext:value-type="float">
            <text:p>1477010453750000</text:p>
          </table:table-cell>
          <table:table-cell office:value-type="float" office:value="0.3077789" calcext:value-type="float">
            <text:p>0.3077789</text:p>
          </table:table-cell>
          <table:table-cell office:value-type="float" office:value="13.95022" calcext:value-type="float">
            <text:p>13.95022</text:p>
          </table:table-cell>
          <table:table-cell office:value-type="float" office:value="-2.629841" calcext:value-type="float">
            <text:p>-2.629841</text:p>
          </table:table-cell>
          <table:table-cell office:value-type="float" office:value="-4.406172" calcext:value-type="float">
            <text:p>-4.406172</text:p>
          </table:table-cell>
          <table:table-cell office:value-type="float" office:value="4.174286" calcext:value-type="float">
            <text:p>4.174286</text:p>
          </table:table-cell>
          <table:table-cell office:value-type="float" office:value="0.2279066" calcext:value-type="float">
            <text:p>0.2279066</text:p>
          </table:table-cell>
          <table:table-cell table:number-columns-repeated="8"/>
          <table:table-cell table:formula="of:=[.B217]*COS([.C217])" office:value-type="float" office:value="-0.0328025356027573" calcext:value-type="float">
            <text:p>-0.032802535602757</text:p>
          </table:table-cell>
          <table:table-cell table:formula="of:=[.B217]*SIN([.C217])" office:value-type="float" office:value="13.9604414623628" calcext:value-type="float">
            <text:p>13.960441462362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0.459172" calcext:value-type="float">
            <text:p>0.459172</text:p>
          </table:table-cell>
          <table:table-cell office:value-type="float" office:value="13.68556" calcext:value-type="float">
            <text:p>13.68556</text:p>
          </table:table-cell>
          <table:table-cell office:value-type="float" office:value="1477010453800000" calcext:value-type="float">
            <text:p>1477010453800000</text:p>
          </table:table-cell>
          <table:table-cell office:value-type="float" office:value="0.177545" calcext:value-type="float">
            <text:p>0.177545</text:p>
          </table:table-cell>
          <table:table-cell office:value-type="float" office:value="13.72916" calcext:value-type="float">
            <text:p>13.72916</text:p>
          </table:table-cell>
          <table:table-cell office:value-type="float" office:value="-2.581347" calcext:value-type="float">
            <text:p>-2.581347</text:p>
          </table:table-cell>
          <table:table-cell office:value-type="float" office:value="-4.439094" calcext:value-type="float">
            <text:p>-4.439094</text:p>
          </table:table-cell>
          <table:table-cell office:value-type="float" office:value="4.185681" calcext:value-type="float">
            <text:p>4.185681</text:p>
          </table:table-cell>
          <table:table-cell office:value-type="float" office:value="0.2215985" calcext:value-type="float">
            <text:p>0.22159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63781" calcext:value-type="float">
            <text:p>13.63781</text:p>
          </table:table-cell>
          <table:table-cell office:value-type="float" office:value="1.566951" calcext:value-type="float">
            <text:p>1.566951</text:p>
          </table:table-cell>
          <table:table-cell office:value-type="float" office:value="-4.990904" calcext:value-type="float">
            <text:p>-4.990904</text:p>
          </table:table-cell>
          <table:table-cell office:value-type="float" office:value="1477010453850000" calcext:value-type="float">
            <text:p>1477010453850000</text:p>
          </table:table-cell>
          <table:table-cell office:value-type="float" office:value="0.04970987" calcext:value-type="float">
            <text:p>0.04970987</text:p>
          </table:table-cell>
          <table:table-cell office:value-type="float" office:value="13.5065" calcext:value-type="float">
            <text:p>13.5065</text:p>
          </table:table-cell>
          <table:table-cell office:value-type="float" office:value="-2.533811" calcext:value-type="float">
            <text:p>-2.533811</text:p>
          </table:table-cell>
          <table:table-cell office:value-type="float" office:value="-4.47061" calcext:value-type="float">
            <text:p>-4.47061</text:p>
          </table:table-cell>
          <table:table-cell office:value-type="float" office:value="4.196761" calcext:value-type="float">
            <text:p>4.196761</text:p>
          </table:table-cell>
          <table:table-cell office:value-type="float" office:value="0.2152555" calcext:value-type="float">
            <text:p>0.2152555</text:p>
          </table:table-cell>
          <table:table-cell table:number-columns-repeated="8"/>
          <table:table-cell table:formula="of:=[.B219]*COS([.C219])" office:value-type="float" office:value="0.0524417069779361" calcext:value-type="float">
            <text:p>0.052441706977936</text:p>
          </table:table-cell>
          <table:table-cell table:formula="of:=[.B219]*SIN([.C219])" office:value-type="float" office:value="13.6377091721253" calcext:value-type="float">
            <text:p>13.637709172125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0.1903443" calcext:value-type="float">
            <text:p>-0.1903443</text:p>
          </table:table-cell>
          <table:table-cell office:value-type="float" office:value="13.28556" calcext:value-type="float">
            <text:p>13.28556</text:p>
          </table:table-cell>
          <table:table-cell office:value-type="float" office:value="1477010453900000" calcext:value-type="float">
            <text:p>1477010453900000</text:p>
          </table:table-cell>
          <table:table-cell office:value-type="float" office:value="-0.07577534" calcext:value-type="float">
            <text:p>-0.07577534</text:p>
          </table:table-cell>
          <table:table-cell office:value-type="float" office:value="13.28229" calcext:value-type="float">
            <text:p>13.28229</text:p>
          </table:table-cell>
          <table:table-cell office:value-type="float" office:value="-2.487279" calcext:value-type="float">
            <text:p>-2.487279</text:p>
          </table:table-cell>
          <table:table-cell office:value-type="float" office:value="-4.500752" calcext:value-type="float">
            <text:p>-4.500752</text:p>
          </table:table-cell>
          <table:table-cell office:value-type="float" office:value="4.207524" calcext:value-type="float">
            <text:p>4.207524</text:p>
          </table:table-cell>
          <table:table-cell office:value-type="float" office:value="0.2088785" calcext:value-type="float">
            <text:p>0.20887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1485" calcext:value-type="float">
            <text:p>13.1485</text:p>
          </table:table-cell>
          <table:table-cell office:value-type="float" office:value="1.591716" calcext:value-type="float">
            <text:p>1.591716</text:p>
          </table:table-cell>
          <table:table-cell office:value-type="float" office:value="-4.45625" calcext:value-type="float">
            <text:p>-4.45625</text:p>
          </table:table-cell>
          <table:table-cell office:value-type="float" office:value="1477010453950000" calcext:value-type="float">
            <text:p>1477010453950000</text:p>
          </table:table-cell>
          <table:table-cell office:value-type="float" office:value="-0.1989619" calcext:value-type="float">
            <text:p>-0.1989619</text:p>
          </table:table-cell>
          <table:table-cell office:value-type="float" office:value="13.05661" calcext:value-type="float">
            <text:p>13.05661</text:p>
          </table:table-cell>
          <table:table-cell office:value-type="float" office:value="-2.441793" calcext:value-type="float">
            <text:p>-2.441793</text:p>
          </table:table-cell>
          <table:table-cell office:value-type="float" office:value="-4.529552" calcext:value-type="float">
            <text:p>-4.529552</text:p>
          </table:table-cell>
          <table:table-cell office:value-type="float" office:value="4.217968" calcext:value-type="float">
            <text:p>4.217968</text:p>
          </table:table-cell>
          <table:table-cell office:value-type="float" office:value="0.2024685" calcext:value-type="float">
            <text:p>0.2024685</text:p>
          </table:table-cell>
          <table:table-cell table:number-columns-repeated="8"/>
          <table:table-cell table:formula="of:=[.B221]*COS([.C221])" office:value-type="float" office:value="-0.275042260863872" calcext:value-type="float">
            <text:p>-0.275042260863872</text:p>
          </table:table-cell>
          <table:table-cell table:formula="of:=[.B221]*SIN([.C221])" office:value-type="float" office:value="13.1456229979693" calcext:value-type="float">
            <text:p>13.145622997969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0.04623085" calcext:value-type="float">
            <text:p>0.04623085</text:p>
          </table:table-cell>
          <table:table-cell office:value-type="float" office:value="12.93011" calcext:value-type="float">
            <text:p>12.93011</text:p>
          </table:table-cell>
          <table:table-cell office:value-type="float" office:value="1477010454000000" calcext:value-type="float">
            <text:p>1477010454000000</text:p>
          </table:table-cell>
          <table:table-cell office:value-type="float" office:value="-0.3199031" calcext:value-type="float">
            <text:p>-0.3199031</text:p>
          </table:table-cell>
          <table:table-cell office:value-type="float" office:value="12.82952" calcext:value-type="float">
            <text:p>12.82952</text:p>
          </table:table-cell>
          <table:table-cell office:value-type="float" office:value="-2.397395" calcext:value-type="float">
            <text:p>-2.397395</text:p>
          </table:table-cell>
          <table:table-cell office:value-type="float" office:value="-4.557043" calcext:value-type="float">
            <text:p>-4.557043</text:p>
          </table:table-cell>
          <table:table-cell office:value-type="float" office:value="4.228091" calcext:value-type="float">
            <text:p>4.228091</text:p>
          </table:table-cell>
          <table:table-cell office:value-type="float" office:value="0.1960265" calcext:value-type="float">
            <text:p>0.1960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3753" calcext:value-type="float">
            <text:p>12.3753</text:p>
          </table:table-cell>
          <table:table-cell office:value-type="float" office:value="1.62616" calcext:value-type="float">
            <text:p>1.62616</text:p>
          </table:table-cell>
          <table:table-cell office:value-type="float" office:value="-4.328083" calcext:value-type="float">
            <text:p>-4.328083</text:p>
          </table:table-cell>
          <table:table-cell office:value-type="float" office:value="1477010454050000" calcext:value-type="float">
            <text:p>1477010454050000</text:p>
          </table:table-cell>
          <table:table-cell office:value-type="float" office:value="-0.4386543" calcext:value-type="float">
            <text:p>-0.4386543</text:p>
          </table:table-cell>
          <table:table-cell office:value-type="float" office:value="12.60108" calcext:value-type="float">
            <text:p>12.60108</text:p>
          </table:table-cell>
          <table:table-cell office:value-type="float" office:value="-2.354123" calcext:value-type="float">
            <text:p>-2.354123</text:p>
          </table:table-cell>
          <table:table-cell office:value-type="float" office:value="-4.583257" calcext:value-type="float">
            <text:p>-4.583257</text:p>
          </table:table-cell>
          <table:table-cell office:value-type="float" office:value="4.237893" calcext:value-type="float">
            <text:p>4.237893</text:p>
          </table:table-cell>
          <table:table-cell office:value-type="float" office:value="0.1895536" calcext:value-type="float">
            <text:p>0.1895536</text:p>
          </table:table-cell>
          <table:table-cell table:number-columns-repeated="8"/>
          <table:table-cell table:formula="of:=[.B223]*COS([.C223])" office:value-type="float" office:value="-0.684792109682211" calcext:value-type="float">
            <text:p>-0.684792109682211</text:p>
          </table:table-cell>
          <table:table-cell table:formula="of:=[.B223]*SIN([.C223])" office:value-type="float" office:value="12.3563388532573" calcext:value-type="float">
            <text:p>12.356338853257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0.4764816" calcext:value-type="float">
            <text:p>-0.4764816</text:p>
          </table:table-cell>
          <table:table-cell office:value-type="float" office:value="12.36331" calcext:value-type="float">
            <text:p>12.36331</text:p>
          </table:table-cell>
          <table:table-cell office:value-type="float" office:value="1477010454100000" calcext:value-type="float">
            <text:p>1477010454100000</text:p>
          </table:table-cell>
          <table:table-cell office:value-type="float" office:value="-0.5552727" calcext:value-type="float">
            <text:p>-0.5552727</text:p>
          </table:table-cell>
          <table:table-cell office:value-type="float" office:value="12.37136" calcext:value-type="float">
            <text:p>12.37136</text:p>
          </table:table-cell>
          <table:table-cell office:value-type="float" office:value="-2.312016" calcext:value-type="float">
            <text:p>-2.312016</text:p>
          </table:table-cell>
          <table:table-cell office:value-type="float" office:value="-4.608226" calcext:value-type="float">
            <text:p>-4.608226</text:p>
          </table:table-cell>
          <table:table-cell office:value-type="float" office:value="4.24737" calcext:value-type="float">
            <text:p>4.24737</text:p>
          </table:table-cell>
          <table:table-cell office:value-type="float" office:value="0.1830507" calcext:value-type="float">
            <text:p>0.18305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55839" calcext:value-type="float">
            <text:p>12.55839</text:p>
          </table:table-cell>
          <table:table-cell office:value-type="float" office:value="1.648282" calcext:value-type="float">
            <text:p>1.648282</text:p>
          </table:table-cell>
          <table:table-cell office:value-type="float" office:value="-4.431935" calcext:value-type="float">
            <text:p>-4.431935</text:p>
          </table:table-cell>
          <table:table-cell office:value-type="float" office:value="1477010454150000" calcext:value-type="float">
            <text:p>1477010454150000</text:p>
          </table:table-cell>
          <table:table-cell office:value-type="float" office:value="-0.6698175" calcext:value-type="float">
            <text:p>-0.6698175</text:p>
          </table:table-cell>
          <table:table-cell office:value-type="float" office:value="12.14043" calcext:value-type="float">
            <text:p>12.14043</text:p>
          </table:table-cell>
          <table:table-cell office:value-type="float" office:value="-2.27111" calcext:value-type="float">
            <text:p>-2.27111</text:p>
          </table:table-cell>
          <table:table-cell office:value-type="float" office:value="-4.631982" calcext:value-type="float">
            <text:p>-4.631982</text:p>
          </table:table-cell>
          <table:table-cell office:value-type="float" office:value="4.256523" calcext:value-type="float">
            <text:p>4.256523</text:p>
          </table:table-cell>
          <table:table-cell office:value-type="float" office:value="0.176519" calcext:value-type="float">
            <text:p>0.176519</text:p>
          </table:table-cell>
          <table:table-cell table:number-columns-repeated="8"/>
          <table:table-cell table:formula="of:=[.B225]*COS([.C225])" office:value-type="float" office:value="-0.972121846974739" calcext:value-type="float">
            <text:p>-0.972121846974739</text:p>
          </table:table-cell>
          <table:table-cell table:formula="of:=[.B225]*SIN([.C225])" office:value-type="float" office:value="12.5207083867781" calcext:value-type="float">
            <text:p>12.520708386778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0.582624" calcext:value-type="float">
            <text:p>-0.582624</text:p>
          </table:table-cell>
          <table:table-cell office:value-type="float" office:value="12.03858" calcext:value-type="float">
            <text:p>12.03858</text:p>
          </table:table-cell>
          <table:table-cell office:value-type="float" office:value="1477010454200000" calcext:value-type="float">
            <text:p>1477010454200000</text:p>
          </table:table-cell>
          <table:table-cell office:value-type="float" office:value="-0.7823495" calcext:value-type="float">
            <text:p>-0.7823495</text:p>
          </table:table-cell>
          <table:table-cell office:value-type="float" office:value="11.90833" calcext:value-type="float">
            <text:p>11.90833</text:p>
          </table:table-cell>
          <table:table-cell office:value-type="float" office:value="-2.23144" calcext:value-type="float">
            <text:p>-2.23144</text:p>
          </table:table-cell>
          <table:table-cell office:value-type="float" office:value="-4.654556" calcext:value-type="float">
            <text:p>-4.654556</text:p>
          </table:table-cell>
          <table:table-cell office:value-type="float" office:value="4.265349" calcext:value-type="float">
            <text:p>4.265349</text:p>
          </table:table-cell>
          <table:table-cell office:value-type="float" office:value="0.1699593" calcext:value-type="float">
            <text:p>0.16995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71827" calcext:value-type="float">
            <text:p>11.71827</text:p>
          </table:table-cell>
          <table:table-cell office:value-type="float" office:value="1.679179" calcext:value-type="float">
            <text:p>1.679179</text:p>
          </table:table-cell>
          <table:table-cell office:value-type="float" office:value="-4.459552" calcext:value-type="float">
            <text:p>-4.459552</text:p>
          </table:table-cell>
          <table:table-cell office:value-type="float" office:value="1477010454250000" calcext:value-type="float">
            <text:p>1477010454250000</text:p>
          </table:table-cell>
          <table:table-cell office:value-type="float" office:value="-0.8929313" calcext:value-type="float">
            <text:p>-0.8929313</text:p>
          </table:table-cell>
          <table:table-cell office:value-type="float" office:value="11.67513" calcext:value-type="float">
            <text:p>11.67513</text:p>
          </table:table-cell>
          <table:table-cell office:value-type="float" office:value="-2.193038" calcext:value-type="float">
            <text:p>-2.193038</text:p>
          </table:table-cell>
          <table:table-cell office:value-type="float" office:value="-4.675979" calcext:value-type="float">
            <text:p>-4.675979</text:p>
          </table:table-cell>
          <table:table-cell office:value-type="float" office:value="4.273847" calcext:value-type="float">
            <text:p>4.273847</text:p>
          </table:table-cell>
          <table:table-cell office:value-type="float" office:value="0.1633729" calcext:value-type="float">
            <text:p>0.1633729</text:p>
          </table:table-cell>
          <table:table-cell table:number-columns-repeated="8"/>
          <table:table-cell table:formula="of:=[.B227]*COS([.C227])" office:value-type="float" office:value="-1.26757236871586" calcext:value-type="float">
            <text:p>-1.26757236871586</text:p>
          </table:table-cell>
          <table:table-cell table:formula="of:=[.B227]*SIN([.C227])" office:value-type="float" office:value="11.6495112379433" calcext:value-type="float">
            <text:p>11.649511237943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.172116" calcext:value-type="float">
            <text:p>-1.172116</text:p>
          </table:table-cell>
          <table:table-cell office:value-type="float" office:value="11.39876" calcext:value-type="float">
            <text:p>11.39876</text:p>
          </table:table-cell>
          <table:table-cell office:value-type="float" office:value="1477010454300000" calcext:value-type="float">
            <text:p>1477010454300000</text:p>
          </table:table-cell>
          <table:table-cell office:value-type="float" office:value="-1.001627" calcext:value-type="float">
            <text:p>-1.001627</text:p>
          </table:table-cell>
          <table:table-cell office:value-type="float" office:value="11.44089" calcext:value-type="float">
            <text:p>11.44089</text:p>
          </table:table-cell>
          <table:table-cell office:value-type="float" office:value="-2.155937" calcext:value-type="float">
            <text:p>-2.155937</text:p>
          </table:table-cell>
          <table:table-cell office:value-type="float" office:value="-4.696281" calcext:value-type="float">
            <text:p>-4.696281</text:p>
          </table:table-cell>
          <table:table-cell office:value-type="float" office:value="4.282015" calcext:value-type="float">
            <text:p>4.282015</text:p>
          </table:table-cell>
          <table:table-cell office:value-type="float" office:value="0.1567606" calcext:value-type="float">
            <text:p>0.15676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99519" calcext:value-type="float">
            <text:p>10.99519</text:p>
          </table:table-cell>
          <table:table-cell office:value-type="float" office:value="1.651961" calcext:value-type="float">
            <text:p>1.651961</text:p>
          </table:table-cell>
          <table:table-cell office:value-type="float" office:value="-4.102738" calcext:value-type="float">
            <text:p>-4.102738</text:p>
          </table:table-cell>
          <table:table-cell office:value-type="float" office:value="1477010454350000" calcext:value-type="float">
            <text:p>1477010454350000</text:p>
          </table:table-cell>
          <table:table-cell office:value-type="float" office:value="-1.108503" calcext:value-type="float">
            <text:p>-1.108503</text:p>
          </table:table-cell>
          <table:table-cell office:value-type="float" office:value="11.20565" calcext:value-type="float">
            <text:p>11.20565</text:p>
          </table:table-cell>
          <table:table-cell office:value-type="float" office:value="-2.120166" calcext:value-type="float">
            <text:p>-2.120166</text:p>
          </table:table-cell>
          <table:table-cell office:value-type="float" office:value="-4.715491" calcext:value-type="float">
            <text:p>-4.715491</text:p>
          </table:table-cell>
          <table:table-cell office:value-type="float" office:value="4.289853" calcext:value-type="float">
            <text:p>4.289853</text:p>
          </table:table-cell>
          <table:table-cell office:value-type="float" office:value="0.1501236" calcext:value-type="float">
            <text:p>0.1501236</text:p>
          </table:table-cell>
          <table:table-cell table:number-columns-repeated="8"/>
          <table:table-cell table:formula="of:=[.B229]*COS([.C229])" office:value-type="float" office:value="-0.891441491608679" calcext:value-type="float">
            <text:p>-0.891441491608679</text:p>
          </table:table-cell>
          <table:table-cell table:formula="of:=[.B229]*SIN([.C229])" office:value-type="float" office:value="10.9589933480744" calcext:value-type="float">
            <text:p>10.958993348074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.392886" calcext:value-type="float">
            <text:p>-1.392886</text:p>
          </table:table-cell>
          <table:table-cell office:value-type="float" office:value="11.04239" calcext:value-type="float">
            <text:p>11.04239</text:p>
          </table:table-cell>
          <table:table-cell office:value-type="float" office:value="1477010454400000" calcext:value-type="float">
            <text:p>1477010454400000</text:p>
          </table:table-cell>
          <table:table-cell office:value-type="float" office:value="-1.213625" calcext:value-type="float">
            <text:p>-1.213625</text:p>
          </table:table-cell>
          <table:table-cell office:value-type="float" office:value="10.96948" calcext:value-type="float">
            <text:p>10.96948</text:p>
          </table:table-cell>
          <table:table-cell office:value-type="float" office:value="-2.085754" calcext:value-type="float">
            <text:p>-2.085754</text:p>
          </table:table-cell>
          <table:table-cell office:value-type="float" office:value="-4.733638" calcext:value-type="float">
            <text:p>-4.733638</text:p>
          </table:table-cell>
          <table:table-cell office:value-type="float" office:value="4.29736" calcext:value-type="float">
            <text:p>4.29736</text:p>
          </table:table-cell>
          <table:table-cell office:value-type="float" office:value="0.1434628" calcext:value-type="float">
            <text:p>0.14346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97832" calcext:value-type="float">
            <text:p>10.97832</text:p>
          </table:table-cell>
          <table:table-cell office:value-type="float" office:value="1.689393" calcext:value-type="float">
            <text:p>1.689393</text:p>
          </table:table-cell>
          <table:table-cell office:value-type="float" office:value="-4.762109" calcext:value-type="float">
            <text:p>-4.762109</text:p>
          </table:table-cell>
          <table:table-cell office:value-type="float" office:value="1477010454450000" calcext:value-type="float">
            <text:p>1477010454450000</text:p>
          </table:table-cell>
          <table:table-cell office:value-type="float" office:value="-1.317063" calcext:value-type="float">
            <text:p>-1.317063</text:p>
          </table:table-cell>
          <table:table-cell office:value-type="float" office:value="10.73243" calcext:value-type="float">
            <text:p>10.73243</text:p>
          </table:table-cell>
          <table:table-cell office:value-type="float" office:value="-2.052728" calcext:value-type="float">
            <text:p>-2.052728</text:p>
          </table:table-cell>
          <table:table-cell office:value-type="float" office:value="-4.750751" calcext:value-type="float">
            <text:p>-4.750751</text:p>
          </table:table-cell>
          <table:table-cell office:value-type="float" office:value="4.304533" calcext:value-type="float">
            <text:p>4.304533</text:p>
          </table:table-cell>
          <table:table-cell office:value-type="float" office:value="0.1367794" calcext:value-type="float">
            <text:p>0.1367794</text:p>
          </table:table-cell>
          <table:table-cell table:number-columns-repeated="8"/>
          <table:table-cell table:formula="of:=[.B231]*COS([.C231])" office:value-type="float" office:value="-1.29894225122614" calcext:value-type="float">
            <text:p>-1.29894225122614</text:p>
          </table:table-cell>
          <table:table-cell table:formula="of:=[.B231]*SIN([.C231])" office:value-type="float" office:value="10.9012044770465" calcext:value-type="float">
            <text:p>10.901204477046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.496867" calcext:value-type="float">
            <text:p>-1.496867</text:p>
          </table:table-cell>
          <table:table-cell office:value-type="float" office:value="10.41982" calcext:value-type="float">
            <text:p>10.41982</text:p>
          </table:table-cell>
          <table:table-cell office:value-type="float" office:value="1477010454500000" calcext:value-type="float">
            <text:p>1477010454500000</text:p>
          </table:table-cell>
          <table:table-cell office:value-type="float" office:value="-1.418886" calcext:value-type="float">
            <text:p>-1.418886</text:p>
          </table:table-cell>
          <table:table-cell office:value-type="float" office:value="10.49454" calcext:value-type="float">
            <text:p>10.49454</text:p>
          </table:table-cell>
          <table:table-cell office:value-type="float" office:value="-2.021113" calcext:value-type="float">
            <text:p>-2.021113</text:p>
          </table:table-cell>
          <table:table-cell office:value-type="float" office:value="-4.766857" calcext:value-type="float">
            <text:p>-4.766857</text:p>
          </table:table-cell>
          <table:table-cell office:value-type="float" office:value="4.311372" calcext:value-type="float">
            <text:p>4.311372</text:p>
          </table:table-cell>
          <table:table-cell office:value-type="float" office:value="0.1300744" calcext:value-type="float">
            <text:p>0.13007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14701" calcext:value-type="float">
            <text:p>10.14701</text:p>
          </table:table-cell>
          <table:table-cell office:value-type="float" office:value="1.728434" calcext:value-type="float">
            <text:p>1.728434</text:p>
          </table:table-cell>
          <table:table-cell office:value-type="float" office:value="-4.756978" calcext:value-type="float">
            <text:p>-4.756978</text:p>
          </table:table-cell>
          <table:table-cell office:value-type="float" office:value="1477010454550000" calcext:value-type="float">
            <text:p>1477010454550000</text:p>
          </table:table-cell>
          <table:table-cell office:value-type="float" office:value="-1.519166" calcext:value-type="float">
            <text:p>-1.519166</text:p>
          </table:table-cell>
          <table:table-cell office:value-type="float" office:value="10.25587" calcext:value-type="float">
            <text:p>10.25587</text:p>
          </table:table-cell>
          <table:table-cell office:value-type="float" office:value="-1.990935" calcext:value-type="float">
            <text:p>-1.990935</text:p>
          </table:table-cell>
          <table:table-cell office:value-type="float" office:value="-4.781982" calcext:value-type="float">
            <text:p>-4.781982</text:p>
          </table:table-cell>
          <table:table-cell office:value-type="float" office:value="4.317875" calcext:value-type="float">
            <text:p>4.317875</text:p>
          </table:table-cell>
          <table:table-cell office:value-type="float" office:value="0.1233489" calcext:value-type="float">
            <text:p>0.1233489</text:p>
          </table:table-cell>
          <table:table-cell table:number-columns-repeated="8"/>
          <table:table-cell table:formula="of:=[.B233]*COS([.C233])" office:value-type="float" office:value="-1.59293456238785" calcext:value-type="float">
            <text:p>-1.59293456238785</text:p>
          </table:table-cell>
          <table:table-cell table:formula="of:=[.B233]*SIN([.C233])" office:value-type="float" office:value="10.0211961072544" calcext:value-type="float">
            <text:p>10.021196107254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.618749" calcext:value-type="float">
            <text:p>-1.618749</text:p>
          </table:table-cell>
          <table:table-cell office:value-type="float" office:value="10.23736" calcext:value-type="float">
            <text:p>10.23736</text:p>
          </table:table-cell>
          <table:table-cell office:value-type="float" office:value="1477010454600000" calcext:value-type="float">
            <text:p>1477010454600000</text:p>
          </table:table-cell>
          <table:table-cell office:value-type="float" office:value="-1.617975" calcext:value-type="float">
            <text:p>-1.617975</text:p>
          </table:table-cell>
          <table:table-cell office:value-type="float" office:value="10.01647" calcext:value-type="float">
            <text:p>10.01647</text:p>
          </table:table-cell>
          <table:table-cell office:value-type="float" office:value="-1.962215" calcext:value-type="float">
            <text:p>-1.962215</text:p>
          </table:table-cell>
          <table:table-cell office:value-type="float" office:value="-4.79615" calcext:value-type="float">
            <text:p>-4.79615</text:p>
          </table:table-cell>
          <table:table-cell office:value-type="float" office:value="4.324043" calcext:value-type="float">
            <text:p>4.324043</text:p>
          </table:table-cell>
          <table:table-cell office:value-type="float" office:value="0.1166039" calcext:value-type="float">
            <text:p>0.11660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09269" calcext:value-type="float">
            <text:p>10.09269</text:p>
          </table:table-cell>
          <table:table-cell office:value-type="float" office:value="1.729699" calcext:value-type="float">
            <text:p>1.729699</text:p>
          </table:table-cell>
          <table:table-cell office:value-type="float" office:value="-4.343809" calcext:value-type="float">
            <text:p>-4.343809</text:p>
          </table:table-cell>
          <table:table-cell office:value-type="float" office:value="1477010454650000" calcext:value-type="float">
            <text:p>1477010454650000</text:p>
          </table:table-cell>
          <table:table-cell office:value-type="float" office:value="-1.715386" calcext:value-type="float">
            <text:p>-1.715386</text:p>
          </table:table-cell>
          <table:table-cell office:value-type="float" office:value="9.776375" calcext:value-type="float">
            <text:p>9.776375</text:p>
          </table:table-cell>
          <table:table-cell office:value-type="float" office:value="-1.934975" calcext:value-type="float">
            <text:p>-1.934975</text:p>
          </table:table-cell>
          <table:table-cell office:value-type="float" office:value="-4.809388" calcext:value-type="float">
            <text:p>-4.809388</text:p>
          </table:table-cell>
          <table:table-cell office:value-type="float" office:value="4.329873" calcext:value-type="float">
            <text:p>4.329873</text:p>
          </table:table-cell>
          <table:table-cell office:value-type="float" office:value="0.1098405" calcext:value-type="float">
            <text:p>0.1098405</text:p>
          </table:table-cell>
          <table:table-cell table:number-columns-repeated="8"/>
          <table:table-cell table:formula="of:=[.B235]*COS([.C235])" office:value-type="float" office:value="-1.59701478322199" calcext:value-type="float">
            <text:p>-1.59701478322199</text:p>
          </table:table-cell>
          <table:table-cell table:formula="of:=[.B235]*SIN([.C235])" office:value-type="float" office:value="9.96553737729534" calcext:value-type="float">
            <text:p>9.9655373772953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.733813" calcext:value-type="float">
            <text:p>-1.733813</text:p>
          </table:table-cell>
          <table:table-cell office:value-type="float" office:value="9.71347" calcext:value-type="float">
            <text:p>9.71347</text:p>
          </table:table-cell>
          <table:table-cell office:value-type="float" office:value="1477010454700000" calcext:value-type="float">
            <text:p>1477010454700000</text:p>
          </table:table-cell>
          <table:table-cell office:value-type="float" office:value="-1.811474" calcext:value-type="float">
            <text:p>-1.811474</text:p>
          </table:table-cell>
          <table:table-cell office:value-type="float" office:value="9.535641" calcext:value-type="float">
            <text:p>9.535641</text:p>
          </table:table-cell>
          <table:table-cell office:value-type="float" office:value="-1.909235" calcext:value-type="float">
            <text:p>-1.909235</text:p>
          </table:table-cell>
          <table:table-cell office:value-type="float" office:value="-4.821717" calcext:value-type="float">
            <text:p>-4.821717</text:p>
          </table:table-cell>
          <table:table-cell office:value-type="float" office:value="4.335365" calcext:value-type="float">
            <text:p>4.335365</text:p>
          </table:table-cell>
          <table:table-cell office:value-type="float" office:value="0.1030597" calcext:value-type="float">
            <text:p>0.1030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64457" calcext:value-type="float">
            <text:p>9.64457</text:p>
          </table:table-cell>
          <table:table-cell office:value-type="float" office:value="1.808595" calcext:value-type="float">
            <text:p>1.808595</text:p>
          </table:table-cell>
          <table:table-cell office:value-type="float" office:value="-4.639441" calcext:value-type="float">
            <text:p>-4.639441</text:p>
          </table:table-cell>
          <table:table-cell office:value-type="float" office:value="1477010454750000" calcext:value-type="float">
            <text:p>1477010454750000</text:p>
          </table:table-cell>
          <table:table-cell office:value-type="float" office:value="-1.906314" calcext:value-type="float">
            <text:p>-1.906314</text:p>
          </table:table-cell>
          <table:table-cell office:value-type="float" office:value="9.29431" calcext:value-type="float">
            <text:p>9.29431</text:p>
          </table:table-cell>
          <table:table-cell office:value-type="float" office:value="-1.885015" calcext:value-type="float">
            <text:p>-1.885015</text:p>
          </table:table-cell>
          <table:table-cell office:value-type="float" office:value="-4.83316" calcext:value-type="float">
            <text:p>-4.83316</text:p>
          </table:table-cell>
          <table:table-cell office:value-type="float" office:value="4.340518" calcext:value-type="float">
            <text:p>4.340518</text:p>
          </table:table-cell>
          <table:table-cell office:value-type="float" office:value="0.09626268" calcext:value-type="float">
            <text:p>0.09626268</text:p>
          </table:table-cell>
          <table:table-cell table:number-columns-repeated="8"/>
          <table:table-cell table:formula="of:=[.B237]*COS([.C237])" office:value-type="float" office:value="-2.27191175057916" calcext:value-type="float">
            <text:p>-2.27191175057916</text:p>
          </table:table-cell>
          <table:table-cell table:formula="of:=[.B237]*SIN([.C237])" office:value-type="float" office:value="9.37316101870017" calcext:value-type="float">
            <text:p>9.3731610187001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.938328" calcext:value-type="float">
            <text:p>-1.938328</text:p>
          </table:table-cell>
          <table:table-cell office:value-type="float" office:value="8.770285" calcext:value-type="float">
            <text:p>8.770285</text:p>
          </table:table-cell>
          <table:table-cell office:value-type="float" office:value="1477010454800000" calcext:value-type="float">
            <text:p>1477010454800000</text:p>
          </table:table-cell>
          <table:table-cell office:value-type="float" office:value="-1.999983" calcext:value-type="float">
            <text:p>-1.999983</text:p>
          </table:table-cell>
          <table:table-cell office:value-type="float" office:value="9.052426" calcext:value-type="float">
            <text:p>9.052426</text:p>
          </table:table-cell>
          <table:table-cell office:value-type="float" office:value="-1.862331" calcext:value-type="float">
            <text:p>-1.862331</text:p>
          </table:table-cell>
          <table:table-cell office:value-type="float" office:value="-4.843738" calcext:value-type="float">
            <text:p>-4.843738</text:p>
          </table:table-cell>
          <table:table-cell office:value-type="float" office:value="4.345331" calcext:value-type="float">
            <text:p>4.345331</text:p>
          </table:table-cell>
          <table:table-cell office:value-type="float" office:value="0.08945044" calcext:value-type="float">
            <text:p>0.089450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341877" calcext:value-type="float">
            <text:p>9.341877</text:p>
          </table:table-cell>
          <table:table-cell office:value-type="float" office:value="1.782794" calcext:value-type="float">
            <text:p>1.782794</text:p>
          </table:table-cell>
          <table:table-cell office:value-type="float" office:value="-4.203126" calcext:value-type="float">
            <text:p>-4.203126</text:p>
          </table:table-cell>
          <table:table-cell office:value-type="float" office:value="1477010454850000" calcext:value-type="float">
            <text:p>1477010454850000</text:p>
          </table:table-cell>
          <table:table-cell office:value-type="float" office:value="-2.092558" calcext:value-type="float">
            <text:p>-2.092558</text:p>
          </table:table-cell>
          <table:table-cell office:value-type="float" office:value="8.810032" calcext:value-type="float">
            <text:p>8.810032</text:p>
          </table:table-cell>
          <table:table-cell office:value-type="float" office:value="-1.841199" calcext:value-type="float">
            <text:p>-1.841199</text:p>
          </table:table-cell>
          <table:table-cell office:value-type="float" office:value="-4.853471" calcext:value-type="float">
            <text:p>-4.853471</text:p>
          </table:table-cell>
          <table:table-cell office:value-type="float" office:value="4.349804" calcext:value-type="float">
            <text:p>4.349804</text:p>
          </table:table-cell>
          <table:table-cell office:value-type="float" office:value="0.08262407" calcext:value-type="float">
            <text:p>0.08262407</text:p>
          </table:table-cell>
          <table:table-cell table:number-columns-repeated="8"/>
          <table:table-cell table:formula="of:=[.B239]*COS([.C239])" office:value-type="float" office:value="-1.96565487581711" calcext:value-type="float">
            <text:p>-1.96565487581711</text:p>
          </table:table-cell>
          <table:table-cell table:formula="of:=[.B239]*SIN([.C239])" office:value-type="float" office:value="9.13273599707697" calcext:value-type="float">
            <text:p>9.1327359970769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.176802" calcext:value-type="float">
            <text:p>-2.176802</text:p>
          </table:table-cell>
          <table:table-cell office:value-type="float" office:value="8.541096" calcext:value-type="float">
            <text:p>8.541096</text:p>
          </table:table-cell>
          <table:table-cell office:value-type="float" office:value="1477010454900000" calcext:value-type="float">
            <text:p>1477010454900000</text:p>
          </table:table-cell>
          <table:table-cell office:value-type="float" office:value="-2.184116" calcext:value-type="float">
            <text:p>-2.184116</text:p>
          </table:table-cell>
          <table:table-cell office:value-type="float" office:value="8.567169" calcext:value-type="float">
            <text:p>8.567169</text:p>
          </table:table-cell>
          <table:table-cell office:value-type="float" office:value="-1.821636" calcext:value-type="float">
            <text:p>-1.821636</text:p>
          </table:table-cell>
          <table:table-cell office:value-type="float" office:value="-4.862378" calcext:value-type="float">
            <text:p>-4.862378</text:p>
          </table:table-cell>
          <table:table-cell office:value-type="float" office:value="4.353935" calcext:value-type="float">
            <text:p>4.353935</text:p>
          </table:table-cell>
          <table:table-cell office:value-type="float" office:value="0.07578466" calcext:value-type="float">
            <text:p>0.075784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615254" calcext:value-type="float">
            <text:p>8.615254</text:p>
          </table:table-cell>
          <table:table-cell office:value-type="float" office:value="1.884512" calcext:value-type="float">
            <text:p>1.884512</text:p>
          </table:table-cell>
          <table:table-cell office:value-type="float" office:value="-4.311616" calcext:value-type="float">
            <text:p>-4.311616</text:p>
          </table:table-cell>
          <table:table-cell office:value-type="float" office:value="1477010454950000" calcext:value-type="float">
            <text:p>1477010454950000</text:p>
          </table:table-cell>
          <table:table-cell office:value-type="float" office:value="-2.274737" calcext:value-type="float">
            <text:p>-2.274737</text:p>
          </table:table-cell>
          <table:table-cell office:value-type="float" office:value="8.323878" calcext:value-type="float">
            <text:p>8.323878</text:p>
          </table:table-cell>
          <table:table-cell office:value-type="float" office:value="-1.803653" calcext:value-type="float">
            <text:p>-1.803653</text:p>
          </table:table-cell>
          <table:table-cell office:value-type="float" office:value="-4.870475" calcext:value-type="float">
            <text:p>-4.870475</text:p>
          </table:table-cell>
          <table:table-cell office:value-type="float" office:value="4.357724" calcext:value-type="float">
            <text:p>4.357724</text:p>
          </table:table-cell>
          <table:table-cell office:value-type="float" office:value="0.06893328" calcext:value-type="float">
            <text:p>0.06893328</text:p>
          </table:table-cell>
          <table:table-cell table:number-columns-repeated="8"/>
          <table:table-cell table:formula="of:=[.B241]*COS([.C241])" office:value-type="float" office:value="-2.65862502127495" calcext:value-type="float">
            <text:p>-2.65862502127495</text:p>
          </table:table-cell>
          <table:table-cell table:formula="of:=[.B241]*SIN([.C241])" office:value-type="float" office:value="8.19477360765792" calcext:value-type="float">
            <text:p>8.1947736076579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.218754" calcext:value-type="float">
            <text:p>-2.218754</text:p>
          </table:table-cell>
          <table:table-cell office:value-type="float" office:value="8.153395" calcext:value-type="float">
            <text:p>8.153395</text:p>
          </table:table-cell>
          <table:table-cell office:value-type="float" office:value="1477010455000000" calcext:value-type="float">
            <text:p>1477010455000000</text:p>
          </table:table-cell>
          <table:table-cell office:value-type="float" office:value="-2.3645" calcext:value-type="float">
            <text:p>-2.3645</text:p>
          </table:table-cell>
          <table:table-cell office:value-type="float" office:value="8.080199" calcext:value-type="float">
            <text:p>8.080199</text:p>
          </table:table-cell>
          <table:table-cell office:value-type="float" office:value="-1.787265" calcext:value-type="float">
            <text:p>-1.787265</text:p>
          </table:table-cell>
          <table:table-cell office:value-type="float" office:value="-4.877779" calcext:value-type="float">
            <text:p>-4.877779</text:p>
          </table:table-cell>
          <table:table-cell office:value-type="float" office:value="4.361171" calcext:value-type="float">
            <text:p>4.361171</text:p>
          </table:table-cell>
          <table:table-cell office:value-type="float" office:value="0.06207101" calcext:value-type="float">
            <text:p>0.062071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821033" calcext:value-type="float">
            <text:p>8.821033</text:p>
          </table:table-cell>
          <table:table-cell office:value-type="float" office:value="1.831416" calcext:value-type="float">
            <text:p>1.831416</text:p>
          </table:table-cell>
          <table:table-cell office:value-type="float" office:value="-4.168766" calcext:value-type="float">
            <text:p>-4.168766</text:p>
          </table:table-cell>
          <table:table-cell office:value-type="float" office:value="1477010455050000" calcext:value-type="float">
            <text:p>1477010455050000</text:p>
          </table:table-cell>
          <table:table-cell office:value-type="float" office:value="-2.453484" calcext:value-type="float">
            <text:p>-2.453484</text:p>
          </table:table-cell>
          <table:table-cell office:value-type="float" office:value="7.836172" calcext:value-type="float">
            <text:p>7.836172</text:p>
          </table:table-cell>
          <table:table-cell office:value-type="float" office:value="-1.772481" calcext:value-type="float">
            <text:p>-1.772481</text:p>
          </table:table-cell>
          <table:table-cell office:value-type="float" office:value="-4.884304" calcext:value-type="float">
            <text:p>-4.884304</text:p>
          </table:table-cell>
          <table:table-cell office:value-type="float" office:value="4.364274" calcext:value-type="float">
            <text:p>4.364274</text:p>
          </table:table-cell>
          <table:table-cell office:value-type="float" office:value="0.05519894" calcext:value-type="float">
            <text:p>0.05519894</text:p>
          </table:table-cell>
          <table:table-cell table:number-columns-repeated="8"/>
          <table:table-cell table:formula="of:=[.B243]*COS([.C243])" office:value-type="float" office:value="-2.27299803627372" calcext:value-type="float">
            <text:p>-2.27299803627372</text:p>
          </table:table-cell>
          <table:table-cell table:formula="of:=[.B243]*SIN([.C243])" office:value-type="float" office:value="8.52315100852876" calcext:value-type="float">
            <text:p>8.5231510085287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.596742" calcext:value-type="float">
            <text:p>-2.596742</text:p>
          </table:table-cell>
          <table:table-cell office:value-type="float" office:value="7.602881" calcext:value-type="float">
            <text:p>7.602881</text:p>
          </table:table-cell>
          <table:table-cell office:value-type="float" office:value="1477010455100000" calcext:value-type="float">
            <text:p>1477010455100000</text:p>
          </table:table-cell>
          <table:table-cell office:value-type="float" office:value="-2.541771" calcext:value-type="float">
            <text:p>-2.541771</text:p>
          </table:table-cell>
          <table:table-cell office:value-type="float" office:value="7.591835" calcext:value-type="float">
            <text:p>7.591835</text:p>
          </table:table-cell>
          <table:table-cell office:value-type="float" office:value="-1.759313" calcext:value-type="float">
            <text:p>-1.759313</text:p>
          </table:table-cell>
          <table:table-cell office:value-type="float" office:value="-4.890064" calcext:value-type="float">
            <text:p>-4.890064</text:p>
          </table:table-cell>
          <table:table-cell office:value-type="float" office:value="4.367034" calcext:value-type="float">
            <text:p>4.367034</text:p>
          </table:table-cell>
          <table:table-cell office:value-type="float" office:value="0.04831816" calcext:value-type="float">
            <text:p>0.048318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005974" calcext:value-type="float">
            <text:p>8.005974</text:p>
          </table:table-cell>
          <table:table-cell office:value-type="float" office:value="1.96604" calcext:value-type="float">
            <text:p>1.96604</text:p>
          </table:table-cell>
          <table:table-cell office:value-type="float" office:value="-3.625553" calcext:value-type="float">
            <text:p>-3.625553</text:p>
          </table:table-cell>
          <table:table-cell office:value-type="float" office:value="1477010455150000" calcext:value-type="float">
            <text:p>1477010455150000</text:p>
          </table:table-cell>
          <table:table-cell office:value-type="float" office:value="-2.629442" calcext:value-type="float">
            <text:p>-2.629442</text:p>
          </table:table-cell>
          <table:table-cell office:value-type="float" office:value="7.347226" calcext:value-type="float">
            <text:p>7.347226</text:p>
          </table:table-cell>
          <table:table-cell office:value-type="float" office:value="-1.747769" calcext:value-type="float">
            <text:p>-1.747769</text:p>
          </table:table-cell>
          <table:table-cell office:value-type="float" office:value="-4.895069" calcext:value-type="float">
            <text:p>-4.895069</text:p>
          </table:table-cell>
          <table:table-cell office:value-type="float" office:value="4.36945" calcext:value-type="float">
            <text:p>4.36945</text:p>
          </table:table-cell>
          <table:table-cell office:value-type="float" office:value="0.04142974" calcext:value-type="float">
            <text:p>0.04142974</text:p>
          </table:table-cell>
          <table:table-cell table:number-columns-repeated="8"/>
          <table:table-cell table:formula="of:=[.B245]*COS([.C245])" office:value-type="float" office:value="-3.08256488296402" calcext:value-type="float">
            <text:p>-3.08256488296402</text:p>
          </table:table-cell>
          <table:table-cell table:formula="of:=[.B245]*SIN([.C245])" office:value-type="float" office:value="7.38873557728202" calcext:value-type="float">
            <text:p>7.3887355772820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.798651" calcext:value-type="float">
            <text:p>-2.798651</text:p>
          </table:table-cell>
          <table:table-cell office:value-type="float" office:value="7.064004" calcext:value-type="float">
            <text:p>7.064004</text:p>
          </table:table-cell>
          <table:table-cell office:value-type="float" office:value="1477010455200000" calcext:value-type="float">
            <text:p>1477010455200000</text:p>
          </table:table-cell>
          <table:table-cell office:value-type="float" office:value="-2.716576" calcext:value-type="float">
            <text:p>-2.716576</text:p>
          </table:table-cell>
          <table:table-cell office:value-type="float" office:value="7.102382" calcext:value-type="float">
            <text:p>7.102382</text:p>
          </table:table-cell>
          <table:table-cell office:value-type="float" office:value="-1.737856" calcext:value-type="float">
            <text:p>-1.737856</text:p>
          </table:table-cell>
          <table:table-cell office:value-type="float" office:value="-4.899332" calcext:value-type="float">
            <text:p>-4.899332</text:p>
          </table:table-cell>
          <table:table-cell office:value-type="float" office:value="4.371522" calcext:value-type="float">
            <text:p>4.371522</text:p>
          </table:table-cell>
          <table:table-cell office:value-type="float" office:value="0.03453479" calcext:value-type="float">
            <text:p>0.034534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730775" calcext:value-type="float">
            <text:p>7.730775</text:p>
          </table:table-cell>
          <table:table-cell office:value-type="float" office:value="1.940595" calcext:value-type="float">
            <text:p>1.940595</text:p>
          </table:table-cell>
          <table:table-cell office:value-type="float" office:value="-4.034381" calcext:value-type="float">
            <text:p>-4.034381</text:p>
          </table:table-cell>
          <table:table-cell office:value-type="float" office:value="1477010455250000" calcext:value-type="float">
            <text:p>1477010455250000</text:p>
          </table:table-cell>
          <table:table-cell office:value-type="float" office:value="-2.803258" calcext:value-type="float">
            <text:p>-2.803258</text:p>
          </table:table-cell>
          <table:table-cell office:value-type="float" office:value="6.857341" calcext:value-type="float">
            <text:p>6.857341</text:p>
          </table:table-cell>
          <table:table-cell office:value-type="float" office:value="-1.729583" calcext:value-type="float">
            <text:p>-1.729583</text:p>
          </table:table-cell>
          <table:table-cell office:value-type="float" office:value="-4.902861" calcext:value-type="float">
            <text:p>-4.902861</text:p>
          </table:table-cell>
          <table:table-cell office:value-type="float" office:value="4.373248" calcext:value-type="float">
            <text:p>4.373248</text:p>
          </table:table-cell>
          <table:table-cell office:value-type="float" office:value="0.02763437" calcext:value-type="float">
            <text:p>0.02763437</text:p>
          </table:table-cell>
          <table:table-cell table:number-columns-repeated="8"/>
          <table:table-cell table:formula="of:=[.B247]*COS([.C247])" office:value-type="float" office:value="-2.79411639879199" calcext:value-type="float">
            <text:p>-2.79411639879199</text:p>
          </table:table-cell>
          <table:table-cell table:formula="of:=[.B247]*SIN([.C247])" office:value-type="float" office:value="7.20817561180544" calcext:value-type="float">
            <text:p>7.2081756118054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.746508" calcext:value-type="float">
            <text:p>-2.746508</text:p>
          </table:table-cell>
          <table:table-cell office:value-type="float" office:value="6.868668" calcext:value-type="float">
            <text:p>6.868668</text:p>
          </table:table-cell>
          <table:table-cell office:value-type="float" office:value="1477010455300000" calcext:value-type="float">
            <text:p>1477010455300000</text:p>
          </table:table-cell>
          <table:table-cell office:value-type="float" office:value="-2.889567" calcext:value-type="float">
            <text:p>-2.889567</text:p>
          </table:table-cell>
          <table:table-cell office:value-type="float" office:value="6.612138" calcext:value-type="float">
            <text:p>6.612138</text:p>
          </table:table-cell>
          <table:table-cell office:value-type="float" office:value="-1.722953" calcext:value-type="float">
            <text:p>-1.722953</text:p>
          </table:table-cell>
          <table:table-cell office:value-type="float" office:value="-4.905662" calcext:value-type="float">
            <text:p>-4.905662</text:p>
          </table:table-cell>
          <table:table-cell office:value-type="float" office:value="4.37463" calcext:value-type="float">
            <text:p>4.37463</text:p>
          </table:table-cell>
          <table:table-cell office:value-type="float" office:value="0.0207296" calcext:value-type="float">
            <text:p>0.02072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869147" calcext:value-type="float">
            <text:p>6.869147</text:p>
          </table:table-cell>
          <table:table-cell office:value-type="float" office:value="1.955318" calcext:value-type="float">
            <text:p>1.955318</text:p>
          </table:table-cell>
          <table:table-cell office:value-type="float" office:value="-3.356661" calcext:value-type="float">
            <text:p>-3.356661</text:p>
          </table:table-cell>
          <table:table-cell office:value-type="float" office:value="1477010455350000" calcext:value-type="float">
            <text:p>1477010455350000</text:p>
          </table:table-cell>
          <table:table-cell office:value-type="float" office:value="-2.975588" calcext:value-type="float">
            <text:p>-2.975588</text:p>
          </table:table-cell>
          <table:table-cell office:value-type="float" office:value="6.36681" calcext:value-type="float">
            <text:p>6.36681</text:p>
          </table:table-cell>
          <table:table-cell office:value-type="float" office:value="-1.717972" calcext:value-type="float">
            <text:p>-1.717972</text:p>
          </table:table-cell>
          <table:table-cell office:value-type="float" office:value="-4.907743" calcext:value-type="float">
            <text:p>-4.907743</text:p>
          </table:table-cell>
          <table:table-cell office:value-type="float" office:value="4.375667" calcext:value-type="float">
            <text:p>4.375667</text:p>
          </table:table-cell>
          <table:table-cell office:value-type="float" office:value="0.01382155" calcext:value-type="float">
            <text:p>0.01382155</text:p>
          </table:table-cell>
          <table:table-cell table:number-columns-repeated="8"/>
          <table:table-cell table:formula="of:=[.B249]*COS([.C249])" office:value-type="float" office:value="-2.57672544361348" calcext:value-type="float">
            <text:p>-2.57672544361348</text:p>
          </table:table-cell>
          <table:table-cell table:formula="of:=[.B249]*SIN([.C249])" office:value-type="float" office:value="6.36754791861388" calcext:value-type="float">
            <text:p>6.3675479186138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.902166" calcext:value-type="float">
            <text:p>-2.902166</text:p>
          </table:table-cell>
          <table:table-cell office:value-type="float" office:value="6.229886" calcext:value-type="float">
            <text:p>6.229886</text:p>
          </table:table-cell>
          <table:table-cell office:value-type="float" office:value="1477010455400000" calcext:value-type="float">
            <text:p>1477010455400000</text:p>
          </table:table-cell>
          <table:table-cell office:value-type="float" office:value="-3.061402" calcext:value-type="float">
            <text:p>-3.061402</text:p>
          </table:table-cell>
          <table:table-cell office:value-type="float" office:value="6.121393" calcext:value-type="float">
            <text:p>6.121393</text:p>
          </table:table-cell>
          <table:table-cell office:value-type="float" office:value="-1.714642" calcext:value-type="float">
            <text:p>-1.714642</text:p>
          </table:table-cell>
          <table:table-cell office:value-type="float" office:value="-4.909108" calcext:value-type="float">
            <text:p>-4.909108</text:p>
          </table:table-cell>
          <table:table-cell office:value-type="float" office:value="4.376358" calcext:value-type="float">
            <text:p>4.376358</text:p>
          </table:table-cell>
          <table:table-cell office:value-type="float" office:value="0.006911322" calcext:value-type="float">
            <text:p>0.0069113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4054" calcext:value-type="float">
            <text:p>7.04054</text:p>
          </table:table-cell>
          <table:table-cell office:value-type="float" office:value="2.091356" calcext:value-type="float">
            <text:p>2.091356</text:p>
          </table:table-cell>
          <table:table-cell office:value-type="float" office:value="-3.618058" calcext:value-type="float">
            <text:p>-3.618058</text:p>
          </table:table-cell>
          <table:table-cell office:value-type="float" office:value="1477010455450000" calcext:value-type="float">
            <text:p>1477010455450000</text:p>
          </table:table-cell>
          <table:table-cell office:value-type="float" office:value="-3.147091" calcext:value-type="float">
            <text:p>-3.147091</text:p>
          </table:table-cell>
          <table:table-cell office:value-type="float" office:value="5.875923" calcext:value-type="float">
            <text:p>5.875923</text:p>
          </table:table-cell>
          <table:table-cell office:value-type="float" office:value="-1.712966" calcext:value-type="float">
            <text:p>-1.712966</text:p>
          </table:table-cell>
          <table:table-cell office:value-type="float" office:value="-4.90976" calcext:value-type="float">
            <text:p>-4.90976</text:p>
          </table:table-cell>
          <table:table-cell office:value-type="float" office:value="4.376703" calcext:value-type="float">
            <text:p>4.376703</text:p>
          </table:table-cell>
          <table:table-cell office:value-type="float" office:value="-1.768935E-016" calcext:value-type="float">
            <text:p>-1.768935E-16</text:p>
          </table:table-cell>
          <table:table-cell table:number-columns-repeated="8"/>
          <table:table-cell table:formula="of:=[.B251]*COS([.C251])" office:value-type="float" office:value="-3.50172349369494" calcext:value-type="float">
            <text:p>-3.50172349369494</text:p>
          </table:table-cell>
          <table:table-cell table:formula="of:=[.B251]*SIN([.C251])" office:value-type="float" office:value="6.10795678318903" calcext:value-type="float">
            <text:p>6.1079567831890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3.177805" calcext:value-type="float">
            <text:p>-3.177805</text:p>
          </table:table-cell>
          <table:table-cell office:value-type="float" office:value="5.531013" calcext:value-type="float">
            <text:p>5.531013</text:p>
          </table:table-cell>
          <table:table-cell office:value-type="float" office:value="1477010455500000" calcext:value-type="float">
            <text:p>1477010455500000</text:p>
          </table:table-cell>
          <table:table-cell office:value-type="float" office:value="-3.23274" calcext:value-type="float">
            <text:p>-3.23274</text:p>
          </table:table-cell>
          <table:table-cell office:value-type="float" office:value="5.630435" calcext:value-type="float">
            <text:p>5.630435</text:p>
          </table:table-cell>
          <table:table-cell office:value-type="float" office:value="-1.712946" calcext:value-type="float">
            <text:p>-1.712946</text:p>
          </table:table-cell>
          <table:table-cell office:value-type="float" office:value="-4.909701" calcext:value-type="float">
            <text:p>-4.909701</text:p>
          </table:table-cell>
          <table:table-cell office:value-type="float" office:value="4.376703" calcext:value-type="float">
            <text:p>4.376703</text:p>
          </table:table-cell>
          <table:table-cell office:value-type="float" office:value="-0.006911322" calcext:value-type="float">
            <text:p>-0.0069113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96622" calcext:value-type="float">
            <text:p>6.096622</text:p>
          </table:table-cell>
          <table:table-cell office:value-type="float" office:value="2.122862" calcext:value-type="float">
            <text:p>2.122862</text:p>
          </table:table-cell>
          <table:table-cell office:value-type="float" office:value="-2.991481" calcext:value-type="float">
            <text:p>-2.991481</text:p>
          </table:table-cell>
          <table:table-cell office:value-type="float" office:value="1477010455550000" calcext:value-type="float">
            <text:p>1477010455550000</text:p>
          </table:table-cell>
          <table:table-cell office:value-type="float" office:value="-3.318429" calcext:value-type="float">
            <text:p>-3.318429</text:p>
          </table:table-cell>
          <table:table-cell office:value-type="float" office:value="5.384965" calcext:value-type="float">
            <text:p>5.384965</text:p>
          </table:table-cell>
          <table:table-cell office:value-type="float" office:value="-1.71458" calcext:value-type="float">
            <text:p>-1.71458</text:p>
          </table:table-cell>
          <table:table-cell office:value-type="float" office:value="-4.90893" calcext:value-type="float">
            <text:p>-4.90893</text:p>
          </table:table-cell>
          <table:table-cell office:value-type="float" office:value="4.376358" calcext:value-type="float">
            <text:p>4.376358</text:p>
          </table:table-cell>
          <table:table-cell office:value-type="float" office:value="-0.01382155" calcext:value-type="float">
            <text:p>-0.01382155</text:p>
          </table:table-cell>
          <table:table-cell table:number-columns-repeated="8"/>
          <table:table-cell table:formula="of:=[.B253]*COS([.C253])" office:value-type="float" office:value="-3.19735603000244" calcext:value-type="float">
            <text:p>-3.19735603000244</text:p>
          </table:table-cell>
          <table:table-cell table:formula="of:=[.B253]*SIN([.C253])" office:value-type="float" office:value="5.19092614359818" calcext:value-type="float">
            <text:p>5.1909261435981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3.430309" calcext:value-type="float">
            <text:p>-3.430309</text:p>
          </table:table-cell>
          <table:table-cell office:value-type="float" office:value="5.10507" calcext:value-type="float">
            <text:p>5.10507</text:p>
          </table:table-cell>
          <table:table-cell office:value-type="float" office:value="1477010455600000" calcext:value-type="float">
            <text:p>1477010455600000</text:p>
          </table:table-cell>
          <table:table-cell office:value-type="float" office:value="-3.404243" calcext:value-type="float">
            <text:p>-3.404243</text:p>
          </table:table-cell>
          <table:table-cell office:value-type="float" office:value="5.139548" calcext:value-type="float">
            <text:p>5.139548</text:p>
          </table:table-cell>
          <table:table-cell office:value-type="float" office:value="-1.717867" calcext:value-type="float">
            <text:p>-1.717867</text:p>
          </table:table-cell>
          <table:table-cell office:value-type="float" office:value="-4.907446" calcext:value-type="float">
            <text:p>-4.907446</text:p>
          </table:table-cell>
          <table:table-cell office:value-type="float" office:value="4.375667" calcext:value-type="float">
            <text:p>4.375667</text:p>
          </table:table-cell>
          <table:table-cell office:value-type="float" office:value="-0.0207296" calcext:value-type="float">
            <text:p>-0.02072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18233" calcext:value-type="float">
            <text:p>6.018233</text:p>
          </table:table-cell>
          <table:table-cell office:value-type="float" office:value="2.176838" calcext:value-type="float">
            <text:p>2.176838</text:p>
          </table:table-cell>
          <table:table-cell office:value-type="float" office:value="-3.190968" calcext:value-type="float">
            <text:p>-3.190968</text:p>
          </table:table-cell>
          <table:table-cell office:value-type="float" office:value="1477010455650000" calcext:value-type="float">
            <text:p>1477010455650000</text:p>
          </table:table-cell>
          <table:table-cell office:value-type="float" office:value="-3.490264" calcext:value-type="float">
            <text:p>-3.490264</text:p>
          </table:table-cell>
          <table:table-cell office:value-type="float" office:value="4.89422" calcext:value-type="float">
            <text:p>4.89422</text:p>
          </table:table-cell>
          <table:table-cell office:value-type="float" office:value="-1.722807" calcext:value-type="float">
            <text:p>-1.722807</text:p>
          </table:table-cell>
          <table:table-cell office:value-type="float" office:value="-4.905246" calcext:value-type="float">
            <text:p>-4.905246</text:p>
          </table:table-cell>
          <table:table-cell office:value-type="float" office:value="4.37463" calcext:value-type="float">
            <text:p>4.37463</text:p>
          </table:table-cell>
          <table:table-cell office:value-type="float" office:value="-0.02763437" calcext:value-type="float">
            <text:p>-0.02763437</text:p>
          </table:table-cell>
          <table:table-cell table:number-columns-repeated="8"/>
          <table:table-cell table:formula="of:=[.B255]*COS([.C255])" office:value-type="float" office:value="-3.42809713048689" calcext:value-type="float">
            <text:p>-3.42809713048689</text:p>
          </table:table-cell>
          <table:table-cell table:formula="of:=[.B255]*SIN([.C255])" office:value-type="float" office:value="4.94644099391033" calcext:value-type="float">
            <text:p>4.9464409939103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3.694351" calcext:value-type="float">
            <text:p>-3.694351</text:p>
          </table:table-cell>
          <table:table-cell office:value-type="float" office:value="4.521963" calcext:value-type="float">
            <text:p>4.521963</text:p>
          </table:table-cell>
          <table:table-cell office:value-type="float" office:value="1477010455700000" calcext:value-type="float">
            <text:p>1477010455700000</text:p>
          </table:table-cell>
          <table:table-cell office:value-type="float" office:value="-3.576574" calcext:value-type="float">
            <text:p>-3.576574</text:p>
          </table:table-cell>
          <table:table-cell office:value-type="float" office:value="4.649018" calcext:value-type="float">
            <text:p>4.649018</text:p>
          </table:table-cell>
          <table:table-cell office:value-type="float" office:value="-1.729394" calcext:value-type="float">
            <text:p>-1.729394</text:p>
          </table:table-cell>
          <table:table-cell office:value-type="float" office:value="-4.902326" calcext:value-type="float">
            <text:p>-4.902326</text:p>
          </table:table-cell>
          <table:table-cell office:value-type="float" office:value="4.373248" calcext:value-type="float">
            <text:p>4.373248</text:p>
          </table:table-cell>
          <table:table-cell office:value-type="float" office:value="-0.03453479" calcext:value-type="float">
            <text:p>-0.034534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452309" calcext:value-type="float">
            <text:p>5.452309</text:p>
          </table:table-cell>
          <table:table-cell office:value-type="float" office:value="2.269008" calcext:value-type="float">
            <text:p>2.269008</text:p>
          </table:table-cell>
          <table:table-cell office:value-type="float" office:value="-2.362956" calcext:value-type="float">
            <text:p>-2.362956</text:p>
          </table:table-cell>
          <table:table-cell office:value-type="float" office:value="1477010455750000" calcext:value-type="float">
            <text:p>1477010455750000</text:p>
          </table:table-cell>
          <table:table-cell office:value-type="float" office:value="-3.663255" calcext:value-type="float">
            <text:p>-3.663255</text:p>
          </table:table-cell>
          <table:table-cell office:value-type="float" office:value="4.403976" calcext:value-type="float">
            <text:p>4.403976</text:p>
          </table:table-cell>
          <table:table-cell office:value-type="float" office:value="-1.737625" calcext:value-type="float">
            <text:p>-1.737625</text:p>
          </table:table-cell>
          <table:table-cell office:value-type="float" office:value="-4.898679" calcext:value-type="float">
            <text:p>-4.898679</text:p>
          </table:table-cell>
          <table:table-cell office:value-type="float" office:value="4.371522" calcext:value-type="float">
            <text:p>4.371522</text:p>
          </table:table-cell>
          <table:table-cell office:value-type="float" office:value="-0.04142974" calcext:value-type="float">
            <text:p>-0.04142974</text:p>
          </table:table-cell>
          <table:table-cell table:number-columns-repeated="8"/>
          <table:table-cell table:formula="of:=[.B257]*COS([.C257])" office:value-type="float" office:value="-3.50501067980931" calcext:value-type="float">
            <text:p>-3.50501067980931</text:p>
          </table:table-cell>
          <table:table-cell table:formula="of:=[.B257]*SIN([.C257])" office:value-type="float" office:value="4.17643072083132" calcext:value-type="float">
            <text:p>4.1764307208313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4.002383" calcext:value-type="float">
            <text:p>-4.002383</text:p>
          </table:table-cell>
          <table:table-cell office:value-type="float" office:value="4.046836" calcext:value-type="float">
            <text:p>4.046836</text:p>
          </table:table-cell>
          <table:table-cell office:value-type="float" office:value="1477010455800000" calcext:value-type="float">
            <text:p>1477010455800000</text:p>
          </table:table-cell>
          <table:table-cell office:value-type="float" office:value="-3.75039" calcext:value-type="float">
            <text:p>-3.75039</text:p>
          </table:table-cell>
          <table:table-cell office:value-type="float" office:value="4.159132" calcext:value-type="float">
            <text:p>4.159132</text:p>
          </table:table-cell>
          <table:table-cell office:value-type="float" office:value="-1.747494" calcext:value-type="float">
            <text:p>-1.747494</text:p>
          </table:table-cell>
          <table:table-cell office:value-type="float" office:value="-4.8943" calcext:value-type="float">
            <text:p>-4.8943</text:p>
          </table:table-cell>
          <table:table-cell office:value-type="float" office:value="4.36945" calcext:value-type="float">
            <text:p>4.36945</text:p>
          </table:table-cell>
          <table:table-cell office:value-type="float" office:value="-0.04831816" calcext:value-type="float">
            <text:p>-0.048318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780149" calcext:value-type="float">
            <text:p>5.780149</text:p>
          </table:table-cell>
          <table:table-cell office:value-type="float" office:value="2.350653" calcext:value-type="float">
            <text:p>2.350653</text:p>
          </table:table-cell>
          <table:table-cell office:value-type="float" office:value="-2.409347" calcext:value-type="float">
            <text:p>-2.409347</text:p>
          </table:table-cell>
          <table:table-cell office:value-type="float" office:value="1477010455850000" calcext:value-type="float">
            <text:p>1477010455850000</text:p>
          </table:table-cell>
          <table:table-cell office:value-type="float" office:value="-3.83806" calcext:value-type="float">
            <text:p>-3.83806</text:p>
          </table:table-cell>
          <table:table-cell office:value-type="float" office:value="3.914523" calcext:value-type="float">
            <text:p>3.914523</text:p>
          </table:table-cell>
          <table:table-cell office:value-type="float" office:value="-1.758994" calcext:value-type="float">
            <text:p>-1.758994</text:p>
          </table:table-cell>
          <table:table-cell office:value-type="float" office:value="-4.889177" calcext:value-type="float">
            <text:p>-4.889177</text:p>
          </table:table-cell>
          <table:table-cell office:value-type="float" office:value="4.367034" calcext:value-type="float">
            <text:p>4.367034</text:p>
          </table:table-cell>
          <table:table-cell office:value-type="float" office:value="-0.05519894" calcext:value-type="float">
            <text:p>-0.05519894</text:p>
          </table:table-cell>
          <table:table-cell table:number-columns-repeated="8"/>
          <table:table-cell table:formula="of:=[.B259]*COS([.C259])" office:value-type="float" office:value="-4.06447083337624" calcext:value-type="float">
            <text:p>-4.06447083337624</text:p>
          </table:table-cell>
          <table:table-cell table:formula="of:=[.B259]*SIN([.C259])" office:value-type="float" office:value="4.10976876561624" calcext:value-type="float">
            <text:p>4.1097687656162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3.880532" calcext:value-type="float">
            <text:p>-3.880532</text:p>
          </table:table-cell>
          <table:table-cell office:value-type="float" office:value="3.751771" calcext:value-type="float">
            <text:p>3.751771</text:p>
          </table:table-cell>
          <table:table-cell office:value-type="float" office:value="1477010455900000" calcext:value-type="float">
            <text:p>1477010455900000</text:p>
          </table:table-cell>
          <table:table-cell office:value-type="float" office:value="-3.926347" calcext:value-type="float">
            <text:p>-3.926347</text:p>
          </table:table-cell>
          <table:table-cell office:value-type="float" office:value="3.670186" calcext:value-type="float">
            <text:p>3.670186</text:p>
          </table:table-cell>
          <table:table-cell office:value-type="float" office:value="-1.772118" calcext:value-type="float">
            <text:p>-1.772118</text:p>
          </table:table-cell>
          <table:table-cell office:value-type="float" office:value="-4.883302" calcext:value-type="float">
            <text:p>-4.883302</text:p>
          </table:table-cell>
          <table:table-cell office:value-type="float" office:value="4.364274" calcext:value-type="float">
            <text:p>4.364274</text:p>
          </table:table-cell>
          <table:table-cell office:value-type="float" office:value="-0.06207101" calcext:value-type="float">
            <text:p>-0.062071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751282" calcext:value-type="float">
            <text:p>5.751282</text:p>
          </table:table-cell>
          <table:table-cell office:value-type="float" office:value="2.399056" calcext:value-type="float">
            <text:p>2.399056</text:p>
          </table:table-cell>
          <table:table-cell office:value-type="float" office:value="-1.5502" calcext:value-type="float">
            <text:p>-1.5502</text:p>
          </table:table-cell>
          <table:table-cell office:value-type="float" office:value="1477010455950000" calcext:value-type="float">
            <text:p>1477010455950000</text:p>
          </table:table-cell>
          <table:table-cell office:value-type="float" office:value="-4.015331" calcext:value-type="float">
            <text:p>-4.015331</text:p>
          </table:table-cell>
          <table:table-cell office:value-type="float" office:value="3.426159" calcext:value-type="float">
            <text:p>3.426159</text:p>
          </table:table-cell>
          <table:table-cell office:value-type="float" office:value="-1.786856" calcext:value-type="float">
            <text:p>-1.786856</text:p>
          </table:table-cell>
          <table:table-cell office:value-type="float" office:value="-4.876663" calcext:value-type="float">
            <text:p>-4.876663</text:p>
          </table:table-cell>
          <table:table-cell office:value-type="float" office:value="4.361171" calcext:value-type="float">
            <text:p>4.361171</text:p>
          </table:table-cell>
          <table:table-cell office:value-type="float" office:value="-0.06893328" calcext:value-type="float">
            <text:p>-0.06893328</text:p>
          </table:table-cell>
          <table:table-cell table:number-columns-repeated="8"/>
          <table:table-cell table:formula="of:=[.B261]*COS([.C261])" office:value-type="float" office:value="-4.23729008241961" calcext:value-type="float">
            <text:p>-4.23729008241961</text:p>
          </table:table-cell>
          <table:table-cell table:formula="of:=[.B261]*SIN([.C261])" office:value-type="float" office:value="3.88878096592653" calcext:value-type="float">
            <text:p>3.8887809659265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4.151192" calcext:value-type="float">
            <text:p>-4.151192</text:p>
          </table:table-cell>
          <table:table-cell office:value-type="float" office:value="3.219682" calcext:value-type="float">
            <text:p>3.219682</text:p>
          </table:table-cell>
          <table:table-cell office:value-type="float" office:value="1477010456000000" calcext:value-type="float">
            <text:p>1477010456000000</text:p>
          </table:table-cell>
          <table:table-cell office:value-type="float" office:value="-4.105094" calcext:value-type="float">
            <text:p>-4.105094</text:p>
          </table:table-cell>
          <table:table-cell office:value-type="float" office:value="3.18248" calcext:value-type="float">
            <text:p>3.18248</text:p>
          </table:table-cell>
          <table:table-cell office:value-type="float" office:value="-1.803198" calcext:value-type="float">
            <text:p>-1.803198</text:p>
          </table:table-cell>
          <table:table-cell office:value-type="float" office:value="-4.869246" calcext:value-type="float">
            <text:p>-4.869246</text:p>
          </table:table-cell>
          <table:table-cell office:value-type="float" office:value="4.357724" calcext:value-type="float">
            <text:p>4.357724</text:p>
          </table:table-cell>
          <table:table-cell office:value-type="float" office:value="-0.07578466" calcext:value-type="float">
            <text:p>-0.075784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155387" calcext:value-type="float">
            <text:p>5.155387</text:p>
          </table:table-cell>
          <table:table-cell office:value-type="float" office:value="2.548411" calcext:value-type="float">
            <text:p>2.548411</text:p>
          </table:table-cell>
          <table:table-cell office:value-type="float" office:value="-1.027061" calcext:value-type="float">
            <text:p>-1.027061</text:p>
          </table:table-cell>
          <table:table-cell office:value-type="float" office:value="1477010456050000" calcext:value-type="float">
            <text:p>1477010456050000</text:p>
          </table:table-cell>
          <table:table-cell office:value-type="float" office:value="-4.195715" calcext:value-type="float">
            <text:p>-4.195715</text:p>
          </table:table-cell>
          <table:table-cell office:value-type="float" office:value="2.939189" calcext:value-type="float">
            <text:p>2.939189</text:p>
          </table:table-cell>
          <table:table-cell office:value-type="float" office:value="-1.821133" calcext:value-type="float">
            <text:p>-1.821133</text:p>
          </table:table-cell>
          <table:table-cell office:value-type="float" office:value="-4.861036" calcext:value-type="float">
            <text:p>-4.861036</text:p>
          </table:table-cell>
          <table:table-cell office:value-type="float" office:value="4.353935" calcext:value-type="float">
            <text:p>4.353935</text:p>
          </table:table-cell>
          <table:table-cell office:value-type="float" office:value="-0.08262407" calcext:value-type="float">
            <text:p>-0.08262407</text:p>
          </table:table-cell>
          <table:table-cell table:number-columns-repeated="8"/>
          <table:table-cell table:formula="of:=[.B263]*COS([.C263])" office:value-type="float" office:value="-4.27467330960924" calcext:value-type="float">
            <text:p>-4.27467330960924</text:p>
          </table:table-cell>
          <table:table-cell table:formula="of:=[.B263]*SIN([.C263])" office:value-type="float" office:value="2.88187147803009" calcext:value-type="float">
            <text:p>2.8818714780300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4.324508" calcext:value-type="float">
            <text:p>-4.324508</text:p>
          </table:table-cell>
          <table:table-cell office:value-type="float" office:value="2.550338" calcext:value-type="float">
            <text:p>2.550338</text:p>
          </table:table-cell>
          <table:table-cell office:value-type="float" office:value="1477010456100000" calcext:value-type="float">
            <text:p>1477010456100000</text:p>
          </table:table-cell>
          <table:table-cell office:value-type="float" office:value="-4.287274" calcext:value-type="float">
            <text:p>-4.287274</text:p>
          </table:table-cell>
          <table:table-cell office:value-type="float" office:value="2.696326" calcext:value-type="float">
            <text:p>2.696326</text:p>
          </table:table-cell>
          <table:table-cell office:value-type="float" office:value="-1.840648" calcext:value-type="float">
            <text:p>-1.840648</text:p>
          </table:table-cell>
          <table:table-cell office:value-type="float" office:value="-4.852019" calcext:value-type="float">
            <text:p>-4.852019</text:p>
          </table:table-cell>
          <table:table-cell office:value-type="float" office:value="4.349804" calcext:value-type="float">
            <text:p>4.349804</text:p>
          </table:table-cell>
          <table:table-cell office:value-type="float" office:value="-0.08945044" calcext:value-type="float">
            <text:p>-0.089450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998598" calcext:value-type="float">
            <text:p>4.998598</text:p>
          </table:table-cell>
          <table:table-cell office:value-type="float" office:value="2.64081" calcext:value-type="float">
            <text:p>2.64081</text:p>
          </table:table-cell>
          <table:table-cell office:value-type="float" office:value="-0.775703" calcext:value-type="float">
            <text:p>-0.775703</text:p>
          </table:table-cell>
          <table:table-cell office:value-type="float" office:value="1477010456150000" calcext:value-type="float">
            <text:p>1477010456150000</text:p>
          </table:table-cell>
          <table:table-cell office:value-type="float" office:value="-4.379848" calcext:value-type="float">
            <text:p>-4.379848</text:p>
          </table:table-cell>
          <table:table-cell office:value-type="float" office:value="2.453932" calcext:value-type="float">
            <text:p>2.453932</text:p>
          </table:table-cell>
          <table:table-cell office:value-type="float" office:value="-1.86173" calcext:value-type="float">
            <text:p>-1.86173</text:p>
          </table:table-cell>
          <table:table-cell office:value-type="float" office:value="-4.842177" calcext:value-type="float">
            <text:p>-4.842177</text:p>
          </table:table-cell>
          <table:table-cell office:value-type="float" office:value="4.345331" calcext:value-type="float">
            <text:p>4.345331</text:p>
          </table:table-cell>
          <table:table-cell office:value-type="float" office:value="-0.09626268" calcext:value-type="float">
            <text:p>-0.09626268</text:p>
          </table:table-cell>
          <table:table-cell table:number-columns-repeated="8"/>
          <table:table-cell table:formula="of:=[.B265]*COS([.C265])" office:value-type="float" office:value="-4.38480550083793" calcext:value-type="float">
            <text:p>-4.38480550083793</text:p>
          </table:table-cell>
          <table:table-cell table:formula="of:=[.B265]*SIN([.C265])" office:value-type="float" office:value="2.39988805685296" calcext:value-type="float">
            <text:p>2.3998880568529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4.61223" calcext:value-type="float">
            <text:p>-4.61223</text:p>
          </table:table-cell>
          <table:table-cell office:value-type="float" office:value="2.091916" calcext:value-type="float">
            <text:p>2.091916</text:p>
          </table:table-cell>
          <table:table-cell office:value-type="float" office:value="1477010456200000" calcext:value-type="float">
            <text:p>1477010456200000</text:p>
          </table:table-cell>
          <table:table-cell office:value-type="float" office:value="-4.473517" calcext:value-type="float">
            <text:p>-4.473517</text:p>
          </table:table-cell>
          <table:table-cell office:value-type="float" office:value="2.212048" calcext:value-type="float">
            <text:p>2.212048</text:p>
          </table:table-cell>
          <table:table-cell office:value-type="float" office:value="-1.884364" calcext:value-type="float">
            <text:p>-1.884364</text:p>
          </table:table-cell>
          <table:table-cell office:value-type="float" office:value="-4.831491" calcext:value-type="float">
            <text:p>-4.831491</text:p>
          </table:table-cell>
          <table:table-cell office:value-type="float" office:value="4.340518" calcext:value-type="float">
            <text:p>4.340518</text:p>
          </table:table-cell>
          <table:table-cell office:value-type="float" office:value="-0.1030597" calcext:value-type="float">
            <text:p>-0.1030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705897" calcext:value-type="float">
            <text:p>4.705897</text:p>
          </table:table-cell>
          <table:table-cell office:value-type="float" office:value="2.719343" calcext:value-type="float">
            <text:p>2.719343</text:p>
          </table:table-cell>
          <table:table-cell office:value-type="float" office:value="0.3635399" calcext:value-type="float">
            <text:p>0.3635399</text:p>
          </table:table-cell>
          <table:table-cell office:value-type="float" office:value="1477010456250000" calcext:value-type="float">
            <text:p>1477010456250000</text:p>
          </table:table-cell>
          <table:table-cell office:value-type="float" office:value="-4.568357" calcext:value-type="float">
            <text:p>-4.568357</text:p>
          </table:table-cell>
          <table:table-cell office:value-type="float" office:value="1.970717" calcext:value-type="float">
            <text:p>1.970717</text:p>
          </table:table-cell>
          <table:table-cell office:value-type="float" office:value="-1.908533" calcext:value-type="float">
            <text:p>-1.908533</text:p>
          </table:table-cell>
          <table:table-cell office:value-type="float" office:value="-4.819942" calcext:value-type="float">
            <text:p>-4.819942</text:p>
          </table:table-cell>
          <table:table-cell office:value-type="float" office:value="4.335365" calcext:value-type="float">
            <text:p>4.335365</text:p>
          </table:table-cell>
          <table:table-cell office:value-type="float" office:value="-0.1098405" calcext:value-type="float">
            <text:p>-0.1098405</text:p>
          </table:table-cell>
          <table:table-cell table:number-columns-repeated="8"/>
          <table:table-cell table:formula="of:=[.B267]*COS([.C267])" office:value-type="float" office:value="-4.29257482306945" calcext:value-type="float">
            <text:p>-4.29257482306945</text:p>
          </table:table-cell>
          <table:table-cell table:formula="of:=[.B267]*SIN([.C267])" office:value-type="float" office:value="1.92854037109915" calcext:value-type="float">
            <text:p>1.9285403710991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4.868289" calcext:value-type="float">
            <text:p>-4.868289</text:p>
          </table:table-cell>
          <table:table-cell office:value-type="float" office:value="1.534418" calcext:value-type="float">
            <text:p>1.534418</text:p>
          </table:table-cell>
          <table:table-cell office:value-type="float" office:value="1477010456300000" calcext:value-type="float">
            <text:p>1477010456300000</text:p>
          </table:table-cell>
          <table:table-cell office:value-type="float" office:value="-4.664445" calcext:value-type="float">
            <text:p>-4.664445</text:p>
          </table:table-cell>
          <table:table-cell office:value-type="float" office:value="1.729983" calcext:value-type="float">
            <text:p>1.729983</text:p>
          </table:table-cell>
          <table:table-cell office:value-type="float" office:value="-1.934219" calcext:value-type="float">
            <text:p>-1.934219</text:p>
          </table:table-cell>
          <table:table-cell office:value-type="float" office:value="-4.807509" calcext:value-type="float">
            <text:p>-4.807509</text:p>
          </table:table-cell>
          <table:table-cell office:value-type="float" office:value="4.329873" calcext:value-type="float">
            <text:p>4.329873</text:p>
          </table:table-cell>
          <table:table-cell office:value-type="float" office:value="-0.1166039" calcext:value-type="float">
            <text:p>-0.11660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184515" calcext:value-type="float">
            <text:p>5.184515</text:p>
          </table:table-cell>
          <table:table-cell office:value-type="float" office:value="2.860923" calcext:value-type="float">
            <text:p>2.860923</text:p>
          </table:table-cell>
          <table:table-cell office:value-type="float" office:value="0.871208" calcext:value-type="float">
            <text:p>0.871208</text:p>
          </table:table-cell>
          <table:table-cell office:value-type="float" office:value="1477010456350000" calcext:value-type="float">
            <text:p>1477010456350000</text:p>
          </table:table-cell>
          <table:table-cell office:value-type="float" office:value="-4.761856" calcext:value-type="float">
            <text:p>-4.761856</text:p>
          </table:table-cell>
          <table:table-cell office:value-type="float" office:value="1.489891" calcext:value-type="float">
            <text:p>1.489891</text:p>
          </table:table-cell>
          <table:table-cell office:value-type="float" office:value="-1.961404" calcext:value-type="float">
            <text:p>-1.961404</text:p>
          </table:table-cell>
          <table:table-cell office:value-type="float" office:value="-4.794169" calcext:value-type="float">
            <text:p>-4.794169</text:p>
          </table:table-cell>
          <table:table-cell office:value-type="float" office:value="4.324043" calcext:value-type="float">
            <text:p>4.324043</text:p>
          </table:table-cell>
          <table:table-cell office:value-type="float" office:value="-0.1233489" calcext:value-type="float">
            <text:p>-0.1233489</text:p>
          </table:table-cell>
          <table:table-cell table:number-columns-repeated="8"/>
          <table:table-cell table:formula="of:=[.B269]*COS([.C269])" office:value-type="float" office:value="-4.98164575905826" calcext:value-type="float">
            <text:p>-4.98164575905826</text:p>
          </table:table-cell>
          <table:table-cell table:formula="of:=[.B269]*SIN([.C269])" office:value-type="float" office:value="1.4361063040325" calcext:value-type="float">
            <text:p>1.436106304032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4.667788" calcext:value-type="float">
            <text:p>-4.667788</text:p>
          </table:table-cell>
          <table:table-cell office:value-type="float" office:value="1.286427" calcext:value-type="float">
            <text:p>1.286427</text:p>
          </table:table-cell>
          <table:table-cell office:value-type="float" office:value="1477010456400000" calcext:value-type="float">
            <text:p>1477010456400000</text:p>
          </table:table-cell>
          <table:table-cell office:value-type="float" office:value="-4.860665" calcext:value-type="float">
            <text:p>-4.860665</text:p>
          </table:table-cell>
          <table:table-cell office:value-type="float" office:value="1.250487" calcext:value-type="float">
            <text:p>1.250487</text:p>
          </table:table-cell>
          <table:table-cell office:value-type="float" office:value="-1.990068" calcext:value-type="float">
            <text:p>-1.990068</text:p>
          </table:table-cell>
          <table:table-cell office:value-type="float" office:value="-4.779901" calcext:value-type="float">
            <text:p>-4.779901</text:p>
          </table:table-cell>
          <table:table-cell office:value-type="float" office:value="4.317875" calcext:value-type="float">
            <text:p>4.317875</text:p>
          </table:table-cell>
          <table:table-cell office:value-type="float" office:value="-0.1300744" calcext:value-type="float">
            <text:p>-0.13007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107773" calcext:value-type="float">
            <text:p>5.107773</text:p>
          </table:table-cell>
          <table:table-cell office:value-type="float" office:value="2.922742" calcext:value-type="float">
            <text:p>2.922742</text:p>
          </table:table-cell>
          <table:table-cell office:value-type="float" office:value="1.072007" calcext:value-type="float">
            <text:p>1.072007</text:p>
          </table:table-cell>
          <table:table-cell office:value-type="float" office:value="1477010456450000" calcext:value-type="float">
            <text:p>1477010456450000</text:p>
          </table:table-cell>
          <table:table-cell office:value-type="float" office:value="-4.960945" calcext:value-type="float">
            <text:p>-4.960945</text:p>
          </table:table-cell>
          <table:table-cell office:value-type="float" office:value="1.011817" calcext:value-type="float">
            <text:p>1.011817</text:p>
          </table:table-cell>
          <table:table-cell office:value-type="float" office:value="-2.02019" calcext:value-type="float">
            <text:p>-2.02019</text:p>
          </table:table-cell>
          <table:table-cell office:value-type="float" office:value="-4.764679" calcext:value-type="float">
            <text:p>-4.764679</text:p>
          </table:table-cell>
          <table:table-cell office:value-type="float" office:value="4.311372" calcext:value-type="float">
            <text:p>4.311372</text:p>
          </table:table-cell>
          <table:table-cell office:value-type="float" office:value="-0.1367794" calcext:value-type="float">
            <text:p>-0.1367794</text:p>
          </table:table-cell>
          <table:table-cell table:number-columns-repeated="8"/>
          <table:table-cell table:formula="of:=[.B271]*COS([.C271])" office:value-type="float" office:value="-4.98594048876325" calcext:value-type="float">
            <text:p>-4.98594048876325</text:p>
          </table:table-cell>
          <table:table-cell table:formula="of:=[.B271]*SIN([.C271])" office:value-type="float" office:value="1.10893753748365" calcext:value-type="float">
            <text:p>1.1089375374836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4.854981" calcext:value-type="float">
            <text:p>-4.854981</text:p>
          </table:table-cell>
          <table:table-cell office:value-type="float" office:value="0.8256615" calcext:value-type="float">
            <text:p>0.8256615</text:p>
          </table:table-cell>
          <table:table-cell office:value-type="float" office:value="1477010456500000" calcext:value-type="float">
            <text:p>1477010456500000</text:p>
          </table:table-cell>
          <table:table-cell office:value-type="float" office:value="-5.062768" calcext:value-type="float">
            <text:p>-5.062768</text:p>
          </table:table-cell>
          <table:table-cell office:value-type="float" office:value="0.7739301" calcext:value-type="float">
            <text:p>0.7739301</text:p>
          </table:table-cell>
          <table:table-cell office:value-type="float" office:value="-2.051745" calcext:value-type="float">
            <text:p>-2.051745</text:p>
          </table:table-cell>
          <table:table-cell office:value-type="float" office:value="-4.748478" calcext:value-type="float">
            <text:p>-4.748478</text:p>
          </table:table-cell>
          <table:table-cell office:value-type="float" office:value="4.304533" calcext:value-type="float">
            <text:p>4.304533</text:p>
          </table:table-cell>
          <table:table-cell office:value-type="float" office:value="-0.1434628" calcext:value-type="float">
            <text:p>-0.14346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850741" calcext:value-type="float">
            <text:p>4.850741</text:p>
          </table:table-cell>
          <table:table-cell office:value-type="float" office:value="3.104268" calcext:value-type="float">
            <text:p>3.104268</text:p>
          </table:table-cell>
          <table:table-cell office:value-type="float" office:value="1.755781" calcext:value-type="float">
            <text:p>1.755781</text:p>
          </table:table-cell>
          <table:table-cell office:value-type="float" office:value="1477010456550000" calcext:value-type="float">
            <text:p>1477010456550000</text:p>
          </table:table-cell>
          <table:table-cell office:value-type="float" office:value="-5.166206" calcext:value-type="float">
            <text:p>-5.166206</text:p>
          </table:table-cell>
          <table:table-cell office:value-type="float" office:value="0.5368762" calcext:value-type="float">
            <text:p>0.5368762</text:p>
          </table:table-cell>
          <table:table-cell office:value-type="float" office:value="-2.084711" calcext:value-type="float">
            <text:p>-2.084711</text:p>
          </table:table-cell>
          <table:table-cell office:value-type="float" office:value="-4.731272" calcext:value-type="float">
            <text:p>-4.731272</text:p>
          </table:table-cell>
          <table:table-cell office:value-type="float" office:value="4.29736" calcext:value-type="float">
            <text:p>4.29736</text:p>
          </table:table-cell>
          <table:table-cell office:value-type="float" office:value="-0.1501236" calcext:value-type="float">
            <text:p>-0.1501236</text:p>
          </table:table-cell>
          <table:table-cell table:number-columns-repeated="8"/>
          <table:table-cell table:formula="of:=[.B273]*COS([.C273])" office:value-type="float" office:value="-4.84736253641102" calcext:value-type="float">
            <text:p>-4.84736253641102</text:p>
          </table:table-cell>
          <table:table-cell table:formula="of:=[.B273]*SIN([.C273])" office:value-type="float" office:value="0.181010192199074" calcext:value-type="float">
            <text:p>0.18101019219907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5.123096" calcext:value-type="float">
            <text:p>-5.123096</text:p>
          </table:table-cell>
          <table:table-cell office:value-type="float" office:value="0.2573111" calcext:value-type="float">
            <text:p>0.2573111</text:p>
          </table:table-cell>
          <table:table-cell office:value-type="float" office:value="1477010456600000" calcext:value-type="float">
            <text:p>1477010456600000</text:p>
          </table:table-cell>
          <table:table-cell office:value-type="float" office:value="-5.271329" calcext:value-type="float">
            <text:p>-5.271329</text:p>
          </table:table-cell>
          <table:table-cell office:value-type="float" office:value="0.300706" calcext:value-type="float">
            <text:p>0.300706</text:p>
          </table:table-cell>
          <table:table-cell office:value-type="float" office:value="-2.119061" calcext:value-type="float">
            <text:p>-2.119061</text:p>
          </table:table-cell>
          <table:table-cell office:value-type="float" office:value="-4.713034" calcext:value-type="float">
            <text:p>-4.713034</text:p>
          </table:table-cell>
          <table:table-cell office:value-type="float" office:value="4.289853" calcext:value-type="float">
            <text:p>4.289853</text:p>
          </table:table-cell>
          <table:table-cell office:value-type="float" office:value="-0.1567606" calcext:value-type="float">
            <text:p>-0.15676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05131" calcext:value-type="float">
            <text:p>6.005131</text:p>
          </table:table-cell>
          <table:table-cell office:value-type="float" office:value="3.190031" calcext:value-type="float">
            <text:p>3.190031</text:p>
          </table:table-cell>
          <table:table-cell office:value-type="float" office:value="1.776367" calcext:value-type="float">
            <text:p>1.776367</text:p>
          </table:table-cell>
          <table:table-cell office:value-type="float" office:value="1477010456650000" calcext:value-type="float">
            <text:p>1477010456650000</text:p>
          </table:table-cell>
          <table:table-cell office:value-type="float" office:value="-5.378204" calcext:value-type="float">
            <text:p>-5.378204</text:p>
          </table:table-cell>
          <table:table-cell office:value-type="float" office:value="0.0654719" calcext:value-type="float">
            <text:p>0.0654719</text:p>
          </table:table-cell>
          <table:table-cell office:value-type="float" office:value="-2.154769" calcext:value-type="float">
            <text:p>-2.154769</text:p>
          </table:table-cell>
          <table:table-cell office:value-type="float" office:value="-4.693737" calcext:value-type="float">
            <text:p>-4.693737</text:p>
          </table:table-cell>
          <table:table-cell office:value-type="float" office:value="4.282015" calcext:value-type="float">
            <text:p>4.282015</text:p>
          </table:table-cell>
          <table:table-cell office:value-type="float" office:value="-0.1633729" calcext:value-type="float">
            <text:p>-0.1633729</text:p>
          </table:table-cell>
          <table:table-cell table:number-columns-repeated="8"/>
          <table:table-cell table:formula="of:=[.B275]*COS([.C275])" office:value-type="float" office:value="-5.99808753774564" calcext:value-type="float">
            <text:p>-5.99808753774564</text:p>
          </table:table-cell>
          <table:table-cell table:formula="of:=[.B275]*SIN([.C275])" office:value-type="float" office:value="-0.29076488216676" calcext:value-type="float">
            <text:p>-0.2907648821667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5.299723" calcext:value-type="float">
            <text:p>-5.299723</text:p>
          </table:table-cell>
          <table:table-cell office:value-type="float" office:value="-0.2129817" calcext:value-type="float">
            <text:p>-0.2129817</text:p>
          </table:table-cell>
          <table:table-cell office:value-type="float" office:value="1477010456700000" calcext:value-type="float">
            <text:p>1477010456700000</text:p>
          </table:table-cell>
          <table:table-cell office:value-type="float" office:value="-5.4869" calcext:value-type="float">
            <text:p>-5.4869</text:p>
          </table:table-cell>
          <table:table-cell office:value-type="float" office:value="-0.1687723" calcext:value-type="float">
            <text:p>-0.1687723</text:p>
          </table:table-cell>
          <table:table-cell office:value-type="float" office:value="-2.191805" calcext:value-type="float">
            <text:p>-2.191805</text:p>
          </table:table-cell>
          <table:table-cell office:value-type="float" office:value="-4.67335" calcext:value-type="float">
            <text:p>-4.67335</text:p>
          </table:table-cell>
          <table:table-cell office:value-type="float" office:value="4.273847" calcext:value-type="float">
            <text:p>4.273847</text:p>
          </table:table-cell>
          <table:table-cell office:value-type="float" office:value="-0.1699593" calcext:value-type="float">
            <text:p>-0.16995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646317" calcext:value-type="float">
            <text:p>5.646317</text:p>
          </table:table-cell>
          <table:table-cell office:value-type="float" office:value="-3.115994" calcext:value-type="float">
            <text:p>-3.115994</text:p>
          </table:table-cell>
          <table:table-cell office:value-type="float" office:value="2.506136" calcext:value-type="float">
            <text:p>2.506136</text:p>
          </table:table-cell>
          <table:table-cell office:value-type="float" office:value="1477010456750000" calcext:value-type="float">
            <text:p>1477010456750000</text:p>
          </table:table-cell>
          <table:table-cell office:value-type="float" office:value="-5.597482" calcext:value-type="float">
            <text:p>-5.597482</text:p>
          </table:table-cell>
          <table:table-cell office:value-type="float" office:value="-0.4019714" calcext:value-type="float">
            <text:p>-0.4019714</text:p>
          </table:table-cell>
          <table:table-cell office:value-type="float" office:value="-2.230141" calcext:value-type="float">
            <text:p>-2.230141</text:p>
          </table:table-cell>
          <table:table-cell office:value-type="float" office:value="-4.651846" calcext:value-type="float">
            <text:p>-4.651846</text:p>
          </table:table-cell>
          <table:table-cell office:value-type="float" office:value="4.265349" calcext:value-type="float">
            <text:p>4.265349</text:p>
          </table:table-cell>
          <table:table-cell office:value-type="float" office:value="-0.176519" calcext:value-type="float">
            <text:p>-0.176519</text:p>
          </table:table-cell>
          <table:table-cell table:number-columns-repeated="8"/>
          <table:table-cell table:formula="of:=[.B277]*COS([.C277])" office:value-type="float" office:value="-5.64446711047946" calcext:value-type="float">
            <text:p>-5.64446711047946</text:p>
          </table:table-cell>
          <table:table-cell table:formula="of:=[.B277]*SIN([.C277])" office:value-type="float" office:value="-0.14452232770269" calcext:value-type="float">
            <text:p>-0.1445223277026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5.853586" calcext:value-type="float">
            <text:p>-5.853586</text:p>
          </table:table-cell>
          <table:table-cell office:value-type="float" office:value="-0.4458011" calcext:value-type="float">
            <text:p>-0.4458011</text:p>
          </table:table-cell>
          <table:table-cell office:value-type="float" office:value="1477010456800000" calcext:value-type="float">
            <text:p>1477010456800000</text:p>
          </table:table-cell>
          <table:table-cell office:value-type="float" office:value="-5.710014" calcext:value-type="float">
            <text:p>-5.710014</text:p>
          </table:table-cell>
          <table:table-cell office:value-type="float" office:value="-0.6340686" calcext:value-type="float">
            <text:p>-0.6340686</text:p>
          </table:table-cell>
          <table:table-cell office:value-type="float" office:value="-2.269743" calcext:value-type="float">
            <text:p>-2.269743</text:p>
          </table:table-cell>
          <table:table-cell office:value-type="float" office:value="-4.629193" calcext:value-type="float">
            <text:p>-4.629193</text:p>
          </table:table-cell>
          <table:table-cell office:value-type="float" office:value="4.256523" calcext:value-type="float">
            <text:p>4.256523</text:p>
          </table:table-cell>
          <table:table-cell office:value-type="float" office:value="-0.1830507" calcext:value-type="float">
            <text:p>-0.18305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358672" calcext:value-type="float">
            <text:p>5.358672</text:p>
          </table:table-cell>
          <table:table-cell office:value-type="float" office:value="-3.005982" calcext:value-type="float">
            <text:p>-3.005982</text:p>
          </table:table-cell>
          <table:table-cell office:value-type="float" office:value="3.304336" calcext:value-type="float">
            <text:p>3.304336</text:p>
          </table:table-cell>
          <table:table-cell office:value-type="float" office:value="1477010456850000" calcext:value-type="float">
            <text:p>1477010456850000</text:p>
          </table:table-cell>
          <table:table-cell office:value-type="float" office:value="-5.824559" calcext:value-type="float">
            <text:p>-5.824559</text:p>
          </table:table-cell>
          <table:table-cell office:value-type="float" office:value="-0.8650057" calcext:value-type="float">
            <text:p>-0.8650057</text:p>
          </table:table-cell>
          <table:table-cell office:value-type="float" office:value="-2.310579" calcext:value-type="float">
            <text:p>-2.310579</text:p>
          </table:table-cell>
          <table:table-cell office:value-type="float" office:value="-4.605362" calcext:value-type="float">
            <text:p>-4.605362</text:p>
          </table:table-cell>
          <table:table-cell office:value-type="float" office:value="4.24737" calcext:value-type="float">
            <text:p>4.24737</text:p>
          </table:table-cell>
          <table:table-cell office:value-type="float" office:value="-0.1895536" calcext:value-type="float">
            <text:p>-0.1895536</text:p>
          </table:table-cell>
          <table:table-cell table:number-columns-repeated="8"/>
          <table:table-cell table:formula="of:=[.B279]*COS([.C279])" office:value-type="float" office:value="-5.30947380945061" calcext:value-type="float">
            <text:p>-5.30947380945061</text:p>
          </table:table-cell>
          <table:table-cell table:formula="of:=[.B279]*SIN([.C279])" office:value-type="float" office:value="-0.724467715182726" calcext:value-type="float">
            <text:p>-0.72446771518272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5.878354" calcext:value-type="float">
            <text:p>-5.878354</text:p>
          </table:table-cell>
          <table:table-cell office:value-type="float" office:value="-1.26863" calcext:value-type="float">
            <text:p>-1.26863</text:p>
          </table:table-cell>
          <table:table-cell office:value-type="float" office:value="1477010456900000" calcext:value-type="float">
            <text:p>1477010456900000</text:p>
          </table:table-cell>
          <table:table-cell office:value-type="float" office:value="-5.941177" calcext:value-type="float">
            <text:p>-5.941177</text:p>
          </table:table-cell>
          <table:table-cell office:value-type="float" office:value="-1.094723" calcext:value-type="float">
            <text:p>-1.094723</text:p>
          </table:table-cell>
          <table:table-cell office:value-type="float" office:value="-2.352615" calcext:value-type="float">
            <text:p>-2.352615</text:p>
          </table:table-cell>
          <table:table-cell office:value-type="float" office:value="-4.580321" calcext:value-type="float">
            <text:p>-4.580321</text:p>
          </table:table-cell>
          <table:table-cell office:value-type="float" office:value="4.237893" calcext:value-type="float">
            <text:p>4.237893</text:p>
          </table:table-cell>
          <table:table-cell office:value-type="float" office:value="-0.1960265" calcext:value-type="float">
            <text:p>-0.1960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882792" calcext:value-type="float">
            <text:p>5.882792</text:p>
          </table:table-cell>
          <table:table-cell office:value-type="float" office:value="-2.878714" calcext:value-type="float">
            <text:p>-2.878714</text:p>
          </table:table-cell>
          <table:table-cell office:value-type="float" office:value="3.255099" calcext:value-type="float">
            <text:p>3.255099</text:p>
          </table:table-cell>
          <table:table-cell office:value-type="float" office:value="1477010456950000" calcext:value-type="float">
            <text:p>1477010456950000</text:p>
          </table:table-cell>
          <table:table-cell office:value-type="float" office:value="-6.059928" calcext:value-type="float">
            <text:p>-6.059928</text:p>
          </table:table-cell>
          <table:table-cell office:value-type="float" office:value="-1.323159" calcext:value-type="float">
            <text:p>-1.323159</text:p>
          </table:table-cell>
          <table:table-cell office:value-type="float" office:value="-2.395814" calcext:value-type="float">
            <text:p>-2.395814</text:p>
          </table:table-cell>
          <table:table-cell office:value-type="float" office:value="-4.554039" calcext:value-type="float">
            <text:p>-4.554039</text:p>
          </table:table-cell>
          <table:table-cell office:value-type="float" office:value="4.228091" calcext:value-type="float">
            <text:p>4.228091</text:p>
          </table:table-cell>
          <table:table-cell office:value-type="float" office:value="-0.2024685" calcext:value-type="float">
            <text:p>-0.2024685</text:p>
          </table:table-cell>
          <table:table-cell table:number-columns-repeated="8"/>
          <table:table-cell table:formula="of:=[.B281]*COS([.C281])" office:value-type="float" office:value="-5.68069414736405" calcext:value-type="float">
            <text:p>-5.68069414736405</text:p>
          </table:table-cell>
          <table:table-cell table:formula="of:=[.B281]*SIN([.C281])" office:value-type="float" office:value="-1.52871047597896" calcext:value-type="float">
            <text:p>-1.5287104759789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6.272635" calcext:value-type="float">
            <text:p>-6.272635</text:p>
          </table:table-cell>
          <table:table-cell office:value-type="float" office:value="-1.509379" calcext:value-type="float">
            <text:p>-1.509379</text:p>
          </table:table-cell>
          <table:table-cell office:value-type="float" office:value="1477010457000000" calcext:value-type="float">
            <text:p>1477010457000000</text:p>
          </table:table-cell>
          <table:table-cell office:value-type="float" office:value="-6.180869" calcext:value-type="float">
            <text:p>-6.180869</text:p>
          </table:table-cell>
          <table:table-cell office:value-type="float" office:value="-1.55025" calcext:value-type="float">
            <text:p>-1.55025</text:p>
          </table:table-cell>
          <table:table-cell office:value-type="float" office:value="-2.440139" calcext:value-type="float">
            <text:p>-2.440139</text:p>
          </table:table-cell>
          <table:table-cell office:value-type="float" office:value="-4.526483" calcext:value-type="float">
            <text:p>-4.526483</text:p>
          </table:table-cell>
          <table:table-cell office:value-type="float" office:value="4.217968" calcext:value-type="float">
            <text:p>4.217968</text:p>
          </table:table-cell>
          <table:table-cell office:value-type="float" office:value="-0.2088785" calcext:value-type="float">
            <text:p>-0.20887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361756" calcext:value-type="float">
            <text:p>6.361756</text:p>
          </table:table-cell>
          <table:table-cell office:value-type="float" office:value="-2.861339" calcext:value-type="float">
            <text:p>-2.861339</text:p>
          </table:table-cell>
          <table:table-cell office:value-type="float" office:value="4.186973" calcext:value-type="float">
            <text:p>4.186973</text:p>
          </table:table-cell>
          <table:table-cell office:value-type="float" office:value="1477010457050000" calcext:value-type="float">
            <text:p>1477010457050000</text:p>
          </table:table-cell>
          <table:table-cell office:value-type="float" office:value="-6.304056" calcext:value-type="float">
            <text:p>-6.304056</text:p>
          </table:table-cell>
          <table:table-cell office:value-type="float" office:value="-1.775933" calcext:value-type="float">
            <text:p>-1.775933</text:p>
          </table:table-cell>
          <table:table-cell office:value-type="float" office:value="-2.485549" calcext:value-type="float">
            <text:p>-2.485549</text:p>
          </table:table-cell>
          <table:table-cell office:value-type="float" office:value="-4.497621" calcext:value-type="float">
            <text:p>-4.497621</text:p>
          </table:table-cell>
          <table:table-cell office:value-type="float" office:value="4.207524" calcext:value-type="float">
            <text:p>4.207524</text:p>
          </table:table-cell>
          <table:table-cell office:value-type="float" office:value="-0.2152555" calcext:value-type="float">
            <text:p>-0.2152555</text:p>
          </table:table-cell>
          <table:table-cell table:number-columns-repeated="8"/>
          <table:table-cell table:formula="of:=[.B283]*COS([.C283])" office:value-type="float" office:value="-6.11355405411925" calcext:value-type="float">
            <text:p>-6.11355405411925</text:p>
          </table:table-cell>
          <table:table-cell table:formula="of:=[.B283]*SIN([.C283])" office:value-type="float" office:value="-1.75965798691056" calcext:value-type="float">
            <text:p>-1.7596579869105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6.34007" calcext:value-type="float">
            <text:p>-6.34007</text:p>
          </table:table-cell>
          <table:table-cell office:value-type="float" office:value="-2.136847" calcext:value-type="float">
            <text:p>-2.136847</text:p>
          </table:table-cell>
          <table:table-cell office:value-type="float" office:value="1477010457100000" calcext:value-type="float">
            <text:p>1477010457100000</text:p>
          </table:table-cell>
          <table:table-cell office:value-type="float" office:value="-6.429541" calcext:value-type="float">
            <text:p>-6.429541</text:p>
          </table:table-cell>
          <table:table-cell office:value-type="float" office:value="-2.000141" calcext:value-type="float">
            <text:p>-2.000141</text:p>
          </table:table-cell>
          <table:table-cell office:value-type="float" office:value="-2.532004" calcext:value-type="float">
            <text:p>-2.532004</text:p>
          </table:table-cell>
          <table:table-cell office:value-type="float" office:value="-4.467422" calcext:value-type="float">
            <text:p>-4.467422</text:p>
          </table:table-cell>
          <table:table-cell office:value-type="float" office:value="4.196761" calcext:value-type="float">
            <text:p>4.196761</text:p>
          </table:table-cell>
          <table:table-cell office:value-type="float" office:value="-0.2215985" calcext:value-type="float">
            <text:p>-0.22159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323691" calcext:value-type="float">
            <text:p>7.323691</text:p>
          </table:table-cell>
          <table:table-cell office:value-type="float" office:value="-2.840141" calcext:value-type="float">
            <text:p>-2.840141</text:p>
          </table:table-cell>
          <table:table-cell office:value-type="float" office:value="3.856017" calcext:value-type="float">
            <text:p>3.856017</text:p>
          </table:table-cell>
          <table:table-cell office:value-type="float" office:value="1477010457150000" calcext:value-type="float">
            <text:p>1477010457150000</text:p>
          </table:table-cell>
          <table:table-cell office:value-type="float" office:value="-6.557376" calcext:value-type="float">
            <text:p>-6.557376</text:p>
          </table:table-cell>
          <table:table-cell office:value-type="float" office:value="-2.222807" calcext:value-type="float">
            <text:p>-2.222807</text:p>
          </table:table-cell>
          <table:table-cell office:value-type="float" office:value="-2.579462" calcext:value-type="float">
            <text:p>-2.579462</text:p>
          </table:table-cell>
          <table:table-cell office:value-type="float" office:value="-4.435853" calcext:value-type="float">
            <text:p>-4.435853</text:p>
          </table:table-cell>
          <table:table-cell office:value-type="float" office:value="4.185681" calcext:value-type="float">
            <text:p>4.185681</text:p>
          </table:table-cell>
          <table:table-cell office:value-type="float" office:value="-0.2279066" calcext:value-type="float">
            <text:p>-0.2279066</text:p>
          </table:table-cell>
          <table:table-cell table:number-columns-repeated="8"/>
          <table:table-cell table:formula="of:=[.B285]*COS([.C285])" office:value-type="float" office:value="-6.9934400645907" calcext:value-type="float">
            <text:p>-6.9934400645907</text:p>
          </table:table-cell>
          <table:table-cell table:formula="of:=[.B285]*SIN([.C285])" office:value-type="float" office:value="-2.174453017763" calcext:value-type="float">
            <text:p>-2.17445301776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6.792876" calcext:value-type="float">
            <text:p>-6.792876</text:p>
          </table:table-cell>
          <table:table-cell office:value-type="float" office:value="-2.445797" calcext:value-type="float">
            <text:p>-2.445797</text:p>
          </table:table-cell>
          <table:table-cell office:value-type="float" office:value="1477010457200000" calcext:value-type="float">
            <text:p>1477010457200000</text:p>
          </table:table-cell>
          <table:table-cell office:value-type="float" office:value="-6.68761" calcext:value-type="float">
            <text:p>-6.68761</text:p>
          </table:table-cell>
          <table:table-cell office:value-type="float" office:value="-2.44386" calcext:value-type="float">
            <text:p>-2.44386</text:p>
          </table:table-cell>
          <table:table-cell office:value-type="float" office:value="-2.627877" calcext:value-type="float">
            <text:p>-2.627877</text:p>
          </table:table-cell>
          <table:table-cell office:value-type="float" office:value="-4.402881" calcext:value-type="float">
            <text:p>-4.402881</text:p>
          </table:table-cell>
          <table:table-cell office:value-type="float" office:value="4.174286" calcext:value-type="float">
            <text:p>4.174286</text:p>
          </table:table-cell>
          <table:table-cell office:value-type="float" office:value="-0.2341786" calcext:value-type="float">
            <text:p>-0.23417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628759" calcext:value-type="float">
            <text:p>7.628759</text:p>
          </table:table-cell>
          <table:table-cell office:value-type="float" office:value="-2.783213" calcext:value-type="float">
            <text:p>-2.783213</text:p>
          </table:table-cell>
          <table:table-cell office:value-type="float" office:value="4.248146" calcext:value-type="float">
            <text:p>4.248146</text:p>
          </table:table-cell>
          <table:table-cell office:value-type="float" office:value="1477010457250000" calcext:value-type="float">
            <text:p>1477010457250000</text:p>
          </table:table-cell>
          <table:table-cell office:value-type="float" office:value="-6.82029" calcext:value-type="float">
            <text:p>-6.82029</text:p>
          </table:table-cell>
          <table:table-cell office:value-type="float" office:value="-2.663229" calcext:value-type="float">
            <text:p>-2.663229</text:p>
          </table:table-cell>
          <table:table-cell office:value-type="float" office:value="-2.677204" calcext:value-type="float">
            <text:p>-2.677204</text:p>
          </table:table-cell>
          <table:table-cell office:value-type="float" office:value="-4.368474" calcext:value-type="float">
            <text:p>-4.368474</text:p>
          </table:table-cell>
          <table:table-cell office:value-type="float" office:value="4.162577" calcext:value-type="float">
            <text:p>4.162577</text:p>
          </table:table-cell>
          <table:table-cell office:value-type="float" office:value="-0.2404137" calcext:value-type="float">
            <text:p>-0.2404137</text:p>
          </table:table-cell>
          <table:table-cell table:number-columns-repeated="8"/>
          <table:table-cell table:formula="of:=[.B287]*COS([.C287])" office:value-type="float" office:value="-7.14407648565517" calcext:value-type="float">
            <text:p>-7.14407648565517</text:p>
          </table:table-cell>
          <table:table-cell table:formula="of:=[.B287]*SIN([.C287])" office:value-type="float" office:value="-2.67584286668517" calcext:value-type="float">
            <text:p>-2.6758428666851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6.800298" calcext:value-type="float">
            <text:p>-6.800298</text:p>
          </table:table-cell>
          <table:table-cell office:value-type="float" office:value="-3.100863" calcext:value-type="float">
            <text:p>-3.100863</text:p>
          </table:table-cell>
          <table:table-cell office:value-type="float" office:value="1477010457300000" calcext:value-type="float">
            <text:p>1477010457300000</text:p>
          </table:table-cell>
          <table:table-cell office:value-type="float" office:value="-6.95546" calcext:value-type="float">
            <text:p>-6.95546</text:p>
          </table:table-cell>
          <table:table-cell office:value-type="float" office:value="-2.880843" calcext:value-type="float">
            <text:p>-2.880843</text:p>
          </table:table-cell>
          <table:table-cell office:value-type="float" office:value="-2.727396" calcext:value-type="float">
            <text:p>-2.727396</text:p>
          </table:table-cell>
          <table:table-cell office:value-type="float" office:value="-4.3326" calcext:value-type="float">
            <text:p>-4.3326</text:p>
          </table:table-cell>
          <table:table-cell office:value-type="float" office:value="4.150556" calcext:value-type="float">
            <text:p>4.150556</text:p>
          </table:table-cell>
          <table:table-cell office:value-type="float" office:value="-0.2466108" calcext:value-type="float">
            <text:p>-0.24661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832033" calcext:value-type="float">
            <text:p>7.832033</text:p>
          </table:table-cell>
          <table:table-cell office:value-type="float" office:value="-2.717858" calcext:value-type="float">
            <text:p>-2.717858</text:p>
          </table:table-cell>
          <table:table-cell office:value-type="float" office:value="4.17322" calcext:value-type="float">
            <text:p>4.17322</text:p>
          </table:table-cell>
          <table:table-cell office:value-type="float" office:value="1477010457350000" calcext:value-type="float">
            <text:p>1477010457350000</text:p>
          </table:table-cell>
          <table:table-cell office:value-type="float" office:value="-7.093162" calcext:value-type="float">
            <text:p>-7.093162</text:p>
          </table:table-cell>
          <table:table-cell office:value-type="float" office:value="-3.096627" calcext:value-type="float">
            <text:p>-3.096627</text:p>
          </table:table-cell>
          <table:table-cell office:value-type="float" office:value="-2.778402" calcext:value-type="float">
            <text:p>-2.778402</text:p>
          </table:table-cell>
          <table:table-cell office:value-type="float" office:value="-4.295227" calcext:value-type="float">
            <text:p>-4.295227</text:p>
          </table:table-cell>
          <table:table-cell office:value-type="float" office:value="4.138226" calcext:value-type="float">
            <text:p>4.138226</text:p>
          </table:table-cell>
          <table:table-cell office:value-type="float" office:value="-0.2527689" calcext:value-type="float">
            <text:p>-0.2527689</text:p>
          </table:table-cell>
          <table:table-cell table:number-columns-repeated="8"/>
          <table:table-cell table:formula="of:=[.B289]*COS([.C289])" office:value-type="float" office:value="-7.13936590330328" calcext:value-type="float">
            <text:p>-7.13936590330328</text:p>
          </table:table-cell>
          <table:table-cell table:formula="of:=[.B289]*SIN([.C289])" office:value-type="float" office:value="-3.22027877859037" calcext:value-type="float">
            <text:p>-3.2202787785903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7.121178" calcext:value-type="float">
            <text:p>-7.121178</text:p>
          </table:table-cell>
          <table:table-cell office:value-type="float" office:value="-3.264337" calcext:value-type="float">
            <text:p>-3.264337</text:p>
          </table:table-cell>
          <table:table-cell office:value-type="float" office:value="1477010457400000" calcext:value-type="float">
            <text:p>1477010457400000</text:p>
          </table:table-cell>
          <table:table-cell office:value-type="float" office:value="-7.233435" calcext:value-type="float">
            <text:p>-7.233435</text:p>
          </table:table-cell>
          <table:table-cell office:value-type="float" office:value="-3.310505" calcext:value-type="float">
            <text:p>-3.310505</text:p>
          </table:table-cell>
          <table:table-cell office:value-type="float" office:value="-2.830171" calcext:value-type="float">
            <text:p>-2.830171</text:p>
          </table:table-cell>
          <table:table-cell office:value-type="float" office:value="-4.256323" calcext:value-type="float">
            <text:p>-4.256323</text:p>
          </table:table-cell>
          <table:table-cell office:value-type="float" office:value="4.125587" calcext:value-type="float">
            <text:p>4.125587</text:p>
          </table:table-cell>
          <table:table-cell office:value-type="float" office:value="-0.2588872" calcext:value-type="float">
            <text:p>-0.25888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782363" calcext:value-type="float">
            <text:p>8.782363</text:p>
          </table:table-cell>
          <table:table-cell office:value-type="float" office:value="-2.657161" calcext:value-type="float">
            <text:p>-2.657161</text:p>
          </table:table-cell>
          <table:table-cell office:value-type="float" office:value="4.417689" calcext:value-type="float">
            <text:p>4.417689</text:p>
          </table:table-cell>
          <table:table-cell office:value-type="float" office:value="1477010457450000" calcext:value-type="float">
            <text:p>1477010457450000</text:p>
          </table:table-cell>
          <table:table-cell office:value-type="float" office:value="-7.376317" calcext:value-type="float">
            <text:p>-7.376317</text:p>
          </table:table-cell>
          <table:table-cell office:value-type="float" office:value="-3.522399" calcext:value-type="float">
            <text:p>-3.522399</text:p>
          </table:table-cell>
          <table:table-cell office:value-type="float" office:value="-2.882652" calcext:value-type="float">
            <text:p>-2.882652</text:p>
          </table:table-cell>
          <table:table-cell office:value-type="float" office:value="-4.215858" calcext:value-type="float">
            <text:p>-4.215858</text:p>
          </table:table-cell>
          <table:table-cell office:value-type="float" office:value="4.112643" calcext:value-type="float">
            <text:p>4.112643</text:p>
          </table:table-cell>
          <table:table-cell office:value-type="float" office:value="-0.2649645" calcext:value-type="float">
            <text:p>-0.2649645</text:p>
          </table:table-cell>
          <table:table-cell table:number-columns-repeated="8"/>
          <table:table-cell table:formula="of:=[.B291]*COS([.C291])" office:value-type="float" office:value="-7.77186232892377" calcext:value-type="float">
            <text:p>-7.77186232892377</text:p>
          </table:table-cell>
          <table:table-cell table:formula="of:=[.B291]*SIN([.C291])" office:value-type="float" office:value="-4.08999459706545" calcext:value-type="float">
            <text:p>-4.0899945970654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7.490093" calcext:value-type="float">
            <text:p>-7.490093</text:p>
          </table:table-cell>
          <table:table-cell office:value-type="float" office:value="-3.490813" calcext:value-type="float">
            <text:p>-3.490813</text:p>
          </table:table-cell>
          <table:table-cell office:value-type="float" office:value="1477010457500000" calcext:value-type="float">
            <text:p>1477010457500000</text:p>
          </table:table-cell>
          <table:table-cell office:value-type="float" office:value="-7.521842" calcext:value-type="float">
            <text:p>-7.521842</text:p>
          </table:table-cell>
          <table:table-cell office:value-type="float" office:value="-3.732231" calcext:value-type="float">
            <text:p>-3.732231</text:p>
          </table:table-cell>
          <table:table-cell office:value-type="float" office:value="-2.935789" calcext:value-type="float">
            <text:p>-2.935789</text:p>
          </table:table-cell>
          <table:table-cell office:value-type="float" office:value="-4.1738" calcext:value-type="float">
            <text:p>-4.1738</text:p>
          </table:table-cell>
          <table:table-cell office:value-type="float" office:value="4.099395" calcext:value-type="float">
            <text:p>4.099395</text:p>
          </table:table-cell>
          <table:table-cell office:value-type="float" office:value="-0.271" calcext:value-type="float">
            <text:p>-0.2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466428" calcext:value-type="float">
            <text:p>8.466428</text:p>
          </table:table-cell>
          <table:table-cell office:value-type="float" office:value="-2.66525" calcext:value-type="float">
            <text:p>-2.66525</text:p>
          </table:table-cell>
          <table:table-cell office:value-type="float" office:value="4.645396" calcext:value-type="float">
            <text:p>4.645396</text:p>
          </table:table-cell>
          <table:table-cell office:value-type="float" office:value="1477010457550000" calcext:value-type="float">
            <text:p>1477010457550000</text:p>
          </table:table-cell>
          <table:table-cell office:value-type="float" office:value="-7.67004" calcext:value-type="float">
            <text:p>-7.67004</text:p>
          </table:table-cell>
          <table:table-cell office:value-type="float" office:value="-3.93992" calcext:value-type="float">
            <text:p>-3.93992</text:p>
          </table:table-cell>
          <table:table-cell office:value-type="float" office:value="-2.989527" calcext:value-type="float">
            <text:p>-2.989527</text:p>
          </table:table-cell>
          <table:table-cell office:value-type="float" office:value="-4.130121" calcext:value-type="float">
            <text:p>-4.130121</text:p>
          </table:table-cell>
          <table:table-cell office:value-type="float" office:value="4.085845" calcext:value-type="float">
            <text:p>4.085845</text:p>
          </table:table-cell>
          <table:table-cell office:value-type="float" office:value="-0.2769928" calcext:value-type="float">
            <text:p>-0.2769928</text:p>
          </table:table-cell>
          <table:table-cell table:number-columns-repeated="8"/>
          <table:table-cell table:formula="of:=[.B293]*COS([.C293])" office:value-type="float" office:value="-7.52392722802824" calcext:value-type="float">
            <text:p>-7.52392722802824</text:p>
          </table:table-cell>
          <table:table-cell table:formula="of:=[.B293]*SIN([.C293])" office:value-type="float" office:value="-3.88212855873158" calcext:value-type="float">
            <text:p>-3.8821285587315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7.880489" calcext:value-type="float">
            <text:p>-7.880489</text:p>
          </table:table-cell>
          <table:table-cell office:value-type="float" office:value="-4.297826" calcext:value-type="float">
            <text:p>-4.297826</text:p>
          </table:table-cell>
          <table:table-cell office:value-type="float" office:value="1477010457600000" calcext:value-type="float">
            <text:p>1477010457600000</text:p>
          </table:table-cell>
          <table:table-cell office:value-type="float" office:value="-7.820942" calcext:value-type="float">
            <text:p>-7.820942</text:p>
          </table:table-cell>
          <table:table-cell office:value-type="float" office:value="-4.145385" calcext:value-type="float">
            <text:p>-4.145385</text:p>
          </table:table-cell>
          <table:table-cell office:value-type="float" office:value="-3.043807" calcext:value-type="float">
            <text:p>-3.043807</text:p>
          </table:table-cell>
          <table:table-cell office:value-type="float" office:value="-4.08479" calcext:value-type="float">
            <text:p>-4.08479</text:p>
          </table:table-cell>
          <table:table-cell office:value-type="float" office:value="4.071995" calcext:value-type="float">
            <text:p>4.071995</text:p>
          </table:table-cell>
          <table:table-cell office:value-type="float" office:value="-0.2829417" calcext:value-type="float">
            <text:p>-0.28294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291522" calcext:value-type="float">
            <text:p>9.291522</text:p>
          </table:table-cell>
          <table:table-cell office:value-type="float" office:value="-2.626352" calcext:value-type="float">
            <text:p>-2.626352</text:p>
          </table:table-cell>
          <table:table-cell office:value-type="float" office:value="4.653436" calcext:value-type="float">
            <text:p>4.653436</text:p>
          </table:table-cell>
          <table:table-cell office:value-type="float" office:value="1477010457650000" calcext:value-type="float">
            <text:p>1477010457650000</text:p>
          </table:table-cell>
          <table:table-cell office:value-type="float" office:value="-7.974572" calcext:value-type="float">
            <text:p>-7.974572</text:p>
          </table:table-cell>
          <table:table-cell office:value-type="float" office:value="-4.348541" calcext:value-type="float">
            <text:p>-4.348541</text:p>
          </table:table-cell>
          <table:table-cell office:value-type="float" office:value="-3.09857" calcext:value-type="float">
            <text:p>-3.09857</text:p>
          </table:table-cell>
          <table:table-cell office:value-type="float" office:value="-4.03778" calcext:value-type="float">
            <text:p>-4.03778</text:p>
          </table:table-cell>
          <table:table-cell office:value-type="float" office:value="4.057848" calcext:value-type="float">
            <text:p>4.057848</text:p>
          </table:table-cell>
          <table:table-cell office:value-type="float" office:value="-0.288846" calcext:value-type="float">
            <text:p>-0.288846</text:p>
          </table:table-cell>
          <table:table-cell table:number-columns-repeated="8"/>
          <table:table-cell table:formula="of:=[.B295]*COS([.C295])" office:value-type="float" office:value="-8.08524241482631" calcext:value-type="float">
            <text:p>-8.08524241482631</text:p>
          </table:table-cell>
          <table:table-cell table:formula="of:=[.B295]*SIN([.C295])" office:value-type="float" office:value="-4.57834426075384" calcext:value-type="float">
            <text:p>-4.5783442607538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8.224922" calcext:value-type="float">
            <text:p>-8.224922</text:p>
          </table:table-cell>
          <table:table-cell office:value-type="float" office:value="-4.798125" calcext:value-type="float">
            <text:p>-4.798125</text:p>
          </table:table-cell>
          <table:table-cell office:value-type="float" office:value="1477010457700000" calcext:value-type="float">
            <text:p>1477010457700000</text:p>
          </table:table-cell>
          <table:table-cell office:value-type="float" office:value="-8.130953" calcext:value-type="float">
            <text:p>-8.130953</text:p>
          </table:table-cell>
          <table:table-cell office:value-type="float" office:value="-4.549304" calcext:value-type="float">
            <text:p>-4.549304</text:p>
          </table:table-cell>
          <table:table-cell office:value-type="float" office:value="-3.153756" calcext:value-type="float">
            <text:p>-3.153756</text:p>
          </table:table-cell>
          <table:table-cell office:value-type="float" office:value="-3.989064" calcext:value-type="float">
            <text:p>-3.989064</text:p>
          </table:table-cell>
          <table:table-cell office:value-type="float" office:value="4.043406" calcext:value-type="float">
            <text:p>4.043406</text:p>
          </table:table-cell>
          <table:table-cell office:value-type="float" office:value="-0.2947047" calcext:value-type="float">
            <text:p>-0.29470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798837" calcext:value-type="float">
            <text:p>9.798837</text:p>
          </table:table-cell>
          <table:table-cell office:value-type="float" office:value="-2.611289" calcext:value-type="float">
            <text:p>-2.611289</text:p>
          </table:table-cell>
          <table:table-cell office:value-type="float" office:value="4.32196" calcext:value-type="float">
            <text:p>4.32196</text:p>
          </table:table-cell>
          <table:table-cell office:value-type="float" office:value="1477010457750000" calcext:value-type="float">
            <text:p>1477010457750000</text:p>
          </table:table-cell>
          <table:table-cell office:value-type="float" office:value="-8.290105" calcext:value-type="float">
            <text:p>-8.290105</text:p>
          </table:table-cell>
          <table:table-cell office:value-type="float" office:value="-4.747588" calcext:value-type="float">
            <text:p>-4.747588</text:p>
          </table:table-cell>
          <table:table-cell office:value-type="float" office:value="-3.209302" calcext:value-type="float">
            <text:p>-3.209302</text:p>
          </table:table-cell>
          <table:table-cell office:value-type="float" office:value="-3.938615" calcext:value-type="float">
            <text:p>-3.938615</text:p>
          </table:table-cell>
          <table:table-cell office:value-type="float" office:value="4.02867" calcext:value-type="float">
            <text:p>4.02867</text:p>
          </table:table-cell>
          <table:table-cell office:value-type="float" office:value="-0.3005169" calcext:value-type="float">
            <text:p>-0.3005169</text:p>
          </table:table-cell>
          <table:table-cell table:number-columns-repeated="8"/>
          <table:table-cell table:formula="of:=[.B297]*COS([.C297])" office:value-type="float" office:value="-8.45300126646204" calcext:value-type="float">
            <text:p>-8.45300126646204</text:p>
          </table:table-cell>
          <table:table-cell table:formula="of:=[.B297]*SIN([.C297])" office:value-type="float" office:value="-4.95620582116604" calcext:value-type="float">
            <text:p>-4.9562058211660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8.335522" calcext:value-type="float">
            <text:p>-8.335522</text:p>
          </table:table-cell>
          <table:table-cell office:value-type="float" office:value="-5.105899" calcext:value-type="float">
            <text:p>-5.105899</text:p>
          </table:table-cell>
          <table:table-cell office:value-type="float" office:value="1477010457800000" calcext:value-type="float">
            <text:p>1477010457800000</text:p>
          </table:table-cell>
          <table:table-cell office:value-type="float" office:value="-8.452043" calcext:value-type="float">
            <text:p>-8.452043</text:p>
          </table:table-cell>
          <table:table-cell office:value-type="float" office:value="-4.943306" calcext:value-type="float">
            <text:p>-4.943306</text:p>
          </table:table-cell>
          <table:table-cell office:value-type="float" office:value="-3.265143" calcext:value-type="float">
            <text:p>-3.265143</text:p>
          </table:table-cell>
          <table:table-cell office:value-type="float" office:value="-3.886408" calcext:value-type="float">
            <text:p>-3.886408</text:p>
          </table:table-cell>
          <table:table-cell office:value-type="float" office:value="4.013645" calcext:value-type="float">
            <text:p>4.013645</text:p>
          </table:table-cell>
          <table:table-cell office:value-type="float" office:value="-0.3062816" calcext:value-type="float">
            <text:p>-0.30628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802091" calcext:value-type="float">
            <text:p>9.802091</text:p>
          </table:table-cell>
          <table:table-cell office:value-type="float" office:value="-2.630737" calcext:value-type="float">
            <text:p>-2.630737</text:p>
          </table:table-cell>
          <table:table-cell office:value-type="float" office:value="4.404867" calcext:value-type="float">
            <text:p>4.404867</text:p>
          </table:table-cell>
          <table:table-cell office:value-type="float" office:value="1477010457850000" calcext:value-type="float">
            <text:p>1477010457850000</text:p>
          </table:table-cell>
          <table:table-cell office:value-type="float" office:value="-8.616782" calcext:value-type="float">
            <text:p>-8.616782</text:p>
          </table:table-cell>
          <table:table-cell office:value-type="float" office:value="-5.136369" calcext:value-type="float">
            <text:p>-5.136369</text:p>
          </table:table-cell>
          <table:table-cell office:value-type="float" office:value="-3.321214" calcext:value-type="float">
            <text:p>-3.321214</text:p>
          </table:table-cell>
          <table:table-cell office:value-type="float" office:value="-3.83242" calcext:value-type="float">
            <text:p>-3.83242</text:p>
          </table:table-cell>
          <table:table-cell office:value-type="float" office:value="3.998331" calcext:value-type="float">
            <text:p>3.998331</text:p>
          </table:table-cell>
          <table:table-cell office:value-type="float" office:value="-0.3119979" calcext:value-type="float">
            <text:p>-0.3119979</text:p>
          </table:table-cell>
          <table:table-cell table:number-columns-repeated="8"/>
          <table:table-cell table:formula="of:=[.B299]*COS([.C299])" office:value-type="float" office:value="-8.55062351510615" calcext:value-type="float">
            <text:p>-8.55062351510615</text:p>
          </table:table-cell>
          <table:table-cell table:formula="of:=[.B299]*SIN([.C299])" office:value-type="float" office:value="-4.79247592327753" calcext:value-type="float">
            <text:p>-4.7924759232775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8.914773" calcext:value-type="float">
            <text:p>-8.914773</text:p>
          </table:table-cell>
          <table:table-cell office:value-type="float" office:value="-5.517524" calcext:value-type="float">
            <text:p>-5.517524</text:p>
          </table:table-cell>
          <table:table-cell office:value-type="float" office:value="1477010457900000" calcext:value-type="float">
            <text:p>1477010457900000</text:p>
          </table:table-cell>
          <table:table-cell office:value-type="float" office:value="-8.78433" calcext:value-type="float">
            <text:p>-8.78433</text:p>
          </table:table-cell>
          <table:table-cell office:value-type="float" office:value="-5.326687" calcext:value-type="float">
            <text:p>-5.326687</text:p>
          </table:table-cell>
          <table:table-cell office:value-type="float" office:value="-3.377447" calcext:value-type="float">
            <text:p>-3.377447</text:p>
          </table:table-cell>
          <table:table-cell office:value-type="float" office:value="-3.776628" calcext:value-type="float">
            <text:p>-3.776628</text:p>
          </table:table-cell>
          <table:table-cell office:value-type="float" office:value="3.982731" calcext:value-type="float">
            <text:p>3.982731</text:p>
          </table:table-cell>
          <table:table-cell office:value-type="float" office:value="-0.317665" calcext:value-type="float">
            <text:p>-0.3176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68456" calcext:value-type="float">
            <text:p>10.68456</text:p>
          </table:table-cell>
          <table:table-cell office:value-type="float" office:value="-2.579587" calcext:value-type="float">
            <text:p>-2.579587</text:p>
          </table:table-cell>
          <table:table-cell office:value-type="float" office:value="4.696358" calcext:value-type="float">
            <text:p>4.696358</text:p>
          </table:table-cell>
          <table:table-cell office:value-type="float" office:value="1477010457950000" calcext:value-type="float">
            <text:p>1477010457950000</text:p>
          </table:table-cell>
          <table:table-cell office:value-type="float" office:value="-8.954695" calcext:value-type="float">
            <text:p>-8.954695</text:p>
          </table:table-cell>
          <table:table-cell office:value-type="float" office:value="-5.514169" calcext:value-type="float">
            <text:p>-5.514169</text:p>
          </table:table-cell>
          <table:table-cell office:value-type="float" office:value="-3.433775" calcext:value-type="float">
            <text:p>-3.433775</text:p>
          </table:table-cell>
          <table:table-cell office:value-type="float" office:value="-3.719011" calcext:value-type="float">
            <text:p>-3.719011</text:p>
          </table:table-cell>
          <table:table-cell office:value-type="float" office:value="3.966847" calcext:value-type="float">
            <text:p>3.966847</text:p>
          </table:table-cell>
          <table:table-cell office:value-type="float" office:value="-0.3232819" calcext:value-type="float">
            <text:p>-0.3232819</text:p>
          </table:table-cell>
          <table:table-cell table:number-columns-repeated="8"/>
          <table:table-cell table:formula="of:=[.B301]*COS([.C301])" office:value-type="float" office:value="-9.0411468004651" calcext:value-type="float">
            <text:p>-9.0411468004651</text:p>
          </table:table-cell>
          <table:table-cell table:formula="of:=[.B301]*SIN([.C301])" office:value-type="float" office:value="-5.69363565097379" calcext:value-type="float">
            <text:p>-5.6936356509737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9.033911" calcext:value-type="float">
            <text:p>-9.033911</text:p>
          </table:table-cell>
          <table:table-cell office:value-type="float" office:value="-5.802665" calcext:value-type="float">
            <text:p>-5.802665</text:p>
          </table:table-cell>
          <table:table-cell office:value-type="float" office:value="1477010458000000" calcext:value-type="float">
            <text:p>1477010458000000</text:p>
          </table:table-cell>
          <table:table-cell office:value-type="float" office:value="-9.127879" calcext:value-type="float">
            <text:p>-9.127879</text:p>
          </table:table-cell>
          <table:table-cell office:value-type="float" office:value="-5.698724" calcext:value-type="float">
            <text:p>-5.698724</text:p>
          </table:table-cell>
          <table:table-cell office:value-type="float" office:value="-3.490125" calcext:value-type="float">
            <text:p>-3.490125</text:p>
          </table:table-cell>
          <table:table-cell office:value-type="float" office:value="-3.659551" calcext:value-type="float">
            <text:p>-3.659551</text:p>
          </table:table-cell>
          <table:table-cell office:value-type="float" office:value="3.950683" calcext:value-type="float">
            <text:p>3.950683</text:p>
          </table:table-cell>
          <table:table-cell office:value-type="float" office:value="-0.3288477" calcext:value-type="float">
            <text:p>-0.32884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39385" calcext:value-type="float">
            <text:p>10.39385</text:p>
          </table:table-cell>
          <table:table-cell office:value-type="float" office:value="-2.593059" calcext:value-type="float">
            <text:p>-2.593059</text:p>
          </table:table-cell>
          <table:table-cell office:value-type="float" office:value="4.474467" calcext:value-type="float">
            <text:p>4.474467</text:p>
          </table:table-cell>
          <table:table-cell office:value-type="float" office:value="1477010458050000" calcext:value-type="float">
            <text:p>1477010458050000</text:p>
          </table:table-cell>
          <table:table-cell office:value-type="float" office:value="-9.303882" calcext:value-type="float">
            <text:p>-9.303882</text:p>
          </table:table-cell>
          <table:table-cell office:value-type="float" office:value="-5.880259" calcext:value-type="float">
            <text:p>-5.880259</text:p>
          </table:table-cell>
          <table:table-cell office:value-type="float" office:value="-3.546428" calcext:value-type="float">
            <text:p>-3.546428</text:p>
          </table:table-cell>
          <table:table-cell office:value-type="float" office:value="-3.598229" calcext:value-type="float">
            <text:p>-3.598229</text:p>
          </table:table-cell>
          <table:table-cell office:value-type="float" office:value="3.934241" calcext:value-type="float">
            <text:p>3.934241</text:p>
          </table:table-cell>
          <table:table-cell office:value-type="float" office:value="-0.3343617" calcext:value-type="float">
            <text:p>-0.3343617</text:p>
          </table:table-cell>
          <table:table-cell table:number-columns-repeated="8"/>
          <table:table-cell table:formula="of:=[.B303]*COS([.C303])" office:value-type="float" office:value="-8.86896874243148" calcext:value-type="float">
            <text:p>-8.86896874243148</text:p>
          </table:table-cell>
          <table:table-cell table:formula="of:=[.B303]*SIN([.C303])" office:value-type="float" office:value="-5.41973350528173" calcext:value-type="float">
            <text:p>-5.4197335052817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9.308113" calcext:value-type="float">
            <text:p>-9.308113</text:p>
          </table:table-cell>
          <table:table-cell office:value-type="float" office:value="-5.82368" calcext:value-type="float">
            <text:p>-5.82368</text:p>
          </table:table-cell>
          <table:table-cell office:value-type="float" office:value="1477010458100000" calcext:value-type="float">
            <text:p>1477010458100000</text:p>
          </table:table-cell>
          <table:table-cell office:value-type="float" office:value="-9.482699" calcext:value-type="float">
            <text:p>-9.482699</text:p>
          </table:table-cell>
          <table:table-cell office:value-type="float" office:value="-6.05868" calcext:value-type="float">
            <text:p>-6.05868</text:p>
          </table:table-cell>
          <table:table-cell office:value-type="float" office:value="-3.60261" calcext:value-type="float">
            <text:p>-3.60261</text:p>
          </table:table-cell>
          <table:table-cell office:value-type="float" office:value="-3.535029" calcext:value-type="float">
            <text:p>-3.535029</text:p>
          </table:table-cell>
          <table:table-cell office:value-type="float" office:value="3.917523" calcext:value-type="float">
            <text:p>3.917523</text:p>
          </table:table-cell>
          <table:table-cell office:value-type="float" office:value="-0.3398228" calcext:value-type="float">
            <text:p>-0.33982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71653" calcext:value-type="float">
            <text:p>11.71653</text:p>
          </table:table-cell>
          <table:table-cell office:value-type="float" office:value="-2.562531" calcext:value-type="float">
            <text:p>-2.562531</text:p>
          </table:table-cell>
          <table:table-cell office:value-type="float" office:value="4.727339" calcext:value-type="float">
            <text:p>4.727339</text:p>
          </table:table-cell>
          <table:table-cell office:value-type="float" office:value="1477010458150000" calcext:value-type="float">
            <text:p>1477010458150000</text:p>
          </table:table-cell>
          <table:table-cell office:value-type="float" office:value="-9.664322" calcext:value-type="float">
            <text:p>-9.664322</text:p>
          </table:table-cell>
          <table:table-cell office:value-type="float" office:value="-6.233892" calcext:value-type="float">
            <text:p>-6.233892</text:p>
          </table:table-cell>
          <table:table-cell office:value-type="float" office:value="-3.658598" calcext:value-type="float">
            <text:p>-3.658598</text:p>
          </table:table-cell>
          <table:table-cell office:value-type="float" office:value="-3.469939" calcext:value-type="float">
            <text:p>-3.469939</text:p>
          </table:table-cell>
          <table:table-cell office:value-type="float" office:value="3.900532" calcext:value-type="float">
            <text:p>3.900532</text:p>
          </table:table-cell>
          <table:table-cell office:value-type="float" office:value="-0.3452302" calcext:value-type="float">
            <text:p>-0.3452302</text:p>
          </table:table-cell>
          <table:table-cell table:number-columns-repeated="8"/>
          <table:table-cell table:formula="of:=[.B305]*COS([.C305])" office:value-type="float" office:value="-9.80646048107616" calcext:value-type="float">
            <text:p>-9.80646048107616</text:p>
          </table:table-cell>
          <table:table-cell table:formula="of:=[.B305]*SIN([.C305])" office:value-type="float" office:value="-6.41173986325019" calcext:value-type="float">
            <text:p>-6.4117398632501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9.625472" calcext:value-type="float">
            <text:p>-9.625472</text:p>
          </table:table-cell>
          <table:table-cell office:value-type="float" office:value="-6.559576" calcext:value-type="float">
            <text:p>-6.559576</text:p>
          </table:table-cell>
          <table:table-cell office:value-type="float" office:value="1477010458200000" calcext:value-type="float">
            <text:p>1477010458200000</text:p>
          </table:table-cell>
          <table:table-cell office:value-type="float" office:value="-9.848741" calcext:value-type="float">
            <text:p>-9.848741</text:p>
          </table:table-cell>
          <table:table-cell office:value-type="float" office:value="-6.405802" calcext:value-type="float">
            <text:p>-6.405802</text:p>
          </table:table-cell>
          <table:table-cell office:value-type="float" office:value="-3.714314" calcext:value-type="float">
            <text:p>-3.714314</text:p>
          </table:table-cell>
          <table:table-cell office:value-type="float" office:value="-3.402945" calcext:value-type="float">
            <text:p>-3.402945</text:p>
          </table:table-cell>
          <table:table-cell office:value-type="float" office:value="3.88327" calcext:value-type="float">
            <text:p>3.88327</text:p>
          </table:table-cell>
          <table:table-cell office:value-type="float" office:value="-0.3505832" calcext:value-type="float">
            <text:p>-0.35058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41835" calcext:value-type="float">
            <text:p>12.41835</text:p>
          </table:table-cell>
          <table:table-cell office:value-type="float" office:value="-2.60434" calcext:value-type="float">
            <text:p>-2.60434</text:p>
          </table:table-cell>
          <table:table-cell office:value-type="float" office:value="5.088445" calcext:value-type="float">
            <text:p>5.088445</text:p>
          </table:table-cell>
          <table:table-cell office:value-type="float" office:value="1477010458250000" calcext:value-type="float">
            <text:p>1477010458250000</text:p>
          </table:table-cell>
          <table:table-cell office:value-type="float" office:value="-10.03594" calcext:value-type="float">
            <text:p>-10.03594</text:p>
          </table:table-cell>
          <table:table-cell office:value-type="float" office:value="-6.574313" calcext:value-type="float">
            <text:p>-6.574313</text:p>
          </table:table-cell>
          <table:table-cell office:value-type="float" office:value="-3.769685" calcext:value-type="float">
            <text:p>-3.769685</text:p>
          </table:table-cell>
          <table:table-cell office:value-type="float" office:value="-3.334038" calcext:value-type="float">
            <text:p>-3.334038</text:p>
          </table:table-cell>
          <table:table-cell office:value-type="float" office:value="3.865741" calcext:value-type="float">
            <text:p>3.865741</text:p>
          </table:table-cell>
          <table:table-cell office:value-type="float" office:value="-0.3558808" calcext:value-type="float">
            <text:p>-0.3558808</text:p>
          </table:table-cell>
          <table:table-cell table:number-columns-repeated="8"/>
          <table:table-cell table:formula="of:=[.B307]*COS([.C307])" office:value-type="float" office:value="-10.668827423007" calcext:value-type="float">
            <text:p>-10.668827423007</text:p>
          </table:table-cell>
          <table:table-cell table:formula="of:=[.B307]*SIN([.C307])" office:value-type="float" office:value="-6.35543374920966" calcext:value-type="float">
            <text:p>-6.3554337492096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0.22458" calcext:value-type="float">
            <text:p>-10.22458</text:p>
          </table:table-cell>
          <table:table-cell office:value-type="float" office:value="-6.834023" calcext:value-type="float">
            <text:p>-6.834023</text:p>
          </table:table-cell>
          <table:table-cell office:value-type="float" office:value="1477010458300000" calcext:value-type="float">
            <text:p>1477010458300000</text:p>
          </table:table-cell>
          <table:table-cell office:value-type="float" office:value="-10.2259" calcext:value-type="float">
            <text:p>-10.2259</text:p>
          </table:table-cell>
          <table:table-cell office:value-type="float" office:value="-6.739329" calcext:value-type="float">
            <text:p>-6.739329</text:p>
          </table:table-cell>
          <table:table-cell office:value-type="float" office:value="-3.82463" calcext:value-type="float">
            <text:p>-3.82463</text:p>
          </table:table-cell>
          <table:table-cell office:value-type="float" office:value="-3.263211" calcext:value-type="float">
            <text:p>-3.263211</text:p>
          </table:table-cell>
          <table:table-cell office:value-type="float" office:value="3.847947" calcext:value-type="float">
            <text:p>3.847947</text:p>
          </table:table-cell>
          <table:table-cell office:value-type="float" office:value="-0.3611222" calcext:value-type="float">
            <text:p>-0.36112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22652" calcext:value-type="float">
            <text:p>12.22652</text:p>
          </table:table-cell>
          <table:table-cell office:value-type="float" office:value="-2.560613" calcext:value-type="float">
            <text:p>-2.560613</text:p>
          </table:table-cell>
          <table:table-cell office:value-type="float" office:value="5.054863" calcext:value-type="float">
            <text:p>5.054863</text:p>
          </table:table-cell>
          <table:table-cell office:value-type="float" office:value="1477010458350000" calcext:value-type="float">
            <text:p>1477010458350000</text:p>
          </table:table-cell>
          <table:table-cell office:value-type="float" office:value="-10.41859" calcext:value-type="float">
            <text:p>-10.41859</text:p>
          </table:table-cell>
          <table:table-cell office:value-type="float" office:value="-6.900754" calcext:value-type="float">
            <text:p>-6.900754</text:p>
          </table:table-cell>
          <table:table-cell office:value-type="float" office:value="-3.879073" calcext:value-type="float">
            <text:p>-3.879073</text:p>
          </table:table-cell>
          <table:table-cell office:value-type="float" office:value="-3.190457" calcext:value-type="float">
            <text:p>-3.190457</text:p>
          </table:table-cell>
          <table:table-cell office:value-type="float" office:value="3.829891" calcext:value-type="float">
            <text:p>3.829891</text:p>
          </table:table-cell>
          <table:table-cell office:value-type="float" office:value="-0.3663065" calcext:value-type="float">
            <text:p>-0.3663065</text:p>
          </table:table-cell>
          <table:table-cell table:number-columns-repeated="8"/>
          <table:table-cell table:formula="of:=[.B309]*COS([.C309])" office:value-type="float" office:value="-10.2204583159288" calcext:value-type="float">
            <text:p>-10.2204583159288</text:p>
          </table:table-cell>
          <table:table-cell table:formula="of:=[.B309]*SIN([.C309])" office:value-type="float" office:value="-6.71044135081758" calcext:value-type="float">
            <text:p>-6.7104413508175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0.76162" calcext:value-type="float">
            <text:p>-10.76162</text:p>
          </table:table-cell>
          <table:table-cell office:value-type="float" office:value="-7.291586" calcext:value-type="float">
            <text:p>-7.291586</text:p>
          </table:table-cell>
          <table:table-cell office:value-type="float" office:value="1477010458400000" calcext:value-type="float">
            <text:p>1477010458400000</text:p>
          </table:table-cell>
          <table:table-cell office:value-type="float" office:value="-10.61399" calcext:value-type="float">
            <text:p>-10.61399</text:p>
          </table:table-cell>
          <table:table-cell office:value-type="float" office:value="-7.058492" calcext:value-type="float">
            <text:p>-7.058492</text:p>
          </table:table-cell>
          <table:table-cell office:value-type="float" office:value="-3.932934" calcext:value-type="float">
            <text:p>-3.932934</text:p>
          </table:table-cell>
          <table:table-cell office:value-type="float" office:value="-3.115774" calcext:value-type="float">
            <text:p>-3.115774</text:p>
          </table:table-cell>
          <table:table-cell office:value-type="float" office:value="3.811576" calcext:value-type="float">
            <text:p>3.811576</text:p>
          </table:table-cell>
          <table:table-cell office:value-type="float" office:value="-0.371433" calcext:value-type="float">
            <text:p>-0.3714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86009" calcext:value-type="float">
            <text:p>12.86009</text:p>
          </table:table-cell>
          <table:table-cell office:value-type="float" office:value="-2.581386" calcext:value-type="float">
            <text:p>-2.581386</text:p>
          </table:table-cell>
          <table:table-cell office:value-type="float" office:value="5.086446" calcext:value-type="float">
            <text:p>5.086446</text:p>
          </table:table-cell>
          <table:table-cell office:value-type="float" office:value="1477010458450000" calcext:value-type="float">
            <text:p>1477010458450000</text:p>
          </table:table-cell>
          <table:table-cell office:value-type="float" office:value="-10.81208" calcext:value-type="float">
            <text:p>-10.81208</text:p>
          </table:table-cell>
          <table:table-cell office:value-type="float" office:value="-7.212446" calcext:value-type="float">
            <text:p>-7.212446</text:p>
          </table:table-cell>
          <table:table-cell office:value-type="float" office:value="-3.986131" calcext:value-type="float">
            <text:p>-3.986131</text:p>
          </table:table-cell>
          <table:table-cell office:value-type="float" office:value="-3.03916" calcext:value-type="float">
            <text:p>-3.03916</text:p>
          </table:table-cell>
          <table:table-cell office:value-type="float" office:value="3.793004" calcext:value-type="float">
            <text:p>3.793004</text:p>
          </table:table-cell>
          <table:table-cell office:value-type="float" office:value="-0.3765009" calcext:value-type="float">
            <text:p>-0.3765009</text:p>
          </table:table-cell>
          <table:table-cell table:number-columns-repeated="8"/>
          <table:table-cell table:formula="of:=[.B311]*COS([.C311])" office:value-type="float" office:value="-10.8943650761316" calcext:value-type="float">
            <text:p>-10.8943650761316</text:p>
          </table:table-cell>
          <table:table-cell table:formula="of:=[.B311]*SIN([.C311])" office:value-type="float" office:value="-6.83335381756745" calcext:value-type="float">
            <text:p>-6.8333538175674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1.22191" calcext:value-type="float">
            <text:p>-11.22191</text:p>
          </table:table-cell>
          <table:table-cell office:value-type="float" office:value="-7.569794" calcext:value-type="float">
            <text:p>-7.569794</text:p>
          </table:table-cell>
          <table:table-cell office:value-type="float" office:value="1477010458500000" calcext:value-type="float">
            <text:p>1477010458500000</text:p>
          </table:table-cell>
          <table:table-cell office:value-type="float" office:value="-11.0128" calcext:value-type="float">
            <text:p>-11.0128</text:p>
          </table:table-cell>
          <table:table-cell office:value-type="float" office:value="-7.362519" calcext:value-type="float">
            <text:p>-7.362519</text:p>
          </table:table-cell>
          <table:table-cell office:value-type="float" office:value="-4.038585" calcext:value-type="float">
            <text:p>-4.038585</text:p>
          </table:table-cell>
          <table:table-cell office:value-type="float" office:value="-2.960619" calcext:value-type="float">
            <text:p>-2.960619</text:p>
          </table:table-cell>
          <table:table-cell office:value-type="float" office:value="3.774179" calcext:value-type="float">
            <text:p>3.774179</text:p>
          </table:table-cell>
          <table:table-cell office:value-type="float" office:value="-0.3815093" calcext:value-type="float">
            <text:p>-0.38150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2295" calcext:value-type="float">
            <text:p>13.2295</text:p>
          </table:table-cell>
          <table:table-cell office:value-type="float" office:value="-2.550653" calcext:value-type="float">
            <text:p>-2.550653</text:p>
          </table:table-cell>
          <table:table-cell office:value-type="float" office:value="4.90432" calcext:value-type="float">
            <text:p>4.90432</text:p>
          </table:table-cell>
          <table:table-cell office:value-type="float" office:value="1477010458550000" calcext:value-type="float">
            <text:p>1477010458550000</text:p>
          </table:table-cell>
          <table:table-cell office:value-type="float" office:value="-11.21613" calcext:value-type="float">
            <text:p>-11.21613</text:p>
          </table:table-cell>
          <table:table-cell office:value-type="float" office:value="-7.508615" calcext:value-type="float">
            <text:p>-7.508615</text:p>
          </table:table-cell>
          <table:table-cell office:value-type="float" office:value="-4.090214" calcext:value-type="float">
            <text:p>-4.090214</text:p>
          </table:table-cell>
          <table:table-cell office:value-type="float" office:value="-2.880154" calcext:value-type="float">
            <text:p>-2.880154</text:p>
          </table:table-cell>
          <table:table-cell office:value-type="float" office:value="3.755103" calcext:value-type="float">
            <text:p>3.755103</text:p>
          </table:table-cell>
          <table:table-cell office:value-type="float" office:value="-0.3864575" calcext:value-type="float">
            <text:p>-0.3864575</text:p>
          </table:table-cell>
          <table:table-cell table:number-columns-repeated="8"/>
          <table:table-cell table:formula="of:=[.B313]*COS([.C313])" office:value-type="float" office:value="-10.986008656323" calcext:value-type="float">
            <text:p>-10.986008656323</text:p>
          </table:table-cell>
          <table:table-cell table:formula="of:=[.B313]*SIN([.C313])" office:value-type="float" office:value="-7.3707044475543" calcext:value-type="float">
            <text:p>-7.370704447554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1.09344" calcext:value-type="float">
            <text:p>-11.09344</text:p>
          </table:table-cell>
          <table:table-cell office:value-type="float" office:value="-7.677602" calcext:value-type="float">
            <text:p>-7.677602</text:p>
          </table:table-cell>
          <table:table-cell office:value-type="float" office:value="1477010458600000" calcext:value-type="float">
            <text:p>1477010458600000</text:p>
          </table:table-cell>
          <table:table-cell office:value-type="float" office:value="-11.42202" calcext:value-type="float">
            <text:p>-11.42202</text:p>
          </table:table-cell>
          <table:table-cell office:value-type="float" office:value="-7.650638" calcext:value-type="float">
            <text:p>-7.650638</text:p>
          </table:table-cell>
          <table:table-cell office:value-type="float" office:value="-4.140935" calcext:value-type="float">
            <text:p>-4.140935</text:p>
          </table:table-cell>
          <table:table-cell office:value-type="float" office:value="-2.797773" calcext:value-type="float">
            <text:p>-2.797773</text:p>
          </table:table-cell>
          <table:table-cell office:value-type="float" office:value="3.735781" calcext:value-type="float">
            <text:p>3.735781</text:p>
          </table:table-cell>
          <table:table-cell office:value-type="float" office:value="-0.3913446" calcext:value-type="float">
            <text:p>-0.39134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64225" calcext:value-type="float">
            <text:p>13.64225</text:p>
          </table:table-cell>
          <table:table-cell office:value-type="float" office:value="-2.562944" calcext:value-type="float">
            <text:p>-2.562944</text:p>
          </table:table-cell>
          <table:table-cell office:value-type="float" office:value="4.892821" calcext:value-type="float">
            <text:p>4.892821</text:p>
          </table:table-cell>
          <table:table-cell office:value-type="float" office:value="1477010458650000" calcext:value-type="float">
            <text:p>1477010458650000</text:p>
          </table:table-cell>
          <table:table-cell office:value-type="float" office:value="-11.63042" calcext:value-type="float">
            <text:p>-11.63042</text:p>
          </table:table-cell>
          <table:table-cell office:value-type="float" office:value="-7.788492" calcext:value-type="float">
            <text:p>-7.788492</text:p>
          </table:table-cell>
          <table:table-cell office:value-type="float" office:value="-4.190665" calcext:value-type="float">
            <text:p>-4.190665</text:p>
          </table:table-cell>
          <table:table-cell office:value-type="float" office:value="-2.713485" calcext:value-type="float">
            <text:p>-2.713485</text:p>
          </table:table-cell>
          <table:table-cell office:value-type="float" office:value="3.716213" calcext:value-type="float">
            <text:p>3.716213</text:p>
          </table:table-cell>
          <table:table-cell office:value-type="float" office:value="-0.39617" calcext:value-type="float">
            <text:p>-0.39617</text:p>
          </table:table-cell>
          <table:table-cell table:number-columns-repeated="8"/>
          <table:table-cell table:formula="of:=[.B315]*COS([.C315])" office:value-type="float" office:value="-11.4213252070283" calcext:value-type="float">
            <text:p>-11.4213252070283</text:p>
          </table:table-cell>
          <table:table-cell table:formula="of:=[.B315]*SIN([.C315])" office:value-type="float" office:value="-7.46085220184664" calcext:value-type="float">
            <text:p>-7.4608522018466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1.52688" calcext:value-type="float">
            <text:p>-11.52688</text:p>
          </table:table-cell>
          <table:table-cell office:value-type="float" office:value="-7.821504" calcext:value-type="float">
            <text:p>-7.821504</text:p>
          </table:table-cell>
          <table:table-cell office:value-type="float" office:value="1477010458700000" calcext:value-type="float">
            <text:p>1477010458700000</text:p>
          </table:table-cell>
          <table:table-cell office:value-type="float" office:value="-11.84128" calcext:value-type="float">
            <text:p>-11.84128</text:p>
          </table:table-cell>
          <table:table-cell office:value-type="float" office:value="-7.922082" calcext:value-type="float">
            <text:p>-7.922082</text:p>
          </table:table-cell>
          <table:table-cell office:value-type="float" office:value="-4.239323" calcext:value-type="float">
            <text:p>-4.239323</text:p>
          </table:table-cell>
          <table:table-cell office:value-type="float" office:value="-2.627303" calcext:value-type="float">
            <text:p>-2.627303</text:p>
          </table:table-cell>
          <table:table-cell office:value-type="float" office:value="3.696405" calcext:value-type="float">
            <text:p>3.696405</text:p>
          </table:table-cell>
          <table:table-cell office:value-type="float" office:value="-0.4009327" calcext:value-type="float">
            <text:p>-0.40093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30946" calcext:value-type="float">
            <text:p>14.30946</text:p>
          </table:table-cell>
          <table:table-cell office:value-type="float" office:value="-2.558143" calcext:value-type="float">
            <text:p>-2.558143</text:p>
          </table:table-cell>
          <table:table-cell office:value-type="float" office:value="4.496727" calcext:value-type="float">
            <text:p>4.496727</text:p>
          </table:table-cell>
          <table:table-cell office:value-type="float" office:value="1477010458750000" calcext:value-type="float">
            <text:p>1477010458750000</text:p>
          </table:table-cell>
          <table:table-cell office:value-type="float" office:value="-12.05455" calcext:value-type="float">
            <text:p>-12.05455</text:p>
          </table:table-cell>
          <table:table-cell office:value-type="float" office:value="-8.051314" calcext:value-type="float">
            <text:p>-8.051314</text:p>
          </table:table-cell>
          <table:table-cell office:value-type="float" office:value="-4.286824" calcext:value-type="float">
            <text:p>-4.286824</text:p>
          </table:table-cell>
          <table:table-cell office:value-type="float" office:value="-2.539242" calcext:value-type="float">
            <text:p>-2.539242</text:p>
          </table:table-cell>
          <table:table-cell office:value-type="float" office:value="3.676358" calcext:value-type="float">
            <text:p>3.676358</text:p>
          </table:table-cell>
          <table:table-cell office:value-type="float" office:value="-0.4056322" calcext:value-type="float">
            <text:p>-0.4056322</text:p>
          </table:table-cell>
          <table:table-cell table:number-columns-repeated="8"/>
          <table:table-cell table:formula="of:=[.B317]*COS([.C317])" office:value-type="float" office:value="-11.9422057357598" calcext:value-type="float">
            <text:p>-11.9422057357598</text:p>
          </table:table-cell>
          <table:table-cell table:formula="of:=[.B317]*SIN([.C317])" office:value-type="float" office:value="-7.88316989899274" calcext:value-type="float">
            <text:p>-7.8831698989927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2.09003" calcext:value-type="float">
            <text:p>-12.09003</text:p>
          </table:table-cell>
          <table:table-cell office:value-type="float" office:value="-8.088283" calcext:value-type="float">
            <text:p>-8.088283</text:p>
          </table:table-cell>
          <table:table-cell office:value-type="float" office:value="1477010458800000" calcext:value-type="float">
            <text:p>1477010458800000</text:p>
          </table:table-cell>
          <table:table-cell office:value-type="float" office:value="-12.27017" calcext:value-type="float">
            <text:p>-12.27017</text:p>
          </table:table-cell>
          <table:table-cell office:value-type="float" office:value="-8.176094" calcext:value-type="float">
            <text:p>-8.176094</text:p>
          </table:table-cell>
          <table:table-cell office:value-type="float" office:value="-4.333085" calcext:value-type="float">
            <text:p>-4.333085</text:p>
          </table:table-cell>
          <table:table-cell office:value-type="float" office:value="-2.449321" calcext:value-type="float">
            <text:p>-2.449321</text:p>
          </table:table-cell>
          <table:table-cell office:value-type="float" office:value="3.656077" calcext:value-type="float">
            <text:p>3.656077</text:p>
          </table:table-cell>
          <table:table-cell office:value-type="float" office:value="-0.4102676" calcext:value-type="float">
            <text:p>-0.41026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0702" calcext:value-type="float">
            <text:p>14.80702</text:p>
          </table:table-cell>
          <table:table-cell office:value-type="float" office:value="-2.569118" calcext:value-type="float">
            <text:p>-2.569118</text:p>
          </table:table-cell>
          <table:table-cell office:value-type="float" office:value="5.276673" calcext:value-type="float">
            <text:p>5.276673</text:p>
          </table:table-cell>
          <table:table-cell office:value-type="float" office:value="1477010458850000" calcext:value-type="float">
            <text:p>1477010458850000</text:p>
          </table:table-cell>
          <table:table-cell office:value-type="float" office:value="-12.48806" calcext:value-type="float">
            <text:p>-12.48806</text:p>
          </table:table-cell>
          <table:table-cell office:value-type="float" office:value="-8.296329" calcext:value-type="float">
            <text:p>-8.296329</text:p>
          </table:table-cell>
          <table:table-cell office:value-type="float" office:value="-4.378023" calcext:value-type="float">
            <text:p>-4.378023</text:p>
          </table:table-cell>
          <table:table-cell office:value-type="float" office:value="-2.357561" calcext:value-type="float">
            <text:p>-2.357561</text:p>
          </table:table-cell>
          <table:table-cell office:value-type="float" office:value="3.635563" calcext:value-type="float">
            <text:p>3.635563</text:p>
          </table:table-cell>
          <table:table-cell office:value-type="float" office:value="-0.4148383" calcext:value-type="float">
            <text:p>-0.4148383</text:p>
          </table:table-cell>
          <table:table-cell table:number-columns-repeated="8"/>
          <table:table-cell table:formula="of:=[.B319]*COS([.C319])" office:value-type="float" office:value="-12.4462330971325" calcext:value-type="float">
            <text:p>-12.4462330971325</text:p>
          </table:table-cell>
          <table:table-cell table:formula="of:=[.B319]*SIN([.C319])" office:value-type="float" office:value="-8.02116718266389" calcext:value-type="float">
            <text:p>-8.0211671826638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2.4231" calcext:value-type="float">
            <text:p>-12.4231</text:p>
          </table:table-cell>
          <table:table-cell office:value-type="float" office:value="-8.259904" calcext:value-type="float">
            <text:p>-8.259904</text:p>
          </table:table-cell>
          <table:table-cell office:value-type="float" office:value="1477010458900000" calcext:value-type="float">
            <text:p>1477010458900000</text:p>
          </table:table-cell>
          <table:table-cell office:value-type="float" office:value="-12.70817" calcext:value-type="float">
            <text:p>-12.70817</text:p>
          </table:table-cell>
          <table:table-cell office:value-type="float" office:value="-8.411929" calcext:value-type="float">
            <text:p>-8.411929</text:p>
          </table:table-cell>
          <table:table-cell office:value-type="float" office:value="-4.421555" calcext:value-type="float">
            <text:p>-4.421555</text:p>
          </table:table-cell>
          <table:table-cell office:value-type="float" office:value="-2.263987" calcext:value-type="float">
            <text:p>-2.263987</text:p>
          </table:table-cell>
          <table:table-cell office:value-type="float" office:value="3.614821" calcext:value-type="float">
            <text:p>3.614821</text:p>
          </table:table-cell>
          <table:table-cell office:value-type="float" office:value="-0.4193434" calcext:value-type="float">
            <text:p>-0.41934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15301" calcext:value-type="float">
            <text:p>15.15301</text:p>
          </table:table-cell>
          <table:table-cell office:value-type="float" office:value="-2.570225" calcext:value-type="float">
            <text:p>-2.570225</text:p>
          </table:table-cell>
          <table:table-cell office:value-type="float" office:value="4.469576" calcext:value-type="float">
            <text:p>4.469576</text:p>
          </table:table-cell>
          <table:table-cell office:value-type="float" office:value="1477010458950000" calcext:value-type="float">
            <text:p>1477010458950000</text:p>
          </table:table-cell>
          <table:table-cell office:value-type="float" office:value="-12.93042" calcext:value-type="float">
            <text:p>-12.93042</text:p>
          </table:table-cell>
          <table:table-cell office:value-type="float" office:value="-8.522802" calcext:value-type="float">
            <text:p>-8.522802</text:p>
          </table:table-cell>
          <table:table-cell office:value-type="float" office:value="-4.463597" calcext:value-type="float">
            <text:p>-4.463597</text:p>
          </table:table-cell>
          <table:table-cell office:value-type="float" office:value="-2.168626" calcext:value-type="float">
            <text:p>-2.168626</text:p>
          </table:table-cell>
          <table:table-cell office:value-type="float" office:value="3.593854" calcext:value-type="float">
            <text:p>3.593854</text:p>
          </table:table-cell>
          <table:table-cell office:value-type="float" office:value="-0.4237823" calcext:value-type="float">
            <text:p>-0.4237823</text:p>
          </table:table-cell>
          <table:table-cell table:number-columns-repeated="8"/>
          <table:table-cell table:formula="of:=[.B321]*COS([.C321])" office:value-type="float" office:value="-12.7461385964312" calcext:value-type="float">
            <text:p>-12.7461385964312</text:p>
          </table:table-cell>
          <table:table-cell table:formula="of:=[.B321]*SIN([.C321])" office:value-type="float" office:value="-8.19448979135774" calcext:value-type="float">
            <text:p>-8.1944897913577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3.29111" calcext:value-type="float">
            <text:p>-13.29111</text:p>
          </table:table-cell>
          <table:table-cell office:value-type="float" office:value="-8.645942" calcext:value-type="float">
            <text:p>-8.645942</text:p>
          </table:table-cell>
          <table:table-cell office:value-type="float" office:value="1477010459000000" calcext:value-type="float">
            <text:p>1477010459000000</text:p>
          </table:table-cell>
          <table:table-cell office:value-type="float" office:value="-13.15473" calcext:value-type="float">
            <text:p>-13.15473</text:p>
          </table:table-cell>
          <table:table-cell office:value-type="float" office:value="-8.628861" calcext:value-type="float">
            <text:p>-8.628861</text:p>
          </table:table-cell>
          <table:table-cell office:value-type="float" office:value="-4.504069" calcext:value-type="float">
            <text:p>-4.504069</text:p>
          </table:table-cell>
          <table:table-cell office:value-type="float" office:value="-2.071509" calcext:value-type="float">
            <text:p>-2.071509</text:p>
          </table:table-cell>
          <table:table-cell office:value-type="float" office:value="3.572665" calcext:value-type="float">
            <text:p>3.572665</text:p>
          </table:table-cell>
          <table:table-cell office:value-type="float" office:value="-0.4281543" calcext:value-type="float">
            <text:p>-0.42815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8677" calcext:value-type="float">
            <text:p>16.18677</text:p>
          </table:table-cell>
          <table:table-cell office:value-type="float" office:value="-2.590798" calcext:value-type="float">
            <text:p>-2.590798</text:p>
          </table:table-cell>
          <table:table-cell office:value-type="float" office:value="5.01852" calcext:value-type="float">
            <text:p>5.01852</text:p>
          </table:table-cell>
          <table:table-cell office:value-type="float" office:value="1477010459050000" calcext:value-type="float">
            <text:p>1477010459050000</text:p>
          </table:table-cell>
          <table:table-cell office:value-type="float" office:value="-13.38102" calcext:value-type="float">
            <text:p>-13.38102</text:p>
          </table:table-cell>
          <table:table-cell office:value-type="float" office:value="-8.730018" calcext:value-type="float">
            <text:p>-8.730018</text:p>
          </table:table-cell>
          <table:table-cell office:value-type="float" office:value="-4.542886" calcext:value-type="float">
            <text:p>-4.542886</text:p>
          </table:table-cell>
          <table:table-cell office:value-type="float" office:value="-1.972669" calcext:value-type="float">
            <text:p>-1.972669</text:p>
          </table:table-cell>
          <table:table-cell office:value-type="float" office:value="3.551257" calcext:value-type="float">
            <text:p>3.551257</text:p>
          </table:table-cell>
          <table:table-cell office:value-type="float" office:value="-0.4324586" calcext:value-type="float">
            <text:p>-0.4324586</text:p>
          </table:table-cell>
          <table:table-cell table:number-columns-repeated="8"/>
          <table:table-cell table:formula="of:=[.B323]*COS([.C323])" office:value-type="float" office:value="-13.7928907411615" calcext:value-type="float">
            <text:p>-13.7928907411615</text:p>
          </table:table-cell>
          <table:table-cell table:formula="of:=[.B323]*SIN([.C323])" office:value-type="float" office:value="-8.47158120041834" calcext:value-type="float">
            <text:p>-8.4715812004183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3.38401" calcext:value-type="float">
            <text:p>-13.38401</text:p>
          </table:table-cell>
          <table:table-cell office:value-type="float" office:value="-8.575829" calcext:value-type="float">
            <text:p>-8.575829</text:p>
          </table:table-cell>
          <table:table-cell office:value-type="float" office:value="1477010459100000" calcext:value-type="float">
            <text:p>1477010459100000</text:p>
          </table:table-cell>
          <table:table-cell office:value-type="float" office:value="-13.60922" calcext:value-type="float">
            <text:p>-13.60922</text:p>
          </table:table-cell>
          <table:table-cell office:value-type="float" office:value="-8.826188" calcext:value-type="float">
            <text:p>-8.826188</text:p>
          </table:table-cell>
          <table:table-cell office:value-type="float" office:value="-4.579969" calcext:value-type="float">
            <text:p>-4.579969</text:p>
          </table:table-cell>
          <table:table-cell office:value-type="float" office:value="-1.872143" calcext:value-type="float">
            <text:p>-1.872143</text:p>
          </table:table-cell>
          <table:table-cell office:value-type="float" office:value="3.529634" calcext:value-type="float">
            <text:p>3.529634</text:p>
          </table:table-cell>
          <table:table-cell office:value-type="float" office:value="-0.4366947" calcext:value-type="float">
            <text:p>-0.43669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94577" calcext:value-type="float">
            <text:p>15.94577</text:p>
          </table:table-cell>
          <table:table-cell office:value-type="float" office:value="-2.596823" calcext:value-type="float">
            <text:p>-2.596823</text:p>
          </table:table-cell>
          <table:table-cell office:value-type="float" office:value="4.287804" calcext:value-type="float">
            <text:p>4.287804</text:p>
          </table:table-cell>
          <table:table-cell office:value-type="float" office:value="1477010459150000" calcext:value-type="float">
            <text:p>1477010459150000</text:p>
          </table:table-cell>
          <table:table-cell office:value-type="float" office:value="-13.83922" calcext:value-type="float">
            <text:p>-13.83922</text:p>
          </table:table-cell>
          <table:table-cell office:value-type="float" office:value="-8.917288" calcext:value-type="float">
            <text:p>-8.917288</text:p>
          </table:table-cell>
          <table:table-cell office:value-type="float" office:value="-4.615237" calcext:value-type="float">
            <text:p>-4.615237</text:p>
          </table:table-cell>
          <table:table-cell office:value-type="float" office:value="-1.769971" calcext:value-type="float">
            <text:p>-1.769971</text:p>
          </table:table-cell>
          <table:table-cell office:value-type="float" office:value="3.5078" calcext:value-type="float">
            <text:p>3.5078</text:p>
          </table:table-cell>
          <table:table-cell office:value-type="float" office:value="-0.4408618" calcext:value-type="float">
            <text:p>-0.4408618</text:p>
          </table:table-cell>
          <table:table-cell table:number-columns-repeated="8"/>
          <table:table-cell table:formula="of:=[.B325]*COS([.C325])" office:value-type="float" office:value="-13.6375669137643" calcext:value-type="float">
            <text:p>-13.6375669137643</text:p>
          </table:table-cell>
          <table:table-cell table:formula="of:=[.B325]*SIN([.C325])" office:value-type="float" office:value="-8.26343448969617" calcext:value-type="float">
            <text:p>-8.2634344896961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3.99591" calcext:value-type="float">
            <text:p>-13.99591</text:p>
          </table:table-cell>
          <table:table-cell office:value-type="float" office:value="-8.992638" calcext:value-type="float">
            <text:p>-8.992638</text:p>
          </table:table-cell>
          <table:table-cell office:value-type="float" office:value="1477010459200000" calcext:value-type="float">
            <text:p>1477010459200000</text:p>
          </table:table-cell>
          <table:table-cell office:value-type="float" office:value="-14.07094" calcext:value-type="float">
            <text:p>-14.07094</text:p>
          </table:table-cell>
          <table:table-cell office:value-type="float" office:value="-9.003236" calcext:value-type="float">
            <text:p>-9.003236</text:p>
          </table:table-cell>
          <table:table-cell office:value-type="float" office:value="-4.64861" calcext:value-type="float">
            <text:p>-4.64861</text:p>
          </table:table-cell>
          <table:table-cell office:value-type="float" office:value="-1.666195" calcext:value-type="float">
            <text:p>-1.666195</text:p>
          </table:table-cell>
          <table:table-cell office:value-type="float" office:value="3.485756" calcext:value-type="float">
            <text:p>3.485756</text:p>
          </table:table-cell>
          <table:table-cell office:value-type="float" office:value="-0.4449593" calcext:value-type="float">
            <text:p>-0.44495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93662" calcext:value-type="float">
            <text:p>16.93662</text:p>
          </table:table-cell>
          <table:table-cell office:value-type="float" office:value="-2.595538" calcext:value-type="float">
            <text:p>-2.595538</text:p>
          </table:table-cell>
          <table:table-cell office:value-type="float" office:value="5.128914" calcext:value-type="float">
            <text:p>5.128914</text:p>
          </table:table-cell>
          <table:table-cell office:value-type="float" office:value="1477010459250000" calcext:value-type="float">
            <text:p>1477010459250000</text:p>
          </table:table-cell>
          <table:table-cell office:value-type="float" office:value="-14.30428" calcext:value-type="float">
            <text:p>-14.30428</text:p>
          </table:table-cell>
          <table:table-cell office:value-type="float" office:value="-9.083954" calcext:value-type="float">
            <text:p>-9.083954</text:p>
          </table:table-cell>
          <table:table-cell office:value-type="float" office:value="-4.68001" calcext:value-type="float">
            <text:p>-4.68001</text:p>
          </table:table-cell>
          <table:table-cell office:value-type="float" office:value="-1.560863" calcext:value-type="float">
            <text:p>-1.560863</text:p>
          </table:table-cell>
          <table:table-cell office:value-type="float" office:value="3.463509" calcext:value-type="float">
            <text:p>3.463509</text:p>
          </table:table-cell>
          <table:table-cell office:value-type="float" office:value="-0.4489866" calcext:value-type="float">
            <text:p>-0.4489866</text:p>
          </table:table-cell>
          <table:table-cell table:number-columns-repeated="8"/>
          <table:table-cell table:formula="of:=[.B327]*COS([.C327])" office:value-type="float" office:value="-14.4736978002446" calcext:value-type="float">
            <text:p>-14.4736978002446</text:p>
          </table:table-cell>
          <table:table-cell table:formula="of:=[.B327]*SIN([.C327])" office:value-type="float" office:value="-8.79551982611578" calcext:value-type="float">
            <text:p>-8.7955198261157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4.42726" calcext:value-type="float">
            <text:p>-14.42726</text:p>
          </table:table-cell>
          <table:table-cell office:value-type="float" office:value="-9.187501" calcext:value-type="float">
            <text:p>-9.187501</text:p>
          </table:table-cell>
          <table:table-cell office:value-type="float" office:value="1477010459300000" calcext:value-type="float">
            <text:p>1477010459300000</text:p>
          </table:table-cell>
          <table:table-cell office:value-type="float" office:value="-14.53913" calcext:value-type="float">
            <text:p>-14.53913</text:p>
          </table:table-cell>
          <table:table-cell office:value-type="float" office:value="-9.159364" calcext:value-type="float">
            <text:p>-9.159364</text:p>
          </table:table-cell>
          <table:table-cell office:value-type="float" office:value="-4.70936" calcext:value-type="float">
            <text:p>-4.70936</text:p>
          </table:table-cell>
          <table:table-cell office:value-type="float" office:value="-1.454024" calcext:value-type="float">
            <text:p>-1.454024</text:p>
          </table:table-cell>
          <table:table-cell office:value-type="float" office:value="3.441059" calcext:value-type="float">
            <text:p>3.441059</text:p>
          </table:table-cell>
          <table:table-cell office:value-type="float" office:value="-0.4529429" calcext:value-type="float">
            <text:p>-0.45294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30411" calcext:value-type="float">
            <text:p>17.30411</text:p>
          </table:table-cell>
          <table:table-cell office:value-type="float" office:value="-2.572383" calcext:value-type="float">
            <text:p>-2.572383</text:p>
          </table:table-cell>
          <table:table-cell office:value-type="float" office:value="4.587093" calcext:value-type="float">
            <text:p>4.587093</text:p>
          </table:table-cell>
          <table:table-cell office:value-type="float" office:value="1477010459350000" calcext:value-type="float">
            <text:p>1477010459350000</text:p>
          </table:table-cell>
          <table:table-cell office:value-type="float" office:value="-14.7754" calcext:value-type="float">
            <text:p>-14.7754</text:p>
          </table:table-cell>
          <table:table-cell office:value-type="float" office:value="-9.229392" calcext:value-type="float">
            <text:p>-9.229392</text:p>
          </table:table-cell>
          <table:table-cell office:value-type="float" office:value="-4.736584" calcext:value-type="float">
            <text:p>-4.736584</text:p>
          </table:table-cell>
          <table:table-cell office:value-type="float" office:value="-1.345729" calcext:value-type="float">
            <text:p>-1.345729</text:p>
          </table:table-cell>
          <table:table-cell office:value-type="float" office:value="3.418412" calcext:value-type="float">
            <text:p>3.418412</text:p>
          </table:table-cell>
          <table:table-cell office:value-type="float" office:value="-0.4568277" calcext:value-type="float">
            <text:p>-0.4568277</text:p>
          </table:table-cell>
          <table:table-cell table:number-columns-repeated="8"/>
          <table:table-cell table:formula="of:=[.B329]*COS([.C329])" office:value-type="float" office:value="-14.5757226705754" calcext:value-type="float">
            <text:p>-14.5757226705754</text:p>
          </table:table-cell>
          <table:table-cell table:formula="of:=[.B329]*SIN([.C329])" office:value-type="float" office:value="-9.32633537476406" calcext:value-type="float">
            <text:p>-9.3263353747640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5.06203" calcext:value-type="float">
            <text:p>-15.06203</text:p>
          </table:table-cell>
          <table:table-cell office:value-type="float" office:value="-9.043962" calcext:value-type="float">
            <text:p>-9.043962</text:p>
          </table:table-cell>
          <table:table-cell office:value-type="float" office:value="1477010459400000" calcext:value-type="float">
            <text:p>1477010459400000</text:p>
          </table:table-cell>
          <table:table-cell office:value-type="float" office:value="-15.01298" calcext:value-type="float">
            <text:p>-15.01298</text:p>
          </table:table-cell>
          <table:table-cell office:value-type="float" office:value="-9.293968" calcext:value-type="float">
            <text:p>-9.293968</text:p>
          </table:table-cell>
          <table:table-cell office:value-type="float" office:value="-4.761607" calcext:value-type="float">
            <text:p>-4.761607</text:p>
          </table:table-cell>
          <table:table-cell office:value-type="float" office:value="-1.236035" calcext:value-type="float">
            <text:p>-1.236035</text:p>
          </table:table-cell>
          <table:table-cell office:value-type="float" office:value="3.395571" calcext:value-type="float">
            <text:p>3.395571</text:p>
          </table:table-cell>
          <table:table-cell office:value-type="float" office:value="-0.4606404" calcext:value-type="float">
            <text:p>-0.46064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38249" calcext:value-type="float">
            <text:p>18.38249</text:p>
          </table:table-cell>
          <table:table-cell office:value-type="float" office:value="-2.586137" calcext:value-type="float">
            <text:p>-2.586137</text:p>
          </table:table-cell>
          <table:table-cell office:value-type="float" office:value="4.685169" calcext:value-type="float">
            <text:p>4.685169</text:p>
          </table:table-cell>
          <table:table-cell office:value-type="float" office:value="1477010459450000" calcext:value-type="float">
            <text:p>1477010459450000</text:p>
          </table:table-cell>
          <table:table-cell office:value-type="float" office:value="-15.25175" calcext:value-type="float">
            <text:p>-15.25175</text:p>
          </table:table-cell>
          <table:table-cell office:value-type="float" office:value="-9.353023" calcext:value-type="float">
            <text:p>-9.353023</text:p>
          </table:table-cell>
          <table:table-cell office:value-type="float" office:value="-4.784356" calcext:value-type="float">
            <text:p>-4.784356</text:p>
          </table:table-cell>
          <table:table-cell office:value-type="float" office:value="-1.125" calcext:value-type="float">
            <text:p>-1.125</text:p>
          </table:table-cell>
          <table:table-cell office:value-type="float" office:value="3.372539" calcext:value-type="float">
            <text:p>3.372539</text:p>
          </table:table-cell>
          <table:table-cell office:value-type="float" office:value="-0.4643804" calcext:value-type="float">
            <text:p>-0.4643804</text:p>
          </table:table-cell>
          <table:table-cell table:number-columns-repeated="8"/>
          <table:table-cell table:formula="of:=[.B331]*COS([.C331])" office:value-type="float" office:value="-15.6188710204109" calcext:value-type="float">
            <text:p>-15.6188710204109</text:p>
          </table:table-cell>
          <table:table-cell table:formula="of:=[.B331]*SIN([.C331])" office:value-type="float" office:value="-9.69364774725538" calcext:value-type="float">
            <text:p>-9.6936477472553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5.66822" calcext:value-type="float">
            <text:p>-15.66822</text:p>
          </table:table-cell>
          <table:table-cell office:value-type="float" office:value="-9.567493" calcext:value-type="float">
            <text:p>-9.567493</text:p>
          </table:table-cell>
          <table:table-cell office:value-type="float" office:value="1477010459500000" calcext:value-type="float">
            <text:p>1477010459500000</text:p>
          </table:table-cell>
          <table:table-cell office:value-type="float" office:value="-15.4916" calcext:value-type="float">
            <text:p>-15.4916</text:p>
          </table:table-cell>
          <table:table-cell office:value-type="float" office:value="-9.406491" calcext:value-type="float">
            <text:p>-9.406491</text:p>
          </table:table-cell>
          <table:table-cell office:value-type="float" office:value="-4.804762" calcext:value-type="float">
            <text:p>-4.804762</text:p>
          </table:table-cell>
          <table:table-cell office:value-type="float" office:value="-1.012687" calcext:value-type="float">
            <text:p>-1.012687</text:p>
          </table:table-cell>
          <table:table-cell office:value-type="float" office:value="3.34932" calcext:value-type="float">
            <text:p>3.34932</text:p>
          </table:table-cell>
          <table:table-cell office:value-type="float" office:value="-0.468047" calcext:value-type="float">
            <text:p>-0.4680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48209" calcext:value-type="float">
            <text:p>18.48209</text:p>
          </table:table-cell>
          <table:table-cell office:value-type="float" office:value="-2.610702" calcext:value-type="float">
            <text:p>-2.610702</text:p>
          </table:table-cell>
          <table:table-cell office:value-type="float" office:value="4.286584" calcext:value-type="float">
            <text:p>4.286584</text:p>
          </table:table-cell>
          <table:table-cell office:value-type="float" office:value="1477010459550000" calcext:value-type="float">
            <text:p>1477010459550000</text:p>
          </table:table-cell>
          <table:table-cell office:value-type="float" office:value="-15.73241" calcext:value-type="float">
            <text:p>-15.73241</text:p>
          </table:table-cell>
          <table:table-cell office:value-type="float" office:value="-9.45431" calcext:value-type="float">
            <text:p>-9.45431</text:p>
          </table:table-cell>
          <table:table-cell office:value-type="float" office:value="-4.822755" calcext:value-type="float">
            <text:p>-4.822755</text:p>
          </table:table-cell>
          <table:table-cell office:value-type="float" office:value="-0.8991588" calcext:value-type="float">
            <text:p>-0.8991588</text:p>
          </table:table-cell>
          <table:table-cell office:value-type="float" office:value="3.325917" calcext:value-type="float">
            <text:p>3.325917</text:p>
          </table:table-cell>
          <table:table-cell office:value-type="float" office:value="-0.4716397" calcext:value-type="float">
            <text:p>-0.4716397</text:p>
          </table:table-cell>
          <table:table-cell table:number-columns-repeated="8"/>
          <table:table-cell table:formula="of:=[.B333]*COS([.C333])" office:value-type="float" office:value="-15.938149951103" calcext:value-type="float">
            <text:p>-15.938149951103</text:p>
          </table:table-cell>
          <table:table-cell table:formula="of:=[.B333]*SIN([.C333])" office:value-type="float" office:value="-9.35751179022804" calcext:value-type="float">
            <text:p>-9.3575117902280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6.08623" calcext:value-type="float">
            <text:p>-16.08623</text:p>
          </table:table-cell>
          <table:table-cell office:value-type="float" office:value="-9.598186" calcext:value-type="float">
            <text:p>-9.598186</text:p>
          </table:table-cell>
          <table:table-cell office:value-type="float" office:value="1477010459600000" calcext:value-type="float">
            <text:p>1477010459600000</text:p>
          </table:table-cell>
          <table:table-cell office:value-type="float" office:value="-15.97406" calcext:value-type="float">
            <text:p>-15.97406</text:p>
          </table:table-cell>
          <table:table-cell office:value-type="float" office:value="-9.49642" calcext:value-type="float">
            <text:p>-9.49642</text:p>
          </table:table-cell>
          <table:table-cell office:value-type="float" office:value="-4.838268" calcext:value-type="float">
            <text:p>-4.838268</text:p>
          </table:table-cell>
          <table:table-cell office:value-type="float" office:value="-0.7844842" calcext:value-type="float">
            <text:p>-0.7844842</text:p>
          </table:table-cell>
          <table:table-cell office:value-type="float" office:value="3.302335" calcext:value-type="float">
            <text:p>3.302335</text:p>
          </table:table-cell>
          <table:table-cell office:value-type="float" office:value="-0.4751579" calcext:value-type="float">
            <text:p>-0.47515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81681" calcext:value-type="float">
            <text:p>18.81681</text:p>
          </table:table-cell>
          <table:table-cell office:value-type="float" office:value="-2.651658" calcext:value-type="float">
            <text:p>-2.651658</text:p>
          </table:table-cell>
          <table:table-cell office:value-type="float" office:value="4.378699" calcext:value-type="float">
            <text:p>4.378699</text:p>
          </table:table-cell>
          <table:table-cell office:value-type="float" office:value="1477010459650000" calcext:value-type="float">
            <text:p>1477010459650000</text:p>
          </table:table-cell>
          <table:table-cell office:value-type="float" office:value="-16.21641" calcext:value-type="float">
            <text:p>-16.21641</text:p>
          </table:table-cell>
          <table:table-cell office:value-type="float" office:value="-9.532767" calcext:value-type="float">
            <text:p>-9.532767</text:p>
          </table:table-cell>
          <table:table-cell office:value-type="float" office:value="-4.851237" calcext:value-type="float">
            <text:p>-4.851237</text:p>
          </table:table-cell>
          <table:table-cell office:value-type="float" office:value="-0.6687336" calcext:value-type="float">
            <text:p>-0.6687336</text:p>
          </table:table-cell>
          <table:table-cell office:value-type="float" office:value="3.278577" calcext:value-type="float">
            <text:p>3.278577</text:p>
          </table:table-cell>
          <table:table-cell office:value-type="float" office:value="-0.4786011" calcext:value-type="float">
            <text:p>-0.4786011</text:p>
          </table:table-cell>
          <table:table-cell table:number-columns-repeated="8"/>
          <table:table-cell table:formula="of:=[.B335]*COS([.C335])" office:value-type="float" office:value="-16.603268408537" calcext:value-type="float">
            <text:p>-16.603268408537</text:p>
          </table:table-cell>
          <table:table-cell table:formula="of:=[.B335]*SIN([.C335])" office:value-type="float" office:value="-8.85459297371574" calcext:value-type="float">
            <text:p>-8.8545929737157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6.42286" calcext:value-type="float">
            <text:p>-16.42286</text:p>
          </table:table-cell>
          <table:table-cell office:value-type="float" office:value="-9.370292" calcext:value-type="float">
            <text:p>-9.370292</text:p>
          </table:table-cell>
          <table:table-cell office:value-type="float" office:value="1477010459700000" calcext:value-type="float">
            <text:p>1477010459700000</text:p>
          </table:table-cell>
          <table:table-cell office:value-type="float" office:value="-16.45935" calcext:value-type="float">
            <text:p>-16.45935</text:p>
          </table:table-cell>
          <table:table-cell office:value-type="float" office:value="-9.563299" calcext:value-type="float">
            <text:p>-9.563299</text:p>
          </table:table-cell>
          <table:table-cell office:value-type="float" office:value="-4.861599" calcext:value-type="float">
            <text:p>-4.861599</text:p>
          </table:table-cell>
          <table:table-cell office:value-type="float" office:value="-0.5519803" calcext:value-type="float">
            <text:p>-0.5519803</text:p>
          </table:table-cell>
          <table:table-cell office:value-type="float" office:value="3.254647" calcext:value-type="float">
            <text:p>3.254647</text:p>
          </table:table-cell>
          <table:table-cell office:value-type="float" office:value="-0.4819687" calcext:value-type="float">
            <text:p>-0.48196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53353" calcext:value-type="float">
            <text:p>18.53353</text:p>
          </table:table-cell>
          <table:table-cell office:value-type="float" office:value="-2.613746" calcext:value-type="float">
            <text:p>-2.613746</text:p>
          </table:table-cell>
          <table:table-cell office:value-type="float" office:value="4.252107" calcext:value-type="float">
            <text:p>4.252107</text:p>
          </table:table-cell>
          <table:table-cell office:value-type="float" office:value="1477010459750000" calcext:value-type="float">
            <text:p>1477010459750000</text:p>
          </table:table-cell>
          <table:table-cell office:value-type="float" office:value="-16.70274" calcext:value-type="float">
            <text:p>-16.70274</text:p>
          </table:table-cell>
          <table:table-cell office:value-type="float" office:value="-9.587966" calcext:value-type="float">
            <text:p>-9.587966</text:p>
          </table:table-cell>
          <table:table-cell office:value-type="float" office:value="-4.869295" calcext:value-type="float">
            <text:p>-4.869295</text:p>
          </table:table-cell>
          <table:table-cell office:value-type="float" office:value="-0.4343005" calcext:value-type="float">
            <text:p>-0.4343005</text:p>
          </table:table-cell>
          <table:table-cell office:value-type="float" office:value="3.230549" calcext:value-type="float">
            <text:p>3.230549</text:p>
          </table:table-cell>
          <table:table-cell office:value-type="float" office:value="-0.4852602" calcext:value-type="float">
            <text:p>-0.4852602</text:p>
          </table:table-cell>
          <table:table-cell table:number-columns-repeated="8"/>
          <table:table-cell table:formula="of:=[.B337]*COS([.C337])" office:value-type="float" office:value="-16.0109990218742" calcext:value-type="float">
            <text:p>-16.0109990218742</text:p>
          </table:table-cell>
          <table:table-cell table:formula="of:=[.B337]*SIN([.C337])" office:value-type="float" office:value="-9.33486178700277" calcext:value-type="float">
            <text:p>-9.3348617870027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7.11319" calcext:value-type="float">
            <text:p>-17.11319</text:p>
          </table:table-cell>
          <table:table-cell office:value-type="float" office:value="-9.430434" calcext:value-type="float">
            <text:p>-9.430434</text:p>
          </table:table-cell>
          <table:table-cell office:value-type="float" office:value="1477010459800000" calcext:value-type="float">
            <text:p>1477010459800000</text:p>
          </table:table-cell>
          <table:table-cell office:value-type="float" office:value="-16.94644" calcext:value-type="float">
            <text:p>-16.94644</text:p>
          </table:table-cell>
          <table:table-cell office:value-type="float" office:value="-9.606726" calcext:value-type="float">
            <text:p>-9.606726</text:p>
          </table:table-cell>
          <table:table-cell office:value-type="float" office:value="-4.874268" calcext:value-type="float">
            <text:p>-4.874268</text:p>
          </table:table-cell>
          <table:table-cell office:value-type="float" office:value="-0.3157729" calcext:value-type="float">
            <text:p>-0.3157729</text:p>
          </table:table-cell>
          <table:table-cell office:value-type="float" office:value="3.206286" calcext:value-type="float">
            <text:p>3.206286</text:p>
          </table:table-cell>
          <table:table-cell office:value-type="float" office:value="-0.488475" calcext:value-type="float">
            <text:p>-0.4884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0848" calcext:value-type="float">
            <text:p>20.10848</text:p>
          </table:table-cell>
          <table:table-cell office:value-type="float" office:value="-2.571242" calcext:value-type="float">
            <text:p>-2.571242</text:p>
          </table:table-cell>
          <table:table-cell office:value-type="float" office:value="4.579152" calcext:value-type="float">
            <text:p>4.579152</text:p>
          </table:table-cell>
          <table:table-cell office:value-type="float" office:value="1477010459850000" calcext:value-type="float">
            <text:p>1477010459850000</text:p>
          </table:table-cell>
          <table:table-cell office:value-type="float" office:value="-17.19033" calcext:value-type="float">
            <text:p>-17.19033</text:p>
          </table:table-cell>
          <table:table-cell office:value-type="float" office:value="-9.619537" calcext:value-type="float">
            <text:p>-9.619537</text:p>
          </table:table-cell>
          <table:table-cell office:value-type="float" office:value="-4.876462" calcext:value-type="float">
            <text:p>-4.876462</text:p>
          </table:table-cell>
          <table:table-cell office:value-type="float" office:value="-0.1964789" calcext:value-type="float">
            <text:p>-0.1964789</text:p>
          </table:table-cell>
          <table:table-cell office:value-type="float" office:value="3.181862" calcext:value-type="float">
            <text:p>3.181862</text:p>
          </table:table-cell>
          <table:table-cell office:value-type="float" office:value="-0.4916128" calcext:value-type="float">
            <text:p>-0.4916128</text:p>
          </table:table-cell>
          <table:table-cell table:number-columns-repeated="8"/>
          <table:table-cell table:formula="of:=[.B339]*COS([.C339])" office:value-type="float" office:value="-16.9255428749986" calcext:value-type="float">
            <text:p>-16.9255428749986</text:p>
          </table:table-cell>
          <table:table-cell table:formula="of:=[.B339]*SIN([.C339])" office:value-type="float" office:value="-10.857115929057" calcext:value-type="float">
            <text:p>-10.85711592905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7.5448" calcext:value-type="float">
            <text:p>-17.5448</text:p>
          </table:table-cell>
          <table:table-cell office:value-type="float" office:value="-9.574848" calcext:value-type="float">
            <text:p>-9.574848</text:p>
          </table:table-cell>
          <table:table-cell office:value-type="float" office:value="1477010459900000" calcext:value-type="float">
            <text:p>1477010459900000</text:p>
          </table:table-cell>
          <table:table-cell office:value-type="float" office:value="-17.43425" calcext:value-type="float">
            <text:p>-17.43425</text:p>
          </table:table-cell>
          <table:table-cell office:value-type="float" office:value="-9.626363" calcext:value-type="float">
            <text:p>-9.626363</text:p>
          </table:table-cell>
          <table:table-cell office:value-type="float" office:value="-4.875828" calcext:value-type="float">
            <text:p>-4.875828</text:p>
          </table:table-cell>
          <table:table-cell office:value-type="float" office:value="-0.07650244" calcext:value-type="float">
            <text:p>-0.07650244</text:p>
          </table:table-cell>
          <table:table-cell office:value-type="float" office:value="3.157282" calcext:value-type="float">
            <text:p>3.157282</text:p>
          </table:table-cell>
          <table:table-cell office:value-type="float" office:value="-0.4946729" calcext:value-type="float">
            <text:p>-0.49467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42433" calcext:value-type="float">
            <text:p>20.42433</text:p>
          </table:table-cell>
          <table:table-cell office:value-type="float" office:value="-2.663803" calcext:value-type="float">
            <text:p>-2.663803</text:p>
          </table:table-cell>
          <table:table-cell office:value-type="float" office:value="4.177482" calcext:value-type="float">
            <text:p>4.177482</text:p>
          </table:table-cell>
          <table:table-cell office:value-type="float" office:value="1477010459950000" calcext:value-type="float">
            <text:p>1477010459950000</text:p>
          </table:table-cell>
          <table:table-cell office:value-type="float" office:value="-17.67806" calcext:value-type="float">
            <text:p>-17.67806</text:p>
          </table:table-cell>
          <table:table-cell office:value-type="float" office:value="-9.627173" calcext:value-type="float">
            <text:p>-9.627173</text:p>
          </table:table-cell>
          <table:table-cell office:value-type="float" office:value="-4.872316" calcext:value-type="float">
            <text:p>-4.872316</text:p>
          </table:table-cell>
          <table:table-cell office:value-type="float" office:value="0.04407027" calcext:value-type="float">
            <text:p>0.04407027</text:p>
          </table:table-cell>
          <table:table-cell office:value-type="float" office:value="3.132548" calcext:value-type="float">
            <text:p>3.132548</text:p>
          </table:table-cell>
          <table:table-cell office:value-type="float" office:value="-0.4976549" calcext:value-type="float">
            <text:p>-0.4976549</text:p>
          </table:table-cell>
          <table:table-cell table:number-columns-repeated="8"/>
          <table:table-cell table:formula="of:=[.B341]*COS([.C341])" office:value-type="float" office:value="-18.1370796885585" calcext:value-type="float">
            <text:p>-18.1370796885585</text:p>
          </table:table-cell>
          <table:table-cell table:formula="of:=[.B341]*SIN([.C341])" office:value-type="float" office:value="-9.39146401365517" calcext:value-type="float">
            <text:p>-9.3914640136551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7.97244" calcext:value-type="float">
            <text:p>-17.97244</text:p>
          </table:table-cell>
          <table:table-cell office:value-type="float" office:value="-9.422985" calcext:value-type="float">
            <text:p>-9.422985</text:p>
          </table:table-cell>
          <table:table-cell office:value-type="float" office:value="1477010460000000" calcext:value-type="float">
            <text:p>1477010460000000</text:p>
          </table:table-cell>
          <table:table-cell office:value-type="float" office:value="-17.92162" calcext:value-type="float">
            <text:p>-17.92162</text:p>
          </table:table-cell>
          <table:table-cell office:value-type="float" office:value="-9.621939" calcext:value-type="float">
            <text:p>-9.621939</text:p>
          </table:table-cell>
          <table:table-cell office:value-type="float" office:value="-4.865881" calcext:value-type="float">
            <text:p>-4.865881</text:p>
          </table:table-cell>
          <table:table-cell office:value-type="float" office:value="0.1651507" calcext:value-type="float">
            <text:p>0.1651507</text:p>
          </table:table-cell>
          <table:table-cell office:value-type="float" office:value="3.107665" calcext:value-type="float">
            <text:p>3.107665</text:p>
          </table:table-cell>
          <table:table-cell office:value-type="float" office:value="-0.5005583" calcext:value-type="float">
            <text:p>-0.50055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48433" calcext:value-type="float">
            <text:p>20.48433</text:p>
          </table:table-cell>
          <table:table-cell office:value-type="float" office:value="-2.676476" calcext:value-type="float">
            <text:p>-2.676476</text:p>
          </table:table-cell>
          <table:table-cell office:value-type="float" office:value="3.995549" calcext:value-type="float">
            <text:p>3.995549</text:p>
          </table:table-cell>
          <table:table-cell office:value-type="float" office:value="1477010460050000" calcext:value-type="float">
            <text:p>1477010460050000</text:p>
          </table:table-cell>
          <table:table-cell office:value-type="float" office:value="-18.16479" calcext:value-type="float">
            <text:p>-18.16479</text:p>
          </table:table-cell>
          <table:table-cell office:value-type="float" office:value="-9.610638" calcext:value-type="float">
            <text:p>-9.610638</text:p>
          </table:table-cell>
          <table:table-cell office:value-type="float" office:value="-4.856481" calcext:value-type="float">
            <text:p>-4.856481</text:p>
          </table:table-cell>
          <table:table-cell office:value-type="float" office:value="0.2866482" calcext:value-type="float">
            <text:p>0.2866482</text:p>
          </table:table-cell>
          <table:table-cell office:value-type="float" office:value="3.082637" calcext:value-type="float">
            <text:p>3.082637</text:p>
          </table:table-cell>
          <table:table-cell office:value-type="float" office:value="-0.5033826" calcext:value-type="float">
            <text:p>-0.5033826</text:p>
          </table:table-cell>
          <table:table-cell table:number-columns-repeated="8"/>
          <table:table-cell table:formula="of:=[.B343]*COS([.C343])" office:value-type="float" office:value="-18.3082642484742" calcext:value-type="float">
            <text:p>-18.3082642484742</text:p>
          </table:table-cell>
          <table:table-cell table:formula="of:=[.B343]*SIN([.C343])" office:value-type="float" office:value="-9.18777643159338" calcext:value-type="float">
            <text:p>-9.1877764315933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8.27625" calcext:value-type="float">
            <text:p>-18.27625</text:p>
          </table:table-cell>
          <table:table-cell office:value-type="float" office:value="-9.609973" calcext:value-type="float">
            <text:p>-9.609973</text:p>
          </table:table-cell>
          <table:table-cell office:value-type="float" office:value="1477010460100000" calcext:value-type="float">
            <text:p>1477010460100000</text:p>
          </table:table-cell>
          <table:table-cell office:value-type="float" office:value="-18.40741" calcext:value-type="float">
            <text:p>-18.40741</text:p>
          </table:table-cell>
          <table:table-cell office:value-type="float" office:value="-9.593251" calcext:value-type="float">
            <text:p>-9.593251</text:p>
          </table:table-cell>
          <table:table-cell office:value-type="float" office:value="-4.844078" calcext:value-type="float">
            <text:p>-4.844078</text:p>
          </table:table-cell>
          <table:table-cell office:value-type="float" office:value="0.4084701" calcext:value-type="float">
            <text:p>0.4084701</text:p>
          </table:table-cell>
          <table:table-cell office:value-type="float" office:value="3.057468" calcext:value-type="float">
            <text:p>3.057468</text:p>
          </table:table-cell>
          <table:table-cell office:value-type="float" office:value="-0.5061275" calcext:value-type="float">
            <text:p>-0.50612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60912" calcext:value-type="float">
            <text:p>20.60912</text:p>
          </table:table-cell>
          <table:table-cell office:value-type="float" office:value="-2.657836" calcext:value-type="float">
            <text:p>-2.657836</text:p>
          </table:table-cell>
          <table:table-cell office:value-type="float" office:value="4.302915" calcext:value-type="float">
            <text:p>4.302915</text:p>
          </table:table-cell>
          <table:table-cell office:value-type="float" office:value="1477010460150000" calcext:value-type="float">
            <text:p>1477010460150000</text:p>
          </table:table-cell>
          <table:table-cell office:value-type="float" office:value="-18.64933" calcext:value-type="float">
            <text:p>-18.64933</text:p>
          </table:table-cell>
          <table:table-cell office:value-type="float" office:value="-9.569766" calcext:value-type="float">
            <text:p>-9.569766</text:p>
          </table:table-cell>
          <table:table-cell office:value-type="float" office:value="-4.828636" calcext:value-type="float">
            <text:p>-4.828636</text:p>
          </table:table-cell>
          <table:table-cell office:value-type="float" office:value="0.5305216" calcext:value-type="float">
            <text:p>0.5305216</text:p>
          </table:table-cell>
          <table:table-cell office:value-type="float" office:value="3.032162" calcext:value-type="float">
            <text:p>3.032162</text:p>
          </table:table-cell>
          <table:table-cell office:value-type="float" office:value="-0.5087925" calcext:value-type="float">
            <text:p>-0.5087925</text:p>
          </table:table-cell>
          <table:table-cell table:number-columns-repeated="8"/>
          <table:table-cell table:formula="of:=[.B345]*COS([.C345])" office:value-type="float" office:value="-18.2443043426715" calcext:value-type="float">
            <text:p>-18.2443043426715</text:p>
          </table:table-cell>
          <table:table-cell table:formula="of:=[.B345]*SIN([.C345])" office:value-type="float" office:value="-9.58546744954967" calcext:value-type="float">
            <text:p>-9.5854674495496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8.95448" calcext:value-type="float">
            <text:p>-18.95448</text:p>
          </table:table-cell>
          <table:table-cell office:value-type="float" office:value="-9.515445" calcext:value-type="float">
            <text:p>-9.515445</text:p>
          </table:table-cell>
          <table:table-cell office:value-type="float" office:value="1477010460200000" calcext:value-type="float">
            <text:p>1477010460200000</text:p>
          </table:table-cell>
          <table:table-cell office:value-type="float" office:value="-18.89039" calcext:value-type="float">
            <text:p>-18.89039</text:p>
          </table:table-cell>
          <table:table-cell office:value-type="float" office:value="-9.540172" calcext:value-type="float">
            <text:p>-9.540172</text:p>
          </table:table-cell>
          <table:table-cell office:value-type="float" office:value="-4.810124" calcext:value-type="float">
            <text:p>-4.810124</text:p>
          </table:table-cell>
          <table:table-cell office:value-type="float" office:value="0.6527066" calcext:value-type="float">
            <text:p>0.6527066</text:p>
          </table:table-cell>
          <table:table-cell office:value-type="float" office:value="3.006722" calcext:value-type="float">
            <text:p>3.006722</text:p>
          </table:table-cell>
          <table:table-cell office:value-type="float" office:value="-0.5113771" calcext:value-type="float">
            <text:p>-0.51137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76407" calcext:value-type="float">
            <text:p>20.76407</text:p>
          </table:table-cell>
          <table:table-cell office:value-type="float" office:value="-2.691742" calcext:value-type="float">
            <text:p>-2.691742</text:p>
          </table:table-cell>
          <table:table-cell office:value-type="float" office:value="4.208127" calcext:value-type="float">
            <text:p>4.208127</text:p>
          </table:table-cell>
          <table:table-cell office:value-type="float" office:value="1477010460250000" calcext:value-type="float">
            <text:p>1477010460250000</text:p>
          </table:table-cell>
          <table:table-cell office:value-type="float" office:value="-19.13046" calcext:value-type="float">
            <text:p>-19.13046</text:p>
          </table:table-cell>
          <table:table-cell office:value-type="float" office:value="-9.504465" calcext:value-type="float">
            <text:p>-9.504465</text:p>
          </table:table-cell>
          <table:table-cell office:value-type="float" office:value="-4.788514" calcext:value-type="float">
            <text:p>-4.788514</text:p>
          </table:table-cell>
          <table:table-cell office:value-type="float" office:value="0.7749269" calcext:value-type="float">
            <text:p>0.7749269</text:p>
          </table:table-cell>
          <table:table-cell office:value-type="float" office:value="2.981153" calcext:value-type="float">
            <text:p>2.981153</text:p>
          </table:table-cell>
          <table:table-cell office:value-type="float" office:value="-0.5138809" calcext:value-type="float">
            <text:p>-0.5138809</text:p>
          </table:table-cell>
          <table:table-cell table:number-columns-repeated="8"/>
          <table:table-cell table:formula="of:=[.B347]*COS([.C347])" office:value-type="float" office:value="-18.6982953012538" calcext:value-type="float">
            <text:p>-18.6982953012538</text:p>
          </table:table-cell>
          <table:table-cell table:formula="of:=[.B347]*SIN([.C347])" office:value-type="float" office:value="-9.02886237529458" calcext:value-type="float">
            <text:p>-9.0288623752945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9.2983" calcext:value-type="float">
            <text:p>-19.2983</text:p>
          </table:table-cell>
          <table:table-cell office:value-type="float" office:value="-9.098652" calcext:value-type="float">
            <text:p>-9.098652</text:p>
          </table:table-cell>
          <table:table-cell office:value-type="float" office:value="1477010460300000" calcext:value-type="float">
            <text:p>1477010460300000</text:p>
          </table:table-cell>
          <table:table-cell office:value-type="float" office:value="-19.36936" calcext:value-type="float">
            <text:p>-19.36936</text:p>
          </table:table-cell>
          <table:table-cell office:value-type="float" office:value="-9.462647" calcext:value-type="float">
            <text:p>-9.462647</text:p>
          </table:table-cell>
          <table:table-cell office:value-type="float" office:value="-4.763781" calcext:value-type="float">
            <text:p>-4.763781</text:p>
          </table:table-cell>
          <table:table-cell office:value-type="float" office:value="0.8970831" calcext:value-type="float">
            <text:p>0.8970831</text:p>
          </table:table-cell>
          <table:table-cell office:value-type="float" office:value="2.955459" calcext:value-type="float">
            <text:p>2.955459</text:p>
          </table:table-cell>
          <table:table-cell office:value-type="float" office:value="-0.5163036" calcext:value-type="float">
            <text:p>-0.51630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57911" calcext:value-type="float">
            <text:p>21.57911</text:p>
          </table:table-cell>
          <table:table-cell office:value-type="float" office:value="-2.721595" calcext:value-type="float">
            <text:p>-2.721595</text:p>
          </table:table-cell>
          <table:table-cell office:value-type="float" office:value="3.647271" calcext:value-type="float">
            <text:p>3.647271</text:p>
          </table:table-cell>
          <table:table-cell office:value-type="float" office:value="1477010460350000" calcext:value-type="float">
            <text:p>1477010460350000</text:p>
          </table:table-cell>
          <table:table-cell office:value-type="float" office:value="-19.60694" calcext:value-type="float">
            <text:p>-19.60694</text:p>
          </table:table-cell>
          <table:table-cell office:value-type="float" office:value="-9.414724" calcext:value-type="float">
            <text:p>-9.414724</text:p>
          </table:table-cell>
          <table:table-cell office:value-type="float" office:value="-4.735906" calcext:value-type="float">
            <text:p>-4.735906</text:p>
          </table:table-cell>
          <table:table-cell office:value-type="float" office:value="1.019074" calcext:value-type="float">
            <text:p>1.019074</text:p>
          </table:table-cell>
          <table:table-cell office:value-type="float" office:value="2.929644" calcext:value-type="float">
            <text:p>2.929644</text:p>
          </table:table-cell>
          <table:table-cell office:value-type="float" office:value="-0.5186448" calcext:value-type="float">
            <text:p>-0.5186448</text:p>
          </table:table-cell>
          <table:table-cell table:number-columns-repeated="8"/>
          <table:table-cell table:formula="of:=[.B349]*COS([.C349])" office:value-type="float" office:value="-19.7036673290445" calcext:value-type="float">
            <text:p>-19.7036673290445</text:p>
          </table:table-cell>
          <table:table-cell table:formula="of:=[.B349]*SIN([.C349])" office:value-type="float" office:value="-8.7990614373604" calcext:value-type="float">
            <text:p>-8.799061437360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9.87313" calcext:value-type="float">
            <text:p>-19.87313</text:p>
          </table:table-cell>
          <table:table-cell office:value-type="float" office:value="-8.964172" calcext:value-type="float">
            <text:p>-8.964172</text:p>
          </table:table-cell>
          <table:table-cell office:value-type="float" office:value="1477010460400000" calcext:value-type="float">
            <text:p>1477010460400000</text:p>
          </table:table-cell>
          <table:table-cell office:value-type="float" office:value="-19.84305" calcext:value-type="float">
            <text:p>-19.84305</text:p>
          </table:table-cell>
          <table:table-cell office:value-type="float" office:value="-9.360706" calcext:value-type="float">
            <text:p>-9.360706</text:p>
          </table:table-cell>
          <table:table-cell office:value-type="float" office:value="-4.704871" calcext:value-type="float">
            <text:p>-4.704871</text:p>
          </table:table-cell>
          <table:table-cell office:value-type="float" office:value="1.140799" calcext:value-type="float">
            <text:p>1.140799</text:p>
          </table:table-cell>
          <table:table-cell office:value-type="float" office:value="2.903712" calcext:value-type="float">
            <text:p>2.903712</text:p>
          </table:table-cell>
          <table:table-cell office:value-type="float" office:value="-0.5209041" calcext:value-type="float">
            <text:p>-0.52090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77882" calcext:value-type="float">
            <text:p>21.77882</text:p>
          </table:table-cell>
          <table:table-cell office:value-type="float" office:value="-2.781427" calcext:value-type="float">
            <text:p>-2.781427</text:p>
          </table:table-cell>
          <table:table-cell office:value-type="float" office:value="3.681834" calcext:value-type="float">
            <text:p>3.681834</text:p>
          </table:table-cell>
          <table:table-cell office:value-type="float" office:value="1477010460450000" calcext:value-type="float">
            <text:p>1477010460450000</text:p>
          </table:table-cell>
          <table:table-cell office:value-type="float" office:value="-20.07752" calcext:value-type="float">
            <text:p>-20.07752</text:p>
          </table:table-cell>
          <table:table-cell office:value-type="float" office:value="-9.300609" calcext:value-type="float">
            <text:p>-9.300609</text:p>
          </table:table-cell>
          <table:table-cell office:value-type="float" office:value="-4.670665" calcext:value-type="float">
            <text:p>-4.670665</text:p>
          </table:table-cell>
          <table:table-cell office:value-type="float" office:value="1.262153" calcext:value-type="float">
            <text:p>1.262153</text:p>
          </table:table-cell>
          <table:table-cell office:value-type="float" office:value="2.877667" calcext:value-type="float">
            <text:p>2.877667</text:p>
          </table:table-cell>
          <table:table-cell office:value-type="float" office:value="-0.5230811" calcext:value-type="float">
            <text:p>-0.5230811</text:p>
          </table:table-cell>
          <table:table-cell table:number-columns-repeated="8"/>
          <table:table-cell table:formula="of:=[.B351]*COS([.C351])" office:value-type="float" office:value="-20.3814572680552" calcext:value-type="float">
            <text:p>-20.3814572680552</text:p>
          </table:table-cell>
          <table:table-cell table:formula="of:=[.B351]*SIN([.C351])" office:value-type="float" office:value="-7.67549348399446" calcext:value-type="float">
            <text:p>-7.6754934839944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0.16074" calcext:value-type="float">
            <text:p>-20.16074</text:p>
          </table:table-cell>
          <table:table-cell office:value-type="float" office:value="-9.596632" calcext:value-type="float">
            <text:p>-9.596632</text:p>
          </table:table-cell>
          <table:table-cell office:value-type="float" office:value="1477010460500000" calcext:value-type="float">
            <text:p>1477010460500000</text:p>
          </table:table-cell>
          <table:table-cell office:value-type="float" office:value="-20.31021" calcext:value-type="float">
            <text:p>-20.31021</text:p>
          </table:table-cell>
          <table:table-cell office:value-type="float" office:value="-9.234455" calcext:value-type="float">
            <text:p>-9.234455</text:p>
          </table:table-cell>
          <table:table-cell office:value-type="float" office:value="-4.63328" calcext:value-type="float">
            <text:p>-4.63328</text:p>
          </table:table-cell>
          <table:table-cell office:value-type="float" office:value="1.383034" calcext:value-type="float">
            <text:p>1.383034</text:p>
          </table:table-cell>
          <table:table-cell office:value-type="float" office:value="2.851512" calcext:value-type="float">
            <text:p>2.851512</text:p>
          </table:table-cell>
          <table:table-cell office:value-type="float" office:value="-0.5251755" calcext:value-type="float">
            <text:p>-0.52517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661" calcext:value-type="float">
            <text:p>22.661</text:p>
          </table:table-cell>
          <table:table-cell office:value-type="float" office:value="-2.697072" calcext:value-type="float">
            <text:p>-2.697072</text:p>
          </table:table-cell>
          <table:table-cell office:value-type="float" office:value="3.794663" calcext:value-type="float">
            <text:p>3.794663</text:p>
          </table:table-cell>
          <table:table-cell office:value-type="float" office:value="1477010460550000" calcext:value-type="float">
            <text:p>1477010460550000</text:p>
          </table:table-cell>
          <table:table-cell office:value-type="float" office:value="-20.54093" calcext:value-type="float">
            <text:p>-20.54093</text:p>
          </table:table-cell>
          <table:table-cell office:value-type="float" office:value="-9.16227" calcext:value-type="float">
            <text:p>-9.16227</text:p>
          </table:table-cell>
          <table:table-cell office:value-type="float" office:value="-4.592709" calcext:value-type="float">
            <text:p>-4.592709</text:p>
          </table:table-cell>
          <table:table-cell office:value-type="float" office:value="1.503337" calcext:value-type="float">
            <text:p>1.503337</text:p>
          </table:table-cell>
          <table:table-cell office:value-type="float" office:value="2.825254" calcext:value-type="float">
            <text:p>2.825254</text:p>
          </table:table-cell>
          <table:table-cell office:value-type="float" office:value="-0.527187" calcext:value-type="float">
            <text:p>-0.527187</text:p>
          </table:table-cell>
          <table:table-cell table:number-columns-repeated="8"/>
          <table:table-cell table:formula="of:=[.B353]*COS([.C353])" office:value-type="float" office:value="-20.4587337738488" calcext:value-type="float">
            <text:p>-20.4587337738488</text:p>
          </table:table-cell>
          <table:table-cell table:formula="of:=[.B353]*SIN([.C353])" office:value-type="float" office:value="-9.74480032482847" calcext:value-type="float">
            <text:p>-9.7448003248284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0.65956" calcext:value-type="float">
            <text:p>-20.65956</text:p>
          </table:table-cell>
          <table:table-cell office:value-type="float" office:value="-8.915274" calcext:value-type="float">
            <text:p>-8.915274</text:p>
          </table:table-cell>
          <table:table-cell office:value-type="float" office:value="1477010460600000" calcext:value-type="float">
            <text:p>1477010460600000</text:p>
          </table:table-cell>
          <table:table-cell office:value-type="float" office:value="-20.76955" calcext:value-type="float">
            <text:p>-20.76955</text:p>
          </table:table-cell>
          <table:table-cell office:value-type="float" office:value="-9.084085" calcext:value-type="float">
            <text:p>-9.084085</text:p>
          </table:table-cell>
          <table:table-cell office:value-type="float" office:value="-4.548955" calcext:value-type="float">
            <text:p>-4.548955</text:p>
          </table:table-cell>
          <table:table-cell office:value-type="float" office:value="1.622957" calcext:value-type="float">
            <text:p>1.622957</text:p>
          </table:table-cell>
          <table:table-cell office:value-type="float" office:value="2.798894" calcext:value-type="float">
            <text:p>2.798894</text:p>
          </table:table-cell>
          <table:table-cell office:value-type="float" office:value="-0.5291152" calcext:value-type="float">
            <text:p>-0.52911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7224" calcext:value-type="float">
            <text:p>23.17224</text:p>
          </table:table-cell>
          <table:table-cell office:value-type="float" office:value="-2.765983" calcext:value-type="float">
            <text:p>-2.765983</text:p>
          </table:table-cell>
          <table:table-cell office:value-type="float" office:value="3.506228" calcext:value-type="float">
            <text:p>3.506228</text:p>
          </table:table-cell>
          <table:table-cell office:value-type="float" office:value="1477010460650000" calcext:value-type="float">
            <text:p>1477010460650000</text:p>
          </table:table-cell>
          <table:table-cell office:value-type="float" office:value="-20.9959" calcext:value-type="float">
            <text:p>-20.9959</text:p>
          </table:table-cell>
          <table:table-cell office:value-type="float" office:value="-8.999938" calcext:value-type="float">
            <text:p>-8.999938</text:p>
          </table:table-cell>
          <table:table-cell office:value-type="float" office:value="-4.50202" calcext:value-type="float">
            <text:p>-4.50202</text:p>
          </table:table-cell>
          <table:table-cell office:value-type="float" office:value="1.741788" calcext:value-type="float">
            <text:p>1.741788</text:p>
          </table:table-cell>
          <table:table-cell office:value-type="float" office:value="2.772439" calcext:value-type="float">
            <text:p>2.772439</text:p>
          </table:table-cell>
          <table:table-cell office:value-type="float" office:value="-0.5309599" calcext:value-type="float">
            <text:p>-0.5309599</text:p>
          </table:table-cell>
          <table:table-cell table:number-columns-repeated="8"/>
          <table:table-cell table:formula="of:=[.B355]*COS([.C355])" office:value-type="float" office:value="-21.5567675836442" calcext:value-type="float">
            <text:p>-21.5567675836442</text:p>
          </table:table-cell>
          <table:table-cell table:formula="of:=[.B355]*SIN([.C355])" office:value-type="float" office:value="-8.50049868903848" calcext:value-type="float">
            <text:p>-8.5004986890384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1.01954" calcext:value-type="float">
            <text:p>-21.01954</text:p>
          </table:table-cell>
          <table:table-cell office:value-type="float" office:value="-8.850815" calcext:value-type="float">
            <text:p>-8.850815</text:p>
          </table:table-cell>
          <table:table-cell office:value-type="float" office:value="1477010460700000" calcext:value-type="float">
            <text:p>1477010460700000</text:p>
          </table:table-cell>
          <table:table-cell office:value-type="float" office:value="-21.21982" calcext:value-type="float">
            <text:p>-21.21982</text:p>
          </table:table-cell>
          <table:table-cell office:value-type="float" office:value="-8.909871" calcext:value-type="float">
            <text:p>-8.909871</text:p>
          </table:table-cell>
          <table:table-cell office:value-type="float" office:value="-4.451913" calcext:value-type="float">
            <text:p>-4.451913</text:p>
          </table:table-cell>
          <table:table-cell office:value-type="float" office:value="1.859725" calcext:value-type="float">
            <text:p>1.859725</text:p>
          </table:table-cell>
          <table:table-cell office:value-type="float" office:value="2.745891" calcext:value-type="float">
            <text:p>2.745891</text:p>
          </table:table-cell>
          <table:table-cell office:value-type="float" office:value="-0.5327207" calcext:value-type="float">
            <text:p>-0.53272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50859" calcext:value-type="float">
            <text:p>23.50859</text:p>
          </table:table-cell>
          <table:table-cell office:value-type="float" office:value="-2.765187" calcext:value-type="float">
            <text:p>-2.765187</text:p>
          </table:table-cell>
          <table:table-cell office:value-type="float" office:value="3.333197" calcext:value-type="float">
            <text:p>3.333197</text:p>
          </table:table-cell>
          <table:table-cell office:value-type="float" office:value="1477010460750000" calcext:value-type="float">
            <text:p>1477010460750000</text:p>
          </table:table-cell>
          <table:table-cell office:value-type="float" office:value="-21.44115" calcext:value-type="float">
            <text:p>-21.44115</text:p>
          </table:table-cell>
          <table:table-cell office:value-type="float" office:value="-8.813932" calcext:value-type="float">
            <text:p>-8.813932</text:p>
          </table:table-cell>
          <table:table-cell office:value-type="float" office:value="-4.398646" calcext:value-type="float">
            <text:p>-4.398646</text:p>
          </table:table-cell>
          <table:table-cell office:value-type="float" office:value="1.976663" calcext:value-type="float">
            <text:p>1.976663</text:p>
          </table:table-cell>
          <table:table-cell office:value-type="float" office:value="2.719255" calcext:value-type="float">
            <text:p>2.719255</text:p>
          </table:table-cell>
          <table:table-cell office:value-type="float" office:value="-0.5343975" calcext:value-type="float">
            <text:p>-0.5343975</text:p>
          </table:table-cell>
          <table:table-cell table:number-columns-repeated="8"/>
          <table:table-cell table:formula="of:=[.B357]*COS([.C357])" office:value-type="float" office:value="-21.8627971169651" calcext:value-type="float">
            <text:p>-21.8627971169651</text:p>
          </table:table-cell>
          <table:table-cell table:formula="of:=[.B357]*SIN([.C357])" office:value-type="float" office:value="-8.64129076067482" calcext:value-type="float">
            <text:p>-8.6412907606748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1.50286" calcext:value-type="float">
            <text:p>-21.50286</text:p>
          </table:table-cell>
          <table:table-cell office:value-type="float" office:value="-8.871913" calcext:value-type="float">
            <text:p>-8.871913</text:p>
          </table:table-cell>
          <table:table-cell office:value-type="float" office:value="1477010460800000" calcext:value-type="float">
            <text:p>1477010460800000</text:p>
          </table:table-cell>
          <table:table-cell office:value-type="float" office:value="-21.65974" calcext:value-type="float">
            <text:p>-21.65974</text:p>
          </table:table-cell>
          <table:table-cell office:value-type="float" office:value="-8.712172" calcext:value-type="float">
            <text:p>-8.712172</text:p>
          </table:table-cell>
          <table:table-cell office:value-type="float" office:value="-4.342235" calcext:value-type="float">
            <text:p>-4.342235</text:p>
          </table:table-cell>
          <table:table-cell office:value-type="float" office:value="2.092496" calcext:value-type="float">
            <text:p>2.092496</text:p>
          </table:table-cell>
          <table:table-cell office:value-type="float" office:value="2.692535" calcext:value-type="float">
            <text:p>2.692535</text:p>
          </table:table-cell>
          <table:table-cell office:value-type="float" office:value="-0.5359898" calcext:value-type="float">
            <text:p>-0.53598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6926" calcext:value-type="float">
            <text:p>23.16926</text:p>
          </table:table-cell>
          <table:table-cell office:value-type="float" office:value="-2.815928" calcext:value-type="float">
            <text:p>-2.815928</text:p>
          </table:table-cell>
          <table:table-cell office:value-type="float" office:value="2.775023" calcext:value-type="float">
            <text:p>2.775023</text:p>
          </table:table-cell>
          <table:table-cell office:value-type="float" office:value="1477010460850000" calcext:value-type="float">
            <text:p>1477010460850000</text:p>
          </table:table-cell>
          <table:table-cell office:value-type="float" office:value="-21.87542" calcext:value-type="float">
            <text:p>-21.87542</text:p>
          </table:table-cell>
          <table:table-cell office:value-type="float" office:value="-8.604651" calcext:value-type="float">
            <text:p>-8.604651</text:p>
          </table:table-cell>
          <table:table-cell office:value-type="float" office:value="-4.282703" calcext:value-type="float">
            <text:p>-4.282703</text:p>
          </table:table-cell>
          <table:table-cell office:value-type="float" office:value="2.20712" calcext:value-type="float">
            <text:p>2.20712</text:p>
          </table:table-cell>
          <table:table-cell office:value-type="float" office:value="2.665735" calcext:value-type="float">
            <text:p>2.665735</text:p>
          </table:table-cell>
          <table:table-cell office:value-type="float" office:value="-0.5374975" calcext:value-type="float">
            <text:p>-0.5374975</text:p>
          </table:table-cell>
          <table:table-cell table:number-columns-repeated="8"/>
          <table:table-cell table:formula="of:=[.B359]*COS([.C359])" office:value-type="float" office:value="-21.9514440142736" calcext:value-type="float">
            <text:p>-21.9514440142736</text:p>
          </table:table-cell>
          <table:table-cell table:formula="of:=[.B359]*SIN([.C359])" office:value-type="float" office:value="-7.41274002213842" calcext:value-type="float">
            <text:p>-7.4127400221384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1.97934" calcext:value-type="float">
            <text:p>-21.97934</text:p>
          </table:table-cell>
          <table:table-cell office:value-type="float" office:value="-8.570888" calcext:value-type="float">
            <text:p>-8.570888</text:p>
          </table:table-cell>
          <table:table-cell office:value-type="float" office:value="1477010460900000" calcext:value-type="float">
            <text:p>1477010460900000</text:p>
          </table:table-cell>
          <table:table-cell office:value-type="float" office:value="-22.08805" calcext:value-type="float">
            <text:p>-22.08805</text:p>
          </table:table-cell>
          <table:table-cell office:value-type="float" office:value="-8.491431" calcext:value-type="float">
            <text:p>-8.491431</text:p>
          </table:table-cell>
          <table:table-cell office:value-type="float" office:value="-4.220073" calcext:value-type="float">
            <text:p>-4.220073</text:p>
          </table:table-cell>
          <table:table-cell office:value-type="float" office:value="2.32043" calcext:value-type="float">
            <text:p>2.32043</text:p>
          </table:table-cell>
          <table:table-cell office:value-type="float" office:value="2.63886" calcext:value-type="float">
            <text:p>2.63886</text:p>
          </table:table-cell>
          <table:table-cell office:value-type="float" office:value="-0.5389203" calcext:value-type="float">
            <text:p>-0.53892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9061" calcext:value-type="float">
            <text:p>23.49061</text:p>
          </table:table-cell>
          <table:table-cell office:value-type="float" office:value="-2.807452" calcext:value-type="float">
            <text:p>-2.807452</text:p>
          </table:table-cell>
          <table:table-cell office:value-type="float" office:value="3.305063" calcext:value-type="float">
            <text:p>3.305063</text:p>
          </table:table-cell>
          <table:table-cell office:value-type="float" office:value="1477010460950000" calcext:value-type="float">
            <text:p>1477010460950000</text:p>
          </table:table-cell>
          <table:table-cell office:value-type="float" office:value="-22.29746" calcext:value-type="float">
            <text:p>-22.29746</text:p>
          </table:table-cell>
          <table:table-cell office:value-type="float" office:value="-8.372581" calcext:value-type="float">
            <text:p>-8.372581</text:p>
          </table:table-cell>
          <table:table-cell office:value-type="float" office:value="-4.154374" calcext:value-type="float">
            <text:p>-4.154374</text:p>
          </table:table-cell>
          <table:table-cell office:value-type="float" office:value="2.432324" calcext:value-type="float">
            <text:p>2.432324</text:p>
          </table:table-cell>
          <table:table-cell office:value-type="float" office:value="2.611914" calcext:value-type="float">
            <text:p>2.611914</text:p>
          </table:table-cell>
          <table:table-cell office:value-type="float" office:value="-0.540258" calcext:value-type="float">
            <text:p>-0.540258</text:p>
          </table:table-cell>
          <table:table-cell table:number-columns-repeated="8"/>
          <table:table-cell table:formula="of:=[.B361]*COS([.C361])" office:value-type="float" office:value="-22.1914027935931" calcext:value-type="float">
            <text:p>-22.1914027935931</text:p>
          </table:table-cell>
          <table:table-cell table:formula="of:=[.B361]*SIN([.C361])" office:value-type="float" office:value="-7.70392109413183" calcext:value-type="float">
            <text:p>-7.7039210941318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2.5838" calcext:value-type="float">
            <text:p>-22.5838</text:p>
          </table:table-cell>
          <table:table-cell office:value-type="float" office:value="-8.352956" calcext:value-type="float">
            <text:p>-8.352956</text:p>
          </table:table-cell>
          <table:table-cell office:value-type="float" office:value="1477010461000000" calcext:value-type="float">
            <text:p>1477010461000000</text:p>
          </table:table-cell>
          <table:table-cell office:value-type="float" office:value="-22.50351" calcext:value-type="float">
            <text:p>-22.50351</text:p>
          </table:table-cell>
          <table:table-cell office:value-type="float" office:value="-8.248174" calcext:value-type="float">
            <text:p>-8.248174</text:p>
          </table:table-cell>
          <table:table-cell office:value-type="float" office:value="-4.085642" calcext:value-type="float">
            <text:p>-4.085642</text:p>
          </table:table-cell>
          <table:table-cell office:value-type="float" office:value="2.542698" calcext:value-type="float">
            <text:p>2.542698</text:p>
          </table:table-cell>
          <table:table-cell office:value-type="float" office:value="2.584901" calcext:value-type="float">
            <text:p>2.584901</text:p>
          </table:table-cell>
          <table:table-cell office:value-type="float" office:value="-0.5415104" calcext:value-type="float">
            <text:p>-0.54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90931" calcext:value-type="float">
            <text:p>23.90931</text:p>
          </table:table-cell>
          <table:table-cell office:value-type="float" office:value="-2.774659" calcext:value-type="float">
            <text:p>-2.774659</text:p>
          </table:table-cell>
          <table:table-cell office:value-type="float" office:value="2.905008" calcext:value-type="float">
            <text:p>2.905008</text:p>
          </table:table-cell>
          <table:table-cell office:value-type="float" office:value="1477010461050000" calcext:value-type="float">
            <text:p>1477010461050000</text:p>
          </table:table-cell>
          <table:table-cell office:value-type="float" office:value="-22.70605" calcext:value-type="float">
            <text:p>-22.70605</text:p>
          </table:table-cell>
          <table:table-cell office:value-type="float" office:value="-8.118289" calcext:value-type="float">
            <text:p>-8.118289</text:p>
          </table:table-cell>
          <table:table-cell office:value-type="float" office:value="-4.013912" calcext:value-type="float">
            <text:p>-4.013912</text:p>
          </table:table-cell>
          <table:table-cell office:value-type="float" office:value="2.651451" calcext:value-type="float">
            <text:p>2.651451</text:p>
          </table:table-cell>
          <table:table-cell office:value-type="float" office:value="2.557826" calcext:value-type="float">
            <text:p>2.557826</text:p>
          </table:table-cell>
          <table:table-cell office:value-type="float" office:value="-0.5426773" calcext:value-type="float">
            <text:p>-0.5426773</text:p>
          </table:table-cell>
          <table:table-cell table:number-columns-repeated="8"/>
          <table:table-cell table:formula="of:=[.B363]*COS([.C363])" office:value-type="float" office:value="-22.3177102451626" calcext:value-type="float">
            <text:p>-22.3177102451626</text:p>
          </table:table-cell>
          <table:table-cell table:formula="of:=[.B363]*SIN([.C363])" office:value-type="float" office:value="-8.57758206542277" calcext:value-type="float">
            <text:p>-8.5775820654227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2.98609" calcext:value-type="float">
            <text:p>-22.98609</text:p>
          </table:table-cell>
          <table:table-cell office:value-type="float" office:value="-7.672402" calcext:value-type="float">
            <text:p>-7.672402</text:p>
          </table:table-cell>
          <table:table-cell office:value-type="float" office:value="1477010461100000" calcext:value-type="float">
            <text:p>1477010461100000</text:p>
          </table:table-cell>
          <table:table-cell office:value-type="float" office:value="-22.90492" calcext:value-type="float">
            <text:p>-22.90492</text:p>
          </table:table-cell>
          <table:table-cell office:value-type="float" office:value="-7.98301" calcext:value-type="float">
            <text:p>-7.98301</text:p>
          </table:table-cell>
          <table:table-cell office:value-type="float" office:value="-3.939227" calcext:value-type="float">
            <text:p>-3.939227</text:p>
          </table:table-cell>
          <table:table-cell office:value-type="float" office:value="2.758484" calcext:value-type="float">
            <text:p>2.758484</text:p>
          </table:table-cell>
          <table:table-cell office:value-type="float" office:value="2.530692" calcext:value-type="float">
            <text:p>2.530692</text:p>
          </table:table-cell>
          <table:table-cell office:value-type="float" office:value="-0.5437585" calcext:value-type="float">
            <text:p>-0.54375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71213" calcext:value-type="float">
            <text:p>24.71213</text:p>
          </table:table-cell>
          <table:table-cell office:value-type="float" office:value="-2.798194" calcext:value-type="float">
            <text:p>-2.798194</text:p>
          </table:table-cell>
          <table:table-cell office:value-type="float" office:value="2.375526" calcext:value-type="float">
            <text:p>2.375526</text:p>
          </table:table-cell>
          <table:table-cell office:value-type="float" office:value="1477010461150000" calcext:value-type="float">
            <text:p>1477010461150000</text:p>
          </table:table-cell>
          <table:table-cell office:value-type="float" office:value="-23.09998" calcext:value-type="float">
            <text:p>-23.09998</text:p>
          </table:table-cell>
          <table:table-cell office:value-type="float" office:value="-7.842426" calcext:value-type="float">
            <text:p>-7.842426</text:p>
          </table:table-cell>
          <table:table-cell office:value-type="float" office:value="-3.861632" calcext:value-type="float">
            <text:p>-3.861632</text:p>
          </table:table-cell>
          <table:table-cell office:value-type="float" office:value="2.863697" calcext:value-type="float">
            <text:p>2.863697</text:p>
          </table:table-cell>
          <table:table-cell office:value-type="float" office:value="2.503504" calcext:value-type="float">
            <text:p>2.503504</text:p>
          </table:table-cell>
          <table:table-cell office:value-type="float" office:value="-0.5447538" calcext:value-type="float">
            <text:p>-0.5447538</text:p>
          </table:table-cell>
          <table:table-cell table:number-columns-repeated="8"/>
          <table:table-cell table:formula="of:=[.B365]*COS([.C365])" office:value-type="float" office:value="-23.2693324502444" calcext:value-type="float">
            <text:p>-23.2693324502444</text:p>
          </table:table-cell>
          <table:table-cell table:formula="of:=[.B365]*SIN([.C365])" office:value-type="float" office:value="-8.32030867557813" calcext:value-type="float">
            <text:p>-8.3203086755781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3.47772" calcext:value-type="float">
            <text:p>-23.47772</text:p>
          </table:table-cell>
          <table:table-cell office:value-type="float" office:value="-7.565831" calcext:value-type="float">
            <text:p>-7.565831</text:p>
          </table:table-cell>
          <table:table-cell office:value-type="float" office:value="1477010461200000" calcext:value-type="float">
            <text:p>1477010461200000</text:p>
          </table:table-cell>
          <table:table-cell office:value-type="float" office:value="-23.29109" calcext:value-type="float">
            <text:p>-23.29109</text:p>
          </table:table-cell>
          <table:table-cell office:value-type="float" office:value="-7.696629" calcext:value-type="float">
            <text:p>-7.696629</text:p>
          </table:table-cell>
          <table:table-cell office:value-type="float" office:value="-3.781177" calcext:value-type="float">
            <text:p>-3.781177</text:p>
          </table:table-cell>
          <table:table-cell office:value-type="float" office:value="2.966995" calcext:value-type="float">
            <text:p>2.966995</text:p>
          </table:table-cell>
          <table:table-cell office:value-type="float" office:value="2.476266" calcext:value-type="float">
            <text:p>2.476266</text:p>
          </table:table-cell>
          <table:table-cell office:value-type="float" office:value="-0.5456631" calcext:value-type="float">
            <text:p>-0.54566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0055" calcext:value-type="float">
            <text:p>24.50055</text:p>
          </table:table-cell>
          <table:table-cell office:value-type="float" office:value="-2.850952" calcext:value-type="float">
            <text:p>-2.850952</text:p>
          </table:table-cell>
          <table:table-cell office:value-type="float" office:value="2.957432" calcext:value-type="float">
            <text:p>2.957432</text:p>
          </table:table-cell>
          <table:table-cell office:value-type="float" office:value="1477010461250000" calcext:value-type="float">
            <text:p>1477010461250000</text:p>
          </table:table-cell>
          <table:table-cell office:value-type="float" office:value="-23.4781" calcext:value-type="float">
            <text:p>-23.4781</text:p>
          </table:table-cell>
          <table:table-cell office:value-type="float" office:value="-7.545719" calcext:value-type="float">
            <text:p>-7.545719</text:p>
          </table:table-cell>
          <table:table-cell office:value-type="float" office:value="-3.697916" calcext:value-type="float">
            <text:p>-3.697916</text:p>
          </table:table-cell>
          <table:table-cell office:value-type="float" office:value="3.068281" calcext:value-type="float">
            <text:p>3.068281</text:p>
          </table:table-cell>
          <table:table-cell office:value-type="float" office:value="2.448983" calcext:value-type="float">
            <text:p>2.448983</text:p>
          </table:table-cell>
          <table:table-cell office:value-type="float" office:value="-0.5464862" calcext:value-type="float">
            <text:p>-0.5464862</text:p>
          </table:table-cell>
          <table:table-cell table:number-columns-repeated="8"/>
          <table:table-cell table:formula="of:=[.B367]*COS([.C367])" office:value-type="float" office:value="-23.4730087558955" calcext:value-type="float">
            <text:p>-23.4730087558955</text:p>
          </table:table-cell>
          <table:table-cell table:formula="of:=[.B367]*SIN([.C367])" office:value-type="float" office:value="-7.02102629593081" calcext:value-type="float">
            <text:p>-7.0210262959308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3.54077" calcext:value-type="float">
            <text:p>-23.54077</text:p>
          </table:table-cell>
          <table:table-cell office:value-type="float" office:value="-7.360692" calcext:value-type="float">
            <text:p>-7.360692</text:p>
          </table:table-cell>
          <table:table-cell office:value-type="float" office:value="1477010461300000" calcext:value-type="float">
            <text:p>1477010461300000</text:p>
          </table:table-cell>
          <table:table-cell office:value-type="float" office:value="-23.66088" calcext:value-type="float">
            <text:p>-23.66088</text:p>
          </table:table-cell>
          <table:table-cell office:value-type="float" office:value="-7.389798" calcext:value-type="float">
            <text:p>-7.389798</text:p>
          </table:table-cell>
          <table:table-cell office:value-type="float" office:value="-3.611907" calcext:value-type="float">
            <text:p>-3.611907</text:p>
          </table:table-cell>
          <table:table-cell office:value-type="float" office:value="3.167464" calcext:value-type="float">
            <text:p>3.167464</text:p>
          </table:table-cell>
          <table:table-cell office:value-type="float" office:value="2.421659" calcext:value-type="float">
            <text:p>2.421659</text:p>
          </table:table-cell>
          <table:table-cell office:value-type="float" office:value="-0.5472231" calcext:value-type="float">
            <text:p>-0.54722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3166" calcext:value-type="float">
            <text:p>24.93166</text:p>
          </table:table-cell>
          <table:table-cell office:value-type="float" office:value="-2.874936" calcext:value-type="float">
            <text:p>-2.874936</text:p>
          </table:table-cell>
          <table:table-cell office:value-type="float" office:value="2.63668" calcext:value-type="float">
            <text:p>2.63668</text:p>
          </table:table-cell>
          <table:table-cell office:value-type="float" office:value="1477010461350000" calcext:value-type="float">
            <text:p>1477010461350000</text:p>
          </table:table-cell>
          <table:table-cell office:value-type="float" office:value="-23.83929" calcext:value-type="float">
            <text:p>-23.83929</text:p>
          </table:table-cell>
          <table:table-cell office:value-type="float" office:value="-7.228974" calcext:value-type="float">
            <text:p>-7.228974</text:p>
          </table:table-cell>
          <table:table-cell office:value-type="float" office:value="-3.523209" calcext:value-type="float">
            <text:p>-3.523209</text:p>
          </table:table-cell>
          <table:table-cell office:value-type="float" office:value="3.264451" calcext:value-type="float">
            <text:p>3.264451</text:p>
          </table:table-cell>
          <table:table-cell office:value-type="float" office:value="2.394298" calcext:value-type="float">
            <text:p>2.394298</text:p>
          </table:table-cell>
          <table:table-cell office:value-type="float" office:value="-0.5478735" calcext:value-type="float">
            <text:p>-0.5478735</text:p>
          </table:table-cell>
          <table:table-cell table:number-columns-repeated="8"/>
          <table:table-cell table:formula="of:=[.B369]*COS([.C369])" office:value-type="float" office:value="-24.0505074162775" calcext:value-type="float">
            <text:p>-24.0505074162775</text:p>
          </table:table-cell>
          <table:table-cell table:formula="of:=[.B369]*SIN([.C369])" office:value-type="float" office:value="-6.56968518082737" calcext:value-type="float">
            <text:p>-6.5696851808273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3.93837" calcext:value-type="float">
            <text:p>-23.93837</text:p>
          </table:table-cell>
          <table:table-cell office:value-type="float" office:value="-7.261707" calcext:value-type="float">
            <text:p>-7.261707</text:p>
          </table:table-cell>
          <table:table-cell office:value-type="float" office:value="1477010461400000" calcext:value-type="float">
            <text:p>1477010461400000</text:p>
          </table:table-cell>
          <table:table-cell office:value-type="float" office:value="-24.01319" calcext:value-type="float">
            <text:p>-24.01319</text:p>
          </table:table-cell>
          <table:table-cell office:value-type="float" office:value="-7.063359" calcext:value-type="float">
            <text:p>-7.063359</text:p>
          </table:table-cell>
          <table:table-cell office:value-type="float" office:value="-3.431889" calcext:value-type="float">
            <text:p>-3.431889</text:p>
          </table:table-cell>
          <table:table-cell office:value-type="float" office:value="3.359156" calcext:value-type="float">
            <text:p>3.359156</text:p>
          </table:table-cell>
          <table:table-cell office:value-type="float" office:value="2.366904" calcext:value-type="float">
            <text:p>2.366904</text:p>
          </table:table-cell>
          <table:table-cell office:value-type="float" office:value="-0.5484374" calcext:value-type="float">
            <text:p>-0.54843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7175" calcext:value-type="float">
            <text:p>25.07175</text:p>
          </table:table-cell>
          <table:table-cell office:value-type="float" office:value="-2.902363" calcext:value-type="float">
            <text:p>-2.902363</text:p>
          </table:table-cell>
          <table:table-cell office:value-type="float" office:value="2.270235" calcext:value-type="float">
            <text:p>2.270235</text:p>
          </table:table-cell>
          <table:table-cell office:value-type="float" office:value="1477010461450000" calcext:value-type="float">
            <text:p>1477010461450000</text:p>
          </table:table-cell>
          <table:table-cell office:value-type="float" office:value="-24.18246" calcext:value-type="float">
            <text:p>-24.18246</text:p>
          </table:table-cell>
          <table:table-cell office:value-type="float" office:value="-6.89307" calcext:value-type="float">
            <text:p>-6.89307</text:p>
          </table:table-cell>
          <table:table-cell office:value-type="float" office:value="-3.338014" calcext:value-type="float">
            <text:p>-3.338014</text:p>
          </table:table-cell>
          <table:table-cell office:value-type="float" office:value="3.451493" calcext:value-type="float">
            <text:p>3.451493</text:p>
          </table:table-cell>
          <table:table-cell office:value-type="float" office:value="2.339482" calcext:value-type="float">
            <text:p>2.339482</text:p>
          </table:table-cell>
          <table:table-cell office:value-type="float" office:value="-0.5489147" calcext:value-type="float">
            <text:p>-0.5489147</text:p>
          </table:table-cell>
          <table:table-cell table:number-columns-repeated="8"/>
          <table:table-cell table:formula="of:=[.B371]*COS([.C371])" office:value-type="float" office:value="-24.3577266170642" calcext:value-type="float">
            <text:p>-24.3577266170642</text:p>
          </table:table-cell>
          <table:table-cell table:formula="of:=[.B371]*SIN([.C371])" office:value-type="float" office:value="-5.94085870147259" calcext:value-type="float">
            <text:p>-5.9408587014725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4.25736" calcext:value-type="float">
            <text:p>-24.25736</text:p>
          </table:table-cell>
          <table:table-cell office:value-type="float" office:value="-6.435202" calcext:value-type="float">
            <text:p>-6.435202</text:p>
          </table:table-cell>
          <table:table-cell office:value-type="float" office:value="1477010461500000" calcext:value-type="float">
            <text:p>1477010461500000</text:p>
          </table:table-cell>
          <table:table-cell office:value-type="float" office:value="-24.34697" calcext:value-type="float">
            <text:p>-24.34697</text:p>
          </table:table-cell>
          <table:table-cell office:value-type="float" office:value="-6.718227" calcext:value-type="float">
            <text:p>-6.718227</text:p>
          </table:table-cell>
          <table:table-cell office:value-type="float" office:value="-3.241657" calcext:value-type="float">
            <text:p>-3.241657</text:p>
          </table:table-cell>
          <table:table-cell office:value-type="float" office:value="3.541377" calcext:value-type="float">
            <text:p>3.541377</text:p>
          </table:table-cell>
          <table:table-cell office:value-type="float" office:value="2.312037" calcext:value-type="float">
            <text:p>2.312037</text:p>
          </table:table-cell>
          <table:table-cell office:value-type="float" office:value="-0.5493053" calcext:value-type="float">
            <text:p>-0.54930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0796" calcext:value-type="float">
            <text:p>25.80796</text:p>
          </table:table-cell>
          <table:table-cell office:value-type="float" office:value="-2.859516" calcext:value-type="float">
            <text:p>-2.859516</text:p>
          </table:table-cell>
          <table:table-cell office:value-type="float" office:value="1.933196" calcext:value-type="float">
            <text:p>1.933196</text:p>
          </table:table-cell>
          <table:table-cell office:value-type="float" office:value="1477010461550000" calcext:value-type="float">
            <text:p>1477010461550000</text:p>
          </table:table-cell>
          <table:table-cell office:value-type="float" office:value="-24.5066" calcext:value-type="float">
            <text:p>-24.5066</text:p>
          </table:table-cell>
          <table:table-cell office:value-type="float" office:value="-6.538955" calcext:value-type="float">
            <text:p>-6.538955</text:p>
          </table:table-cell>
          <table:table-cell office:value-type="float" office:value="-3.142893" calcext:value-type="float">
            <text:p>-3.142893</text:p>
          </table:table-cell>
          <table:table-cell office:value-type="float" office:value="3.62873" calcext:value-type="float">
            <text:p>3.62873</text:p>
          </table:table-cell>
          <table:table-cell office:value-type="float" office:value="2.284571" calcext:value-type="float">
            <text:p>2.284571</text:p>
          </table:table-cell>
          <table:table-cell office:value-type="float" office:value="-0.5496092" calcext:value-type="float">
            <text:p>-0.5496092</text:p>
          </table:table-cell>
          <table:table-cell table:number-columns-repeated="8"/>
          <table:table-cell table:formula="of:=[.B373]*COS([.C373])" office:value-type="float" office:value="-24.7880157813784" calcext:value-type="float">
            <text:p>-24.7880157813784</text:p>
          </table:table-cell>
          <table:table-cell table:formula="of:=[.B373]*SIN([.C373])" office:value-type="float" office:value="-7.18366709861575" calcext:value-type="float">
            <text:p>-7.1836670986157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4.30075" calcext:value-type="float">
            <text:p>-24.30075</text:p>
          </table:table-cell>
          <table:table-cell office:value-type="float" office:value="-6.437988" calcext:value-type="float">
            <text:p>-6.437988</text:p>
          </table:table-cell>
          <table:table-cell office:value-type="float" office:value="1477010461600000" calcext:value-type="float">
            <text:p>1477010461600000</text:p>
          </table:table-cell>
          <table:table-cell office:value-type="float" office:value="-24.66123" calcext:value-type="float">
            <text:p>-24.66123</text:p>
          </table:table-cell>
          <table:table-cell office:value-type="float" office:value="-6.355382" calcext:value-type="float">
            <text:p>-6.355382</text:p>
          </table:table-cell>
          <table:table-cell office:value-type="float" office:value="-3.0418" calcext:value-type="float">
            <text:p>-3.0418</text:p>
          </table:table-cell>
          <table:table-cell office:value-type="float" office:value="3.713473" calcext:value-type="float">
            <text:p>3.713473</text:p>
          </table:table-cell>
          <table:table-cell office:value-type="float" office:value="2.257091" calcext:value-type="float">
            <text:p>2.257091</text:p>
          </table:table-cell>
          <table:table-cell office:value-type="float" office:value="-0.5498263" calcext:value-type="float">
            <text:p>-0.54982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3367" calcext:value-type="float">
            <text:p>25.33367</text:p>
          </table:table-cell>
          <table:table-cell office:value-type="float" office:value="-2.902125" calcext:value-type="float">
            <text:p>-2.902125</text:p>
          </table:table-cell>
          <table:table-cell office:value-type="float" office:value="1.889512" calcext:value-type="float">
            <text:p>1.889512</text:p>
          </table:table-cell>
          <table:table-cell office:value-type="float" office:value="1477010461650000" calcext:value-type="float">
            <text:p>1477010461650000</text:p>
          </table:table-cell>
          <table:table-cell office:value-type="float" office:value="-24.81075" calcext:value-type="float">
            <text:p>-24.81075</text:p>
          </table:table-cell>
          <table:table-cell office:value-type="float" office:value="-6.167641" calcext:value-type="float">
            <text:p>-6.167641</text:p>
          </table:table-cell>
          <table:table-cell office:value-type="float" office:value="-2.938459" calcext:value-type="float">
            <text:p>-2.938459</text:p>
          </table:table-cell>
          <table:table-cell office:value-type="float" office:value="3.795532" calcext:value-type="float">
            <text:p>3.795532</text:p>
          </table:table-cell>
          <table:table-cell office:value-type="float" office:value="2.229599" calcext:value-type="float">
            <text:p>2.229599</text:p>
          </table:table-cell>
          <table:table-cell office:value-type="float" office:value="-0.5499566" calcext:value-type="float">
            <text:p>-0.5499566</text:p>
          </table:table-cell>
          <table:table-cell table:number-columns-repeated="8"/>
          <table:table-cell table:formula="of:=[.B375]*COS([.C375])" office:value-type="float" office:value="-24.6107579525628" calcext:value-type="float">
            <text:p>-24.6107579525628</text:p>
          </table:table-cell>
          <table:table-cell table:formula="of:=[.B375]*SIN([.C375])" office:value-type="float" office:value="-6.00877929943068" calcext:value-type="float">
            <text:p>-6.0087792994306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5.14596" calcext:value-type="float">
            <text:p>-25.14596</text:p>
          </table:table-cell>
          <table:table-cell office:value-type="float" office:value="-5.919019" calcext:value-type="float">
            <text:p>-5.919019</text:p>
          </table:table-cell>
          <table:table-cell office:value-type="float" office:value="1477010461700000" calcext:value-type="float">
            <text:p>1477010461700000</text:p>
          </table:table-cell>
          <table:table-cell office:value-type="float" office:value="-24.95505" calcext:value-type="float">
            <text:p>-24.95505</text:p>
          </table:table-cell>
          <table:table-cell office:value-type="float" office:value="-5.975869" calcext:value-type="float">
            <text:p>-5.975869</text:p>
          </table:table-cell>
          <table:table-cell office:value-type="float" office:value="-2.832955" calcext:value-type="float">
            <text:p>-2.832955</text:p>
          </table:table-cell>
          <table:table-cell office:value-type="float" office:value="3.874837" calcext:value-type="float">
            <text:p>3.874837</text:p>
          </table:table-cell>
          <table:table-cell office:value-type="float" office:value="2.202102" calcext:value-type="float">
            <text:p>2.202102</text:p>
          </table:table-cell>
          <table:table-cell office:value-type="float" office:value="-0.55" calcext:value-type="float">
            <text:p>-0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9906" calcext:value-type="float">
            <text:p>25.39906</text:p>
          </table:table-cell>
          <table:table-cell office:value-type="float" office:value="-2.942523" calcext:value-type="float">
            <text:p>-2.942523</text:p>
          </table:table-cell>
          <table:table-cell office:value-type="float" office:value="1.814368" calcext:value-type="float">
            <text:p>1.814368</text:p>
          </table:table-cell>
          <table:table-cell office:value-type="float" office:value="1477010461750000" calcext:value-type="float">
            <text:p>1477010461750000</text:p>
          </table:table-cell>
          <table:table-cell office:value-type="float" office:value="-25.09401" calcext:value-type="float">
            <text:p>-25.09401</text:p>
          </table:table-cell>
          <table:table-cell office:value-type="float" office:value="-5.780204" calcext:value-type="float">
            <text:p>-5.780204</text:p>
          </table:table-cell>
          <table:table-cell office:value-type="float" office:value="-2.725375" calcext:value-type="float">
            <text:p>-2.725375</text:p>
          </table:table-cell>
          <table:table-cell office:value-type="float" office:value="3.951321" calcext:value-type="float">
            <text:p>3.951321</text:p>
          </table:table-cell>
          <table:table-cell office:value-type="float" office:value="2.174602" calcext:value-type="float">
            <text:p>2.174602</text:p>
          </table:table-cell>
          <table:table-cell office:value-type="float" office:value="-0.5499566" calcext:value-type="float">
            <text:p>-0.5499566</text:p>
          </table:table-cell>
          <table:table-cell table:number-columns-repeated="8"/>
          <table:table-cell table:formula="of:=[.B377]*COS([.C377])" office:value-type="float" office:value="-24.8974535822548" calcext:value-type="float">
            <text:p>-24.8974535822548</text:p>
          </table:table-cell>
          <table:table-cell table:formula="of:=[.B377]*SIN([.C377])" office:value-type="float" office:value="-5.02285317355271" calcext:value-type="float">
            <text:p>-5.0228531735527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5.19409" calcext:value-type="float">
            <text:p>-25.19409</text:p>
          </table:table-cell>
          <table:table-cell office:value-type="float" office:value="-5.643722" calcext:value-type="float">
            <text:p>-5.643722</text:p>
          </table:table-cell>
          <table:table-cell office:value-type="float" office:value="1477010461800000" calcext:value-type="float">
            <text:p>1477010461800000</text:p>
          </table:table-cell>
          <table:table-cell office:value-type="float" office:value="-25.22755" calcext:value-type="float">
            <text:p>-25.22755</text:p>
          </table:table-cell>
          <table:table-cell office:value-type="float" office:value="-5.580789" calcext:value-type="float">
            <text:p>-5.580789</text:p>
          </table:table-cell>
          <table:table-cell office:value-type="float" office:value="-2.615809" calcext:value-type="float">
            <text:p>-2.615809</text:p>
          </table:table-cell>
          <table:table-cell office:value-type="float" office:value="4.024918" calcext:value-type="float">
            <text:p>4.024918</text:p>
          </table:table-cell>
          <table:table-cell office:value-type="float" office:value="2.147104" calcext:value-type="float">
            <text:p>2.147104</text:p>
          </table:table-cell>
          <table:table-cell office:value-type="float" office:value="-0.5498263" calcext:value-type="float">
            <text:p>-0.54982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0587" calcext:value-type="float">
            <text:p>26.10587</text:p>
          </table:table-cell>
          <table:table-cell office:value-type="float" office:value="-2.931676" calcext:value-type="float">
            <text:p>-2.931676</text:p>
          </table:table-cell>
          <table:table-cell office:value-type="float" office:value="1.921078" calcext:value-type="float">
            <text:p>1.921078</text:p>
          </table:table-cell>
          <table:table-cell office:value-type="float" office:value="1477010461850000" calcext:value-type="float">
            <text:p>1477010461850000</text:p>
          </table:table-cell>
          <table:table-cell office:value-type="float" office:value="-25.35556" calcext:value-type="float">
            <text:p>-25.35556</text:p>
          </table:table-cell>
          <table:table-cell office:value-type="float" office:value="-5.377771" calcext:value-type="float">
            <text:p>-5.377771</text:p>
          </table:table-cell>
          <table:table-cell office:value-type="float" office:value="-2.504349" calcext:value-type="float">
            <text:p>-2.504349</text:p>
          </table:table-cell>
          <table:table-cell office:value-type="float" office:value="4.09557" calcext:value-type="float">
            <text:p>4.09557</text:p>
          </table:table-cell>
          <table:table-cell office:value-type="float" office:value="2.119613" calcext:value-type="float">
            <text:p>2.119613</text:p>
          </table:table-cell>
          <table:table-cell office:value-type="float" office:value="-0.5496092" calcext:value-type="float">
            <text:p>-0.5496092</text:p>
          </table:table-cell>
          <table:table-cell table:number-columns-repeated="8"/>
          <table:table-cell table:formula="of:=[.B379]*COS([.C379])" office:value-type="float" office:value="-25.5328014005059" calcext:value-type="float">
            <text:p>-25.5328014005059</text:p>
          </table:table-cell>
          <table:table-cell table:formula="of:=[.B379]*SIN([.C379])" office:value-type="float" office:value="-5.43989899715297" calcext:value-type="float">
            <text:p>-5.4398989971529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5.57125" calcext:value-type="float">
            <text:p>-25.57125</text:p>
          </table:table-cell>
          <table:table-cell office:value-type="float" office:value="-5.102407" calcext:value-type="float">
            <text:p>-5.102407</text:p>
          </table:table-cell>
          <table:table-cell office:value-type="float" office:value="1477010461900000" calcext:value-type="float">
            <text:p>1477010461900000</text:p>
          </table:table-cell>
          <table:table-cell office:value-type="float" office:value="-25.47795" calcext:value-type="float">
            <text:p>-25.47795</text:p>
          </table:table-cell>
          <table:table-cell office:value-type="float" office:value="-5.171298" calcext:value-type="float">
            <text:p>-5.171298</text:p>
          </table:table-cell>
          <table:table-cell office:value-type="float" office:value="-2.39109" calcext:value-type="float">
            <text:p>-2.39109</text:p>
          </table:table-cell>
          <table:table-cell office:value-type="float" office:value="4.163218" calcext:value-type="float">
            <text:p>4.163218</text:p>
          </table:table-cell>
          <table:table-cell office:value-type="float" office:value="2.092132" calcext:value-type="float">
            <text:p>2.092132</text:p>
          </table:table-cell>
          <table:table-cell office:value-type="float" office:value="-0.5493053" calcext:value-type="float">
            <text:p>-0.54930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6336" calcext:value-type="float">
            <text:p>25.86336</text:p>
          </table:table-cell>
          <table:table-cell office:value-type="float" office:value="-2.885189" calcext:value-type="float">
            <text:p>-2.885189</text:p>
          </table:table-cell>
          <table:table-cell office:value-type="float" office:value="1.92658" calcext:value-type="float">
            <text:p>1.92658</text:p>
          </table:table-cell>
          <table:table-cell office:value-type="float" office:value="1477010461950000" calcext:value-type="float">
            <text:p>1477010461950000</text:p>
          </table:table-cell>
          <table:table-cell office:value-type="float" office:value="-25.59463" calcext:value-type="float">
            <text:p>-25.59463</text:p>
          </table:table-cell>
          <table:table-cell office:value-type="float" office:value="-4.961521" calcext:value-type="float">
            <text:p>-4.961521</text:p>
          </table:table-cell>
          <table:table-cell office:value-type="float" office:value="-2.276127" calcext:value-type="float">
            <text:p>-2.276127</text:p>
          </table:table-cell>
          <table:table-cell office:value-type="float" office:value="4.227811" calcext:value-type="float">
            <text:p>4.227811</text:p>
          </table:table-cell>
          <table:table-cell office:value-type="float" office:value="2.064667" calcext:value-type="float">
            <text:p>2.064667</text:p>
          </table:table-cell>
          <table:table-cell office:value-type="float" office:value="-0.5489147" calcext:value-type="float">
            <text:p>-0.5489147</text:p>
          </table:table-cell>
          <table:table-cell table:number-columns-repeated="8"/>
          <table:table-cell table:formula="of:=[.B381]*COS([.C381])" office:value-type="float" office:value="-25.017842208485" calcext:value-type="float">
            <text:p>-25.017842208485</text:p>
          </table:table-cell>
          <table:table-cell table:formula="of:=[.B381]*SIN([.C381])" office:value-type="float" office:value="-6.55903664579982" calcext:value-type="float">
            <text:p>-6.5590366457998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5.69517" calcext:value-type="float">
            <text:p>-25.69517</text:p>
          </table:table-cell>
          <table:table-cell office:value-type="float" office:value="-4.899949" calcext:value-type="float">
            <text:p>-4.899949</text:p>
          </table:table-cell>
          <table:table-cell office:value-type="float" office:value="1477010462000000" calcext:value-type="float">
            <text:p>1477010462000000</text:p>
          </table:table-cell>
          <table:table-cell office:value-type="float" office:value="-25.70552" calcext:value-type="float">
            <text:p>-25.70552</text:p>
          </table:table-cell>
          <table:table-cell office:value-type="float" office:value="-4.748596" calcext:value-type="float">
            <text:p>-4.748596</text:p>
          </table:table-cell>
          <table:table-cell office:value-type="float" office:value="-2.159561" calcext:value-type="float">
            <text:p>-2.159561</text:p>
          </table:table-cell>
          <table:table-cell office:value-type="float" office:value="4.2893" calcext:value-type="float">
            <text:p>4.2893</text:p>
          </table:table-cell>
          <table:table-cell office:value-type="float" office:value="2.037221" calcext:value-type="float">
            <text:p>2.037221</text:p>
          </table:table-cell>
          <table:table-cell office:value-type="float" office:value="-0.5484374" calcext:value-type="float">
            <text:p>-0.54843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8964" calcext:value-type="float">
            <text:p>26.18964</text:p>
          </table:table-cell>
          <table:table-cell office:value-type="float" office:value="-2.972523" calcext:value-type="float">
            <text:p>-2.972523</text:p>
          </table:table-cell>
          <table:table-cell office:value-type="float" office:value="1.633477" calcext:value-type="float">
            <text:p>1.633477</text:p>
          </table:table-cell>
          <table:table-cell office:value-type="float" office:value="1477010462050000" calcext:value-type="float">
            <text:p>1477010462050000</text:p>
          </table:table-cell>
          <table:table-cell office:value-type="float" office:value="-25.81054" calcext:value-type="float">
            <text:p>-25.81054</text:p>
          </table:table-cell>
          <table:table-cell office:value-type="float" office:value="-4.532677" calcext:value-type="float">
            <text:p>-4.532677</text:p>
          </table:table-cell>
          <table:table-cell office:value-type="float" office:value="-2.04149" calcext:value-type="float">
            <text:p>-2.04149</text:p>
          </table:table-cell>
          <table:table-cell office:value-type="float" office:value="4.347639" calcext:value-type="float">
            <text:p>4.347639</text:p>
          </table:table-cell>
          <table:table-cell office:value-type="float" office:value="2.009799" calcext:value-type="float">
            <text:p>2.009799</text:p>
          </table:table-cell>
          <table:table-cell office:value-type="float" office:value="-0.5478735" calcext:value-type="float">
            <text:p>-0.5478735</text:p>
          </table:table-cell>
          <table:table-cell table:number-columns-repeated="8"/>
          <table:table-cell table:formula="of:=[.B383]*COS([.C383])" office:value-type="float" office:value="-25.8162212654494" calcext:value-type="float">
            <text:p>-25.8162212654494</text:p>
          </table:table-cell>
          <table:table-cell table:formula="of:=[.B383]*SIN([.C383])" office:value-type="float" office:value="-4.40680869824858" calcext:value-type="float">
            <text:p>-4.4068086982485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5.95157" calcext:value-type="float">
            <text:p>-25.95157</text:p>
          </table:table-cell>
          <table:table-cell office:value-type="float" office:value="-4.266589" calcext:value-type="float">
            <text:p>-4.266589</text:p>
          </table:table-cell>
          <table:table-cell office:value-type="float" office:value="1477010462100000" calcext:value-type="float">
            <text:p>1477010462100000</text:p>
          </table:table-cell>
          <table:table-cell office:value-type="float" office:value="-25.90963" calcext:value-type="float">
            <text:p>-25.90963</text:p>
          </table:table-cell>
          <table:table-cell office:value-type="float" office:value="-4.313924" calcext:value-type="float">
            <text:p>-4.313924</text:p>
          </table:table-cell>
          <table:table-cell office:value-type="float" office:value="-1.922018" calcext:value-type="float">
            <text:p>-1.922018</text:p>
          </table:table-cell>
          <table:table-cell office:value-type="float" office:value="4.402788" calcext:value-type="float">
            <text:p>4.402788</text:p>
          </table:table-cell>
          <table:table-cell office:value-type="float" office:value="1.982406" calcext:value-type="float">
            <text:p>1.982406</text:p>
          </table:table-cell>
          <table:table-cell office:value-type="float" office:value="-0.5472231" calcext:value-type="float">
            <text:p>-0.54722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25929" calcext:value-type="float">
            <text:p>27.25929</text:p>
          </table:table-cell>
          <table:table-cell office:value-type="float" office:value="-2.977996" calcext:value-type="float">
            <text:p>-2.977996</text:p>
          </table:table-cell>
          <table:table-cell office:value-type="float" office:value="0.8431943" calcext:value-type="float">
            <text:p>0.8431943</text:p>
          </table:table-cell>
          <table:table-cell office:value-type="float" office:value="1477010462150000" calcext:value-type="float">
            <text:p>1477010462150000</text:p>
          </table:table-cell>
          <table:table-cell office:value-type="float" office:value="-26.0027" calcext:value-type="float">
            <text:p>-26.0027</text:p>
          </table:table-cell>
          <table:table-cell office:value-type="float" office:value="-4.092498" calcext:value-type="float">
            <text:p>-4.092498</text:p>
          </table:table-cell>
          <table:table-cell office:value-type="float" office:value="-1.801248" calcext:value-type="float">
            <text:p>-1.801248</text:p>
          </table:table-cell>
          <table:table-cell office:value-type="float" office:value="4.45471" calcext:value-type="float">
            <text:p>4.45471</text:p>
          </table:table-cell>
          <table:table-cell office:value-type="float" office:value="1.955044" calcext:value-type="float">
            <text:p>1.955044</text:p>
          </table:table-cell>
          <table:table-cell office:value-type="float" office:value="-0.5464862" calcext:value-type="float">
            <text:p>-0.5464862</text:p>
          </table:table-cell>
          <table:table-cell table:number-columns-repeated="8"/>
          <table:table-cell table:formula="of:=[.B385]*COS([.C385])" office:value-type="float" office:value="-26.8953208761598" calcext:value-type="float">
            <text:p>-26.8953208761598</text:p>
          </table:table-cell>
          <table:table-cell table:formula="of:=[.B385]*SIN([.C385])" office:value-type="float" office:value="-4.43966285572457" calcext:value-type="float">
            <text:p>-4.4396628557245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1198" calcext:value-type="float">
            <text:p>-26.1198</text:p>
          </table:table-cell>
          <table:table-cell office:value-type="float" office:value="-3.677232" calcext:value-type="float">
            <text:p>-3.677232</text:p>
          </table:table-cell>
          <table:table-cell office:value-type="float" office:value="1477010462200000" calcext:value-type="float">
            <text:p>1477010462200000</text:p>
          </table:table-cell>
          <table:table-cell office:value-type="float" office:value="-26.08971" calcext:value-type="float">
            <text:p>-26.08971</text:p>
          </table:table-cell>
          <table:table-cell office:value-type="float" office:value="-3.86856" calcext:value-type="float">
            <text:p>-3.86856</text:p>
          </table:table-cell>
          <table:table-cell office:value-type="float" office:value="-1.679284" calcext:value-type="float">
            <text:p>-1.679284</text:p>
          </table:table-cell>
          <table:table-cell office:value-type="float" office:value="4.503373" calcext:value-type="float">
            <text:p>4.503373</text:p>
          </table:table-cell>
          <table:table-cell office:value-type="float" office:value="1.92772" calcext:value-type="float">
            <text:p>1.92772</text:p>
          </table:table-cell>
          <table:table-cell office:value-type="float" office:value="-0.5456631" calcext:value-type="float">
            <text:p>-0.54566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84381" calcext:value-type="float">
            <text:p>26.84381</text:p>
          </table:table-cell>
          <table:table-cell office:value-type="float" office:value="-2.997402" calcext:value-type="float">
            <text:p>-2.997402</text:p>
          </table:table-cell>
          <table:table-cell office:value-type="float" office:value="0.5944945" calcext:value-type="float">
            <text:p>0.5944945</text:p>
          </table:table-cell>
          <table:table-cell office:value-type="float" office:value="1477010462250000" calcext:value-type="float">
            <text:p>1477010462250000</text:p>
          </table:table-cell>
          <table:table-cell office:value-type="float" office:value="-26.1706" calcext:value-type="float">
            <text:p>-26.1706</text:p>
          </table:table-cell>
          <table:table-cell office:value-type="float" office:value="-3.642274" calcext:value-type="float">
            <text:p>-3.642274</text:p>
          </table:table-cell>
          <table:table-cell office:value-type="float" office:value="-1.556233" calcext:value-type="float">
            <text:p>-1.556233</text:p>
          </table:table-cell>
          <table:table-cell office:value-type="float" office:value="4.548748" calcext:value-type="float">
            <text:p>4.548748</text:p>
          </table:table-cell>
          <table:table-cell office:value-type="float" office:value="1.900437" calcext:value-type="float">
            <text:p>1.900437</text:p>
          </table:table-cell>
          <table:table-cell office:value-type="float" office:value="-0.5447538" calcext:value-type="float">
            <text:p>-0.5447538</text:p>
          </table:table-cell>
          <table:table-cell table:number-columns-repeated="8"/>
          <table:table-cell table:formula="of:=[.B387]*COS([.C387])" office:value-type="float" office:value="-26.5652390651714" calcext:value-type="float">
            <text:p>-26.5652390651714</text:p>
          </table:table-cell>
          <table:table-cell table:formula="of:=[.B387]*SIN([.C387])" office:value-type="float" office:value="-3.85722811438372" calcext:value-type="float">
            <text:p>-3.8572281143837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5.99736" calcext:value-type="float">
            <text:p>-25.99736</text:p>
          </table:table-cell>
          <table:table-cell office:value-type="float" office:value="-3.24722" calcext:value-type="float">
            <text:p>-3.24722</text:p>
          </table:table-cell>
          <table:table-cell office:value-type="float" office:value="1477010462300000" calcext:value-type="float">
            <text:p>1477010462300000</text:p>
          </table:table-cell>
          <table:table-cell office:value-type="float" office:value="-26.2453" calcext:value-type="float">
            <text:p>-26.2453</text:p>
          </table:table-cell>
          <table:table-cell office:value-type="float" office:value="-3.413805" calcext:value-type="float">
            <text:p>-3.413805</text:p>
          </table:table-cell>
          <table:table-cell office:value-type="float" office:value="-1.4322" calcext:value-type="float">
            <text:p>-1.4322</text:p>
          </table:table-cell>
          <table:table-cell office:value-type="float" office:value="4.590811" calcext:value-type="float">
            <text:p>4.590811</text:p>
          </table:table-cell>
          <table:table-cell office:value-type="float" office:value="1.873199" calcext:value-type="float">
            <text:p>1.873199</text:p>
          </table:table-cell>
          <table:table-cell office:value-type="float" office:value="-0.5437585" calcext:value-type="float">
            <text:p>-0.54375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6937" calcext:value-type="float">
            <text:p>26.46937</text:p>
          </table:table-cell>
          <table:table-cell office:value-type="float" office:value="-3.0276" calcext:value-type="float">
            <text:p>-3.0276</text:p>
          </table:table-cell>
          <table:table-cell office:value-type="float" office:value="0.4307284" calcext:value-type="float">
            <text:p>0.4307284</text:p>
          </table:table-cell>
          <table:table-cell office:value-type="float" office:value="1477010462350000" calcext:value-type="float">
            <text:p>1477010462350000</text:p>
          </table:table-cell>
          <table:table-cell office:value-type="float" office:value="-26.31378" calcext:value-type="float">
            <text:p>-26.31378</text:p>
          </table:table-cell>
          <table:table-cell office:value-type="float" office:value="-3.183319" calcext:value-type="float">
            <text:p>-3.183319</text:p>
          </table:table-cell>
          <table:table-cell office:value-type="float" office:value="-1.307294" calcext:value-type="float">
            <text:p>-1.307294</text:p>
          </table:table-cell>
          <table:table-cell office:value-type="float" office:value="4.629543" calcext:value-type="float">
            <text:p>4.629543</text:p>
          </table:table-cell>
          <table:table-cell office:value-type="float" office:value="1.846011" calcext:value-type="float">
            <text:p>1.846011</text:p>
          </table:table-cell>
          <table:table-cell office:value-type="float" office:value="-0.5426773" calcext:value-type="float">
            <text:p>-0.5426773</text:p>
          </table:table-cell>
          <table:table-cell table:number-columns-repeated="8"/>
          <table:table-cell table:formula="of:=[.B389]*COS([.C389])" office:value-type="float" office:value="-26.2975803460212" calcext:value-type="float">
            <text:p>-26.2975803460212</text:p>
          </table:table-cell>
          <table:table-cell table:formula="of:=[.B389]*SIN([.C389])" office:value-type="float" office:value="-3.01078331027936" calcext:value-type="float">
            <text:p>-3.0107833102793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17411" calcext:value-type="float">
            <text:p>-26.17411</text:p>
          </table:table-cell>
          <table:table-cell office:value-type="float" office:value="-2.878854" calcext:value-type="float">
            <text:p>-2.878854</text:p>
          </table:table-cell>
          <table:table-cell office:value-type="float" office:value="1477010462400000" calcext:value-type="float">
            <text:p>1477010462400000</text:p>
          </table:table-cell>
          <table:table-cell office:value-type="float" office:value="-26.376" calcext:value-type="float">
            <text:p>-26.376</text:p>
          </table:table-cell>
          <table:table-cell office:value-type="float" office:value="-2.950983" calcext:value-type="float">
            <text:p>-2.950983</text:p>
          </table:table-cell>
          <table:table-cell office:value-type="float" office:value="-1.181621" calcext:value-type="float">
            <text:p>-1.181621</text:p>
          </table:table-cell>
          <table:table-cell office:value-type="float" office:value="4.664928" calcext:value-type="float">
            <text:p>4.664928</text:p>
          </table:table-cell>
          <table:table-cell office:value-type="float" office:value="1.818877" calcext:value-type="float">
            <text:p>1.818877</text:p>
          </table:table-cell>
          <table:table-cell office:value-type="float" office:value="-0.5415104" calcext:value-type="float">
            <text:p>-0.54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69194" calcext:value-type="float">
            <text:p>26.69194</text:p>
          </table:table-cell>
          <table:table-cell office:value-type="float" office:value="-3.01199" calcext:value-type="float">
            <text:p>-3.01199</text:p>
          </table:table-cell>
          <table:table-cell office:value-type="float" office:value="0.4542462" calcext:value-type="float">
            <text:p>0.4542462</text:p>
          </table:table-cell>
          <table:table-cell office:value-type="float" office:value="1477010462450000" calcext:value-type="float">
            <text:p>1477010462450000</text:p>
          </table:table-cell>
          <table:table-cell office:value-type="float" office:value="-26.43191" calcext:value-type="float">
            <text:p>-26.43191</text:p>
          </table:table-cell>
          <table:table-cell office:value-type="float" office:value="-2.716966" calcext:value-type="float">
            <text:p>-2.716966</text:p>
          </table:table-cell>
          <table:table-cell office:value-type="float" office:value="-1.055291" calcext:value-type="float">
            <text:p>-1.055291</text:p>
          </table:table-cell>
          <table:table-cell office:value-type="float" office:value="4.696955" calcext:value-type="float">
            <text:p>4.696955</text:p>
          </table:table-cell>
          <table:table-cell office:value-type="float" office:value="1.791802" calcext:value-type="float">
            <text:p>1.791802</text:p>
          </table:table-cell>
          <table:table-cell office:value-type="float" office:value="-0.540258" calcext:value-type="float">
            <text:p>-0.540258</text:p>
          </table:table-cell>
          <table:table-cell table:number-columns-repeated="8"/>
          <table:table-cell table:formula="of:=[.B391]*COS([.C391])" office:value-type="float" office:value="-26.4680833767345" calcext:value-type="float">
            <text:p>-26.4680833767345</text:p>
          </table:table-cell>
          <table:table-cell table:formula="of:=[.B391]*SIN([.C391])" office:value-type="float" office:value="-3.44967003144243" calcext:value-type="float">
            <text:p>-3.4496700314424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67403" calcext:value-type="float">
            <text:p>-26.67403</text:p>
          </table:table-cell>
          <table:table-cell office:value-type="float" office:value="-2.738519" calcext:value-type="float">
            <text:p>-2.738519</text:p>
          </table:table-cell>
          <table:table-cell office:value-type="float" office:value="1477010462500000" calcext:value-type="float">
            <text:p>1477010462500000</text:p>
          </table:table-cell>
          <table:table-cell office:value-type="float" office:value="-26.4815" calcext:value-type="float">
            <text:p>-26.4815</text:p>
          </table:table-cell>
          <table:table-cell office:value-type="float" office:value="-2.481434" calcext:value-type="float">
            <text:p>-2.481434</text:p>
          </table:table-cell>
          <table:table-cell office:value-type="float" office:value="-0.9284109" calcext:value-type="float">
            <text:p>-0.9284109</text:p>
          </table:table-cell>
          <table:table-cell office:value-type="float" office:value="4.725618" calcext:value-type="float">
            <text:p>4.725618</text:p>
          </table:table-cell>
          <table:table-cell office:value-type="float" office:value="1.764789" calcext:value-type="float">
            <text:p>1.764789</text:p>
          </table:table-cell>
          <table:table-cell office:value-type="float" office:value="-0.5389203" calcext:value-type="float">
            <text:p>-0.53892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71272" calcext:value-type="float">
            <text:p>26.71272</text:p>
          </table:table-cell>
          <table:table-cell office:value-type="float" office:value="-3.077016" calcext:value-type="float">
            <text:p>-3.077016</text:p>
          </table:table-cell>
          <table:table-cell office:value-type="float" office:value="0.4967585" calcext:value-type="float">
            <text:p>0.4967585</text:p>
          </table:table-cell>
          <table:table-cell office:value-type="float" office:value="1477010462550000" calcext:value-type="float">
            <text:p>1477010462550000</text:p>
          </table:table-cell>
          <table:table-cell office:value-type="float" office:value="-26.52473" calcext:value-type="float">
            <text:p>-26.52473</text:p>
          </table:table-cell>
          <table:table-cell office:value-type="float" office:value="-2.244556" calcext:value-type="float">
            <text:p>-2.244556</text:p>
          </table:table-cell>
          <table:table-cell office:value-type="float" office:value="-0.8010895" calcext:value-type="float">
            <text:p>-0.8010895</text:p>
          </table:table-cell>
          <table:table-cell office:value-type="float" office:value="4.750913" calcext:value-type="float">
            <text:p>4.750913</text:p>
          </table:table-cell>
          <table:table-cell office:value-type="float" office:value="1.737843" calcext:value-type="float">
            <text:p>1.737843</text:p>
          </table:table-cell>
          <table:table-cell office:value-type="float" office:value="-0.5374975" calcext:value-type="float">
            <text:p>-0.5374975</text:p>
          </table:table-cell>
          <table:table-cell table:number-columns-repeated="8"/>
          <table:table-cell table:formula="of:=[.B393]*COS([.C393])" office:value-type="float" office:value="-26.6570414059772" calcext:value-type="float">
            <text:p>-26.6570414059772</text:p>
          </table:table-cell>
          <table:table-cell table:formula="of:=[.B393]*SIN([.C393])" office:value-type="float" office:value="-1.72381938683115" calcext:value-type="float">
            <text:p>-1.7238193868311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66913" calcext:value-type="float">
            <text:p>-26.66913</text:p>
          </table:table-cell>
          <table:table-cell office:value-type="float" office:value="-2.173329" calcext:value-type="float">
            <text:p>-2.173329</text:p>
          </table:table-cell>
          <table:table-cell office:value-type="float" office:value="1477010462600000" calcext:value-type="float">
            <text:p>1477010462600000</text:p>
          </table:table-cell>
          <table:table-cell office:value-type="float" office:value="-26.56159" calcext:value-type="float">
            <text:p>-26.56159</text:p>
          </table:table-cell>
          <table:table-cell office:value-type="float" office:value="-2.006501" calcext:value-type="float">
            <text:p>-2.006501</text:p>
          </table:table-cell>
          <table:table-cell office:value-type="float" office:value="-0.6734344" calcext:value-type="float">
            <text:p>-0.6734344</text:p>
          </table:table-cell>
          <table:table-cell office:value-type="float" office:value="4.772843" calcext:value-type="float">
            <text:p>4.772843</text:p>
          </table:table-cell>
          <table:table-cell office:value-type="float" office:value="1.710968" calcext:value-type="float">
            <text:p>1.710968</text:p>
          </table:table-cell>
          <table:table-cell office:value-type="float" office:value="-0.5359898" calcext:value-type="float">
            <text:p>-0.53598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35802" calcext:value-type="float">
            <text:p>26.35802</text:p>
          </table:table-cell>
          <table:table-cell office:value-type="float" office:value="-3.091393" calcext:value-type="float">
            <text:p>-3.091393</text:p>
          </table:table-cell>
          <table:table-cell office:value-type="float" office:value="0.4233448" calcext:value-type="float">
            <text:p>0.4233448</text:p>
          </table:table-cell>
          <table:table-cell office:value-type="float" office:value="1477010462650000" calcext:value-type="float">
            <text:p>1477010462650000</text:p>
          </table:table-cell>
          <table:table-cell office:value-type="float" office:value="-26.59206" calcext:value-type="float">
            <text:p>-26.59206</text:p>
          </table:table-cell>
          <table:table-cell office:value-type="float" office:value="-1.767436" calcext:value-type="float">
            <text:p>-1.767436</text:p>
          </table:table-cell>
          <table:table-cell office:value-type="float" office:value="-0.5455531" calcext:value-type="float">
            <text:p>-0.5455531</text:p>
          </table:table-cell>
          <table:table-cell office:value-type="float" office:value="4.791414" calcext:value-type="float">
            <text:p>4.791414</text:p>
          </table:table-cell>
          <table:table-cell office:value-type="float" office:value="1.684169" calcext:value-type="float">
            <text:p>1.684169</text:p>
          </table:table-cell>
          <table:table-cell office:value-type="float" office:value="-0.5343975" calcext:value-type="float">
            <text:p>-0.5343975</text:p>
          </table:table-cell>
          <table:table-cell table:number-columns-repeated="8"/>
          <table:table-cell table:formula="of:=[.B395]*COS([.C395])" office:value-type="float" office:value="-26.3248157997737" calcext:value-type="float">
            <text:p>-26.3248157997737</text:p>
          </table:table-cell>
          <table:table-cell table:formula="of:=[.B395]*SIN([.C395])" office:value-type="float" office:value="-1.32260781352068" calcext:value-type="float">
            <text:p>-1.3226078135206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4671" calcext:value-type="float">
            <text:p>-26.4671</text:p>
          </table:table-cell>
          <table:table-cell office:value-type="float" office:value="-1.532073" calcext:value-type="float">
            <text:p>-1.532073</text:p>
          </table:table-cell>
          <table:table-cell office:value-type="float" office:value="1477010462700000" calcext:value-type="float">
            <text:p>1477010462700000</text:p>
          </table:table-cell>
          <table:table-cell office:value-type="float" office:value="-26.61613" calcext:value-type="float">
            <text:p>-26.61613</text:p>
          </table:table-cell>
          <table:table-cell office:value-type="float" office:value="-1.52753" calcext:value-type="float">
            <text:p>-1.52753</text:p>
          </table:table-cell>
          <table:table-cell office:value-type="float" office:value="-0.4175523" calcext:value-type="float">
            <text:p>-0.4175523</text:p>
          </table:table-cell>
          <table:table-cell office:value-type="float" office:value="4.806636" calcext:value-type="float">
            <text:p>4.806636</text:p>
          </table:table-cell>
          <table:table-cell office:value-type="float" office:value="1.657449" calcext:value-type="float">
            <text:p>1.657449</text:p>
          </table:table-cell>
          <table:table-cell office:value-type="float" office:value="-0.5327207" calcext:value-type="float">
            <text:p>-0.53272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59057" calcext:value-type="float">
            <text:p>26.59057</text:p>
          </table:table-cell>
          <table:table-cell office:value-type="float" office:value="-3.058941" calcext:value-type="float">
            <text:p>-3.058941</text:p>
          </table:table-cell>
          <table:table-cell office:value-type="float" office:value="-0.2498442" calcext:value-type="float">
            <text:p>-0.2498442</text:p>
          </table:table-cell>
          <table:table-cell office:value-type="float" office:value="1477010462750000" calcext:value-type="float">
            <text:p>1477010462750000</text:p>
          </table:table-cell>
          <table:table-cell office:value-type="float" office:value="-26.63381" calcext:value-type="float">
            <text:p>-26.63381</text:p>
          </table:table-cell>
          <table:table-cell office:value-type="float" office:value="-1.286948" calcext:value-type="float">
            <text:p>-1.286948</text:p>
          </table:table-cell>
          <table:table-cell office:value-type="float" office:value="-0.2895382" calcext:value-type="float">
            <text:p>-0.2895382</text:p>
          </table:table-cell>
          <table:table-cell office:value-type="float" office:value="4.818524" calcext:value-type="float">
            <text:p>4.818524</text:p>
          </table:table-cell>
          <table:table-cell office:value-type="float" office:value="1.630813" calcext:value-type="float">
            <text:p>1.630813</text:p>
          </table:table-cell>
          <table:table-cell office:value-type="float" office:value="-0.5309599" calcext:value-type="float">
            <text:p>-0.5309599</text:p>
          </table:table-cell>
          <table:table-cell table:number-columns-repeated="8"/>
          <table:table-cell table:formula="of:=[.B397]*COS([.C397])" office:value-type="float" office:value="-26.4997976669163" calcext:value-type="float">
            <text:p>-26.4997976669163</text:p>
          </table:table-cell>
          <table:table-cell table:formula="of:=[.B397]*SIN([.C397])" office:value-type="float" office:value="-2.19525318298317" calcext:value-type="float">
            <text:p>-2.1952531829831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59975" calcext:value-type="float">
            <text:p>-26.59975</text:p>
          </table:table-cell>
          <table:table-cell office:value-type="float" office:value="-1.142766" calcext:value-type="float">
            <text:p>-1.142766</text:p>
          </table:table-cell>
          <table:table-cell office:value-type="float" office:value="1477010462800000" calcext:value-type="float">
            <text:p>1477010462800000</text:p>
          </table:table-cell>
          <table:table-cell office:value-type="float" office:value="-26.64509" calcext:value-type="float">
            <text:p>-26.64509</text:p>
          </table:table-cell>
          <table:table-cell office:value-type="float" office:value="-1.045858" calcext:value-type="float">
            <text:p>-1.045858</text:p>
          </table:table-cell>
          <table:table-cell office:value-type="float" office:value="-0.1616155" calcext:value-type="float">
            <text:p>-0.1616155</text:p>
          </table:table-cell>
          <table:table-cell office:value-type="float" office:value="4.827096" calcext:value-type="float">
            <text:p>4.827096</text:p>
          </table:table-cell>
          <table:table-cell office:value-type="float" office:value="1.604265" calcext:value-type="float">
            <text:p>1.604265</text:p>
          </table:table-cell>
          <table:table-cell office:value-type="float" office:value="-0.5291152" calcext:value-type="float">
            <text:p>-0.52911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25246" calcext:value-type="float">
            <text:p>27.25246</text:p>
          </table:table-cell>
          <table:table-cell office:value-type="float" office:value="-3.080026" calcext:value-type="float">
            <text:p>-3.080026</text:p>
          </table:table-cell>
          <table:table-cell office:value-type="float" office:value="-0.1615265" calcext:value-type="float">
            <text:p>-0.1615265</text:p>
          </table:table-cell>
          <table:table-cell office:value-type="float" office:value="1477010462850000" calcext:value-type="float">
            <text:p>1477010462850000</text:p>
          </table:table-cell>
          <table:table-cell office:value-type="float" office:value="-26.64997" calcext:value-type="float">
            <text:p>-26.64997</text:p>
          </table:table-cell>
          <table:table-cell office:value-type="float" office:value="-0.8044246" calcext:value-type="float">
            <text:p>-0.8044246</text:p>
          </table:table-cell>
          <table:table-cell office:value-type="float" office:value="-0.03388826" calcext:value-type="float">
            <text:p>-0.03388826</text:p>
          </table:table-cell>
          <table:table-cell office:value-type="float" office:value="4.832376" calcext:value-type="float">
            <text:p>4.832376</text:p>
          </table:table-cell>
          <table:table-cell office:value-type="float" office:value="1.577809" calcext:value-type="float">
            <text:p>1.577809</text:p>
          </table:table-cell>
          <table:table-cell office:value-type="float" office:value="-0.527187" calcext:value-type="float">
            <text:p>-0.527187</text:p>
          </table:table-cell>
          <table:table-cell table:number-columns-repeated="8"/>
          <table:table-cell table:formula="of:=[.B399]*COS([.C399])" office:value-type="float" office:value="-27.200826730424" calcext:value-type="float">
            <text:p>-27.200826730424</text:p>
          </table:table-cell>
          <table:table-cell table:formula="of:=[.B399]*SIN([.C399])" office:value-type="float" office:value="-1.67678300118185" calcext:value-type="float">
            <text:p>-1.6767830011818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73546" calcext:value-type="float">
            <text:p>-26.73546</text:p>
          </table:table-cell>
          <table:table-cell office:value-type="float" office:value="-0.5953902" calcext:value-type="float">
            <text:p>-0.5953902</text:p>
          </table:table-cell>
          <table:table-cell office:value-type="float" office:value="1477010462900000" calcext:value-type="float">
            <text:p>1477010462900000</text:p>
          </table:table-cell>
          <table:table-cell office:value-type="float" office:value="-26.64848" calcext:value-type="float">
            <text:p>-26.64848</text:p>
          </table:table-cell>
          <table:table-cell office:value-type="float" office:value="-0.5628115" calcext:value-type="float">
            <text:p>-0.5628115</text:p>
          </table:table-cell>
          <table:table-cell office:value-type="float" office:value="0.09354119" calcext:value-type="float">
            <text:p>0.09354119</text:p>
          </table:table-cell>
          <table:table-cell office:value-type="float" office:value="4.834389" calcext:value-type="float">
            <text:p>4.834389</text:p>
          </table:table-cell>
          <table:table-cell office:value-type="float" office:value="1.55145" calcext:value-type="float">
            <text:p>1.55145</text:p>
          </table:table-cell>
          <table:table-cell office:value-type="float" office:value="-0.5251755" calcext:value-type="float">
            <text:p>-0.52517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98908" calcext:value-type="float">
            <text:p>26.98908</text:p>
          </table:table-cell>
          <table:table-cell office:value-type="float" office:value="-3.142895" calcext:value-type="float">
            <text:p>-3.142895</text:p>
          </table:table-cell>
          <table:table-cell office:value-type="float" office:value="-0.6116327" calcext:value-type="float">
            <text:p>-0.6116327</text:p>
          </table:table-cell>
          <table:table-cell office:value-type="float" office:value="1477010462950000" calcext:value-type="float">
            <text:p>1477010462950000</text:p>
          </table:table-cell>
          <table:table-cell office:value-type="float" office:value="-26.64063" calcext:value-type="float">
            <text:p>-26.64063</text:p>
          </table:table-cell>
          <table:table-cell office:value-type="float" office:value="-0.3211813" calcext:value-type="float">
            <text:p>-0.3211813</text:p>
          </table:table-cell>
          <table:table-cell office:value-type="float" office:value="0.2205718" calcext:value-type="float">
            <text:p>0.2205718</text:p>
          </table:table-cell>
          <table:table-cell office:value-type="float" office:value="4.833166" calcext:value-type="float">
            <text:p>4.833166</text:p>
          </table:table-cell>
          <table:table-cell office:value-type="float" office:value="1.525191" calcext:value-type="float">
            <text:p>1.525191</text:p>
          </table:table-cell>
          <table:table-cell office:value-type="float" office:value="-0.5230811" calcext:value-type="float">
            <text:p>-0.5230811</text:p>
          </table:table-cell>
          <table:table-cell table:number-columns-repeated="8"/>
          <table:table-cell table:formula="of:=[.B401]*COS([.C401])" office:value-type="float" office:value="-26.9890571118307" calcext:value-type="float">
            <text:p>-26.9890571118307</text:p>
          </table:table-cell>
          <table:table-cell table:formula="of:=[.B401]*SIN([.C401])" office:value-type="float" office:value="0.03514912151668" calcext:value-type="float">
            <text:p>0.0351491215166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45533" calcext:value-type="float">
            <text:p>-26.45533</text:p>
          </table:table-cell>
          <table:table-cell office:value-type="float" office:value="0.06026528" calcext:value-type="float">
            <text:p>0.06026528</text:p>
          </table:table-cell>
          <table:table-cell office:value-type="float" office:value="1477010463000000" calcext:value-type="float">
            <text:p>1477010463000000</text:p>
          </table:table-cell>
          <table:table-cell office:value-type="float" office:value="-26.62645" calcext:value-type="float">
            <text:p>-26.62645</text:p>
          </table:table-cell>
          <table:table-cell office:value-type="float" office:value="-0.07969471" calcext:value-type="float">
            <text:p>-0.07969471</text:p>
          </table:table-cell>
          <table:table-cell office:value-type="float" office:value="0.3471043" calcext:value-type="float">
            <text:p>0.3471043</text:p>
          </table:table-cell>
          <table:table-cell office:value-type="float" office:value="4.828743" calcext:value-type="float">
            <text:p>4.828743</text:p>
          </table:table-cell>
          <table:table-cell office:value-type="float" office:value="1.499037" calcext:value-type="float">
            <text:p>1.499037</text:p>
          </table:table-cell>
          <table:table-cell office:value-type="float" office:value="-0.5209041" calcext:value-type="float">
            <text:p>-0.52090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95409" calcext:value-type="float">
            <text:p>26.95409</text:p>
          </table:table-cell>
          <table:table-cell office:value-type="float" office:value="3.136512" calcext:value-type="float">
            <text:p>3.136512</text:p>
          </table:table-cell>
          <table:table-cell office:value-type="float" office:value="-0.7303194" calcext:value-type="float">
            <text:p>-0.7303194</text:p>
          </table:table-cell>
          <table:table-cell office:value-type="float" office:value="1477010463050000" calcext:value-type="float">
            <text:p>1477010463050000</text:p>
          </table:table-cell>
          <table:table-cell office:value-type="float" office:value="-26.60595" calcext:value-type="float">
            <text:p>-26.60595</text:p>
          </table:table-cell>
          <table:table-cell office:value-type="float" office:value="0.1614891" calcext:value-type="float">
            <text:p>0.1614891</text:p>
          </table:table-cell>
          <table:table-cell office:value-type="float" office:value="0.4730412" calcext:value-type="float">
            <text:p>0.4730412</text:p>
          </table:table-cell>
          <table:table-cell office:value-type="float" office:value="4.821156" calcext:value-type="float">
            <text:p>4.821156</text:p>
          </table:table-cell>
          <table:table-cell office:value-type="float" office:value="1.472992" calcext:value-type="float">
            <text:p>1.472992</text:p>
          </table:table-cell>
          <table:table-cell office:value-type="float" office:value="-0.5186448" calcext:value-type="float">
            <text:p>-0.5186448</text:p>
          </table:table-cell>
          <table:table-cell table:number-columns-repeated="8"/>
          <table:table-cell table:formula="of:=[.B403]*COS([.C403])" office:value-type="float" office:value="-26.9537421172345" calcext:value-type="float">
            <text:p>-26.9537421172345</text:p>
          </table:table-cell>
          <table:table-cell table:formula="of:=[.B403]*SIN([.C403])" office:value-type="float" office:value="0.136943804960324" calcext:value-type="float">
            <text:p>0.13694380496032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62014" calcext:value-type="float">
            <text:p>-26.62014</text:p>
          </table:table-cell>
          <table:table-cell office:value-type="float" office:value="0.5758802" calcext:value-type="float">
            <text:p>0.5758802</text:p>
          </table:table-cell>
          <table:table-cell office:value-type="float" office:value="1477010463100000" calcext:value-type="float">
            <text:p>1477010463100000</text:p>
          </table:table-cell>
          <table:table-cell office:value-type="float" office:value="-26.57917" calcext:value-type="float">
            <text:p>-26.57917</text:p>
          </table:table-cell>
          <table:table-cell office:value-type="float" office:value="0.4022133" calcext:value-type="float">
            <text:p>0.4022133</text:p>
          </table:table-cell>
          <table:table-cell office:value-type="float" office:value="0.598287" calcext:value-type="float">
            <text:p>0.598287</text:p>
          </table:table-cell>
          <table:table-cell office:value-type="float" office:value="4.810449" calcext:value-type="float">
            <text:p>4.810449</text:p>
          </table:table-cell>
          <table:table-cell office:value-type="float" office:value="1.447059" calcext:value-type="float">
            <text:p>1.447059</text:p>
          </table:table-cell>
          <table:table-cell office:value-type="float" office:value="-0.5163036" calcext:value-type="float">
            <text:p>-0.51630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82677" calcext:value-type="float">
            <text:p>26.82677</text:p>
          </table:table-cell>
          <table:table-cell office:value-type="float" office:value="3.127371" calcext:value-type="float">
            <text:p>3.127371</text:p>
          </table:table-cell>
          <table:table-cell office:value-type="float" office:value="-0.5252817" calcext:value-type="float">
            <text:p>-0.5252817</text:p>
          </table:table-cell>
          <table:table-cell office:value-type="float" office:value="1477010463150000" calcext:value-type="float">
            <text:p>1477010463150000</text:p>
          </table:table-cell>
          <table:table-cell office:value-type="float" office:value="-26.54616" calcext:value-type="float">
            <text:p>-26.54616</text:p>
          </table:table-cell>
          <table:table-cell office:value-type="float" office:value="0.6423229" calcext:value-type="float">
            <text:p>0.6423229</text:p>
          </table:table-cell>
          <table:table-cell office:value-type="float" office:value="0.7227482" calcext:value-type="float">
            <text:p>0.7227482</text:p>
          </table:table-cell>
          <table:table-cell office:value-type="float" office:value="4.796667" calcext:value-type="float">
            <text:p>4.796667</text:p>
          </table:table-cell>
          <table:table-cell office:value-type="float" office:value="1.421244" calcext:value-type="float">
            <text:p>1.421244</text:p>
          </table:table-cell>
          <table:table-cell office:value-type="float" office:value="-0.5138809" calcext:value-type="float">
            <text:p>-0.5138809</text:p>
          </table:table-cell>
          <table:table-cell table:number-columns-repeated="8"/>
          <table:table-cell table:formula="of:=[.B405]*COS([.C405])" office:value-type="float" office:value="-26.8240571157631" calcext:value-type="float">
            <text:p>-26.8240571157631</text:p>
          </table:table-cell>
          <table:table-cell table:formula="of:=[.B405]*SIN([.C405])" office:value-type="float" office:value="0.381508169219734" calcext:value-type="float">
            <text:p>0.38150816921973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72929" calcext:value-type="float">
            <text:p>-26.72929</text:p>
          </table:table-cell>
          <table:table-cell office:value-type="float" office:value="1.060825" calcext:value-type="float">
            <text:p>1.060825</text:p>
          </table:table-cell>
          <table:table-cell office:value-type="float" office:value="1477010463200000" calcext:value-type="float">
            <text:p>1477010463200000</text:p>
          </table:table-cell>
          <table:table-cell office:value-type="float" office:value="-26.50694" calcext:value-type="float">
            <text:p>-26.50694</text:p>
          </table:table-cell>
          <table:table-cell office:value-type="float" office:value="0.8816656" calcext:value-type="float">
            <text:p>0.8816656</text:p>
          </table:table-cell>
          <table:table-cell office:value-type="float" office:value="0.8463337" calcext:value-type="float">
            <text:p>0.8463337</text:p>
          </table:table-cell>
          <table:table-cell office:value-type="float" office:value="4.779858" calcext:value-type="float">
            <text:p>4.779858</text:p>
          </table:table-cell>
          <table:table-cell office:value-type="float" office:value="1.39555" calcext:value-type="float">
            <text:p>1.39555</text:p>
          </table:table-cell>
          <table:table-cell office:value-type="float" office:value="-0.5113771" calcext:value-type="float">
            <text:p>-0.51137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08648" calcext:value-type="float">
            <text:p>26.08648</text:p>
          </table:table-cell>
          <table:table-cell office:value-type="float" office:value="3.041601" calcext:value-type="float">
            <text:p>3.041601</text:p>
          </table:table-cell>
          <table:table-cell office:value-type="float" office:value="-0.3797731" calcext:value-type="float">
            <text:p>-0.3797731</text:p>
          </table:table-cell>
          <table:table-cell office:value-type="float" office:value="1477010463250000" calcext:value-type="float">
            <text:p>1477010463250000</text:p>
          </table:table-cell>
          <table:table-cell office:value-type="float" office:value="-26.46158" calcext:value-type="float">
            <text:p>-26.46158</text:p>
          </table:table-cell>
          <table:table-cell office:value-type="float" office:value="1.120091" calcext:value-type="float">
            <text:p>1.120091</text:p>
          </table:table-cell>
          <table:table-cell office:value-type="float" office:value="0.9689547" calcext:value-type="float">
            <text:p>0.9689547</text:p>
          </table:table-cell>
          <table:table-cell office:value-type="float" office:value="4.760074" calcext:value-type="float">
            <text:p>4.760074</text:p>
          </table:table-cell>
          <table:table-cell office:value-type="float" office:value="1.369981" calcext:value-type="float">
            <text:p>1.369981</text:p>
          </table:table-cell>
          <table:table-cell office:value-type="float" office:value="-0.5087925" calcext:value-type="float">
            <text:p>-0.5087925</text:p>
          </table:table-cell>
          <table:table-cell table:number-columns-repeated="8"/>
          <table:table-cell table:formula="of:=[.B407]*COS([.C407])" office:value-type="float" office:value="-25.9561779931142" calcext:value-type="float">
            <text:p>-25.9561779931142</text:p>
          </table:table-cell>
          <table:table-cell table:formula="of:=[.B407]*SIN([.C407])" office:value-type="float" office:value="2.60408578587093" calcext:value-type="float">
            <text:p>2.6040857858709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39862" calcext:value-type="float">
            <text:p>-26.39862</text:p>
          </table:table-cell>
          <table:table-cell office:value-type="float" office:value="1.422123" calcext:value-type="float">
            <text:p>1.422123</text:p>
          </table:table-cell>
          <table:table-cell office:value-type="float" office:value="1477010463300000" calcext:value-type="float">
            <text:p>1477010463300000</text:p>
          </table:table-cell>
          <table:table-cell office:value-type="float" office:value="-26.41011" calcext:value-type="float">
            <text:p>-26.41011</text:p>
          </table:table-cell>
          <table:table-cell office:value-type="float" office:value="1.357453" calcext:value-type="float">
            <text:p>1.357453</text:p>
          </table:table-cell>
          <table:table-cell office:value-type="float" office:value="1.090525" calcext:value-type="float">
            <text:p>1.090525</text:p>
          </table:table-cell>
          <table:table-cell office:value-type="float" office:value="4.737372" calcext:value-type="float">
            <text:p>4.737372</text:p>
          </table:table-cell>
          <table:table-cell office:value-type="float" office:value="1.344542" calcext:value-type="float">
            <text:p>1.344542</text:p>
          </table:table-cell>
          <table:table-cell office:value-type="float" office:value="-0.5061275" calcext:value-type="float">
            <text:p>-0.50612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5132" calcext:value-type="float">
            <text:p>26.5132</text:p>
          </table:table-cell>
          <table:table-cell office:value-type="float" office:value="3.162864" calcext:value-type="float">
            <text:p>3.162864</text:p>
          </table:table-cell>
          <table:table-cell office:value-type="float" office:value="-0.6746881" calcext:value-type="float">
            <text:p>-0.6746881</text:p>
          </table:table-cell>
          <table:table-cell office:value-type="float" office:value="1477010463350000" calcext:value-type="float">
            <text:p>1477010463350000</text:p>
          </table:table-cell>
          <table:table-cell office:value-type="float" office:value="-26.35259" calcext:value-type="float">
            <text:p>-26.35259</text:p>
          </table:table-cell>
          <table:table-cell office:value-type="float" office:value="1.593607" calcext:value-type="float">
            <text:p>1.593607</text:p>
          </table:table-cell>
          <table:table-cell office:value-type="float" office:value="1.210961" calcext:value-type="float">
            <text:p>1.210961</text:p>
          </table:table-cell>
          <table:table-cell office:value-type="float" office:value="4.71181" calcext:value-type="float">
            <text:p>4.71181</text:p>
          </table:table-cell>
          <table:table-cell office:value-type="float" office:value="1.319235" calcext:value-type="float">
            <text:p>1.319235</text:p>
          </table:table-cell>
          <table:table-cell office:value-type="float" office:value="-0.5033826" calcext:value-type="float">
            <text:p>-0.5033826</text:p>
          </table:table-cell>
          <table:table-cell table:number-columns-repeated="8"/>
          <table:table-cell table:formula="of:=[.B409]*COS([.C409])" office:value-type="float" office:value="-26.5072020100014" calcext:value-type="float">
            <text:p>-26.5072020100014</text:p>
          </table:table-cell>
          <table:table-cell table:formula="of:=[.B409]*SIN([.C409])" office:value-type="float" office:value="-0.563928932560644" calcext:value-type="float">
            <text:p>-0.56392893256064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35944" calcext:value-type="float">
            <text:p>-26.35944</text:p>
          </table:table-cell>
          <table:table-cell office:value-type="float" office:value="1.79315" calcext:value-type="float">
            <text:p>1.79315</text:p>
          </table:table-cell>
          <table:table-cell office:value-type="float" office:value="1477010463400000" calcext:value-type="float">
            <text:p>1477010463400000</text:p>
          </table:table-cell>
          <table:table-cell office:value-type="float" office:value="-26.28908" calcext:value-type="float">
            <text:p>-26.28908</text:p>
          </table:table-cell>
          <table:table-cell office:value-type="float" office:value="1.82841" calcext:value-type="float">
            <text:p>1.82841</text:p>
          </table:table-cell>
          <table:table-cell office:value-type="float" office:value="1.330181" calcext:value-type="float">
            <text:p>1.330181</text:p>
          </table:table-cell>
          <table:table-cell office:value-type="float" office:value="4.683449" calcext:value-type="float">
            <text:p>4.683449</text:p>
          </table:table-cell>
          <table:table-cell office:value-type="float" office:value="1.294066" calcext:value-type="float">
            <text:p>1.294066</text:p>
          </table:table-cell>
          <table:table-cell office:value-type="float" office:value="-0.5005583" calcext:value-type="float">
            <text:p>-0.50055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1086" calcext:value-type="float">
            <text:p>26.41086</text:p>
          </table:table-cell>
          <table:table-cell office:value-type="float" office:value="3.072313" calcext:value-type="float">
            <text:p>3.072313</text:p>
          </table:table-cell>
          <table:table-cell office:value-type="float" office:value="-1.062124" calcext:value-type="float">
            <text:p>-1.062124</text:p>
          </table:table-cell>
          <table:table-cell office:value-type="float" office:value="1477010463450000" calcext:value-type="float">
            <text:p>1477010463450000</text:p>
          </table:table-cell>
          <table:table-cell office:value-type="float" office:value="-26.21965" calcext:value-type="float">
            <text:p>-26.21965</text:p>
          </table:table-cell>
          <table:table-cell office:value-type="float" office:value="2.061726" calcext:value-type="float">
            <text:p>2.061726</text:p>
          </table:table-cell>
          <table:table-cell office:value-type="float" office:value="1.448108" calcext:value-type="float">
            <text:p>1.448108</text:p>
          </table:table-cell>
          <table:table-cell office:value-type="float" office:value="4.652353" calcext:value-type="float">
            <text:p>4.652353</text:p>
          </table:table-cell>
          <table:table-cell office:value-type="float" office:value="1.269038" calcext:value-type="float">
            <text:p>1.269038</text:p>
          </table:table-cell>
          <table:table-cell office:value-type="float" office:value="-0.4976549" calcext:value-type="float">
            <text:p>-0.4976549</text:p>
          </table:table-cell>
          <table:table-cell table:number-columns-repeated="8"/>
          <table:table-cell table:formula="of:=[.B411]*COS([.C411])" office:value-type="float" office:value="-26.3475036353778" calcext:value-type="float">
            <text:p>-26.3475036353778</text:p>
          </table:table-cell>
          <table:table-cell table:formula="of:=[.B411]*SIN([.C411])" office:value-type="float" office:value="1.82827189535686" calcext:value-type="float">
            <text:p>1.8282718953568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25018" calcext:value-type="float">
            <text:p>-26.25018</text:p>
          </table:table-cell>
          <table:table-cell office:value-type="float" office:value="2.184809" calcext:value-type="float">
            <text:p>2.184809</text:p>
          </table:table-cell>
          <table:table-cell office:value-type="float" office:value="1477010463500000" calcext:value-type="float">
            <text:p>1477010463500000</text:p>
          </table:table-cell>
          <table:table-cell office:value-type="float" office:value="-26.14436" calcext:value-type="float">
            <text:p>-26.14436</text:p>
          </table:table-cell>
          <table:table-cell office:value-type="float" office:value="2.293419" calcext:value-type="float">
            <text:p>2.293419</text:p>
          </table:table-cell>
          <table:table-cell office:value-type="float" office:value="1.564667" calcext:value-type="float">
            <text:p>1.564667</text:p>
          </table:table-cell>
          <table:table-cell office:value-type="float" office:value="4.618589" calcext:value-type="float">
            <text:p>4.618589</text:p>
          </table:table-cell>
          <table:table-cell office:value-type="float" office:value="1.244155" calcext:value-type="float">
            <text:p>1.244155</text:p>
          </table:table-cell>
          <table:table-cell office:value-type="float" office:value="-0.4946729" calcext:value-type="float">
            <text:p>-0.49467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6847" calcext:value-type="float">
            <text:p>26.16847</text:p>
          </table:table-cell>
          <table:table-cell office:value-type="float" office:value="3.054394" calcext:value-type="float">
            <text:p>3.054394</text:p>
          </table:table-cell>
          <table:table-cell office:value-type="float" office:value="-0.855942" calcext:value-type="float">
            <text:p>-0.855942</text:p>
          </table:table-cell>
          <table:table-cell office:value-type="float" office:value="1477010463550000" calcext:value-type="float">
            <text:p>1477010463550000</text:p>
          </table:table-cell>
          <table:table-cell office:value-type="float" office:value="-26.06328" calcext:value-type="float">
            <text:p>-26.06328</text:p>
          </table:table-cell>
          <table:table-cell office:value-type="float" office:value="2.523357" calcext:value-type="float">
            <text:p>2.523357</text:p>
          </table:table-cell>
          <table:table-cell office:value-type="float" office:value="1.679785" calcext:value-type="float">
            <text:p>1.679785</text:p>
          </table:table-cell>
          <table:table-cell office:value-type="float" office:value="4.582228" calcext:value-type="float">
            <text:p>4.582228</text:p>
          </table:table-cell>
          <table:table-cell office:value-type="float" office:value="1.219422" calcext:value-type="float">
            <text:p>1.219422</text:p>
          </table:table-cell>
          <table:table-cell office:value-type="float" office:value="-0.4916128" calcext:value-type="float">
            <text:p>-0.4916128</text:p>
          </table:table-cell>
          <table:table-cell table:number-columns-repeated="8"/>
          <table:table-cell table:formula="of:=[.B413]*COS([.C413])" office:value-type="float" office:value="-26.0690456654482" calcext:value-type="float">
            <text:p>-26.0690456654482</text:p>
          </table:table-cell>
          <table:table-cell table:formula="of:=[.B413]*SIN([.C413])" office:value-type="float" office:value="2.27896472848436" calcext:value-type="float">
            <text:p>2.2789647284843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6.06412" calcext:value-type="float">
            <text:p>-26.06412</text:p>
          </table:table-cell>
          <table:table-cell office:value-type="float" office:value="2.807007" calcext:value-type="float">
            <text:p>2.807007</text:p>
          </table:table-cell>
          <table:table-cell office:value-type="float" office:value="1477010463600000" calcext:value-type="float">
            <text:p>1477010463600000</text:p>
          </table:table-cell>
          <table:table-cell office:value-type="float" office:value="-25.97648" calcext:value-type="float">
            <text:p>-25.97648</text:p>
          </table:table-cell>
          <table:table-cell office:value-type="float" office:value="2.751414" calcext:value-type="float">
            <text:p>2.751414</text:p>
          </table:table-cell>
          <table:table-cell office:value-type="float" office:value="1.793393" calcext:value-type="float">
            <text:p>1.793393</text:p>
          </table:table-cell>
          <table:table-cell office:value-type="float" office:value="4.54334" calcext:value-type="float">
            <text:p>4.54334</text:p>
          </table:table-cell>
          <table:table-cell office:value-type="float" office:value="1.194841" calcext:value-type="float">
            <text:p>1.194841</text:p>
          </table:table-cell>
          <table:table-cell office:value-type="float" office:value="-0.488475" calcext:value-type="float">
            <text:p>-0.4884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9653" calcext:value-type="float">
            <text:p>26.49653</text:p>
          </table:table-cell>
          <table:table-cell office:value-type="float" office:value="3.02722" calcext:value-type="float">
            <text:p>3.02722</text:p>
          </table:table-cell>
          <table:table-cell office:value-type="float" office:value="-1.607786" calcext:value-type="float">
            <text:p>-1.607786</text:p>
          </table:table-cell>
          <table:table-cell office:value-type="float" office:value="1477010463650000" calcext:value-type="float">
            <text:p>1477010463650000</text:p>
          </table:table-cell>
          <table:table-cell office:value-type="float" office:value="-25.88405" calcext:value-type="float">
            <text:p>-25.88405</text:p>
          </table:table-cell>
          <table:table-cell office:value-type="float" office:value="2.977463" calcext:value-type="float">
            <text:p>2.977463</text:p>
          </table:table-cell>
          <table:table-cell office:value-type="float" office:value="1.905426" calcext:value-type="float">
            <text:p>1.905426</text:p>
          </table:table-cell>
          <table:table-cell office:value-type="float" office:value="4.502" calcext:value-type="float">
            <text:p>4.502</text:p>
          </table:table-cell>
          <table:table-cell office:value-type="float" office:value="1.170417" calcext:value-type="float">
            <text:p>1.170417</text:p>
          </table:table-cell>
          <table:table-cell office:value-type="float" office:value="-0.4852602" calcext:value-type="float">
            <text:p>-0.4852602</text:p>
          </table:table-cell>
          <table:table-cell table:number-columns-repeated="8"/>
          <table:table-cell table:formula="of:=[.B415]*COS([.C415])" office:value-type="float" office:value="-26.3234169018758" calcext:value-type="float">
            <text:p>-26.3234169018758</text:p>
          </table:table-cell>
          <table:table-cell table:formula="of:=[.B415]*SIN([.C415])" office:value-type="float" office:value="3.02387576645239" calcext:value-type="float">
            <text:p>3.0238757664523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5.83448" calcext:value-type="float">
            <text:p>-25.83448</text:p>
          </table:table-cell>
          <table:table-cell office:value-type="float" office:value="3.420054" calcext:value-type="float">
            <text:p>3.420054</text:p>
          </table:table-cell>
          <table:table-cell office:value-type="float" office:value="1477010463700000" calcext:value-type="float">
            <text:p>1477010463700000</text:p>
          </table:table-cell>
          <table:table-cell office:value-type="float" office:value="-25.78605" calcext:value-type="float">
            <text:p>-25.78605</text:p>
          </table:table-cell>
          <table:table-cell office:value-type="float" office:value="3.201385" calcext:value-type="float">
            <text:p>3.201385</text:p>
          </table:table-cell>
          <table:table-cell office:value-type="float" office:value="2.015821" calcext:value-type="float">
            <text:p>2.015821</text:p>
          </table:table-cell>
          <table:table-cell office:value-type="float" office:value="4.458284" calcext:value-type="float">
            <text:p>4.458284</text:p>
          </table:table-cell>
          <table:table-cell office:value-type="float" office:value="1.146154" calcext:value-type="float">
            <text:p>1.146154</text:p>
          </table:table-cell>
          <table:table-cell office:value-type="float" office:value="-0.4819687" calcext:value-type="float">
            <text:p>-0.48196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4731" calcext:value-type="float">
            <text:p>26.44731</text:p>
          </table:table-cell>
          <table:table-cell office:value-type="float" office:value="2.999942" calcext:value-type="float">
            <text:p>2.999942</text:p>
          </table:table-cell>
          <table:table-cell office:value-type="float" office:value="-1.436008" calcext:value-type="float">
            <text:p>-1.436008</text:p>
          </table:table-cell>
          <table:table-cell office:value-type="float" office:value="1477010463750000" calcext:value-type="float">
            <text:p>1477010463750000</text:p>
          </table:table-cell>
          <table:table-cell office:value-type="float" office:value="-25.68259" calcext:value-type="float">
            <text:p>-25.68259</text:p>
          </table:table-cell>
          <table:table-cell office:value-type="float" office:value="3.423063" calcext:value-type="float">
            <text:p>3.423063</text:p>
          </table:table-cell>
          <table:table-cell office:value-type="float" office:value="2.124519" calcext:value-type="float">
            <text:p>2.124519</text:p>
          </table:table-cell>
          <table:table-cell office:value-type="float" office:value="4.41227" calcext:value-type="float">
            <text:p>4.41227</text:p>
          </table:table-cell>
          <table:table-cell office:value-type="float" office:value="1.122056" calcext:value-type="float">
            <text:p>1.122056</text:p>
          </table:table-cell>
          <table:table-cell office:value-type="float" office:value="-0.4786011" calcext:value-type="float">
            <text:p>-0.4786011</text:p>
          </table:table-cell>
          <table:table-cell table:number-columns-repeated="8"/>
          <table:table-cell table:formula="of:=[.B417]*COS([.C417])" office:value-type="float" office:value="-26.18242194104" calcext:value-type="float">
            <text:p>-26.18242194104</text:p>
          </table:table-cell>
          <table:table-cell table:formula="of:=[.B417]*SIN([.C417])" office:value-type="float" office:value="3.73376318711373" calcext:value-type="float">
            <text:p>3.7337631871137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5.66661" calcext:value-type="float">
            <text:p>-25.66661</text:p>
          </table:table-cell>
          <table:table-cell office:value-type="float" office:value="3.635086" calcext:value-type="float">
            <text:p>3.635086</text:p>
          </table:table-cell>
          <table:table-cell office:value-type="float" office:value="1477010463800000" calcext:value-type="float">
            <text:p>1477010463800000</text:p>
          </table:table-cell>
          <table:table-cell office:value-type="float" office:value="-25.57373" calcext:value-type="float">
            <text:p>-25.57373</text:p>
          </table:table-cell>
          <table:table-cell office:value-type="float" office:value="3.642385" calcext:value-type="float">
            <text:p>3.642385</text:p>
          </table:table-cell>
          <table:table-cell office:value-type="float" office:value="2.231463" calcext:value-type="float">
            <text:p>2.231463</text:p>
          </table:table-cell>
          <table:table-cell office:value-type="float" office:value="4.364038" calcext:value-type="float">
            <text:p>4.364038</text:p>
          </table:table-cell>
          <table:table-cell office:value-type="float" office:value="1.098126" calcext:value-type="float">
            <text:p>1.098126</text:p>
          </table:table-cell>
          <table:table-cell office:value-type="float" office:value="-0.4751579" calcext:value-type="float">
            <text:p>-0.47515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76844" calcext:value-type="float">
            <text:p>25.76844</text:p>
          </table:table-cell>
          <table:table-cell office:value-type="float" office:value="3.019702" calcext:value-type="float">
            <text:p>3.019702</text:p>
          </table:table-cell>
          <table:table-cell office:value-type="float" office:value="-1.631517" calcext:value-type="float">
            <text:p>-1.631517</text:p>
          </table:table-cell>
          <table:table-cell office:value-type="float" office:value="1477010463850000" calcext:value-type="float">
            <text:p>1477010463850000</text:p>
          </table:table-cell>
          <table:table-cell office:value-type="float" office:value="-25.45958" calcext:value-type="float">
            <text:p>-25.45958</text:p>
          </table:table-cell>
          <table:table-cell office:value-type="float" office:value="3.859241" calcext:value-type="float">
            <text:p>3.859241</text:p>
          </table:table-cell>
          <table:table-cell office:value-type="float" office:value="2.336602" calcext:value-type="float">
            <text:p>2.336602</text:p>
          </table:table-cell>
          <table:table-cell office:value-type="float" office:value="4.31367" calcext:value-type="float">
            <text:p>4.31367</text:p>
          </table:table-cell>
          <table:table-cell office:value-type="float" office:value="1.074368" calcext:value-type="float">
            <text:p>1.074368</text:p>
          </table:table-cell>
          <table:table-cell office:value-type="float" office:value="-0.4716397" calcext:value-type="float">
            <text:p>-0.4716397</text:p>
          </table:table-cell>
          <table:table-cell table:number-columns-repeated="8"/>
          <table:table-cell table:formula="of:=[.B419]*COS([.C419])" office:value-type="float" office:value="-25.5772517614117" calcext:value-type="float">
            <text:p>-25.5772517614117</text:p>
          </table:table-cell>
          <table:table-cell table:formula="of:=[.B419]*SIN([.C419])" office:value-type="float" office:value="3.13316012469214" calcext:value-type="float">
            <text:p>3.1331601246921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5.74924" calcext:value-type="float">
            <text:p>-25.74924</text:p>
          </table:table-cell>
          <table:table-cell office:value-type="float" office:value="3.999675" calcext:value-type="float">
            <text:p>3.999675</text:p>
          </table:table-cell>
          <table:table-cell office:value-type="float" office:value="1477010463900000" calcext:value-type="float">
            <text:p>1477010463900000</text:p>
          </table:table-cell>
          <table:table-cell office:value-type="float" office:value="-25.34022" calcext:value-type="float">
            <text:p>-25.34022</text:p>
          </table:table-cell>
          <table:table-cell office:value-type="float" office:value="4.073527" calcext:value-type="float">
            <text:p>4.073527</text:p>
          </table:table-cell>
          <table:table-cell office:value-type="float" office:value="2.439886" calcext:value-type="float">
            <text:p>2.439886</text:p>
          </table:table-cell>
          <table:table-cell office:value-type="float" office:value="4.261248" calcext:value-type="float">
            <text:p>4.261248</text:p>
          </table:table-cell>
          <table:table-cell office:value-type="float" office:value="1.050786" calcext:value-type="float">
            <text:p>1.050786</text:p>
          </table:table-cell>
          <table:table-cell office:value-type="float" office:value="-0.468047" calcext:value-type="float">
            <text:p>-0.4680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62843" calcext:value-type="float">
            <text:p>25.62843</text:p>
          </table:table-cell>
          <table:table-cell office:value-type="float" office:value="2.994471" calcext:value-type="float">
            <text:p>2.994471</text:p>
          </table:table-cell>
          <table:table-cell office:value-type="float" office:value="-1.70553" calcext:value-type="float">
            <text:p>-1.70553</text:p>
          </table:table-cell>
          <table:table-cell office:value-type="float" office:value="1477010463950000" calcext:value-type="float">
            <text:p>1477010463950000</text:p>
          </table:table-cell>
          <table:table-cell office:value-type="float" office:value="-25.21574" calcext:value-type="float">
            <text:p>-25.21574</text:p>
          </table:table-cell>
          <table:table-cell office:value-type="float" office:value="4.285143" calcext:value-type="float">
            <text:p>4.285143</text:p>
          </table:table-cell>
          <table:table-cell office:value-type="float" office:value="2.541269" calcext:value-type="float">
            <text:p>2.541269</text:p>
          </table:table-cell>
          <table:table-cell office:value-type="float" office:value="4.206857" calcext:value-type="float">
            <text:p>4.206857</text:p>
          </table:table-cell>
          <table:table-cell office:value-type="float" office:value="1.027384" calcext:value-type="float">
            <text:p>1.027384</text:p>
          </table:table-cell>
          <table:table-cell office:value-type="float" office:value="-0.4643804" calcext:value-type="float">
            <text:p>-0.4643804</text:p>
          </table:table-cell>
          <table:table-cell table:number-columns-repeated="8"/>
          <table:table-cell table:formula="of:=[.B421]*COS([.C421])" office:value-type="float" office:value="-25.3515690470212" calcext:value-type="float">
            <text:p>-25.3515690470212</text:p>
          </table:table-cell>
          <table:table-cell table:formula="of:=[.B421]*SIN([.C421])" office:value-type="float" office:value="3.75690978318844" calcext:value-type="float">
            <text:p>3.7569097831884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5.02143" calcext:value-type="float">
            <text:p>-25.02143</text:p>
          </table:table-cell>
          <table:table-cell office:value-type="float" office:value="4.528026" calcext:value-type="float">
            <text:p>4.528026</text:p>
          </table:table-cell>
          <table:table-cell office:value-type="float" office:value="1477010464000000" calcext:value-type="float">
            <text:p>1477010464000000</text:p>
          </table:table-cell>
          <table:table-cell office:value-type="float" office:value="-25.08625" calcext:value-type="float">
            <text:p>-25.08625</text:p>
          </table:table-cell>
          <table:table-cell office:value-type="float" office:value="4.493991" calcext:value-type="float">
            <text:p>4.493991</text:p>
          </table:table-cell>
          <table:table-cell office:value-type="float" office:value="2.64071" calcext:value-type="float">
            <text:p>2.64071</text:p>
          </table:table-cell>
          <table:table-cell office:value-type="float" office:value="4.150582" calcext:value-type="float">
            <text:p>4.150582</text:p>
          </table:table-cell>
          <table:table-cell office:value-type="float" office:value="1.004165" calcext:value-type="float">
            <text:p>1.004165</text:p>
          </table:table-cell>
          <table:table-cell office:value-type="float" office:value="-0.4606404" calcext:value-type="float">
            <text:p>-0.46064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65146" calcext:value-type="float">
            <text:p>24.65146</text:p>
          </table:table-cell>
          <table:table-cell office:value-type="float" office:value="2.965886" calcext:value-type="float">
            <text:p>2.965886</text:p>
          </table:table-cell>
          <table:table-cell office:value-type="float" office:value="-1.641908" calcext:value-type="float">
            <text:p>-1.641908</text:p>
          </table:table-cell>
          <table:table-cell office:value-type="float" office:value="1477010464050000" calcext:value-type="float">
            <text:p>1477010464050000</text:p>
          </table:table-cell>
          <table:table-cell office:value-type="float" office:value="-24.95183" calcext:value-type="float">
            <text:p>-24.95183</text:p>
          </table:table-cell>
          <table:table-cell office:value-type="float" office:value="4.699982" calcext:value-type="float">
            <text:p>4.699982</text:p>
          </table:table-cell>
          <table:table-cell office:value-type="float" office:value="2.73817" calcext:value-type="float">
            <text:p>2.73817</text:p>
          </table:table-cell>
          <table:table-cell office:value-type="float" office:value="4.09251" calcext:value-type="float">
            <text:p>4.09251</text:p>
          </table:table-cell>
          <table:table-cell office:value-type="float" office:value="0.9811327" calcext:value-type="float">
            <text:p>0.9811327</text:p>
          </table:table-cell>
          <table:table-cell office:value-type="float" office:value="-0.4568277" calcext:value-type="float">
            <text:p>-0.4568277</text:p>
          </table:table-cell>
          <table:table-cell table:number-columns-repeated="8"/>
          <table:table-cell table:formula="of:=[.B423]*COS([.C423])" office:value-type="float" office:value="-24.2719078528541" calcext:value-type="float">
            <text:p>-24.2719078528541</text:p>
          </table:table-cell>
          <table:table-cell table:formula="of:=[.B423]*SIN([.C423])" office:value-type="float" office:value="4.30917269486357" calcext:value-type="float">
            <text:p>4.3091726948635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5.03631" calcext:value-type="float">
            <text:p>-25.03631</text:p>
          </table:table-cell>
          <table:table-cell office:value-type="float" office:value="4.884993" calcext:value-type="float">
            <text:p>4.884993</text:p>
          </table:table-cell>
          <table:table-cell office:value-type="float" office:value="1477010464100000" calcext:value-type="float">
            <text:p>1477010464100000</text:p>
          </table:table-cell>
          <table:table-cell office:value-type="float" office:value="-24.8126" calcext:value-type="float">
            <text:p>-24.8126</text:p>
          </table:table-cell>
          <table:table-cell office:value-type="float" office:value="4.903026" calcext:value-type="float">
            <text:p>4.903026</text:p>
          </table:table-cell>
          <table:table-cell office:value-type="float" office:value="2.833613" calcext:value-type="float">
            <text:p>2.833613</text:p>
          </table:table-cell>
          <table:table-cell office:value-type="float" office:value="4.032728" calcext:value-type="float">
            <text:p>4.032728</text:p>
          </table:table-cell>
          <table:table-cell office:value-type="float" office:value="0.9582913" calcext:value-type="float">
            <text:p>0.9582913</text:p>
          </table:table-cell>
          <table:table-cell office:value-type="float" office:value="-0.4529429" calcext:value-type="float">
            <text:p>-0.45294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86058" calcext:value-type="float">
            <text:p>24.86058</text:p>
          </table:table-cell>
          <table:table-cell office:value-type="float" office:value="2.940754" calcext:value-type="float">
            <text:p>2.940754</text:p>
          </table:table-cell>
          <table:table-cell office:value-type="float" office:value="-1.973935" calcext:value-type="float">
            <text:p>-1.973935</text:p>
          </table:table-cell>
          <table:table-cell office:value-type="float" office:value="1477010464150000" calcext:value-type="float">
            <text:p>1477010464150000</text:p>
          </table:table-cell>
          <table:table-cell office:value-type="float" office:value="-24.66865" calcext:value-type="float">
            <text:p>-24.66865</text:p>
          </table:table-cell>
          <table:table-cell office:value-type="float" office:value="5.103041" calcext:value-type="float">
            <text:p>5.103041</text:p>
          </table:table-cell>
          <table:table-cell office:value-type="float" office:value="2.927008" calcext:value-type="float">
            <text:p>2.927008</text:p>
          </table:table-cell>
          <table:table-cell office:value-type="float" office:value="3.971324" calcext:value-type="float">
            <text:p>3.971324</text:p>
          </table:table-cell>
          <table:table-cell office:value-type="float" office:value="0.9356441" calcext:value-type="float">
            <text:p>0.9356441</text:p>
          </table:table-cell>
          <table:table-cell office:value-type="float" office:value="-0.4489866" calcext:value-type="float">
            <text:p>-0.4489866</text:p>
          </table:table-cell>
          <table:table-cell table:number-columns-repeated="8"/>
          <table:table-cell table:formula="of:=[.B425]*COS([.C425])" office:value-type="float" office:value="-24.3608728565303" calcext:value-type="float">
            <text:p>-24.3608728565303</text:p>
          </table:table-cell>
          <table:table-cell table:formula="of:=[.B425]*SIN([.C425])" office:value-type="float" office:value="4.95946686694902" calcext:value-type="float">
            <text:p>4.9594668669490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4.50414" calcext:value-type="float">
            <text:p>-24.50414</text:p>
          </table:table-cell>
          <table:table-cell office:value-type="float" office:value="5.352928" calcext:value-type="float">
            <text:p>5.352928</text:p>
          </table:table-cell>
          <table:table-cell office:value-type="float" office:value="1477010464200000" calcext:value-type="float">
            <text:p>1477010464200000</text:p>
          </table:table-cell>
          <table:table-cell office:value-type="float" office:value="-24.52008" calcext:value-type="float">
            <text:p>-24.52008</text:p>
          </table:table-cell>
          <table:table-cell office:value-type="float" office:value="5.299948" calcext:value-type="float">
            <text:p>5.299948</text:p>
          </table:table-cell>
          <table:table-cell office:value-type="float" office:value="3.018326" calcext:value-type="float">
            <text:p>3.018326</text:p>
          </table:table-cell>
          <table:table-cell office:value-type="float" office:value="3.908388" calcext:value-type="float">
            <text:p>3.908388</text:p>
          </table:table-cell>
          <table:table-cell office:value-type="float" office:value="0.9131948" calcext:value-type="float">
            <text:p>0.9131948</text:p>
          </table:table-cell>
          <table:table-cell office:value-type="float" office:value="-0.4449593" calcext:value-type="float">
            <text:p>-0.44495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9457" calcext:value-type="float">
            <text:p>24.99457</text:p>
          </table:table-cell>
          <table:table-cell office:value-type="float" office:value="2.930138" calcext:value-type="float">
            <text:p>2.930138</text:p>
          </table:table-cell>
          <table:table-cell office:value-type="float" office:value="-2.492785" calcext:value-type="float">
            <text:p>-2.492785</text:p>
          </table:table-cell>
          <table:table-cell office:value-type="float" office:value="1477010464250000" calcext:value-type="float">
            <text:p>1477010464250000</text:p>
          </table:table-cell>
          <table:table-cell office:value-type="float" office:value="-24.367" calcext:value-type="float">
            <text:p>-24.367</text:p>
          </table:table-cell>
          <table:table-cell office:value-type="float" office:value="5.493672" calcext:value-type="float">
            <text:p>5.493672</text:p>
          </table:table-cell>
          <table:table-cell office:value-type="float" office:value="3.107543" calcext:value-type="float">
            <text:p>3.107543</text:p>
          </table:table-cell>
          <table:table-cell office:value-type="float" office:value="3.844007" calcext:value-type="float">
            <text:p>3.844007</text:p>
          </table:table-cell>
          <table:table-cell office:value-type="float" office:value="0.8909468" calcext:value-type="float">
            <text:p>0.8909468</text:p>
          </table:table-cell>
          <table:table-cell office:value-type="float" office:value="-0.4408618" calcext:value-type="float">
            <text:p>-0.4408618</text:p>
          </table:table-cell>
          <table:table-cell table:number-columns-repeated="8"/>
          <table:table-cell table:formula="of:=[.B427]*COS([.C427])" office:value-type="float" office:value="-24.4378570224423" calcext:value-type="float">
            <text:p>-24.4378570224423</text:p>
          </table:table-cell>
          <table:table-cell table:formula="of:=[.B427]*SIN([.C427])" office:value-type="float" office:value="5.24591971303081" calcext:value-type="float">
            <text:p>5.2459197130308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4.1159" calcext:value-type="float">
            <text:p>-24.1159</text:p>
          </table:table-cell>
          <table:table-cell office:value-type="float" office:value="5.611521" calcext:value-type="float">
            <text:p>5.611521</text:p>
          </table:table-cell>
          <table:table-cell office:value-type="float" office:value="1477010464300000" calcext:value-type="float">
            <text:p>1477010464300000</text:p>
          </table:table-cell>
          <table:table-cell office:value-type="float" office:value="-24.20952" calcext:value-type="float">
            <text:p>-24.20952</text:p>
          </table:table-cell>
          <table:table-cell office:value-type="float" office:value="5.684145" calcext:value-type="float">
            <text:p>5.684145</text:p>
          </table:table-cell>
          <table:table-cell office:value-type="float" office:value="3.194637" calcext:value-type="float">
            <text:p>3.194637</text:p>
          </table:table-cell>
          <table:table-cell office:value-type="float" office:value="3.778271" calcext:value-type="float">
            <text:p>3.778271</text:p>
          </table:table-cell>
          <table:table-cell office:value-type="float" office:value="0.8689038" calcext:value-type="float">
            <text:p>0.8689038</text:p>
          </table:table-cell>
          <table:table-cell office:value-type="float" office:value="-0.4366947" calcext:value-type="float">
            <text:p>-0.43669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204" calcext:value-type="float">
            <text:p>25.0204</text:p>
          </table:table-cell>
          <table:table-cell office:value-type="float" office:value="2.950248" calcext:value-type="float">
            <text:p>2.950248</text:p>
          </table:table-cell>
          <table:table-cell office:value-type="float" office:value="-2.652488" calcext:value-type="float">
            <text:p>-2.652488</text:p>
          </table:table-cell>
          <table:table-cell office:value-type="float" office:value="1477010464350000" calcext:value-type="float">
            <text:p>1477010464350000</text:p>
          </table:table-cell>
          <table:table-cell office:value-type="float" office:value="-24.04774" calcext:value-type="float">
            <text:p>-24.04774</text:p>
          </table:table-cell>
          <table:table-cell office:value-type="float" office:value="5.871299" calcext:value-type="float">
            <text:p>5.871299</text:p>
          </table:table-cell>
          <table:table-cell office:value-type="float" office:value="3.27959" calcext:value-type="float">
            <text:p>3.27959</text:p>
          </table:table-cell>
          <table:table-cell office:value-type="float" office:value="3.71127" calcext:value-type="float">
            <text:p>3.71127</text:p>
          </table:table-cell>
          <table:table-cell office:value-type="float" office:value="0.847069" calcext:value-type="float">
            <text:p>0.847069</text:p>
          </table:table-cell>
          <table:table-cell office:value-type="float" office:value="-0.4324586" calcext:value-type="float">
            <text:p>-0.4324586</text:p>
          </table:table-cell>
          <table:table-cell table:number-columns-repeated="8"/>
          <table:table-cell table:formula="of:=[.B429]*COS([.C429])" office:value-type="float" office:value="-24.5637626283418" calcext:value-type="float">
            <text:p>-24.5637626283418</text:p>
          </table:table-cell>
          <table:table-cell table:formula="of:=[.B429]*SIN([.C429])" office:value-type="float" office:value="4.75835913929152" calcext:value-type="float">
            <text:p>4.7583591392915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3.9153" calcext:value-type="float">
            <text:p>-23.9153</text:p>
          </table:table-cell>
          <table:table-cell office:value-type="float" office:value="5.943773" calcext:value-type="float">
            <text:p>5.943773</text:p>
          </table:table-cell>
          <table:table-cell office:value-type="float" office:value="1477010464400000" calcext:value-type="float">
            <text:p>1477010464400000</text:p>
          </table:table-cell>
          <table:table-cell office:value-type="float" office:value="-23.88176" calcext:value-type="float">
            <text:p>-23.88176</text:p>
          </table:table-cell>
          <table:table-cell office:value-type="float" office:value="6.055076" calcext:value-type="float">
            <text:p>6.055076</text:p>
          </table:table-cell>
          <table:table-cell office:value-type="float" office:value="3.362388" calcext:value-type="float">
            <text:p>3.362388</text:p>
          </table:table-cell>
          <table:table-cell office:value-type="float" office:value="3.643093" calcext:value-type="float">
            <text:p>3.643093</text:p>
          </table:table-cell>
          <table:table-cell office:value-type="float" office:value="0.8254461" calcext:value-type="float">
            <text:p>0.8254461</text:p>
          </table:table-cell>
          <table:table-cell office:value-type="float" office:value="-0.4281543" calcext:value-type="float">
            <text:p>-0.42815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41514" calcext:value-type="float">
            <text:p>24.41514</text:p>
          </table:table-cell>
          <table:table-cell office:value-type="float" office:value="2.874453" calcext:value-type="float">
            <text:p>2.874453</text:p>
          </table:table-cell>
          <table:table-cell office:value-type="float" office:value="-1.954509" calcext:value-type="float">
            <text:p>-1.954509</text:p>
          </table:table-cell>
          <table:table-cell office:value-type="float" office:value="1477010464450000" calcext:value-type="float">
            <text:p>1477010464450000</text:p>
          </table:table-cell>
          <table:table-cell office:value-type="float" office:value="-23.71171" calcext:value-type="float">
            <text:p>-23.71171</text:p>
          </table:table-cell>
          <table:table-cell office:value-type="float" office:value="6.235417" calcext:value-type="float">
            <text:p>6.235417</text:p>
          </table:table-cell>
          <table:table-cell office:value-type="float" office:value="3.443019" calcext:value-type="float">
            <text:p>3.443019</text:p>
          </table:table-cell>
          <table:table-cell office:value-type="float" office:value="3.57383" calcext:value-type="float">
            <text:p>3.57383</text:p>
          </table:table-cell>
          <table:table-cell office:value-type="float" office:value="0.8040384" calcext:value-type="float">
            <text:p>0.8040384</text:p>
          </table:table-cell>
          <table:table-cell office:value-type="float" office:value="-0.4237823" calcext:value-type="float">
            <text:p>-0.4237823</text:p>
          </table:table-cell>
          <table:table-cell table:number-columns-repeated="8"/>
          <table:table-cell table:formula="of:=[.B431]*COS([.C431])" office:value-type="float" office:value="-23.5491324706746" calcext:value-type="float">
            <text:p>-23.5491324706746</text:p>
          </table:table-cell>
          <table:table-cell table:formula="of:=[.B431]*SIN([.C431])" office:value-type="float" office:value="6.44495314942005" calcext:value-type="float">
            <text:p>6.4449531494200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3.64709" calcext:value-type="float">
            <text:p>-23.64709</text:p>
          </table:table-cell>
          <table:table-cell office:value-type="float" office:value="6.29102" calcext:value-type="float">
            <text:p>6.29102</text:p>
          </table:table-cell>
          <table:table-cell office:value-type="float" office:value="1477010464500000" calcext:value-type="float">
            <text:p>1477010464500000</text:p>
          </table:table-cell>
          <table:table-cell office:value-type="float" office:value="-23.53768" calcext:value-type="float">
            <text:p>-23.53768</text:p>
          </table:table-cell>
          <table:table-cell office:value-type="float" office:value="6.412271" calcext:value-type="float">
            <text:p>6.412271</text:p>
          </table:table-cell>
          <table:table-cell office:value-type="float" office:value="3.521475" calcext:value-type="float">
            <text:p>3.521475</text:p>
          </table:table-cell>
          <table:table-cell office:value-type="float" office:value="3.503569" calcext:value-type="float">
            <text:p>3.503569</text:p>
          </table:table-cell>
          <table:table-cell office:value-type="float" office:value="0.7828493" calcext:value-type="float">
            <text:p>0.7828493</text:p>
          </table:table-cell>
          <table:table-cell office:value-type="float" office:value="-0.4193434" calcext:value-type="float">
            <text:p>-0.41934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6376" calcext:value-type="float">
            <text:p>24.6376</text:p>
          </table:table-cell>
          <table:table-cell office:value-type="float" office:value="2.873031" calcext:value-type="float">
            <text:p>2.873031</text:p>
          </table:table-cell>
          <table:table-cell office:value-type="float" office:value="-2.305615" calcext:value-type="float">
            <text:p>-2.305615</text:p>
          </table:table-cell>
          <table:table-cell office:value-type="float" office:value="1477010464550000" calcext:value-type="float">
            <text:p>1477010464550000</text:p>
          </table:table-cell>
          <table:table-cell office:value-type="float" office:value="-23.35978" calcext:value-type="float">
            <text:p>-23.35978</text:p>
          </table:table-cell>
          <table:table-cell office:value-type="float" office:value="6.585591" calcext:value-type="float">
            <text:p>6.585591</text:p>
          </table:table-cell>
          <table:table-cell office:value-type="float" office:value="3.597751" calcext:value-type="float">
            <text:p>3.597751</text:p>
          </table:table-cell>
          <table:table-cell office:value-type="float" office:value="3.432399" calcext:value-type="float">
            <text:p>3.432399</text:p>
          </table:table-cell>
          <table:table-cell office:value-type="float" office:value="0.7618821" calcext:value-type="float">
            <text:p>0.7618821</text:p>
          </table:table-cell>
          <table:table-cell office:value-type="float" office:value="-0.4148383" calcext:value-type="float">
            <text:p>-0.4148383</text:p>
          </table:table-cell>
          <table:table-cell table:number-columns-repeated="8"/>
          <table:table-cell table:formula="of:=[.B433]*COS([.C433])" office:value-type="float" office:value="-23.7544295402922" calcext:value-type="float">
            <text:p>-23.7544295402922</text:p>
          </table:table-cell>
          <table:table-cell table:formula="of:=[.B433]*SIN([.C433])" office:value-type="float" office:value="6.53746212037169" calcext:value-type="float">
            <text:p>6.5374621203716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3.00988" calcext:value-type="float">
            <text:p>-23.00988</text:p>
          </table:table-cell>
          <table:table-cell office:value-type="float" office:value="6.861822" calcext:value-type="float">
            <text:p>6.861822</text:p>
          </table:table-cell>
          <table:table-cell office:value-type="float" office:value="1477010464600000" calcext:value-type="float">
            <text:p>1477010464600000</text:p>
          </table:table-cell>
          <table:table-cell office:value-type="float" office:value="-23.17813" calcext:value-type="float">
            <text:p>-23.17813</text:p>
          </table:table-cell>
          <table:table-cell office:value-type="float" office:value="6.755333" calcext:value-type="float">
            <text:p>6.755333</text:p>
          </table:table-cell>
          <table:table-cell office:value-type="float" office:value="3.671846" calcext:value-type="float">
            <text:p>3.671846</text:p>
          </table:table-cell>
          <table:table-cell office:value-type="float" office:value="3.360409" calcext:value-type="float">
            <text:p>3.360409</text:p>
          </table:table-cell>
          <table:table-cell office:value-type="float" office:value="0.7411402" calcext:value-type="float">
            <text:p>0.7411402</text:p>
          </table:table-cell>
          <table:table-cell office:value-type="float" office:value="-0.4102676" calcext:value-type="float">
            <text:p>-0.41026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9842" calcext:value-type="float">
            <text:p>23.49842</text:p>
          </table:table-cell>
          <table:table-cell office:value-type="float" office:value="2.894761" calcext:value-type="float">
            <text:p>2.894761</text:p>
          </table:table-cell>
          <table:table-cell office:value-type="float" office:value="-2.544379" calcext:value-type="float">
            <text:p>-2.544379</text:p>
          </table:table-cell>
          <table:table-cell office:value-type="float" office:value="1477010464650000" calcext:value-type="float">
            <text:p>1477010464650000</text:p>
          </table:table-cell>
          <table:table-cell office:value-type="float" office:value="-22.99282" calcext:value-type="float">
            <text:p>-22.99282</text:p>
          </table:table-cell>
          <table:table-cell office:value-type="float" office:value="6.921459" calcext:value-type="float">
            <text:p>6.921459</text:p>
          </table:table-cell>
          <table:table-cell office:value-type="float" office:value="3.743759" calcext:value-type="float">
            <text:p>3.743759</text:p>
          </table:table-cell>
          <table:table-cell office:value-type="float" office:value="3.287685" calcext:value-type="float">
            <text:p>3.287685</text:p>
          </table:table-cell>
          <table:table-cell office:value-type="float" office:value="0.7206268" calcext:value-type="float">
            <text:p>0.7206268</text:p>
          </table:table-cell>
          <table:table-cell office:value-type="float" office:value="-0.4056322" calcext:value-type="float">
            <text:p>-0.4056322</text:p>
          </table:table-cell>
          <table:table-cell table:number-columns-repeated="8"/>
          <table:table-cell table:formula="of:=[.B435]*COS([.C435])" office:value-type="float" office:value="-22.7862162264213" calcext:value-type="float">
            <text:p>-22.7862162264213</text:p>
          </table:table-cell>
          <table:table-cell table:formula="of:=[.B435]*SIN([.C435])" office:value-type="float" office:value="5.74143645607731" calcext:value-type="float">
            <text:p>5.7414364560773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2.69912" calcext:value-type="float">
            <text:p>-22.69912</text:p>
          </table:table-cell>
          <table:table-cell office:value-type="float" office:value="7.063003" calcext:value-type="float">
            <text:p>7.063003</text:p>
          </table:table-cell>
          <table:table-cell office:value-type="float" office:value="1477010464700000" calcext:value-type="float">
            <text:p>1477010464700000</text:p>
          </table:table-cell>
          <table:table-cell office:value-type="float" office:value="-22.80398" calcext:value-type="float">
            <text:p>-22.80398</text:p>
          </table:table-cell>
          <table:table-cell office:value-type="float" office:value="7.083934" calcext:value-type="float">
            <text:p>7.083934</text:p>
          </table:table-cell>
          <table:table-cell office:value-type="float" office:value="3.813497" calcext:value-type="float">
            <text:p>3.813497</text:p>
          </table:table-cell>
          <table:table-cell office:value-type="float" office:value="3.214315" calcext:value-type="float">
            <text:p>3.214315</text:p>
          </table:table-cell>
          <table:table-cell office:value-type="float" office:value="0.7003452" calcext:value-type="float">
            <text:p>0.7003452</text:p>
          </table:table-cell>
          <table:table-cell office:value-type="float" office:value="-0.4009327" calcext:value-type="float">
            <text:p>-0.40093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1546" calcext:value-type="float">
            <text:p>23.41546</text:p>
          </table:table-cell>
          <table:table-cell office:value-type="float" office:value="2.848655" calcext:value-type="float">
            <text:p>2.848655</text:p>
          </table:table-cell>
          <table:table-cell office:value-type="float" office:value="-2.969744" calcext:value-type="float">
            <text:p>-2.969744</text:p>
          </table:table-cell>
          <table:table-cell office:value-type="float" office:value="1477010464750000" calcext:value-type="float">
            <text:p>1477010464750000</text:p>
          </table:table-cell>
          <table:table-cell office:value-type="float" office:value="-22.61171" calcext:value-type="float">
            <text:p>-22.61171</text:p>
          </table:table-cell>
          <table:table-cell office:value-type="float" office:value="7.242727" calcext:value-type="float">
            <text:p>7.242727</text:p>
          </table:table-cell>
          <table:table-cell office:value-type="float" office:value="3.881065" calcext:value-type="float">
            <text:p>3.881065</text:p>
          </table:table-cell>
          <table:table-cell office:value-type="float" office:value="3.140384" calcext:value-type="float">
            <text:p>3.140384</text:p>
          </table:table-cell>
          <table:table-cell office:value-type="float" office:value="0.6802985" calcext:value-type="float">
            <text:p>0.6802985</text:p>
          </table:table-cell>
          <table:table-cell office:value-type="float" office:value="-0.39617" calcext:value-type="float">
            <text:p>-0.39617</text:p>
          </table:table-cell>
          <table:table-cell table:number-columns-repeated="8"/>
          <table:table-cell table:formula="of:=[.B437]*COS([.C437])" office:value-type="float" office:value="-22.4179546934258" calcext:value-type="float">
            <text:p>-22.4179546934258</text:p>
          </table:table-cell>
          <table:table-cell table:formula="of:=[.B437]*SIN([.C437])" office:value-type="float" office:value="6.7615881547981" calcext:value-type="float">
            <text:p>6.761588154798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2.50832" calcext:value-type="float">
            <text:p>-22.50832</text:p>
          </table:table-cell>
          <table:table-cell office:value-type="float" office:value="7.315242" calcext:value-type="float">
            <text:p>7.315242</text:p>
          </table:table-cell>
          <table:table-cell office:value-type="float" office:value="1477010464800000" calcext:value-type="float">
            <text:p>1477010464800000</text:p>
          </table:table-cell>
          <table:table-cell office:value-type="float" office:value="-22.41611" calcext:value-type="float">
            <text:p>-22.41611</text:p>
          </table:table-cell>
          <table:table-cell office:value-type="float" office:value="7.397815" calcext:value-type="float">
            <text:p>7.397815</text:p>
          </table:table-cell>
          <table:table-cell office:value-type="float" office:value="3.946474" calcext:value-type="float">
            <text:p>3.946474</text:p>
          </table:table-cell>
          <table:table-cell office:value-type="float" office:value="3.065978" calcext:value-type="float">
            <text:p>3.065978</text:p>
          </table:table-cell>
          <table:table-cell office:value-type="float" office:value="0.6604901" calcext:value-type="float">
            <text:p>0.6604901</text:p>
          </table:table-cell>
          <table:table-cell office:value-type="float" office:value="-0.3913446" calcext:value-type="float">
            <text:p>-0.39134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1126" calcext:value-type="float">
            <text:p>23.41126</text:p>
          </table:table-cell>
          <table:table-cell office:value-type="float" office:value="2.799455" calcext:value-type="float">
            <text:p>2.799455</text:p>
          </table:table-cell>
          <table:table-cell office:value-type="float" office:value="-3.477012" calcext:value-type="float">
            <text:p>-3.477012</text:p>
          </table:table-cell>
          <table:table-cell office:value-type="float" office:value="1477010464850000" calcext:value-type="float">
            <text:p>1477010464850000</text:p>
          </table:table-cell>
          <table:table-cell office:value-type="float" office:value="-22.2173" calcext:value-type="float">
            <text:p>-22.2173</text:p>
          </table:table-cell>
          <table:table-cell office:value-type="float" office:value="7.549173" calcext:value-type="float">
            <text:p>7.549173</text:p>
          </table:table-cell>
          <table:table-cell office:value-type="float" office:value="4.009736" calcext:value-type="float">
            <text:p>4.009736</text:p>
          </table:table-cell>
          <table:table-cell office:value-type="float" office:value="2.99118" calcext:value-type="float">
            <text:p>2.99118</text:p>
          </table:table-cell>
          <table:table-cell office:value-type="float" office:value="0.6409228" calcext:value-type="float">
            <text:p>0.6409228</text:p>
          </table:table-cell>
          <table:table-cell office:value-type="float" office:value="-0.3864575" calcext:value-type="float">
            <text:p>-0.3864575</text:p>
          </table:table-cell>
          <table:table-cell table:number-columns-repeated="8"/>
          <table:table-cell table:formula="of:=[.B439]*COS([.C439])" office:value-type="float" office:value="-22.0543347598338" calcext:value-type="float">
            <text:p>-22.0543347598338</text:p>
          </table:table-cell>
          <table:table-cell table:formula="of:=[.B439]*SIN([.C439])" office:value-type="float" office:value="7.85451545856172" calcext:value-type="float">
            <text:p>7.8545154585617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2.19469" calcext:value-type="float">
            <text:p>-22.19469</text:p>
          </table:table-cell>
          <table:table-cell office:value-type="float" office:value="7.694784" calcext:value-type="float">
            <text:p>7.694784</text:p>
          </table:table-cell>
          <table:table-cell office:value-type="float" office:value="1477010464900000" calcext:value-type="float">
            <text:p>1477010464900000</text:p>
          </table:table-cell>
          <table:table-cell office:value-type="float" office:value="-22.01538" calcext:value-type="float">
            <text:p>-22.01538</text:p>
          </table:table-cell>
          <table:table-cell office:value-type="float" office:value="7.696786" calcext:value-type="float">
            <text:p>7.696786</text:p>
          </table:table-cell>
          <table:table-cell office:value-type="float" office:value="4.070867" calcext:value-type="float">
            <text:p>4.070867</text:p>
          </table:table-cell>
          <table:table-cell office:value-type="float" office:value="2.916073" calcext:value-type="float">
            <text:p>2.916073</text:p>
          </table:table-cell>
          <table:table-cell office:value-type="float" office:value="0.6215999" calcext:value-type="float">
            <text:p>0.6215999</text:p>
          </table:table-cell>
          <table:table-cell office:value-type="float" office:value="-0.3815093" calcext:value-type="float">
            <text:p>-0.38150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2996" calcext:value-type="float">
            <text:p>23.42996</text:p>
          </table:table-cell>
          <table:table-cell office:value-type="float" office:value="2.745711" calcext:value-type="float">
            <text:p>2.745711</text:p>
          </table:table-cell>
          <table:table-cell office:value-type="float" office:value="-2.707678" calcext:value-type="float">
            <text:p>-2.707678</text:p>
          </table:table-cell>
          <table:table-cell office:value-type="float" office:value="1477010464950000" calcext:value-type="float">
            <text:p>1477010464950000</text:p>
          </table:table-cell>
          <table:table-cell office:value-type="float" office:value="-21.81046" calcext:value-type="float">
            <text:p>-21.81046</text:p>
          </table:table-cell>
          <table:table-cell office:value-type="float" office:value="7.840639" calcext:value-type="float">
            <text:p>7.840639</text:p>
          </table:table-cell>
          <table:table-cell office:value-type="float" office:value="4.129885" calcext:value-type="float">
            <text:p>4.129885</text:p>
          </table:table-cell>
          <table:table-cell office:value-type="float" office:value="2.840738" calcext:value-type="float">
            <text:p>2.840738</text:p>
          </table:table-cell>
          <table:table-cell office:value-type="float" office:value="0.6025245" calcext:value-type="float">
            <text:p>0.6025245</text:p>
          </table:table-cell>
          <table:table-cell office:value-type="float" office:value="-0.3765009" calcext:value-type="float">
            <text:p>-0.3765009</text:p>
          </table:table-cell>
          <table:table-cell table:number-columns-repeated="8"/>
          <table:table-cell table:formula="of:=[.B441]*COS([.C441])" office:value-type="float" office:value="-21.6178151547506" calcext:value-type="float">
            <text:p>-21.6178151547506</text:p>
          </table:table-cell>
          <table:table-cell table:formula="of:=[.B441]*SIN([.C441])" office:value-type="float" office:value="9.03510340486679" calcext:value-type="float">
            <text:p>9.0351034048667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1.64727" calcext:value-type="float">
            <text:p>-21.64727</text:p>
          </table:table-cell>
          <table:table-cell office:value-type="float" office:value="7.94" calcext:value-type="float">
            <text:p>7.94</text:p>
          </table:table-cell>
          <table:table-cell office:value-type="float" office:value="1477010465000000" calcext:value-type="float">
            <text:p>1477010465000000</text:p>
          </table:table-cell>
          <table:table-cell office:value-type="float" office:value="-21.60264" calcext:value-type="float">
            <text:p>-21.60264</text:p>
          </table:table-cell>
          <table:table-cell office:value-type="float" office:value="7.980724" calcext:value-type="float">
            <text:p>7.980724</text:p>
          </table:table-cell>
          <table:table-cell office:value-type="float" office:value="4.186809" calcext:value-type="float">
            <text:p>4.186809</text:p>
          </table:table-cell>
          <table:table-cell office:value-type="float" office:value="2.765256" calcext:value-type="float">
            <text:p>2.765256</text:p>
          </table:table-cell>
          <table:table-cell office:value-type="float" office:value="0.5836994" calcext:value-type="float">
            <text:p>0.5836994</text:p>
          </table:table-cell>
          <table:table-cell office:value-type="float" office:value="-0.371433" calcext:value-type="float">
            <text:p>-0.3714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20885" calcext:value-type="float">
            <text:p>23.20885</text:p>
          </table:table-cell>
          <table:table-cell office:value-type="float" office:value="2.799455" calcext:value-type="float">
            <text:p>2.799455</text:p>
          </table:table-cell>
          <table:table-cell office:value-type="float" office:value="-2.949602" calcext:value-type="float">
            <text:p>-2.949602</text:p>
          </table:table-cell>
          <table:table-cell office:value-type="float" office:value="1477010465050000" calcext:value-type="float">
            <text:p>1477010465050000</text:p>
          </table:table-cell>
          <table:table-cell office:value-type="float" office:value="-21.39203" calcext:value-type="float">
            <text:p>-21.39203</text:p>
          </table:table-cell>
          <table:table-cell office:value-type="float" office:value="8.117035" calcext:value-type="float">
            <text:p>8.117035</text:p>
          </table:table-cell>
          <table:table-cell office:value-type="float" office:value="4.241663" calcext:value-type="float">
            <text:p>4.241663</text:p>
          </table:table-cell>
          <table:table-cell office:value-type="float" office:value="2.689706" calcext:value-type="float">
            <text:p>2.689706</text:p>
          </table:table-cell>
          <table:table-cell office:value-type="float" office:value="0.5651278" calcext:value-type="float">
            <text:p>0.5651278</text:p>
          </table:table-cell>
          <table:table-cell office:value-type="float" office:value="-0.3663065" calcext:value-type="float">
            <text:p>-0.3663065</text:p>
          </table:table-cell>
          <table:table-cell table:number-columns-repeated="8"/>
          <table:table-cell table:formula="of:=[.B443]*COS([.C443])" office:value-type="float" office:value="-21.8636565178794" calcext:value-type="float">
            <text:p>-21.8636565178794</text:p>
          </table:table-cell>
          <table:table-cell table:formula="of:=[.B443]*SIN([.C443])" office:value-type="float" office:value="7.78660657736662" calcext:value-type="float">
            <text:p>7.7866065773666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1.08525" calcext:value-type="float">
            <text:p>-21.08525</text:p>
          </table:table-cell>
          <table:table-cell office:value-type="float" office:value="7.832295" calcext:value-type="float">
            <text:p>7.832295</text:p>
          </table:table-cell>
          <table:table-cell office:value-type="float" office:value="1477010465100000" calcext:value-type="float">
            <text:p>1477010465100000</text:p>
          </table:table-cell>
          <table:table-cell office:value-type="float" office:value="-21.17873" calcext:value-type="float">
            <text:p>-21.17873</text:p>
          </table:table-cell>
          <table:table-cell office:value-type="float" office:value="8.249571" calcext:value-type="float">
            <text:p>8.249571</text:p>
          </table:table-cell>
          <table:table-cell office:value-type="float" office:value="4.294471" calcext:value-type="float">
            <text:p>4.294471</text:p>
          </table:table-cell>
          <table:table-cell office:value-type="float" office:value="2.614165" calcext:value-type="float">
            <text:p>2.614165</text:p>
          </table:table-cell>
          <table:table-cell office:value-type="float" office:value="0.5468125" calcext:value-type="float">
            <text:p>0.5468125</text:p>
          </table:table-cell>
          <table:table-cell office:value-type="float" office:value="-0.3611222" calcext:value-type="float">
            <text:p>-0.36112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55101" calcext:value-type="float">
            <text:p>22.55101</text:p>
          </table:table-cell>
          <table:table-cell office:value-type="float" office:value="2.717181" calcext:value-type="float">
            <text:p>2.717181</text:p>
          </table:table-cell>
          <table:table-cell office:value-type="float" office:value="-2.6054" calcext:value-type="float">
            <text:p>-2.6054</text:p>
          </table:table-cell>
          <table:table-cell office:value-type="float" office:value="1477010465150000" calcext:value-type="float">
            <text:p>1477010465150000</text:p>
          </table:table-cell>
          <table:table-cell office:value-type="float" office:value="-20.96283" calcext:value-type="float">
            <text:p>-20.96283</text:p>
          </table:table-cell>
          <table:table-cell office:value-type="float" office:value="8.378334" calcext:value-type="float">
            <text:p>8.378334</text:p>
          </table:table-cell>
          <table:table-cell office:value-type="float" office:value="4.345261" calcext:value-type="float">
            <text:p>4.345261</text:p>
          </table:table-cell>
          <table:table-cell office:value-type="float" office:value="2.538708" calcext:value-type="float">
            <text:p>2.538708</text:p>
          </table:table-cell>
          <table:table-cell office:value-type="float" office:value="0.5287563" calcext:value-type="float">
            <text:p>0.5287563</text:p>
          </table:table-cell>
          <table:table-cell office:value-type="float" office:value="-0.3558808" calcext:value-type="float">
            <text:p>-0.3558808</text:p>
          </table:table-cell>
          <table:table-cell table:number-columns-repeated="8"/>
          <table:table-cell table:formula="of:=[.B445]*COS([.C445])" office:value-type="float" office:value="-20.5503106131553" calcext:value-type="float">
            <text:p>-20.5503106131553</text:p>
          </table:table-cell>
          <table:table-cell table:formula="of:=[.B445]*SIN([.C445])" office:value-type="float" office:value="9.28616097873266" calcext:value-type="float">
            <text:p>9.2861609787326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1.05193" calcext:value-type="float">
            <text:p>-21.05193</text:p>
          </table:table-cell>
          <table:table-cell office:value-type="float" office:value="8.509834" calcext:value-type="float">
            <text:p>8.509834</text:p>
          </table:table-cell>
          <table:table-cell office:value-type="float" office:value="1477010465200000" calcext:value-type="float">
            <text:p>1477010465200000</text:p>
          </table:table-cell>
          <table:table-cell office:value-type="float" office:value="-20.74445" calcext:value-type="float">
            <text:p>-20.74445</text:p>
          </table:table-cell>
          <table:table-cell office:value-type="float" office:value="8.503329" calcext:value-type="float">
            <text:p>8.503329</text:p>
          </table:table-cell>
          <table:table-cell office:value-type="float" office:value="4.394061" calcext:value-type="float">
            <text:p>4.394061</text:p>
          </table:table-cell>
          <table:table-cell office:value-type="float" office:value="2.463411" calcext:value-type="float">
            <text:p>2.463411</text:p>
          </table:table-cell>
          <table:table-cell office:value-type="float" office:value="0.5109623" calcext:value-type="float">
            <text:p>0.5109623</text:p>
          </table:table-cell>
          <table:table-cell office:value-type="float" office:value="-0.3505832" calcext:value-type="float">
            <text:p>-0.35058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03597" calcext:value-type="float">
            <text:p>22.03597</text:p>
          </table:table-cell>
          <table:table-cell office:value-type="float" office:value="2.700465" calcext:value-type="float">
            <text:p>2.700465</text:p>
          </table:table-cell>
          <table:table-cell office:value-type="float" office:value="-3.400656" calcext:value-type="float">
            <text:p>-3.400656</text:p>
          </table:table-cell>
          <table:table-cell office:value-type="float" office:value="1477010465250000" calcext:value-type="float">
            <text:p>1477010465250000</text:p>
          </table:table-cell>
          <table:table-cell office:value-type="float" office:value="-20.52368" calcext:value-type="float">
            <text:p>-20.52368</text:p>
          </table:table-cell>
          <table:table-cell office:value-type="float" office:value="8.624568" calcext:value-type="float">
            <text:p>8.624568</text:p>
          </table:table-cell>
          <table:table-cell office:value-type="float" office:value="4.440903" calcext:value-type="float">
            <text:p>4.440903</text:p>
          </table:table-cell>
          <table:table-cell office:value-type="float" office:value="2.388345" calcext:value-type="float">
            <text:p>2.388345</text:p>
          </table:table-cell>
          <table:table-cell office:value-type="float" office:value="0.4934331" calcext:value-type="float">
            <text:p>0.4934331</text:p>
          </table:table-cell>
          <table:table-cell office:value-type="float" office:value="-0.3452302" calcext:value-type="float">
            <text:p>-0.3452302</text:p>
          </table:table-cell>
          <table:table-cell table:number-columns-repeated="8"/>
          <table:table-cell table:formula="of:=[.B447]*COS([.C447])" office:value-type="float" office:value="-19.9264836898892" calcext:value-type="float">
            <text:p>-19.9264836898892</text:p>
          </table:table-cell>
          <table:table-cell table:formula="of:=[.B447]*SIN([.C447])" office:value-type="float" office:value="9.40846542202709" calcext:value-type="float">
            <text:p>9.4084654220270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0.21" calcext:value-type="float">
            <text:p>-20.21</text:p>
          </table:table-cell>
          <table:table-cell office:value-type="float" office:value="8.68914" calcext:value-type="float">
            <text:p>8.68914</text:p>
          </table:table-cell>
          <table:table-cell office:value-type="float" office:value="1477010465300000" calcext:value-type="float">
            <text:p>1477010465300000</text:p>
          </table:table-cell>
          <table:table-cell office:value-type="float" office:value="-20.30062" calcext:value-type="float">
            <text:p>-20.30062</text:p>
          </table:table-cell>
          <table:table-cell office:value-type="float" office:value="8.742063" calcext:value-type="float">
            <text:p>8.742063</text:p>
          </table:table-cell>
          <table:table-cell office:value-type="float" office:value="4.485819" calcext:value-type="float">
            <text:p>4.485819</text:p>
          </table:table-cell>
          <table:table-cell office:value-type="float" office:value="2.313582" calcext:value-type="float">
            <text:p>2.313582</text:p>
          </table:table-cell>
          <table:table-cell office:value-type="float" office:value="0.4761716" calcext:value-type="float">
            <text:p>0.4761716</text:p>
          </table:table-cell>
          <table:table-cell office:value-type="float" office:value="-0.3398228" calcext:value-type="float">
            <text:p>-0.33982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0803" calcext:value-type="float">
            <text:p>22.0803</text:p>
          </table:table-cell>
          <table:table-cell office:value-type="float" office:value="2.729034" calcext:value-type="float">
            <text:p>2.729034</text:p>
          </table:table-cell>
          <table:table-cell office:value-type="float" office:value="-2.811046" calcext:value-type="float">
            <text:p>-2.811046</text:p>
          </table:table-cell>
          <table:table-cell office:value-type="float" office:value="1477010465350000" calcext:value-type="float">
            <text:p>1477010465350000</text:p>
          </table:table-cell>
          <table:table-cell office:value-type="float" office:value="-20.07535" calcext:value-type="float">
            <text:p>-20.07535</text:p>
          </table:table-cell>
          <table:table-cell office:value-type="float" office:value="8.855831" calcext:value-type="float">
            <text:p>8.855831</text:p>
          </table:table-cell>
          <table:table-cell office:value-type="float" office:value="4.528845" calcext:value-type="float">
            <text:p>4.528845</text:p>
          </table:table-cell>
          <table:table-cell office:value-type="float" office:value="2.23919" calcext:value-type="float">
            <text:p>2.23919</text:p>
          </table:table-cell>
          <table:table-cell office:value-type="float" office:value="0.4591805" calcext:value-type="float">
            <text:p>0.4591805</text:p>
          </table:table-cell>
          <table:table-cell office:value-type="float" office:value="-0.3343617" calcext:value-type="float">
            <text:p>-0.3343617</text:p>
          </table:table-cell>
          <table:table-cell table:number-columns-repeated="8"/>
          <table:table-cell table:formula="of:=[.B449]*COS([.C449])" office:value-type="float" office:value="-20.227716873872" calcext:value-type="float">
            <text:p>-20.227716873872</text:p>
          </table:table-cell>
          <table:table-cell table:formula="of:=[.B449]*SIN([.C449])" office:value-type="float" office:value="8.85319818825227" calcext:value-type="float">
            <text:p>8.8531981882522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20.06326" calcext:value-type="float">
            <text:p>-20.06326</text:p>
          </table:table-cell>
          <table:table-cell office:value-type="float" office:value="8.867236" calcext:value-type="float">
            <text:p>8.867236</text:p>
          </table:table-cell>
          <table:table-cell office:value-type="float" office:value="1477010465400000" calcext:value-type="float">
            <text:p>1477010465400000</text:p>
          </table:table-cell>
          <table:table-cell office:value-type="float" office:value="-19.84799" calcext:value-type="float">
            <text:p>-19.84799</text:p>
          </table:table-cell>
          <table:table-cell office:value-type="float" office:value="8.965893" calcext:value-type="float">
            <text:p>8.965893</text:p>
          </table:table-cell>
          <table:table-cell office:value-type="float" office:value="4.570015" calcext:value-type="float">
            <text:p>4.570015</text:p>
          </table:table-cell>
          <table:table-cell office:value-type="float" office:value="2.165237" calcext:value-type="float">
            <text:p>2.165237</text:p>
          </table:table-cell>
          <table:table-cell office:value-type="float" office:value="0.4424624" calcext:value-type="float">
            <text:p>0.4424624</text:p>
          </table:table-cell>
          <table:table-cell office:value-type="float" office:value="-0.3288477" calcext:value-type="float">
            <text:p>-0.32884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77567" calcext:value-type="float">
            <text:p>21.77567</text:p>
          </table:table-cell>
          <table:table-cell office:value-type="float" office:value="2.726489" calcext:value-type="float">
            <text:p>2.726489</text:p>
          </table:table-cell>
          <table:table-cell office:value-type="float" office:value="-2.799984" calcext:value-type="float">
            <text:p>-2.799984</text:p>
          </table:table-cell>
          <table:table-cell office:value-type="float" office:value="1477010465450000" calcext:value-type="float">
            <text:p>1477010465450000</text:p>
          </table:table-cell>
          <table:table-cell office:value-type="float" office:value="-19.61861" calcext:value-type="float">
            <text:p>-19.61861</text:p>
          </table:table-cell>
          <table:table-cell office:value-type="float" office:value="9.072271" calcext:value-type="float">
            <text:p>9.072271</text:p>
          </table:table-cell>
          <table:table-cell office:value-type="float" office:value="4.609368" calcext:value-type="float">
            <text:p>4.609368</text:p>
          </table:table-cell>
          <table:table-cell office:value-type="float" office:value="2.091789" calcext:value-type="float">
            <text:p>2.091789</text:p>
          </table:table-cell>
          <table:table-cell office:value-type="float" office:value="0.42602" calcext:value-type="float">
            <text:p>0.42602</text:p>
          </table:table-cell>
          <table:table-cell office:value-type="float" office:value="-0.3232819" calcext:value-type="float">
            <text:p>-0.3232819</text:p>
          </table:table-cell>
          <table:table-cell table:number-columns-repeated="8"/>
          <table:table-cell table:formula="of:=[.B451]*COS([.C451])" office:value-type="float" office:value="-19.9263608490348" calcext:value-type="float">
            <text:p>-19.9263608490348</text:p>
          </table:table-cell>
          <table:table-cell table:formula="of:=[.B451]*SIN([.C451])" office:value-type="float" office:value="8.7817963574063" calcext:value-type="float">
            <text:p>8.781796357406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9.48608" calcext:value-type="float">
            <text:p>-19.48608</text:p>
          </table:table-cell>
          <table:table-cell office:value-type="float" office:value="8.966645" calcext:value-type="float">
            <text:p>8.966645</text:p>
          </table:table-cell>
          <table:table-cell office:value-type="float" office:value="1477010465500000" calcext:value-type="float">
            <text:p>1477010465500000</text:p>
          </table:table-cell>
          <table:table-cell office:value-type="float" office:value="-19.3873" calcext:value-type="float">
            <text:p>-19.3873</text:p>
          </table:table-cell>
          <table:table-cell office:value-type="float" office:value="9.174993" calcext:value-type="float">
            <text:p>9.174993</text:p>
          </table:table-cell>
          <table:table-cell office:value-type="float" office:value="4.646942" calcext:value-type="float">
            <text:p>4.646942</text:p>
          </table:table-cell>
          <table:table-cell office:value-type="float" office:value="2.01891" calcext:value-type="float">
            <text:p>2.01891</text:p>
          </table:table-cell>
          <table:table-cell office:value-type="float" office:value="0.4098559" calcext:value-type="float">
            <text:p>0.4098559</text:p>
          </table:table-cell>
          <table:table-cell office:value-type="float" office:value="-0.317665" calcext:value-type="float">
            <text:p>-0.3176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19191" calcext:value-type="float">
            <text:p>21.19191</text:p>
          </table:table-cell>
          <table:table-cell office:value-type="float" office:value="2.639066" calcext:value-type="float">
            <text:p>2.639066</text:p>
          </table:table-cell>
          <table:table-cell office:value-type="float" office:value="-3.306777" calcext:value-type="float">
            <text:p>-3.306777</text:p>
          </table:table-cell>
          <table:table-cell office:value-type="float" office:value="1477010465550000" calcext:value-type="float">
            <text:p>1477010465550000</text:p>
          </table:table-cell>
          <table:table-cell office:value-type="float" office:value="-19.15416" calcext:value-type="float">
            <text:p>-19.15416</text:p>
          </table:table-cell>
          <table:table-cell office:value-type="float" office:value="9.27409" calcext:value-type="float">
            <text:p>9.27409</text:p>
          </table:table-cell>
          <table:table-cell office:value-type="float" office:value="4.682779" calcext:value-type="float">
            <text:p>4.682779</text:p>
          </table:table-cell>
          <table:table-cell office:value-type="float" office:value="1.946661" calcext:value-type="float">
            <text:p>1.946661</text:p>
          </table:table-cell>
          <table:table-cell office:value-type="float" office:value="0.3939727" calcext:value-type="float">
            <text:p>0.3939727</text:p>
          </table:table-cell>
          <table:table-cell office:value-type="float" office:value="-0.3119979" calcext:value-type="float">
            <text:p>-0.3119979</text:p>
          </table:table-cell>
          <table:table-cell table:number-columns-repeated="8"/>
          <table:table-cell table:formula="of:=[.B453]*COS([.C453])" office:value-type="float" office:value="-18.5719206768816" calcext:value-type="float">
            <text:p>-18.5719206768816</text:p>
          </table:table-cell>
          <table:table-cell table:formula="of:=[.B453]*SIN([.C453])" office:value-type="float" office:value="10.2069002062193" calcext:value-type="float">
            <text:p>10.206900206219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8.67863" calcext:value-type="float">
            <text:p>-18.67863</text:p>
          </table:table-cell>
          <table:table-cell office:value-type="float" office:value="9.191907" calcext:value-type="float">
            <text:p>9.191907</text:p>
          </table:table-cell>
          <table:table-cell office:value-type="float" office:value="1477010465600000" calcext:value-type="float">
            <text:p>1477010465600000</text:p>
          </table:table-cell>
          <table:table-cell office:value-type="float" office:value="-18.91928" calcext:value-type="float">
            <text:p>-18.91928</text:p>
          </table:table-cell>
          <table:table-cell office:value-type="float" office:value="9.369592" calcext:value-type="float">
            <text:p>9.369592</text:p>
          </table:table-cell>
          <table:table-cell office:value-type="float" office:value="4.716918" calcext:value-type="float">
            <text:p>4.716918</text:p>
          </table:table-cell>
          <table:table-cell office:value-type="float" office:value="1.875103" calcext:value-type="float">
            <text:p>1.875103</text:p>
          </table:table-cell>
          <table:table-cell office:value-type="float" office:value="0.3783728" calcext:value-type="float">
            <text:p>0.3783728</text:p>
          </table:table-cell>
          <table:table-cell office:value-type="float" office:value="-0.3062816" calcext:value-type="float">
            <text:p>-0.30628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27178" calcext:value-type="float">
            <text:p>21.27178</text:p>
          </table:table-cell>
          <table:table-cell office:value-type="float" office:value="2.705673" calcext:value-type="float">
            <text:p>2.705673</text:p>
          </table:table-cell>
          <table:table-cell office:value-type="float" office:value="-3.3833" calcext:value-type="float">
            <text:p>-3.3833</text:p>
          </table:table-cell>
          <table:table-cell office:value-type="float" office:value="1477010465650000" calcext:value-type="float">
            <text:p>1477010465650000</text:p>
          </table:table-cell>
          <table:table-cell office:value-type="float" office:value="-18.68272" calcext:value-type="float">
            <text:p>-18.68272</text:p>
          </table:table-cell>
          <table:table-cell office:value-type="float" office:value="9.461538" calcext:value-type="float">
            <text:p>9.461538</text:p>
          </table:table-cell>
          <table:table-cell office:value-type="float" office:value="4.749403" calcext:value-type="float">
            <text:p>4.749403</text:p>
          </table:table-cell>
          <table:table-cell office:value-type="float" office:value="1.804293" calcext:value-type="float">
            <text:p>1.804293</text:p>
          </table:table-cell>
          <table:table-cell office:value-type="float" office:value="0.3630587" calcext:value-type="float">
            <text:p>0.3630587</text:p>
          </table:table-cell>
          <table:table-cell office:value-type="float" office:value="-0.3005169" calcext:value-type="float">
            <text:p>-0.3005169</text:p>
          </table:table-cell>
          <table:table-cell table:number-columns-repeated="8"/>
          <table:table-cell table:formula="of:=[.B455]*COS([.C455])" office:value-type="float" office:value="-19.2824879597234" calcext:value-type="float">
            <text:p>-19.2824879597234</text:p>
          </table:table-cell>
          <table:table-cell table:formula="of:=[.B455]*SIN([.C455])" office:value-type="float" office:value="8.98188635262773" calcext:value-type="float">
            <text:p>8.9818863526277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8.42417" calcext:value-type="float">
            <text:p>-18.42417</text:p>
          </table:table-cell>
          <table:table-cell office:value-type="float" office:value="9.46852" calcext:value-type="float">
            <text:p>9.46852</text:p>
          </table:table-cell>
          <table:table-cell office:value-type="float" office:value="1477010465700000" calcext:value-type="float">
            <text:p>1477010465700000</text:p>
          </table:table-cell>
          <table:table-cell office:value-type="float" office:value="-18.44458" calcext:value-type="float">
            <text:p>-18.44458</text:p>
          </table:table-cell>
          <table:table-cell office:value-type="float" office:value="9.549965" calcext:value-type="float">
            <text:p>9.549965</text:p>
          </table:table-cell>
          <table:table-cell office:value-type="float" office:value="4.780277" calcext:value-type="float">
            <text:p>4.780277</text:p>
          </table:table-cell>
          <table:table-cell office:value-type="float" office:value="1.734289" calcext:value-type="float">
            <text:p>1.734289</text:p>
          </table:table-cell>
          <table:table-cell office:value-type="float" office:value="0.3480329" calcext:value-type="float">
            <text:p>0.3480329</text:p>
          </table:table-cell>
          <table:table-cell office:value-type="float" office:value="-0.2947047" calcext:value-type="float">
            <text:p>-0.29470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5003" calcext:value-type="float">
            <text:p>20.15003</text:p>
          </table:table-cell>
          <table:table-cell office:value-type="float" office:value="2.693803" calcext:value-type="float">
            <text:p>2.693803</text:p>
          </table:table-cell>
          <table:table-cell office:value-type="float" office:value="-3.971271" calcext:value-type="float">
            <text:p>-3.971271</text:p>
          </table:table-cell>
          <table:table-cell office:value-type="float" office:value="1477010465750000" calcext:value-type="float">
            <text:p>1477010465750000</text:p>
          </table:table-cell>
          <table:table-cell office:value-type="float" office:value="-18.20494" calcext:value-type="float">
            <text:p>-18.20494</text:p>
          </table:table-cell>
          <table:table-cell office:value-type="float" office:value="9.634916" calcext:value-type="float">
            <text:p>9.634916</text:p>
          </table:table-cell>
          <table:table-cell office:value-type="float" office:value="4.809585" calcext:value-type="float">
            <text:p>4.809585</text:p>
          </table:table-cell>
          <table:table-cell office:value-type="float" office:value="1.665143" calcext:value-type="float">
            <text:p>1.665143</text:p>
          </table:table-cell>
          <table:table-cell office:value-type="float" office:value="0.3332976" calcext:value-type="float">
            <text:p>0.3332976</text:p>
          </table:table-cell>
          <table:table-cell office:value-type="float" office:value="-0.288846" calcext:value-type="float">
            <text:p>-0.288846</text:p>
          </table:table-cell>
          <table:table-cell table:number-columns-repeated="8"/>
          <table:table-cell table:formula="of:=[.B457]*COS([.C457])" office:value-type="float" office:value="-18.1633645201844" calcext:value-type="float">
            <text:p>-18.1633645201844</text:p>
          </table:table-cell>
          <table:table-cell table:formula="of:=[.B457]*SIN([.C457])" office:value-type="float" office:value="8.72444257862967" calcext:value-type="float">
            <text:p>8.7244425786296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7.77364" calcext:value-type="float">
            <text:p>-17.77364</text:p>
          </table:table-cell>
          <table:table-cell office:value-type="float" office:value="9.724776" calcext:value-type="float">
            <text:p>9.724776</text:p>
          </table:table-cell>
          <table:table-cell office:value-type="float" office:value="1477010465800000" calcext:value-type="float">
            <text:p>1477010465800000</text:p>
          </table:table-cell>
          <table:table-cell office:value-type="float" office:value="-17.96387" calcext:value-type="float">
            <text:p>-17.96387</text:p>
          </table:table-cell>
          <table:table-cell office:value-type="float" office:value="9.716433" calcext:value-type="float">
            <text:p>9.716433</text:p>
          </table:table-cell>
          <table:table-cell office:value-type="float" office:value="4.83737" calcext:value-type="float">
            <text:p>4.83737</text:p>
          </table:table-cell>
          <table:table-cell office:value-type="float" office:value="1.59691" calcext:value-type="float">
            <text:p>1.59691</text:p>
          </table:table-cell>
          <table:table-cell office:value-type="float" office:value="0.3188553" calcext:value-type="float">
            <text:p>0.3188553</text:p>
          </table:table-cell>
          <table:table-cell office:value-type="float" office:value="-0.2829417" calcext:value-type="float">
            <text:p>-0.28294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1012" calcext:value-type="float">
            <text:p>19.91012</text:p>
          </table:table-cell>
          <table:table-cell office:value-type="float" office:value="2.616682" calcext:value-type="float">
            <text:p>2.616682</text:p>
          </table:table-cell>
          <table:table-cell office:value-type="float" office:value="-3.29532" calcext:value-type="float">
            <text:p>-3.29532</text:p>
          </table:table-cell>
          <table:table-cell office:value-type="float" office:value="1477010465850000" calcext:value-type="float">
            <text:p>1477010465850000</text:p>
          </table:table-cell>
          <table:table-cell office:value-type="float" office:value="-17.72144" calcext:value-type="float">
            <text:p>-17.72144</text:p>
          </table:table-cell>
          <table:table-cell office:value-type="float" office:value="9.794565" calcext:value-type="float">
            <text:p>9.794565</text:p>
          </table:table-cell>
          <table:table-cell office:value-type="float" office:value="4.863679" calcext:value-type="float">
            <text:p>4.863679</text:p>
          </table:table-cell>
          <table:table-cell office:value-type="float" office:value="1.529639" calcext:value-type="float">
            <text:p>1.529639</text:p>
          </table:table-cell>
          <table:table-cell office:value-type="float" office:value="0.3047082" calcext:value-type="float">
            <text:p>0.3047082</text:p>
          </table:table-cell>
          <table:table-cell office:value-type="float" office:value="-0.2769928" calcext:value-type="float">
            <text:p>-0.2769928</text:p>
          </table:table-cell>
          <table:table-cell table:number-columns-repeated="8"/>
          <table:table-cell table:formula="of:=[.B459]*COS([.C459])" office:value-type="float" office:value="-17.2295950545038" calcext:value-type="float">
            <text:p>-17.2295950545038</text:p>
          </table:table-cell>
          <table:table-cell table:formula="of:=[.B459]*SIN([.C459])" office:value-type="float" office:value="9.97767170597527" calcext:value-type="float">
            <text:p>9.9776717059752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7.34358" calcext:value-type="float">
            <text:p>-17.34358</text:p>
          </table:table-cell>
          <table:table-cell office:value-type="float" office:value="9.881093" calcext:value-type="float">
            <text:p>9.881093</text:p>
          </table:table-cell>
          <table:table-cell office:value-type="float" office:value="1477010465900000" calcext:value-type="float">
            <text:p>1477010465900000</text:p>
          </table:table-cell>
          <table:table-cell office:value-type="float" office:value="-17.47773" calcext:value-type="float">
            <text:p>-17.47773</text:p>
          </table:table-cell>
          <table:table-cell office:value-type="float" office:value="9.869361" calcext:value-type="float">
            <text:p>9.869361</text:p>
          </table:table-cell>
          <table:table-cell office:value-type="float" office:value="4.888556" calcext:value-type="float">
            <text:p>4.888556</text:p>
          </table:table-cell>
          <table:table-cell office:value-type="float" office:value="1.46338" calcext:value-type="float">
            <text:p>1.46338</text:p>
          </table:table-cell>
          <table:table-cell office:value-type="float" office:value="0.2908586" calcext:value-type="float">
            <text:p>0.2908586</text:p>
          </table:table-cell>
          <table:table-cell office:value-type="float" office:value="-0.271" calcext:value-type="float">
            <text:p>-0.2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648" calcext:value-type="float">
            <text:p>19.9648</text:p>
          </table:table-cell>
          <table:table-cell office:value-type="float" office:value="2.60466" calcext:value-type="float">
            <text:p>2.60466</text:p>
          </table:table-cell>
          <table:table-cell office:value-type="float" office:value="-3.664102" calcext:value-type="float">
            <text:p>-3.664102</text:p>
          </table:table-cell>
          <table:table-cell office:value-type="float" office:value="1477010465950000" calcext:value-type="float">
            <text:p>1477010465950000</text:p>
          </table:table-cell>
          <table:table-cell office:value-type="float" office:value="-17.23282" calcext:value-type="float">
            <text:p>-17.23282</text:p>
          </table:table-cell>
          <table:table-cell office:value-type="float" office:value="9.940872" calcext:value-type="float">
            <text:p>9.940872</text:p>
          </table:table-cell>
          <table:table-cell office:value-type="float" office:value="4.91205" calcext:value-type="float">
            <text:p>4.91205</text:p>
          </table:table-cell>
          <table:table-cell office:value-type="float" office:value="1.398179" calcext:value-type="float">
            <text:p>1.398179</text:p>
          </table:table-cell>
          <table:table-cell office:value-type="float" office:value="0.2773086" calcext:value-type="float">
            <text:p>0.2773086</text:p>
          </table:table-cell>
          <table:table-cell office:value-type="float" office:value="-0.2649645" calcext:value-type="float">
            <text:p>-0.2649645</text:p>
          </table:table-cell>
          <table:table-cell table:number-columns-repeated="8"/>
          <table:table-cell table:formula="of:=[.B461]*COS([.C461])" office:value-type="float" office:value="-17.1553868281129" calcext:value-type="float">
            <text:p>-17.1553868281129</text:p>
          </table:table-cell>
          <table:table-cell table:formula="of:=[.B461]*SIN([.C461])" office:value-type="float" office:value="10.2120488550443" calcext:value-type="float">
            <text:p>10.212048855044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6.88756" calcext:value-type="float">
            <text:p>-16.88756</text:p>
          </table:table-cell>
          <table:table-cell office:value-type="float" office:value="10.14499" calcext:value-type="float">
            <text:p>10.14499</text:p>
          </table:table-cell>
          <table:table-cell office:value-type="float" office:value="1477010466000000" calcext:value-type="float">
            <text:p>1477010466000000</text:p>
          </table:table-cell>
          <table:table-cell office:value-type="float" office:value="-16.98676" calcext:value-type="float">
            <text:p>-16.98676</text:p>
          </table:table-cell>
          <table:table-cell office:value-type="float" office:value="10.00915" calcext:value-type="float">
            <text:p>10.00915</text:p>
          </table:table-cell>
          <table:table-cell office:value-type="float" office:value="4.934206" calcext:value-type="float">
            <text:p>4.934206</text:p>
          </table:table-cell>
          <table:table-cell office:value-type="float" office:value="1.334081" calcext:value-type="float">
            <text:p>1.334081</text:p>
          </table:table-cell>
          <table:table-cell office:value-type="float" office:value="0.2640604" calcext:value-type="float">
            <text:p>0.2640604</text:p>
          </table:table-cell>
          <table:table-cell office:value-type="float" office:value="-0.2588872" calcext:value-type="float">
            <text:p>-0.25888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43162" calcext:value-type="float">
            <text:p>19.43162</text:p>
          </table:table-cell>
          <table:table-cell office:value-type="float" office:value="2.594538" calcext:value-type="float">
            <text:p>2.594538</text:p>
          </table:table-cell>
          <table:table-cell office:value-type="float" office:value="-3.651343" calcext:value-type="float">
            <text:p>-3.651343</text:p>
          </table:table-cell>
          <table:table-cell office:value-type="float" office:value="1477010466050000" calcext:value-type="float">
            <text:p>1477010466050000</text:p>
          </table:table-cell>
          <table:table-cell office:value-type="float" office:value="-16.73963" calcext:value-type="float">
            <text:p>-16.73963</text:p>
          </table:table-cell>
          <table:table-cell office:value-type="float" office:value="10.07426" calcext:value-type="float">
            <text:p>10.07426</text:p>
          </table:table-cell>
          <table:table-cell office:value-type="float" office:value="4.95507" calcext:value-type="float">
            <text:p>4.95507</text:p>
          </table:table-cell>
          <table:table-cell office:value-type="float" office:value="1.271129" calcext:value-type="float">
            <text:p>1.271129</text:p>
          </table:table-cell>
          <table:table-cell office:value-type="float" office:value="0.251116" calcext:value-type="float">
            <text:p>0.251116</text:p>
          </table:table-cell>
          <table:table-cell office:value-type="float" office:value="-0.2527689" calcext:value-type="float">
            <text:p>-0.2527689</text:p>
          </table:table-cell>
          <table:table-cell table:number-columns-repeated="8"/>
          <table:table-cell table:formula="of:=[.B463]*COS([.C463])" office:value-type="float" office:value="-16.5957755357931" calcext:value-type="float">
            <text:p>-16.5957755357931</text:p>
          </table:table-cell>
          <table:table-cell table:formula="of:=[.B463]*SIN([.C463])" office:value-type="float" office:value="10.1078232171903" calcext:value-type="float">
            <text:p>10.107823217190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6.51533" calcext:value-type="float">
            <text:p>-16.51533</text:p>
          </table:table-cell>
          <table:table-cell office:value-type="float" office:value="10.30912" calcext:value-type="float">
            <text:p>10.30912</text:p>
          </table:table-cell>
          <table:table-cell office:value-type="float" office:value="1477010466100000" calcext:value-type="float">
            <text:p>1477010466100000</text:p>
          </table:table-cell>
          <table:table-cell office:value-type="float" office:value="-16.49148" calcext:value-type="float">
            <text:p>-16.49148</text:p>
          </table:table-cell>
          <table:table-cell office:value-type="float" office:value="10.13625" calcext:value-type="float">
            <text:p>10.13625</text:p>
          </table:table-cell>
          <table:table-cell office:value-type="float" office:value="4.97469" calcext:value-type="float">
            <text:p>4.97469</text:p>
          </table:table-cell>
          <table:table-cell office:value-type="float" office:value="1.209366" calcext:value-type="float">
            <text:p>1.209366</text:p>
          </table:table-cell>
          <table:table-cell office:value-type="float" office:value="0.2384776" calcext:value-type="float">
            <text:p>0.2384776</text:p>
          </table:table-cell>
          <table:table-cell office:value-type="float" office:value="-0.2466108" calcext:value-type="float">
            <text:p>-0.24661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2581" calcext:value-type="float">
            <text:p>19.2581</text:p>
          </table:table-cell>
          <table:table-cell office:value-type="float" office:value="2.559822" calcext:value-type="float">
            <text:p>2.559822</text:p>
          </table:table-cell>
          <table:table-cell office:value-type="float" office:value="-3.716461" calcext:value-type="float">
            <text:p>-3.716461</text:p>
          </table:table-cell>
          <table:table-cell office:value-type="float" office:value="1477010466150000" calcext:value-type="float">
            <text:p>1477010466150000</text:p>
          </table:table-cell>
          <table:table-cell office:value-type="float" office:value="-16.24238" calcext:value-type="float">
            <text:p>-16.24238</text:p>
          </table:table-cell>
          <table:table-cell office:value-type="float" office:value="10.19518" calcext:value-type="float">
            <text:p>10.19518</text:p>
          </table:table-cell>
          <table:table-cell office:value-type="float" office:value="4.993113" calcext:value-type="float">
            <text:p>4.993113</text:p>
          </table:table-cell>
          <table:table-cell office:value-type="float" office:value="1.148829" calcext:value-type="float">
            <text:p>1.148829</text:p>
          </table:table-cell>
          <table:table-cell office:value-type="float" office:value="0.226147" calcext:value-type="float">
            <text:p>0.226147</text:p>
          </table:table-cell>
          <table:table-cell office:value-type="float" office:value="-0.2404137" calcext:value-type="float">
            <text:p>-0.2404137</text:p>
          </table:table-cell>
          <table:table-cell table:number-columns-repeated="8"/>
          <table:table-cell table:formula="of:=[.B465]*COS([.C465])" office:value-type="float" office:value="-16.0899688154936" calcext:value-type="float">
            <text:p>-16.0899688154936</text:p>
          </table:table-cell>
          <table:table-cell table:formula="of:=[.B465]*SIN([.C465])" office:value-type="float" office:value="10.5824061123378" calcext:value-type="float">
            <text:p>10.5824061123378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6.00595" calcext:value-type="float">
            <text:p>-16.00595</text:p>
          </table:table-cell>
          <table:table-cell office:value-type="float" office:value="10.1843" calcext:value-type="float">
            <text:p>10.1843</text:p>
          </table:table-cell>
          <table:table-cell office:value-type="float" office:value="1477010466200000" calcext:value-type="float">
            <text:p>1477010466200000</text:p>
          </table:table-cell>
          <table:table-cell office:value-type="float" office:value="-15.99238" calcext:value-type="float">
            <text:p>-15.99238</text:p>
          </table:table-cell>
          <table:table-cell office:value-type="float" office:value="10.25112" calcext:value-type="float">
            <text:p>10.25112</text:p>
          </table:table-cell>
          <table:table-cell office:value-type="float" office:value="5.010385" calcext:value-type="float">
            <text:p>5.010385</text:p>
          </table:table-cell>
          <table:table-cell office:value-type="float" office:value="1.089559" calcext:value-type="float">
            <text:p>1.089559</text:p>
          </table:table-cell>
          <table:table-cell office:value-type="float" office:value="0.2141263" calcext:value-type="float">
            <text:p>0.2141263</text:p>
          </table:table-cell>
          <table:table-cell office:value-type="float" office:value="-0.2341786" calcext:value-type="float">
            <text:p>-0.23417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85725" calcext:value-type="float">
            <text:p>18.85725</text:p>
          </table:table-cell>
          <table:table-cell office:value-type="float" office:value="2.556778" calcext:value-type="float">
            <text:p>2.556778</text:p>
          </table:table-cell>
          <table:table-cell office:value-type="float" office:value="-3.53147" calcext:value-type="float">
            <text:p>-3.53147</text:p>
          </table:table-cell>
          <table:table-cell office:value-type="float" office:value="1477010466250000" calcext:value-type="float">
            <text:p>1477010466250000</text:p>
          </table:table-cell>
          <table:table-cell office:value-type="float" office:value="-15.74155" calcext:value-type="float">
            <text:p>-15.74155</text:p>
          </table:table-cell>
          <table:table-cell office:value-type="float" office:value="10.30413" calcext:value-type="float">
            <text:p>10.30413</text:p>
          </table:table-cell>
          <table:table-cell office:value-type="float" office:value="5.026553" calcext:value-type="float">
            <text:p>5.026553</text:p>
          </table:table-cell>
          <table:table-cell office:value-type="float" office:value="1.03159" calcext:value-type="float">
            <text:p>1.03159</text:p>
          </table:table-cell>
          <table:table-cell office:value-type="float" office:value="0.2024174" calcext:value-type="float">
            <text:p>0.2024174</text:p>
          </table:table-cell>
          <table:table-cell office:value-type="float" office:value="-0.2279066" calcext:value-type="float">
            <text:p>-0.2279066</text:p>
          </table:table-cell>
          <table:table-cell table:number-columns-repeated="8"/>
          <table:table-cell table:formula="of:=[.B467]*COS([.C467])" office:value-type="float" office:value="-15.7234469666291" calcext:value-type="float">
            <text:p>-15.7234469666291</text:p>
          </table:table-cell>
          <table:table-cell table:formula="of:=[.B467]*SIN([.C467])" office:value-type="float" office:value="10.4100476968217" calcext:value-type="float">
            <text:p>10.410047696821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5.56987" calcext:value-type="float">
            <text:p>-15.56987</text:p>
          </table:table-cell>
          <table:table-cell office:value-type="float" office:value="10.1904" calcext:value-type="float">
            <text:p>10.1904</text:p>
          </table:table-cell>
          <table:table-cell office:value-type="float" office:value="1477010466300000" calcext:value-type="float">
            <text:p>1477010466300000</text:p>
          </table:table-cell>
          <table:table-cell office:value-type="float" office:value="-15.48993" calcext:value-type="float">
            <text:p>-15.48993</text:p>
          </table:table-cell>
          <table:table-cell office:value-type="float" office:value="10.35428" calcext:value-type="float">
            <text:p>10.35428</text:p>
          </table:table-cell>
          <table:table-cell office:value-type="float" office:value="5.041663" calcext:value-type="float">
            <text:p>5.041663</text:p>
          </table:table-cell>
          <table:table-cell office:value-type="float" office:value="0.9749565" calcext:value-type="float">
            <text:p>0.9749565</text:p>
          </table:table-cell>
          <table:table-cell office:value-type="float" office:value="0.1910221" calcext:value-type="float">
            <text:p>0.1910221</text:p>
          </table:table-cell>
          <table:table-cell office:value-type="float" office:value="-0.2215985" calcext:value-type="float">
            <text:p>-0.22159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93832" calcext:value-type="float">
            <text:p>17.93832</text:p>
          </table:table-cell>
          <table:table-cell office:value-type="float" office:value="2.487744" calcext:value-type="float">
            <text:p>2.487744</text:p>
          </table:table-cell>
          <table:table-cell office:value-type="float" office:value="-4.222883" calcext:value-type="float">
            <text:p>-4.222883</text:p>
          </table:table-cell>
          <table:table-cell office:value-type="float" office:value="1477010466350000" calcext:value-type="float">
            <text:p>1477010466350000</text:p>
          </table:table-cell>
          <table:table-cell office:value-type="float" office:value="-15.23758" calcext:value-type="float">
            <text:p>-15.23758</text:p>
          </table:table-cell>
          <table:table-cell office:value-type="float" office:value="10.40163" calcext:value-type="float">
            <text:p>10.40163</text:p>
          </table:table-cell>
          <table:table-cell office:value-type="float" office:value="5.055761" calcext:value-type="float">
            <text:p>5.055761</text:p>
          </table:table-cell>
          <table:table-cell office:value-type="float" office:value="0.9196923" calcext:value-type="float">
            <text:p>0.9196923</text:p>
          </table:table-cell>
          <table:table-cell office:value-type="float" office:value="0.1799422" calcext:value-type="float">
            <text:p>0.1799422</text:p>
          </table:table-cell>
          <table:table-cell office:value-type="float" office:value="-0.2152555" calcext:value-type="float">
            <text:p>-0.2152555</text:p>
          </table:table-cell>
          <table:table-cell table:number-columns-repeated="8"/>
          <table:table-cell table:formula="of:=[.B469]*COS([.C469])" office:value-type="float" office:value="-14.2385191779712" calcext:value-type="float">
            <text:p>-14.2385191779712</text:p>
          </table:table-cell>
          <table:table-cell table:formula="of:=[.B469]*SIN([.C469])" office:value-type="float" office:value="10.9109072052212" calcext:value-type="float">
            <text:p>10.910907205221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4.93648" calcext:value-type="float">
            <text:p>-14.93648</text:p>
          </table:table-cell>
          <table:table-cell office:value-type="float" office:value="10.47218" calcext:value-type="float">
            <text:p>10.47218</text:p>
          </table:table-cell>
          <table:table-cell office:value-type="float" office:value="1477010466400000" calcext:value-type="float">
            <text:p>1477010466400000</text:p>
          </table:table-cell>
          <table:table-cell office:value-type="float" office:value="-14.98455" calcext:value-type="float">
            <text:p>-14.98455</text:p>
          </table:table-cell>
          <table:table-cell office:value-type="float" office:value="10.44625" calcext:value-type="float">
            <text:p>10.44625</text:p>
          </table:table-cell>
          <table:table-cell office:value-type="float" office:value="5.068892" calcext:value-type="float">
            <text:p>5.068892</text:p>
          </table:table-cell>
          <table:table-cell office:value-type="float" office:value="0.8658283" calcext:value-type="float">
            <text:p>0.8658283</text:p>
          </table:table-cell>
          <table:table-cell office:value-type="float" office:value="0.1691794" calcext:value-type="float">
            <text:p>0.1691794</text:p>
          </table:table-cell>
          <table:table-cell office:value-type="float" office:value="-0.2088785" calcext:value-type="float">
            <text:p>-0.20887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59633" calcext:value-type="float">
            <text:p>17.59633</text:p>
          </table:table-cell>
          <table:table-cell office:value-type="float" office:value="2.562146" calcext:value-type="float">
            <text:p>2.562146</text:p>
          </table:table-cell>
          <table:table-cell office:value-type="float" office:value="-3.317883" calcext:value-type="float">
            <text:p>-3.317883</text:p>
          </table:table-cell>
          <table:table-cell office:value-type="float" office:value="1477010466450000" calcext:value-type="float">
            <text:p>1477010466450000</text:p>
          </table:table-cell>
          <table:table-cell office:value-type="float" office:value="-14.73089" calcext:value-type="float">
            <text:p>-14.73089</text:p>
          </table:table-cell>
          <table:table-cell office:value-type="float" office:value="10.48822" calcext:value-type="float">
            <text:p>10.48822</text:p>
          </table:table-cell>
          <table:table-cell office:value-type="float" office:value="5.081101" calcext:value-type="float">
            <text:p>5.081101</text:p>
          </table:table-cell>
          <table:table-cell office:value-type="float" office:value="0.813394" calcext:value-type="float">
            <text:p>0.813394</text:p>
          </table:table-cell>
          <table:table-cell office:value-type="float" office:value="0.1587355" calcext:value-type="float">
            <text:p>0.1587355</text:p>
          </table:table-cell>
          <table:table-cell office:value-type="float" office:value="-0.2024685" calcext:value-type="float">
            <text:p>-0.2024685</text:p>
          </table:table-cell>
          <table:table-cell table:number-columns-repeated="8"/>
          <table:table-cell table:formula="of:=[.B471]*COS([.C471])" office:value-type="float" office:value="-14.7240066025964" calcext:value-type="float">
            <text:p>-14.7240066025964</text:p>
          </table:table-cell>
          <table:table-cell table:formula="of:=[.B471]*SIN([.C471])" office:value-type="float" office:value="9.63506403899826" calcext:value-type="float">
            <text:p>9.6350640389982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4.40883" calcext:value-type="float">
            <text:p>-14.40883</text:p>
          </table:table-cell>
          <table:table-cell office:value-type="float" office:value="10.22201" calcext:value-type="float">
            <text:p>10.22201</text:p>
          </table:table-cell>
          <table:table-cell office:value-type="float" office:value="1477010466500000" calcext:value-type="float">
            <text:p>1477010466500000</text:p>
          </table:table-cell>
          <table:table-cell office:value-type="float" office:value="-14.47663" calcext:value-type="float">
            <text:p>-14.47663</text:p>
          </table:table-cell>
          <table:table-cell office:value-type="float" office:value="10.5276" calcext:value-type="float">
            <text:p>10.5276</text:p>
          </table:table-cell>
          <table:table-cell office:value-type="float" office:value="5.092432" calcext:value-type="float">
            <text:p>5.092432</text:p>
          </table:table-cell>
          <table:table-cell office:value-type="float" office:value="0.7624177" calcext:value-type="float">
            <text:p>0.7624177</text:p>
          </table:table-cell>
          <table:table-cell office:value-type="float" office:value="0.148612" calcext:value-type="float">
            <text:p>0.148612</text:p>
          </table:table-cell>
          <table:table-cell office:value-type="float" office:value="-0.1960265" calcext:value-type="float">
            <text:p>-0.19602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43484" calcext:value-type="float">
            <text:p>17.43484</text:p>
          </table:table-cell>
          <table:table-cell office:value-type="float" office:value="2.493576" calcext:value-type="float">
            <text:p>2.493576</text:p>
          </table:table-cell>
          <table:table-cell office:value-type="float" office:value="-3.802615" calcext:value-type="float">
            <text:p>-3.802615</text:p>
          </table:table-cell>
          <table:table-cell office:value-type="float" office:value="1477010466550000" calcext:value-type="float">
            <text:p>1477010466550000</text:p>
          </table:table-cell>
          <table:table-cell office:value-type="float" office:value="-14.22183" calcext:value-type="float">
            <text:p>-14.22183</text:p>
          </table:table-cell>
          <table:table-cell office:value-type="float" office:value="10.56447" calcext:value-type="float">
            <text:p>10.56447</text:p>
          </table:table-cell>
          <table:table-cell office:value-type="float" office:value="5.102928" calcext:value-type="float">
            <text:p>5.102928</text:p>
          </table:table-cell>
          <table:table-cell office:value-type="float" office:value="0.7129259" calcext:value-type="float">
            <text:p>0.7129259</text:p>
          </table:table-cell>
          <table:table-cell office:value-type="float" office:value="0.1388107" calcext:value-type="float">
            <text:p>0.1388107</text:p>
          </table:table-cell>
          <table:table-cell office:value-type="float" office:value="-0.1895536" calcext:value-type="float">
            <text:p>-0.1895536</text:p>
          </table:table-cell>
          <table:table-cell table:number-columns-repeated="8"/>
          <table:table-cell table:formula="of:=[.B473]*COS([.C473])" office:value-type="float" office:value="-13.9004932805797" calcext:value-type="float">
            <text:p>-13.9004932805797</text:p>
          </table:table-cell>
          <table:table-cell table:formula="of:=[.B473]*SIN([.C473])" office:value-type="float" office:value="10.5237793773035" calcext:value-type="float">
            <text:p>10.523779377303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3.80486" calcext:value-type="float">
            <text:p>-13.80486</text:p>
          </table:table-cell>
          <table:table-cell office:value-type="float" office:value="10.93833" calcext:value-type="float">
            <text:p>10.93833</text:p>
          </table:table-cell>
          <table:table-cell office:value-type="float" office:value="1477010466600000" calcext:value-type="float">
            <text:p>1477010466600000</text:p>
          </table:table-cell>
          <table:table-cell office:value-type="float" office:value="-13.96652" calcext:value-type="float">
            <text:p>-13.96652</text:p>
          </table:table-cell>
          <table:table-cell office:value-type="float" office:value="10.59891" calcext:value-type="float">
            <text:p>10.59891</text:p>
          </table:table-cell>
          <table:table-cell office:value-type="float" office:value="5.112633" calcext:value-type="float">
            <text:p>5.112633</text:p>
          </table:table-cell>
          <table:table-cell office:value-type="float" office:value="0.6649439" calcext:value-type="float">
            <text:p>0.6649439</text:p>
          </table:table-cell>
          <table:table-cell office:value-type="float" office:value="0.129333" calcext:value-type="float">
            <text:p>0.129333</text:p>
          </table:table-cell>
          <table:table-cell office:value-type="float" office:value="-0.1830507" calcext:value-type="float">
            <text:p>-0.18305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19806" calcext:value-type="float">
            <text:p>17.19806</text:p>
          </table:table-cell>
          <table:table-cell office:value-type="float" office:value="2.46371" calcext:value-type="float">
            <text:p>2.46371</text:p>
          </table:table-cell>
          <table:table-cell office:value-type="float" office:value="-3.313897" calcext:value-type="float">
            <text:p>-3.313897</text:p>
          </table:table-cell>
          <table:table-cell office:value-type="float" office:value="1477010466650000" calcext:value-type="float">
            <text:p>1477010466650000</text:p>
          </table:table-cell>
          <table:table-cell office:value-type="float" office:value="-13.71073" calcext:value-type="float">
            <text:p>-13.71073</text:p>
          </table:table-cell>
          <table:table-cell office:value-type="float" office:value="10.63099" calcext:value-type="float">
            <text:p>10.63099</text:p>
          </table:table-cell>
          <table:table-cell office:value-type="float" office:value="5.121588" calcext:value-type="float">
            <text:p>5.121588</text:p>
          </table:table-cell>
          <table:table-cell office:value-type="float" office:value="0.6184955" calcext:value-type="float">
            <text:p>0.6184955</text:p>
          </table:table-cell>
          <table:table-cell office:value-type="float" office:value="0.1201805" calcext:value-type="float">
            <text:p>0.1201805</text:p>
          </table:table-cell>
          <table:table-cell office:value-type="float" office:value="-0.176519" calcext:value-type="float">
            <text:p>-0.176519</text:p>
          </table:table-cell>
          <table:table-cell table:number-columns-repeated="8"/>
          <table:table-cell table:formula="of:=[.B475]*COS([.C475])" office:value-type="float" office:value="-13.395609305055" calcext:value-type="float">
            <text:p>-13.395609305055</text:p>
          </table:table-cell>
          <table:table-cell table:formula="of:=[.B475]*SIN([.C475])" office:value-type="float" office:value="10.7856812075049" calcext:value-type="float">
            <text:p>10.785681207504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3.3556" calcext:value-type="float">
            <text:p>-13.3556</text:p>
          </table:table-cell>
          <table:table-cell office:value-type="float" office:value="10.5517" calcext:value-type="float">
            <text:p>10.5517</text:p>
          </table:table-cell>
          <table:table-cell office:value-type="float" office:value="1477010466700000" calcext:value-type="float">
            <text:p>1477010466700000</text:p>
          </table:table-cell>
          <table:table-cell office:value-type="float" office:value="-13.45452" calcext:value-type="float">
            <text:p>-13.45452</text:p>
          </table:table-cell>
          <table:table-cell office:value-type="float" office:value="10.66078" calcext:value-type="float">
            <text:p>10.66078</text:p>
          </table:table-cell>
          <table:table-cell office:value-type="float" office:value="5.129834" calcext:value-type="float">
            <text:p>5.129834</text:p>
          </table:table-cell>
          <table:table-cell office:value-type="float" office:value="0.5736031" calcext:value-type="float">
            <text:p>0.5736031</text:p>
          </table:table-cell>
          <table:table-cell office:value-type="float" office:value="0.1113545" calcext:value-type="float">
            <text:p>0.1113545</text:p>
          </table:table-cell>
          <table:table-cell office:value-type="float" office:value="-0.1699593" calcext:value-type="float">
            <text:p>-0.16995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86157" calcext:value-type="float">
            <text:p>16.86157</text:p>
          </table:table-cell>
          <table:table-cell office:value-type="float" office:value="2.445369" calcext:value-type="float">
            <text:p>2.445369</text:p>
          </table:table-cell>
          <table:table-cell office:value-type="float" office:value="-3.743524" calcext:value-type="float">
            <text:p>-3.743524</text:p>
          </table:table-cell>
          <table:table-cell office:value-type="float" office:value="1477010466750000" calcext:value-type="float">
            <text:p>1477010466750000</text:p>
          </table:table-cell>
          <table:table-cell office:value-type="float" office:value="-13.19791" calcext:value-type="float">
            <text:p>-13.19791</text:p>
          </table:table-cell>
          <table:table-cell office:value-type="float" office:value="10.68837" calcext:value-type="float">
            <text:p>10.68837</text:p>
          </table:table-cell>
          <table:table-cell office:value-type="float" office:value="5.137411" calcext:value-type="float">
            <text:p>5.137411</text:p>
          </table:table-cell>
          <table:table-cell office:value-type="float" office:value="0.5302878" calcext:value-type="float">
            <text:p>0.5302878</text:p>
          </table:table-cell>
          <table:table-cell office:value-type="float" office:value="0.1028566" calcext:value-type="float">
            <text:p>0.1028566</text:p>
          </table:table-cell>
          <table:table-cell office:value-type="float" office:value="-0.1633729" calcext:value-type="float">
            <text:p>-0.1633729</text:p>
          </table:table-cell>
          <table:table-cell table:number-columns-repeated="8"/>
          <table:table-cell table:formula="of:=[.B477]*COS([.C477])" office:value-type="float" office:value="-12.9373686702939" calcext:value-type="float">
            <text:p>-12.9373686702939</text:p>
          </table:table-cell>
          <table:table-cell table:formula="of:=[.B477]*SIN([.C477])" office:value-type="float" office:value="10.81374286516" calcext:value-type="float">
            <text:p>10.81374286516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2.95906" calcext:value-type="float">
            <text:p>-12.95906</text:p>
          </table:table-cell>
          <table:table-cell office:value-type="float" office:value="11.00989" calcext:value-type="float">
            <text:p>11.00989</text:p>
          </table:table-cell>
          <table:table-cell office:value-type="float" office:value="1477010466800000" calcext:value-type="float">
            <text:p>1477010466800000</text:p>
          </table:table-cell>
          <table:table-cell office:value-type="float" office:value="-12.94094" calcext:value-type="float">
            <text:p>-12.94094</text:p>
          </table:table-cell>
          <table:table-cell office:value-type="float" office:value="10.71383" calcext:value-type="float">
            <text:p>10.71383</text:p>
          </table:table-cell>
          <table:table-cell office:value-type="float" office:value="5.144357" calcext:value-type="float">
            <text:p>5.144357</text:p>
          </table:table-cell>
          <table:table-cell office:value-type="float" office:value="0.4885696" calcext:value-type="float">
            <text:p>0.4885696</text:p>
          </table:table-cell>
          <table:table-cell office:value-type="float" office:value="0.09468793" calcext:value-type="float">
            <text:p>0.09468793</text:p>
          </table:table-cell>
          <table:table-cell office:value-type="float" office:value="-0.1567606" calcext:value-type="float">
            <text:p>-0.15676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63302" calcext:value-type="float">
            <text:p>16.63302</text:p>
          </table:table-cell>
          <table:table-cell office:value-type="float" office:value="2.398815" calcext:value-type="float">
            <text:p>2.398815</text:p>
          </table:table-cell>
          <table:table-cell office:value-type="float" office:value="-3.455295" calcext:value-type="float">
            <text:p>-3.455295</text:p>
          </table:table-cell>
          <table:table-cell office:value-type="float" office:value="1477010466850000" calcext:value-type="float">
            <text:p>1477010466850000</text:p>
          </table:table-cell>
          <table:table-cell office:value-type="float" office:value="-12.68362" calcext:value-type="float">
            <text:p>-12.68362</text:p>
          </table:table-cell>
          <table:table-cell office:value-type="float" office:value="10.73726" calcext:value-type="float">
            <text:p>10.73726</text:p>
          </table:table-cell>
          <table:table-cell office:value-type="float" office:value="5.150712" calcext:value-type="float">
            <text:p>5.150712</text:p>
          </table:table-cell>
          <table:table-cell office:value-type="float" office:value="0.448467" calcext:value-type="float">
            <text:p>0.448467</text:p>
          </table:table-cell>
          <table:table-cell office:value-type="float" office:value="0.0868499" calcext:value-type="float">
            <text:p>0.0868499</text:p>
          </table:table-cell>
          <table:table-cell office:value-type="float" office:value="-0.1501236" calcext:value-type="float">
            <text:p>-0.1501236</text:p>
          </table:table-cell>
          <table:table-cell table:number-columns-repeated="8"/>
          <table:table-cell table:formula="of:=[.B479]*COS([.C479])" office:value-type="float" office:value="-12.2517623438988" calcext:value-type="float">
            <text:p>-12.2517623438988</text:p>
          </table:table-cell>
          <table:table-cell table:formula="of:=[.B479]*SIN([.C479])" office:value-type="float" office:value="11.2495188247775" calcext:value-type="float">
            <text:p>11.249518824777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2.37133" calcext:value-type="float">
            <text:p>-12.37133</text:p>
          </table:table-cell>
          <table:table-cell office:value-type="float" office:value="10.60914" calcext:value-type="float">
            <text:p>10.60914</text:p>
          </table:table-cell>
          <table:table-cell office:value-type="float" office:value="1477010466900000" calcext:value-type="float">
            <text:p>1477010466900000</text:p>
          </table:table-cell>
          <table:table-cell office:value-type="float" office:value="-12.42601" calcext:value-type="float">
            <text:p>-12.42601</text:p>
          </table:table-cell>
          <table:table-cell office:value-type="float" office:value="10.75871" calcext:value-type="float">
            <text:p>10.75871</text:p>
          </table:table-cell>
          <table:table-cell office:value-type="float" office:value="5.156511" calcext:value-type="float">
            <text:p>5.156511</text:p>
          </table:table-cell>
          <table:table-cell office:value-type="float" office:value="0.4099975" calcext:value-type="float">
            <text:p>0.4099975</text:p>
          </table:table-cell>
          <table:table-cell office:value-type="float" office:value="0.07934372" calcext:value-type="float">
            <text:p>0.07934372</text:p>
          </table:table-cell>
          <table:table-cell office:value-type="float" office:value="-0.1434628" calcext:value-type="float">
            <text:p>-0.14346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7436" calcext:value-type="float">
            <text:p>16.17436</text:p>
          </table:table-cell>
          <table:table-cell office:value-type="float" office:value="2.400763" calcext:value-type="float">
            <text:p>2.400763</text:p>
          </table:table-cell>
          <table:table-cell office:value-type="float" office:value="-3.361253" calcext:value-type="float">
            <text:p>-3.361253</text:p>
          </table:table-cell>
          <table:table-cell office:value-type="float" office:value="1477010466950000" calcext:value-type="float">
            <text:p>1477010466950000</text:p>
          </table:table-cell>
          <table:table-cell office:value-type="float" office:value="-12.16811" calcext:value-type="float">
            <text:p>-12.16811</text:p>
          </table:table-cell>
          <table:table-cell office:value-type="float" office:value="10.77829" calcext:value-type="float">
            <text:p>10.77829</text:p>
          </table:table-cell>
          <table:table-cell office:value-type="float" office:value="5.161789" calcext:value-type="float">
            <text:p>5.161789</text:p>
          </table:table-cell>
          <table:table-cell office:value-type="float" office:value="0.3731774" calcext:value-type="float">
            <text:p>0.3731774</text:p>
          </table:table-cell>
          <table:table-cell office:value-type="float" office:value="0.07217058" calcext:value-type="float">
            <text:p>0.07217058</text:p>
          </table:table-cell>
          <table:table-cell office:value-type="float" office:value="-0.1367794" calcext:value-type="float">
            <text:p>-0.1367794</text:p>
          </table:table-cell>
          <table:table-cell table:number-columns-repeated="8"/>
          <table:table-cell table:formula="of:=[.B481]*COS([.C481])" office:value-type="float" office:value="-11.9352038602528" calcext:value-type="float">
            <text:p>-11.9352038602528</text:p>
          </table:table-cell>
          <table:table-cell table:formula="of:=[.B481]*SIN([.C481])" office:value-type="float" office:value="10.9160812668194" calcext:value-type="float">
            <text:p>10.916081266819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1.94509" calcext:value-type="float">
            <text:p>-11.94509</text:p>
          </table:table-cell>
          <table:table-cell office:value-type="float" office:value="11.0515" calcext:value-type="float">
            <text:p>11.0515</text:p>
          </table:table-cell>
          <table:table-cell office:value-type="float" office:value="1477010467000000" calcext:value-type="float">
            <text:p>1477010467000000</text:p>
          </table:table-cell>
          <table:table-cell office:value-type="float" office:value="-11.90996" calcext:value-type="float">
            <text:p>-11.90996</text:p>
          </table:table-cell>
          <table:table-cell office:value-type="float" office:value="10.79606" calcext:value-type="float">
            <text:p>10.79606</text:p>
          </table:table-cell>
          <table:table-cell office:value-type="float" office:value="5.166582" calcext:value-type="float">
            <text:p>5.166582</text:p>
          </table:table-cell>
          <table:table-cell office:value-type="float" office:value="0.3380221" calcext:value-type="float">
            <text:p>0.3380221</text:p>
          </table:table-cell>
          <table:table-cell office:value-type="float" office:value="0.06533161" calcext:value-type="float">
            <text:p>0.06533161</text:p>
          </table:table-cell>
          <table:table-cell office:value-type="float" office:value="-0.1300744" calcext:value-type="float">
            <text:p>-0.13007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51247" calcext:value-type="float">
            <text:p>15.51247</text:p>
          </table:table-cell>
          <table:table-cell office:value-type="float" office:value="2.356317" calcext:value-type="float">
            <text:p>2.356317</text:p>
          </table:table-cell>
          <table:table-cell office:value-type="float" office:value="-3.456733" calcext:value-type="float">
            <text:p>-3.456733</text:p>
          </table:table-cell>
          <table:table-cell office:value-type="float" office:value="1477010467050000" calcext:value-type="float">
            <text:p>1477010467050000</text:p>
          </table:table-cell>
          <table:table-cell office:value-type="float" office:value="-11.65158" calcext:value-type="float">
            <text:p>-11.65158</text:p>
          </table:table-cell>
          <table:table-cell office:value-type="float" office:value="10.81212" calcext:value-type="float">
            <text:p>10.81212</text:p>
          </table:table-cell>
          <table:table-cell office:value-type="float" office:value="5.170921" calcext:value-type="float">
            <text:p>5.170921</text:p>
          </table:table-cell>
          <table:table-cell office:value-type="float" office:value="0.3045457" calcext:value-type="float">
            <text:p>0.3045457</text:p>
          </table:table-cell>
          <table:table-cell office:value-type="float" office:value="0.05882788" calcext:value-type="float">
            <text:p>0.05882788</text:p>
          </table:table-cell>
          <table:table-cell office:value-type="float" office:value="-0.1233489" calcext:value-type="float">
            <text:p>-0.1233489</text:p>
          </table:table-cell>
          <table:table-cell table:number-columns-repeated="8"/>
          <table:table-cell table:formula="of:=[.B483]*COS([.C483])" office:value-type="float" office:value="-10.9703164543741" calcext:value-type="float">
            <text:p>-10.9703164543741</text:p>
          </table:table-cell>
          <table:table-cell table:formula="of:=[.B483]*SIN([.C483])" office:value-type="float" office:value="10.9676288409022" calcext:value-type="float">
            <text:p>10.967628840902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1.45483" calcext:value-type="float">
            <text:p>-11.45483</text:p>
          </table:table-cell>
          <table:table-cell office:value-type="float" office:value="10.94067" calcext:value-type="float">
            <text:p>10.94067</text:p>
          </table:table-cell>
          <table:table-cell office:value-type="float" office:value="1477010467100000" calcext:value-type="float">
            <text:p>1477010467100000</text:p>
          </table:table-cell>
          <table:table-cell office:value-type="float" office:value="-11.39299" calcext:value-type="float">
            <text:p>-11.39299</text:p>
          </table:table-cell>
          <table:table-cell office:value-type="float" office:value="10.82655" calcext:value-type="float">
            <text:p>10.82655</text:p>
          </table:table-cell>
          <table:table-cell office:value-type="float" office:value="5.174838" calcext:value-type="float">
            <text:p>5.174838</text:p>
          </table:table-cell>
          <table:table-cell office:value-type="float" office:value="0.2727614" calcext:value-type="float">
            <text:p>0.2727614</text:p>
          </table:table-cell>
          <table:table-cell office:value-type="float" office:value="0.05266044" calcext:value-type="float">
            <text:p>0.05266044</text:p>
          </table:table-cell>
          <table:table-cell office:value-type="float" office:value="-0.1166039" calcext:value-type="float">
            <text:p>-0.11660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46745" calcext:value-type="float">
            <text:p>15.46745</text:p>
          </table:table-cell>
          <table:table-cell office:value-type="float" office:value="2.394427" calcext:value-type="float">
            <text:p>2.394427</text:p>
          </table:table-cell>
          <table:table-cell office:value-type="float" office:value="-4.449697" calcext:value-type="float">
            <text:p>-4.449697</text:p>
          </table:table-cell>
          <table:table-cell office:value-type="float" office:value="1477010467150000" calcext:value-type="float">
            <text:p>1477010467150000</text:p>
          </table:table-cell>
          <table:table-cell office:value-type="float" office:value="-11.13421" calcext:value-type="float">
            <text:p>-11.13421</text:p>
          </table:table-cell>
          <table:table-cell office:value-type="float" office:value="10.83944" calcext:value-type="float">
            <text:p>10.83944</text:p>
          </table:table-cell>
          <table:table-cell office:value-type="float" office:value="5.178363" calcext:value-type="float">
            <text:p>5.178363</text:p>
          </table:table-cell>
          <table:table-cell office:value-type="float" office:value="0.2426814" calcext:value-type="float">
            <text:p>0.2426814</text:p>
          </table:table-cell>
          <table:table-cell office:value-type="float" office:value="0.04683024" calcext:value-type="float">
            <text:p>0.04683024</text:p>
          </table:table-cell>
          <table:table-cell office:value-type="float" office:value="-0.1098405" calcext:value-type="float">
            <text:p>-0.1098405</text:p>
          </table:table-cell>
          <table:table-cell table:number-columns-repeated="8"/>
          <table:table-cell table:formula="of:=[.B485]*COS([.C485])" office:value-type="float" office:value="-11.3471986149233" calcext:value-type="float">
            <text:p>-11.3471986149233</text:p>
          </table:table-cell>
          <table:table-cell table:formula="of:=[.B485]*SIN([.C485])" office:value-type="float" office:value="10.5110938106357" calcext:value-type="float">
            <text:p>10.511093810635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0.60086" calcext:value-type="float">
            <text:p>-10.60086</text:p>
          </table:table-cell>
          <table:table-cell office:value-type="float" office:value="10.68225" calcext:value-type="float">
            <text:p>10.68225</text:p>
          </table:table-cell>
          <table:table-cell office:value-type="float" office:value="1477010467200000" calcext:value-type="float">
            <text:p>1477010467200000</text:p>
          </table:table-cell>
          <table:table-cell office:value-type="float" office:value="-10.87526" calcext:value-type="float">
            <text:p>-10.87526</text:p>
          </table:table-cell>
          <table:table-cell office:value-type="float" office:value="10.85086" calcext:value-type="float">
            <text:p>10.85086</text:p>
          </table:table-cell>
          <table:table-cell office:value-type="float" office:value="5.181525" calcext:value-type="float">
            <text:p>5.181525</text:p>
          </table:table-cell>
          <table:table-cell office:value-type="float" office:value="0.2143171" calcext:value-type="float">
            <text:p>0.2143171</text:p>
          </table:table-cell>
          <table:table-cell office:value-type="float" office:value="0.04133822" calcext:value-type="float">
            <text:p>0.04133822</text:p>
          </table:table-cell>
          <table:table-cell office:value-type="float" office:value="-0.1030597" calcext:value-type="float">
            <text:p>-0.1030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19847" calcext:value-type="float">
            <text:p>15.19847</text:p>
          </table:table-cell>
          <table:table-cell office:value-type="float" office:value="2.347791" calcext:value-type="float">
            <text:p>2.347791</text:p>
          </table:table-cell>
          <table:table-cell office:value-type="float" office:value="-3.728088" calcext:value-type="float">
            <text:p>-3.728088</text:p>
          </table:table-cell>
          <table:table-cell office:value-type="float" office:value="1477010467250000" calcext:value-type="float">
            <text:p>1477010467250000</text:p>
          </table:table-cell>
          <table:table-cell office:value-type="float" office:value="-10.61615" calcext:value-type="float">
            <text:p>-10.61615</text:p>
          </table:table-cell>
          <table:table-cell office:value-type="float" office:value="10.86091" calcext:value-type="float">
            <text:p>10.86091</text:p>
          </table:table-cell>
          <table:table-cell office:value-type="float" office:value="5.184351" calcext:value-type="float">
            <text:p>5.184351</text:p>
          </table:table-cell>
          <table:table-cell office:value-type="float" office:value="0.1876789" calcext:value-type="float">
            <text:p>0.1876789</text:p>
          </table:table-cell>
          <table:table-cell office:value-type="float" office:value="0.03618523" calcext:value-type="float">
            <text:p>0.03618523</text:p>
          </table:table-cell>
          <table:table-cell office:value-type="float" office:value="-0.09626268" calcext:value-type="float">
            <text:p>-0.09626268</text:p>
          </table:table-cell>
          <table:table-cell table:number-columns-repeated="8"/>
          <table:table-cell table:formula="of:=[.B487]*COS([.C487])" office:value-type="float" office:value="-10.6562509836362" calcext:value-type="float">
            <text:p>-10.6562509836362</text:p>
          </table:table-cell>
          <table:table-cell table:formula="of:=[.B487]*SIN([.C487])" office:value-type="float" office:value="10.8368724876992" calcext:value-type="float">
            <text:p>10.8368724876992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10.41423" calcext:value-type="float">
            <text:p>-10.41423</text:p>
          </table:table-cell>
          <table:table-cell office:value-type="float" office:value="10.87465" calcext:value-type="float">
            <text:p>10.87465</text:p>
          </table:table-cell>
          <table:table-cell office:value-type="float" office:value="1477010467300000" calcext:value-type="float">
            <text:p>1477010467300000</text:p>
          </table:table-cell>
          <table:table-cell office:value-type="float" office:value="-10.35691" calcext:value-type="float">
            <text:p>-10.35691</text:p>
          </table:table-cell>
          <table:table-cell office:value-type="float" office:value="10.86967" calcext:value-type="float">
            <text:p>10.86967</text:p>
          </table:table-cell>
          <table:table-cell office:value-type="float" office:value="5.186866" calcext:value-type="float">
            <text:p>5.186866</text:p>
          </table:table-cell>
          <table:table-cell office:value-type="float" office:value="0.1627763" calcext:value-type="float">
            <text:p>0.1627763</text:p>
          </table:table-cell>
          <table:table-cell office:value-type="float" office:value="0.0313721" calcext:value-type="float">
            <text:p>0.0313721</text:p>
          </table:table-cell>
          <table:table-cell office:value-type="float" office:value="-0.08945044" calcext:value-type="float">
            <text:p>-0.089450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97007" calcext:value-type="float">
            <text:p>14.97007</text:p>
          </table:table-cell>
          <table:table-cell office:value-type="float" office:value="2.293741" calcext:value-type="float">
            <text:p>2.293741</text:p>
          </table:table-cell>
          <table:table-cell office:value-type="float" office:value="-2.90921" calcext:value-type="float">
            <text:p>-2.90921</text:p>
          </table:table-cell>
          <table:table-cell office:value-type="float" office:value="1477010467350000" calcext:value-type="float">
            <text:p>1477010467350000</text:p>
          </table:table-cell>
          <table:table-cell office:value-type="float" office:value="-10.09755" calcext:value-type="float">
            <text:p>-10.09755</text:p>
          </table:table-cell>
          <table:table-cell office:value-type="float" office:value="10.87723" calcext:value-type="float">
            <text:p>10.87723</text:p>
          </table:table-cell>
          <table:table-cell office:value-type="float" office:value="5.189095" calcext:value-type="float">
            <text:p>5.189095</text:p>
          </table:table-cell>
          <table:table-cell office:value-type="float" office:value="0.1396181" calcext:value-type="float">
            <text:p>0.1396181</text:p>
          </table:table-cell>
          <table:table-cell office:value-type="float" office:value="0.02689958" calcext:value-type="float">
            <text:p>0.02689958</text:p>
          </table:table-cell>
          <table:table-cell office:value-type="float" office:value="-0.08262407" calcext:value-type="float">
            <text:p>-0.08262407</text:p>
          </table:table-cell>
          <table:table-cell table:number-columns-repeated="8"/>
          <table:table-cell table:formula="of:=[.B489]*COS([.C489])" office:value-type="float" office:value="-9.90413292520276" calcext:value-type="float">
            <text:p>-9.90413292520276</text:p>
          </table:table-cell>
          <table:table-cell table:formula="of:=[.B489]*SIN([.C489])" office:value-type="float" office:value="11.2254686674907" calcext:value-type="float">
            <text:p>11.2254686674907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9.834446" calcext:value-type="float">
            <text:p>-9.834446</text:p>
          </table:table-cell>
          <table:table-cell office:value-type="float" office:value="11.10321" calcext:value-type="float">
            <text:p>11.10321</text:p>
          </table:table-cell>
          <table:table-cell office:value-type="float" office:value="1477010467400000" calcext:value-type="float">
            <text:p>1477010467400000</text:p>
          </table:table-cell>
          <table:table-cell office:value-type="float" office:value="-9.838085" calcext:value-type="float">
            <text:p>-9.838085</text:p>
          </table:table-cell>
          <table:table-cell office:value-type="float" office:value="10.88367" calcext:value-type="float">
            <text:p>10.88367</text:p>
          </table:table-cell>
          <table:table-cell office:value-type="float" office:value="5.19106" calcext:value-type="float">
            <text:p>5.19106</text:p>
          </table:table-cell>
          <table:table-cell office:value-type="float" office:value="0.1182124" calcext:value-type="float">
            <text:p>0.1182124</text:p>
          </table:table-cell>
          <table:table-cell office:value-type="float" office:value="0.02276837" calcext:value-type="float">
            <text:p>0.02276837</text:p>
          </table:table-cell>
          <table:table-cell office:value-type="float" office:value="-0.07578466" calcext:value-type="float">
            <text:p>-0.075784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52778" calcext:value-type="float">
            <text:p>14.52778</text:p>
          </table:table-cell>
          <table:table-cell office:value-type="float" office:value="2.348663" calcext:value-type="float">
            <text:p>2.348663</text:p>
          </table:table-cell>
          <table:table-cell office:value-type="float" office:value="-3.34851" calcext:value-type="float">
            <text:p>-3.34851</text:p>
          </table:table-cell>
          <table:table-cell office:value-type="float" office:value="1477010467450000" calcext:value-type="float">
            <text:p>1477010467450000</text:p>
          </table:table-cell>
          <table:table-cell office:value-type="float" office:value="-9.578521" calcext:value-type="float">
            <text:p>-9.578521</text:p>
          </table:table-cell>
          <table:table-cell office:value-type="float" office:value="10.88909" calcext:value-type="float">
            <text:p>10.88909</text:p>
          </table:table-cell>
          <table:table-cell office:value-type="float" office:value="5.192781" calcext:value-type="float">
            <text:p>5.192781</text:p>
          </table:table-cell>
          <table:table-cell office:value-type="float" office:value="0.09856635" calcext:value-type="float">
            <text:p>0.09856635</text:p>
          </table:table-cell>
          <table:table-cell office:value-type="float" office:value="0.01897914" calcext:value-type="float">
            <text:p>0.01897914</text:p>
          </table:table-cell>
          <table:table-cell office:value-type="float" office:value="-0.06893328" calcext:value-type="float">
            <text:p>-0.06893328</text:p>
          </table:table-cell>
          <table:table-cell table:number-columns-repeated="8"/>
          <table:table-cell table:formula="of:=[.B491]*COS([.C491])" office:value-type="float" office:value="-10.1950324584886" calcext:value-type="float">
            <text:p>-10.1950324584886</text:p>
          </table:table-cell>
          <table:table-cell table:formula="of:=[.B491]*SIN([.C491])" office:value-type="float" office:value="10.3497683500049" calcext:value-type="float">
            <text:p>10.3497683500049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9.306602" calcext:value-type="float">
            <text:p>-9.306602</text:p>
          </table:table-cell>
          <table:table-cell office:value-type="float" office:value="11.03476" calcext:value-type="float">
            <text:p>11.03476</text:p>
          </table:table-cell>
          <table:table-cell office:value-type="float" office:value="1477010467500000" calcext:value-type="float">
            <text:p>1477010467500000</text:p>
          </table:table-cell>
          <table:table-cell office:value-type="float" office:value="-9.318874" calcext:value-type="float">
            <text:p>-9.318874</text:p>
          </table:table-cell>
          <table:table-cell office:value-type="float" office:value="10.89357" calcext:value-type="float">
            <text:p>10.89357</text:p>
          </table:table-cell>
          <table:table-cell office:value-type="float" office:value="5.194279" calcext:value-type="float">
            <text:p>5.194279</text:p>
          </table:table-cell>
          <table:table-cell office:value-type="float" office:value="0.08068649" calcext:value-type="float">
            <text:p>0.08068649</text:p>
          </table:table-cell>
          <table:table-cell office:value-type="float" office:value="0.01553247" calcext:value-type="float">
            <text:p>0.01553247</text:p>
          </table:table-cell>
          <table:table-cell office:value-type="float" office:value="-0.06207101" calcext:value-type="float">
            <text:p>-0.062071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86484" calcext:value-type="float">
            <text:p>13.86484</text:p>
          </table:table-cell>
          <table:table-cell office:value-type="float" office:value="2.29853" calcext:value-type="float">
            <text:p>2.29853</text:p>
          </table:table-cell>
          <table:table-cell office:value-type="float" office:value="-3.203442" calcext:value-type="float">
            <text:p>-3.203442</text:p>
          </table:table-cell>
          <table:table-cell office:value-type="float" office:value="1477010467550000" calcext:value-type="float">
            <text:p>1477010467550000</text:p>
          </table:table-cell>
          <table:table-cell office:value-type="float" office:value="-9.059154" calcext:value-type="float">
            <text:p>-9.059154</text:p>
          </table:table-cell>
          <table:table-cell office:value-type="float" office:value="10.8972" calcext:value-type="float">
            <text:p>10.8972</text:p>
          </table:table-cell>
          <table:table-cell office:value-type="float" office:value="5.19557" calcext:value-type="float">
            <text:p>5.19557</text:p>
          </table:table-cell>
          <table:table-cell office:value-type="float" office:value="0.06457867" calcext:value-type="float">
            <text:p>0.06457867</text:p>
          </table:table-cell>
          <table:table-cell office:value-type="float" office:value="0.01242892" calcext:value-type="float">
            <text:p>0.01242892</text:p>
          </table:table-cell>
          <table:table-cell office:value-type="float" office:value="-0.05519894" calcext:value-type="float">
            <text:p>-0.05519894</text:p>
          </table:table-cell>
          <table:table-cell table:number-columns-repeated="8"/>
          <table:table-cell table:formula="of:=[.B493]*COS([.C493])" office:value-type="float" office:value="-9.22260200268722" calcext:value-type="float">
            <text:p>-9.22260200268722</text:p>
          </table:table-cell>
          <table:table-cell table:formula="of:=[.B493]*SIN([.C493])" office:value-type="float" office:value="10.3526518595783" calcext:value-type="float">
            <text:p>10.3526518595783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8.788986" calcext:value-type="float">
            <text:p>-8.788986</text:p>
          </table:table-cell>
          <table:table-cell office:value-type="float" office:value="11.07066" calcext:value-type="float">
            <text:p>11.07066</text:p>
          </table:table-cell>
          <table:table-cell office:value-type="float" office:value="1477010467600000" calcext:value-type="float">
            <text:p>1477010467600000</text:p>
          </table:table-cell>
          <table:table-cell office:value-type="float" office:value="-8.799372" calcext:value-type="float">
            <text:p>-8.799372</text:p>
          </table:table-cell>
          <table:table-cell office:value-type="float" office:value="10.90007" calcext:value-type="float">
            <text:p>10.90007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0.05024805" calcext:value-type="float">
            <text:p>0.05024805</text:p>
          </table:table-cell>
          <table:table-cell office:value-type="float" office:value="0.009668977" calcext:value-type="float">
            <text:p>0.009668977</text:p>
          </table:table-cell>
          <table:table-cell office:value-type="float" office:value="-0.04831816" calcext:value-type="float">
            <text:p>-0.048318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37045" calcext:value-type="float">
            <text:p>13.37045</text:p>
          </table:table-cell>
          <table:table-cell office:value-type="float" office:value="2.293074" calcext:value-type="float">
            <text:p>2.293074</text:p>
          </table:table-cell>
          <table:table-cell office:value-type="float" office:value="-3.215725" calcext:value-type="float">
            <text:p>-3.215725</text:p>
          </table:table-cell>
          <table:table-cell office:value-type="float" office:value="1477010467650000" calcext:value-type="float">
            <text:p>1477010467650000</text:p>
          </table:table-cell>
          <table:table-cell office:value-type="float" office:value="-8.539535" calcext:value-type="float">
            <text:p>-8.539535</text:p>
          </table:table-cell>
          <table:table-cell office:value-type="float" office:value="10.90227" calcext:value-type="float">
            <text:p>10.90227</text:p>
          </table:table-cell>
          <table:table-cell office:value-type="float" office:value="5.197594" calcext:value-type="float">
            <text:p>5.197594</text:p>
          </table:table-cell>
          <table:table-cell office:value-type="float" office:value="0.03769917" calcext:value-type="float">
            <text:p>0.03769917</text:p>
          </table:table-cell>
          <table:table-cell office:value-type="float" office:value="0.007253069" calcext:value-type="float">
            <text:p>0.007253069</text:p>
          </table:table-cell>
          <table:table-cell office:value-type="float" office:value="-0.04142974" calcext:value-type="float">
            <text:p>-0.04142974</text:p>
          </table:table-cell>
          <table:table-cell table:number-columns-repeated="8"/>
          <table:table-cell table:formula="of:=[.B495]*COS([.C495])" office:value-type="float" office:value="-8.83914202665346" calcext:value-type="float">
            <text:p>-8.83914202665346</text:p>
          </table:table-cell>
          <table:table-cell table:formula="of:=[.B495]*SIN([.C495])" office:value-type="float" office:value="10.0318742732925" calcext:value-type="float">
            <text:p>10.0318742732925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8.620445" calcext:value-type="float">
            <text:p>-8.620445</text:p>
          </table:table-cell>
          <table:table-cell office:value-type="float" office:value="10.65766" calcext:value-type="float">
            <text:p>10.65766</text:p>
          </table:table-cell>
          <table:table-cell office:value-type="float" office:value="1477010467700000" calcext:value-type="float">
            <text:p>1477010467700000</text:p>
          </table:table-cell>
          <table:table-cell office:value-type="float" office:value="-8.279654" calcext:value-type="float">
            <text:p>-8.279654</text:p>
          </table:table-cell>
          <table:table-cell office:value-type="float" office:value="10.90389" calcext:value-type="float">
            <text:p>10.90389</text:p>
          </table:table-cell>
          <table:table-cell office:value-type="float" office:value="5.198353" calcext:value-type="float">
            <text:p>5.198353</text:p>
          </table:table-cell>
          <table:table-cell office:value-type="float" office:value="0.02693593" calcext:value-type="float">
            <text:p>0.02693593</text:p>
          </table:table-cell>
          <table:table-cell office:value-type="float" office:value="0.005181582" calcext:value-type="float">
            <text:p>0.005181582</text:p>
          </table:table-cell>
          <table:table-cell office:value-type="float" office:value="-0.03453479" calcext:value-type="float">
            <text:p>-0.034534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64596" calcext:value-type="float">
            <text:p>13.64596</text:p>
          </table:table-cell>
          <table:table-cell office:value-type="float" office:value="2.189595" calcext:value-type="float">
            <text:p>2.189595</text:p>
          </table:table-cell>
          <table:table-cell office:value-type="float" office:value="-2.987211" calcext:value-type="float">
            <text:p>-2.987211</text:p>
          </table:table-cell>
          <table:table-cell office:value-type="float" office:value="1477010467750000" calcext:value-type="float">
            <text:p>1477010467750000</text:p>
          </table:table-cell>
          <table:table-cell office:value-type="float" office:value="-8.019735" calcext:value-type="float">
            <text:p>-8.019735</text:p>
          </table:table-cell>
          <table:table-cell office:value-type="float" office:value="10.90501" calcext:value-type="float">
            <text:p>10.90501</text:p>
          </table:table-cell>
          <table:table-cell office:value-type="float" office:value="5.198959" calcext:value-type="float">
            <text:p>5.198959</text:p>
          </table:table-cell>
          <table:table-cell office:value-type="float" office:value="0.01796166" calcext:value-type="float">
            <text:p>0.01796166</text:p>
          </table:table-cell>
          <table:table-cell office:value-type="float" office:value="0.003454842" calcext:value-type="float">
            <text:p>0.003454842</text:p>
          </table:table-cell>
          <table:table-cell office:value-type="float" office:value="-0.02763437" calcext:value-type="float">
            <text:p>-0.02763437</text:p>
          </table:table-cell>
          <table:table-cell table:number-columns-repeated="8"/>
          <table:table-cell table:formula="of:=[.B497]*COS([.C497])" office:value-type="float" office:value="-7.91543472211695" calcext:value-type="float">
            <text:p>-7.91543472211695</text:p>
          </table:table-cell>
          <table:table-cell table:formula="of:=[.B497]*SIN([.C497])" office:value-type="float" office:value="11.1156699070054" calcext:value-type="float">
            <text:p>11.1156699070054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7.519712" calcext:value-type="float">
            <text:p>-7.519712</text:p>
          </table:table-cell>
          <table:table-cell office:value-type="float" office:value="11.00045" calcext:value-type="float">
            <text:p>11.00045</text:p>
          </table:table-cell>
          <table:table-cell office:value-type="float" office:value="1477010467800000" calcext:value-type="float">
            <text:p>1477010467800000</text:p>
          </table:table-cell>
          <table:table-cell office:value-type="float" office:value="-7.759787" calcext:value-type="float">
            <text:p>-7.759787</text:p>
          </table:table-cell>
          <table:table-cell office:value-type="float" office:value="10.90573" calcext:value-type="float">
            <text:p>10.90573</text:p>
          </table:table-cell>
          <table:table-cell office:value-type="float" office:value="5.199421" calcext:value-type="float">
            <text:p>5.199421</text:p>
          </table:table-cell>
          <table:table-cell office:value-type="float" office:value="0.01077906" calcext:value-type="float">
            <text:p>0.01077906</text:p>
          </table:table-cell>
          <table:table-cell office:value-type="float" office:value="0.002073124" calcext:value-type="float">
            <text:p>0.002073124</text:p>
          </table:table-cell>
          <table:table-cell office:value-type="float" office:value="-0.0207296" calcext:value-type="float">
            <text:p>-0.02072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8856" calcext:value-type="float">
            <text:p>12.8856</text:p>
          </table:table-cell>
          <table:table-cell office:value-type="float" office:value="2.169303" calcext:value-type="float">
            <text:p>2.169303</text:p>
          </table:table-cell>
          <table:table-cell office:value-type="float" office:value="-2.779369" calcext:value-type="float">
            <text:p>-2.779369</text:p>
          </table:table-cell>
          <table:table-cell office:value-type="float" office:value="1477010467850000" calcext:value-type="float">
            <text:p>1477010467850000</text:p>
          </table:table-cell>
          <table:table-cell office:value-type="float" office:value="-7.499815" calcext:value-type="float">
            <text:p>-7.499815</text:p>
          </table:table-cell>
          <table:table-cell office:value-type="float" office:value="10.90613" calcext:value-type="float">
            <text:p>10.90613</text:p>
          </table:table-cell>
          <table:table-cell office:value-type="float" office:value="5.199745" calcext:value-type="float">
            <text:p>5.199745</text:p>
          </table:table-cell>
          <table:table-cell office:value-type="float" office:value="0.005390285" calcext:value-type="float">
            <text:p>0.005390285</text:p>
          </table:table-cell>
          <table:table-cell office:value-type="float" office:value="0.001036644" calcext:value-type="float">
            <text:p>0.001036644</text:p>
          </table:table-cell>
          <table:table-cell office:value-type="float" office:value="-0.01382155" calcext:value-type="float">
            <text:p>-0.01382155</text:p>
          </table:table-cell>
          <table:table-cell table:number-columns-repeated="8"/>
          <table:table-cell table:formula="of:=[.B499]*COS([.C499])" office:value-type="float" office:value="-7.25986750079084" calcext:value-type="float">
            <text:p>-7.25986750079084</text:p>
          </table:table-cell>
          <table:table-cell table:formula="of:=[.B499]*SIN([.C499])" office:value-type="float" office:value="10.6457978203121" calcext:value-type="float">
            <text:p>10.6457978203121</text:p>
          </table:table-cell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-7.156314" calcext:value-type="float">
            <text:p>-7.156314</text:p>
          </table:table-cell>
          <table:table-cell office:value-type="float" office:value="10.81504" calcext:value-type="float">
            <text:p>10.81504</text:p>
          </table:table-cell>
          <table:table-cell office:value-type="float" office:value="1477010467900000" calcext:value-type="float">
            <text:p>1477010467900000</text:p>
          </table:table-cell>
          <table:table-cell office:value-type="float" office:value="-7.239828" calcext:value-type="float">
            <text:p>-7.239828</text:p>
          </table:table-cell>
          <table:table-cell office:value-type="float" office:value="10.90631" calcext:value-type="float">
            <text:p>10.90631</text:p>
          </table:table-cell>
          <table:table-cell office:value-type="float" office:value="5.199937" calcext:value-type="float">
            <text:p>5.199937</text:p>
          </table:table-cell>
          <table:table-cell office:value-type="float" office:value="0.001796922" calcext:value-type="float">
            <text:p>0.001796922</text:p>
          </table:table-cell>
          <table:table-cell office:value-type="float" office:value="0.0003455661" calcext:value-type="float">
            <text:p>0.0003455661</text:p>
          </table:table-cell>
          <table:table-cell office:value-type="float" office:value="-0.006911322" calcext:value-type="float">
            <text:p>-0.0069113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2691" calcext:value-type="float">
            <text:p>13.2691</text:p>
          </table:table-cell>
          <table:table-cell office:value-type="float" office:value="2.161844" calcext:value-type="float">
            <text:p>2.161844</text:p>
          </table:table-cell>
          <table:table-cell office:value-type="float" office:value="-2.405718" calcext:value-type="float">
            <text:p>-2.405718</text:p>
          </table:table-cell>
          <table:table-cell office:value-type="float" office:value="1477010467950000" calcext:value-type="float">
            <text:p>1477010467950000</text:p>
          </table:table-cell>
          <table:table-cell office:value-type="float" office:value="-6.979831" calcext:value-type="float">
            <text:p>-6.979831</text:p>
          </table:table-cell>
          <table:table-cell office:value-type="float" office:value="10.90636" calcext:value-type="float">
            <text:p>10.90636</text:p>
          </table:table-cell>
          <table:table-cell office:value-type="float" office:value="5.2" calcext:value-type="float">
            <text:p>5.2</text:p>
          </table:table-cell>
          <table:table-cell office:value-type="float" office:value="-7.848735E-015" calcext:value-type="float">
            <text:p>-7.848735E-15</text:p>
          </table:table-cell>
          <table:table-cell office:value-type="float" office:value="-1.509372E-015" calcext:value-type="float">
            <text:p>-1.509372E-15</text:p>
          </table:table-cell>
          <table:table-cell office:value-type="float" office:value="3.53787E-016" calcext:value-type="float">
            <text:p>3.53787E-16</text:p>
          </table:table-cell>
          <table:table-cell table:number-columns-repeated="8"/>
          <table:table-cell table:formula="of:=[.B501]*COS([.C501])" office:value-type="float" office:value="-7.39395746733867" calcext:value-type="float">
            <text:p>-7.39395746733867</text:p>
          </table:table-cell>
          <table:table-cell table:formula="of:=[.B501]*SIN([.C501])" office:value-type="float" office:value="11.0180945621821" calcext:value-type="float">
            <text:p>11.0180945621821</text:p>
          </table:table-cell>
        </table:table-row>
      </table:table>
      <table:named-expressions/>
      <table:database-ranges>
        <table:database-range table:name="__Anonymous_Sheet_DB__0" table:target-range-address="'obj_pose-laser-radar-synthetic-input'.A1:'obj_pose-laser-radar-synthetic-input'.A501" table:display-filter-buttons="true" table:contains-header="false">
          <table:filter>
            <table:filter-and>
              <table:filter-condition table:field-number="0" table:value="R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3T17:39:09.180886841</dc:date>
    <meta:editing-duration>PT1M27S</meta:editing-duration>
    <meta:editing-cycles>1</meta:editing-cycles>
    <meta:document-statistic meta:table-count="1" meta:cell-count="5752" meta:object-count="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line" chart:style-name="ch1">
        <chart:legend chart:legend-position="end" svg:x="13.158cm" svg:y="4.204cm" style:legend-expansion="high" chart:style-name="ch2"/>
        <chart:plot-area chart:style-name="ch3" table:cell-range-address="'obj_pose-laser-radar-synthetic-input'.C3:'obj_pose-laser-radar-synthetic-input'.C501" svg:x="0.32cm" svg:y="0.18cm" svg:width="12.518cm" svg:height="8.646cm">
          <chartooo:coordinate-region svg:x="0.862cm" svg:y="0.379cm" svg:width="11.976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bj_pose-laser-radar-synthetic-input'.C3:'obj_pose-laser-radar-synthetic-input'.C501" chart:class="chart:line"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43292">
                <text:p>0.5543292</text:p>
                <draw:g>
                  <svg:desc>'obj_pose-laser-radar-synthetic-input'.C3:'obj_pose-laser-radar-synthetic-input'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92401">
                <text:p>0.3892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82801">
                <text:p>0.2982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60018">
                <text:p>0.2760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6679">
                <text:p>0.2176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54522">
                <text:p>0.1354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48397">
                <text:p>0.1648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81801">
                <text:p>0.1481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71635">
                <text:p>0.1271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16834">
                <text:p>0.1216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329996">
                <text:p>0.06329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56145">
                <text:p>0.1256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629228">
                <text:p>0.08629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10471">
                <text:p>0.10104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48616">
                <text:p>0.1048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53115">
                <text:p>0.1653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50557">
                <text:p>0.11505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98099">
                <text:p>0.14980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2309">
                <text:p>0.162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49056">
                <text:p>0.15490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38384">
                <text:p>0.1238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33215">
                <text:p>0.13332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52895">
                <text:p>0.1752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07283">
                <text:p>0.1407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88829">
                <text:p>0.1988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10651">
                <text:p>0.24106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55096">
                <text:p>0.19550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46756">
                <text:p>0.1946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35874">
                <text:p>0.26358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3598">
                <text:p>0.2635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35971">
                <text:p>0.21359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25647">
                <text:p>0.25256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13451">
                <text:p>0.26134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27638">
                <text:p>0.29276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17692">
                <text:p>0.26176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27336">
                <text:p>0.2627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66452">
                <text:p>0.32664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84596">
                <text:p>0.35845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45454">
                <text:p>0.36454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7622">
                <text:p>0.3676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96707">
                <text:p>0.3796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82804">
                <text:p>0.37828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57276">
                <text:p>0.40572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15779">
                <text:p>0.4015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06521">
                <text:p>0.45065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19306">
                <text:p>0.4619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17454">
                <text:p>0.5417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020776">
                <text:p>0.50207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57554">
                <text:p>0.56575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67455">
                <text:p>0.567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400205">
                <text:p>0.54002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75289">
                <text:p>0.55752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00348">
                <text:p>0.5300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978702">
                <text:p>0.59787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870345">
                <text:p>0.5870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2018">
                <text:p>0.6320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085898">
                <text:p>0.60858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540478">
                <text:p>0.65404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477343">
                <text:p>0.6477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59447">
                <text:p>0.6959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86472">
                <text:p>0.69864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545977">
                <text:p>0.75459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356163">
                <text:p>0.73561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633908">
                <text:p>0.76339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62942">
                <text:p>0.7629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659556">
                <text:p>0.76595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933577">
                <text:p>0.79335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613676">
                <text:p>0.8613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963169">
                <text:p>0.89631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382907">
                <text:p>0.83829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693717">
                <text:p>0.86937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782444">
                <text:p>0.9782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43931">
                <text:p>0.93439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881223">
                <text:p>0.98812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55468">
                <text:p>0.98554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57481">
                <text:p>0.97574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10729">
                <text:p>1.0107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82333">
                <text:p>1.082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40121">
                <text:p>1.040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62204">
                <text:p>1.062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9641">
                <text:p>1.09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60452">
                <text:p>1.1604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32521">
                <text:p>1.1325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5259">
                <text:p>1.152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40184">
                <text:p>1.1401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13492">
                <text:p>1.1134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86202">
                <text:p>1.1862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89114">
                <text:p>1.1891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31897">
                <text:p>1.2318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41219">
                <text:p>1.241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51795">
                <text:p>1.251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0633">
                <text:p>1.306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67072">
                <text:p>1.2670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75367">
                <text:p>1.2753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64443">
                <text:p>1.3644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21916">
                <text:p>1.3219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9096">
                <text:p>1.390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35321">
                <text:p>1.3353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23359">
                <text:p>1.4233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81938">
                <text:p>1.381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420914">
                <text:p>1.4209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472827">
                <text:p>1.4728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464027">
                <text:p>1.4640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467663">
                <text:p>1.4676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1746">
                <text:p>1.517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031">
                <text:p>1.5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20141">
                <text:p>1.5201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73146">
                <text:p>1.5731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66951">
                <text:p>1.5669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91716">
                <text:p>1.5917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62616">
                <text:p>1.626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648282">
                <text:p>1.6482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79179">
                <text:p>1.6791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51961">
                <text:p>1.6519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89393">
                <text:p>1.6893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28434">
                <text:p>1.7284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29699">
                <text:p>1.7296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08595">
                <text:p>1.8085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82794">
                <text:p>1.7827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84512">
                <text:p>1.8845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31416">
                <text:p>1.8314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6604">
                <text:p>1.966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40595">
                <text:p>1.9405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55318">
                <text:p>1.9553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91356">
                <text:p>2.0913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22862">
                <text:p>2.1228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76838">
                <text:p>2.1768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269008">
                <text:p>2.2690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350653">
                <text:p>2.3506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399056">
                <text:p>2.3990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548411">
                <text:p>2.5484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4081">
                <text:p>2.640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719343">
                <text:p>2.7193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860923">
                <text:p>2.8609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922742">
                <text:p>2.922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104268">
                <text:p>3.1042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190031">
                <text:p>3.1900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115994">
                <text:p>-3.1159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.005982">
                <text:p>-3.0059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.878714">
                <text:p>-2.878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.861339">
                <text:p>-2.8613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.840141">
                <text:p>-2.8401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.783213">
                <text:p>-2.7832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.717858">
                <text:p>-2.7178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.657161">
                <text:p>-2.6571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.66525">
                <text:p>-2.665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.626352">
                <text:p>-2.6263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.611289">
                <text:p>-2.6112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.630737">
                <text:p>-2.6307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.579587">
                <text:p>-2.5795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.593059">
                <text:p>-2.5930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562531">
                <text:p>-2.5625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.60434">
                <text:p>-2.604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.560613">
                <text:p>-2.5606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581386">
                <text:p>-2.5813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550653">
                <text:p>-2.5506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.562944">
                <text:p>-2.5629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558143">
                <text:p>-2.5581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.569118">
                <text:p>-2.5691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570225">
                <text:p>-2.5702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.590798">
                <text:p>-2.5907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.596823">
                <text:p>-2.5968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.595538">
                <text:p>-2.5955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572383">
                <text:p>-2.5723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.586137">
                <text:p>-2.5861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.610702">
                <text:p>-2.6107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.651658">
                <text:p>-2.6516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.613746">
                <text:p>-2.6137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.571242">
                <text:p>-2.5712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.663803">
                <text:p>-2.6638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.676476">
                <text:p>-2.6764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657836">
                <text:p>-2.6578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691742">
                <text:p>-2.6917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721595">
                <text:p>-2.7215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781427">
                <text:p>-2.7814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697072">
                <text:p>-2.6970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765983">
                <text:p>-2.7659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765187">
                <text:p>-2.7651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815928">
                <text:p>-2.8159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807452">
                <text:p>-2.8074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774659">
                <text:p>-2.7746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.798194">
                <text:p>-2.7981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.850952">
                <text:p>-2.8509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.874936">
                <text:p>-2.8749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.902363">
                <text:p>-2.9023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.859516">
                <text:p>-2.8595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.902125">
                <text:p>-2.902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.942523">
                <text:p>-2.9425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.931676">
                <text:p>-2.9316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.885189">
                <text:p>-2.8851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.972523">
                <text:p>-2.9725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.977996">
                <text:p>-2.9779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.997402">
                <text:p>-2.9974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0276">
                <text:p>-3.02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.01199">
                <text:p>-3.011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.077016">
                <text:p>-3.077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.091393">
                <text:p>-3.0913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.058941">
                <text:p>-3.0589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.080026">
                <text:p>-3.0800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.142895">
                <text:p>-3.1428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136512">
                <text:p>3.1365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27371">
                <text:p>3.1273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041601">
                <text:p>3.0416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62864">
                <text:p>3.1628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072313">
                <text:p>3.0723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54394">
                <text:p>3.0543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02722">
                <text:p>3.027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999942">
                <text:p>2.9999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019702">
                <text:p>3.0197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994471">
                <text:p>2.9944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965886">
                <text:p>2.9658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940754">
                <text:p>2.9407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930138">
                <text:p>2.9301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950248">
                <text:p>2.9502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874453">
                <text:p>2.8744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873031">
                <text:p>2.8730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894761">
                <text:p>2.8947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848655">
                <text:p>2.8486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799455">
                <text:p>2.7994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745711">
                <text:p>2.7457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799455">
                <text:p>2.7994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717181">
                <text:p>2.7171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700465">
                <text:p>2.7004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729034">
                <text:p>2.7290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726489">
                <text:p>2.7264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639066">
                <text:p>2.6390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705673">
                <text:p>2.7056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693803">
                <text:p>2.6938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616682">
                <text:p>2.6166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60466">
                <text:p>2.604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594538">
                <text:p>2.5945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559822">
                <text:p>2.5598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556778">
                <text:p>2.5567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487744">
                <text:p>2.4877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562146">
                <text:p>2.5621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493576">
                <text:p>2.4935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46371">
                <text:p>2.463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45369">
                <text:p>2.4453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8815">
                <text:p>2.3988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00763">
                <text:p>2.4007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356317">
                <text:p>2.3563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394427">
                <text:p>2.3944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347791">
                <text:p>2.3477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293741">
                <text:p>2.2937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348663">
                <text:p>2.3486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29853">
                <text:p>2.298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293074">
                <text:p>2.2930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189595">
                <text:p>2.1895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169303">
                <text:p>2.1693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161844">
                <text:p>2.1618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line" chart:style-name="ch1">
        <chart:legend chart:legend-position="end" svg:x="13.13cm" svg:y="4.203cm" style:legend-expansion="high" chart:style-name="ch2"/>
        <chart:plot-area chart:style-name="ch3" table:cell-range-address="'obj_pose-laser-radar-synthetic-input'.B3:'obj_pose-laser-radar-synthetic-input'.B501" svg:x="0.319cm" svg:y="0.18cm" svg:width="12.492cm" svg:height="8.645cm">
          <chartooo:coordinate-region svg:x="0.94cm" svg:y="0.301cm" svg:width="11.871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bj_pose-laser-radar-synthetic-input'.B3:'obj_pose-laser-radar-synthetic-input'.B501" chart:class="chart:line"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4892">
                <text:p>1.014892</text:p>
                <draw:g>
                  <svg:desc>'obj_pose-laser-radar-synthetic-input'.B3:'obj_pose-laser-radar-synthetic-input'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47505">
                <text:p>1.047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983">
                <text:p>1.6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4382">
                <text:p>2.044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90916">
                <text:p>2.990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93878">
                <text:p>3.593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55547">
                <text:p>4.255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70263">
                <text:p>4.670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51417">
                <text:p>5.251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67293">
                <text:p>5.267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05749">
                <text:p>5.905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673922">
                <text:p>6.673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318441">
                <text:p>7.318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124935">
                <text:p>8.124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50951">
                <text:p>8.450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575491">
                <text:p>8.5754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946663">
                <text:p>9.9466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16">
                <text:p>10.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67808">
                <text:p>10.67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04064">
                <text:p>11.04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56684">
                <text:p>11.566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57909">
                <text:p>11.57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32484">
                <text:p>12.32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67093">
                <text:p>12.670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48558">
                <text:p>13.48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08715">
                <text:p>13.08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09883">
                <text:p>14.098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8371">
                <text:p>14.8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20044">
                <text:p>15.20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91832">
                <text:p>15.918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08904">
                <text:p>16.089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87285">
                <text:p>16.872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34772">
                <text:p>17.347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67566">
                <text:p>17.675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95369">
                <text:p>17.953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.27333">
                <text:p>18.27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92217">
                <text:p>18.922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35474">
                <text:p>19.35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69657">
                <text:p>19.696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15562">
                <text:p>20.15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97008">
                <text:p>19.970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77788">
                <text:p>20.777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70483">
                <text:p>20.704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38561">
                <text:p>21.385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78059">
                <text:p>21.78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91286">
                <text:p>21.91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39827">
                <text:p>22.398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44786">
                <text:p>22.447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02042">
                <text:p>23.020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.77598">
                <text:p>22.77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.27857">
                <text:p>23.278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.59188">
                <text:p>23.59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.24129">
                <text:p>24.241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.02551">
                <text:p>24.02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.42838">
                <text:p>24.428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38126">
                <text:p>24.38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51675">
                <text:p>24.516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.22058">
                <text:p>25.220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00306">
                <text:p>25.003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96016">
                <text:p>24.96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.33677">
                <text:p>25.336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.85594">
                <text:p>25.855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.38069">
                <text:p>25.380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29413">
                <text:p>25.294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32084">
                <text:p>25.32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16239">
                <text:p>26.162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36798">
                <text:p>25.367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.00527">
                <text:p>26.005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88898">
                <text:p>25.888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.57864">
                <text:p>24.578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.15517">
                <text:p>25.155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72646">
                <text:p>25.726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81488">
                <text:p>24.814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.15355">
                <text:p>25.153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02362">
                <text:p>25.023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.66558">
                <text:p>24.665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.97332">
                <text:p>24.973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54255">
                <text:p>24.54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47236">
                <text:p>24.472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.6708">
                <text:p>23.67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10852">
                <text:p>23.10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.32606">
                <text:p>23.326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.51575">
                <text:p>23.515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.10199">
                <text:p>23.101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07927">
                <text:p>23.079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.30044">
                <text:p>22.300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.11313">
                <text:p>22.11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25826">
                <text:p>22.258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.333">
                <text:p>21.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29997">
                <text:p>21.299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28819">
                <text:p>21.28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20617">
                <text:p>20.206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8966">
                <text:p>19.89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17503">
                <text:p>20.175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45801">
                <text:p>19.458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05032">
                <text:p>19.050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14442">
                <text:p>19.144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.4355">
                <text:p>18.43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.08421">
                <text:p>18.084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.39911">
                <text:p>17.399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.07984">
                <text:p>17.079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1262">
                <text:p>16.12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36184">
                <text:p>16.361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63569">
                <text:p>15.635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.55012">
                <text:p>15.550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24832">
                <text:p>15.248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26279">
                <text:p>14.262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96048">
                <text:p>13.960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63781">
                <text:p>13.637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1485">
                <text:p>13.1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3753">
                <text:p>12.37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55839">
                <text:p>12.558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71827">
                <text:p>11.718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99519">
                <text:p>10.995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97832">
                <text:p>10.978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14701">
                <text:p>10.147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09269">
                <text:p>10.092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64457">
                <text:p>9.644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341877">
                <text:p>9.3418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.615254">
                <text:p>8.6152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821033">
                <text:p>8.8210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.005974">
                <text:p>8.0059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730775">
                <text:p>7.7307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869147">
                <text:p>6.8691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04054">
                <text:p>7.040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096622">
                <text:p>6.0966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018233">
                <text:p>6.0182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452309">
                <text:p>5.4523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780149">
                <text:p>5.7801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751282">
                <text:p>5.7512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155387">
                <text:p>5.1553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998598">
                <text:p>4.9985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705897">
                <text:p>4.7058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184515">
                <text:p>5.1845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107773">
                <text:p>5.1077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850741">
                <text:p>4.8507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005131">
                <text:p>6.0051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646317">
                <text:p>5.6463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358672">
                <text:p>5.3586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882792">
                <text:p>5.8827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361756">
                <text:p>6.3617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323691">
                <text:p>7.3236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628759">
                <text:p>7.6287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832033">
                <text:p>7.8320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782363">
                <text:p>8.7823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466428">
                <text:p>8.4664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291522">
                <text:p>9.2915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798837">
                <text:p>9.7988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802091">
                <text:p>9.8020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68456">
                <text:p>10.68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39385">
                <text:p>10.393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.71653">
                <text:p>11.716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41835">
                <text:p>12.418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22652">
                <text:p>12.226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86009">
                <text:p>12.860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.2295">
                <text:p>13.22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.64225">
                <text:p>13.642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30946">
                <text:p>14.309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80702">
                <text:p>14.807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15301">
                <text:p>15.153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8677">
                <text:p>16.186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94577">
                <text:p>15.945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93662">
                <text:p>16.936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30411">
                <text:p>17.304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.38249">
                <text:p>18.382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.48209">
                <text:p>18.482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.81681">
                <text:p>18.816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.53353">
                <text:p>18.533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10848">
                <text:p>20.108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42433">
                <text:p>20.424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48433">
                <text:p>20.484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60912">
                <text:p>20.609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76407">
                <text:p>20.764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57911">
                <text:p>21.579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77882">
                <text:p>21.778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.661">
                <text:p>22.6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.17224">
                <text:p>23.172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.50859">
                <text:p>23.508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.16926">
                <text:p>23.169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.49061">
                <text:p>23.490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.90931">
                <text:p>23.909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.71213">
                <text:p>24.712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.50055">
                <text:p>24.500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.93166">
                <text:p>24.931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.07175">
                <text:p>25.071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.80796">
                <text:p>25.807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.33367">
                <text:p>25.333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.39906">
                <text:p>25.399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10587">
                <text:p>26.105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86336">
                <text:p>25.863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.18964">
                <text:p>26.18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.25929">
                <text:p>27.259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.84381">
                <text:p>26.843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.46937">
                <text:p>26.469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.69194">
                <text:p>26.691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71272">
                <text:p>26.712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.35802">
                <text:p>26.35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.59057">
                <text:p>26.590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.25246">
                <text:p>27.252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.98908">
                <text:p>26.989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.95409">
                <text:p>26.954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.82677">
                <text:p>26.826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.08648">
                <text:p>26.086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.5132">
                <text:p>26.51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.41086">
                <text:p>26.410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.16847">
                <text:p>26.168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.49653">
                <text:p>26.496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44731">
                <text:p>26.447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.76844">
                <text:p>25.768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.62843">
                <text:p>25.628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.65146">
                <text:p>24.651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.86058">
                <text:p>24.860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.99457">
                <text:p>24.994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.0204">
                <text:p>25.02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.41514">
                <text:p>24.415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.6376">
                <text:p>24.63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.49842">
                <text:p>23.498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.41546">
                <text:p>23.415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.41126">
                <text:p>23.411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.42996">
                <text:p>23.429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20885">
                <text:p>23.208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55101">
                <text:p>22.551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03597">
                <text:p>22.035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0803">
                <text:p>22.08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.77567">
                <text:p>21.775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19191">
                <text:p>21.191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27178">
                <text:p>21.271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.15003">
                <text:p>20.150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.91012">
                <text:p>19.910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.9648">
                <text:p>19.96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.43162">
                <text:p>19.431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.2581">
                <text:p>19.25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.85725">
                <text:p>18.857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.93832">
                <text:p>17.938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.59633">
                <text:p>17.596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.43484">
                <text:p>17.434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.19806">
                <text:p>17.198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86157">
                <text:p>16.861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63302">
                <text:p>16.633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17436">
                <text:p>16.174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.51247">
                <text:p>15.512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46745">
                <text:p>15.467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19847">
                <text:p>15.198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97007">
                <text:p>14.970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52778">
                <text:p>14.527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.86484">
                <text:p>13.864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.37045">
                <text:p>13.370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.64596">
                <text:p>13.645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8856">
                <text:p>12.88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.2691">
                <text:p>13.26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obj_pose-laser-radar-synthetic-input'.T3:'obj_pose-laser-radar-synthetic-input'.U501" svg:x="0.32cm" svg:y="0.18cm" svg:width="13.097cm" svg:height="8.64cm">
          <chartooo:coordinate-region svg:x="0.558cm" svg:y="0.379cm" svg:width="12.67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bj_pose-laser-radar-synthetic-input'.U3:'obj_pose-laser-radar-synthetic-input'.U501" chart:class="chart:scatter">
            <chart:domain table:cell-range-address="'obj_pose-laser-radar-synthetic-input'.T3:'obj_pose-laser-radar-synthetic-input'.T501"/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2915701029991">
                <text:p>0.862915701029991</text:p>
                <draw:g>
                  <svg:desc>'obj_pose-laser-radar-synthetic-input'.T3:'obj_pose-laser-radar-synthetic-input'.T501</svg:desc>
                </draw:g>
              </table:table-cell>
              <table:table-cell office:value-type="float" office:value="0.534211816211435">
                <text:p>0.534211816211435</text:p>
                <draw:g>
                  <svg:desc>'obj_pose-laser-radar-synthetic-input'.U3:'obj_pose-laser-radar-synthetic-input'.U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9149214604444">
                <text:p>0.969149214604444</text:p>
              </table:table-cell>
              <table:table-cell office:value-type="float" office:value="0.397512924137805">
                <text:p>0.397512924137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2330874620608">
                <text:p>1.62330874620608</text:p>
              </table:table-cell>
              <table:table-cell office:value-type="float" office:value="0.499090777805855">
                <text:p>0.499090777805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6700761821127">
                <text:p>1.96700761821127</text:p>
              </table:table-cell>
              <table:table-cell office:value-type="float" office:value="0.557116497532465">
                <text:p>0.557116497532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2034153364874">
                <text:p>2.92034153364874</text:p>
              </table:table-cell>
              <table:table-cell office:value-type="float" office:value="0.645897705447342">
                <text:p>0.645897705447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6095940062716">
                <text:p>3.56095940062716</text:p>
              </table:table-cell>
              <table:table-cell office:value-type="float" office:value="0.48531147314797">
                <text:p>0.48531147314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9786166596308">
                <text:p>4.19786166596308</text:p>
              </table:table-cell>
              <table:table-cell office:value-type="float" office:value="0.698310606139303">
                <text:p>0.698310606139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1908346906278">
                <text:p>4.61908346906278</text:p>
              </table:table-cell>
              <table:table-cell office:value-type="float" office:value="0.689510257356598">
                <text:p>0.689510257356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0901501922472">
                <text:p>5.20901501922472</text:p>
              </table:table-cell>
              <table:table-cell office:value-type="float" office:value="0.665990268232458">
                <text:p>0.665990268232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2834508534848">
                <text:p>5.22834508534848</text:p>
              </table:table-cell>
              <table:table-cell office:value-type="float" office:value="0.63936156934976">
                <text:p>0.63936156934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9392112185165">
                <text:p>5.89392112185165</text:p>
              </table:table-cell>
              <table:table-cell office:value-type="float" office:value="0.373584074061026">
                <text:p>0.373584074061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62133728278897">
                <text:p>6.62133728278897</text:p>
              </table:table-cell>
              <table:table-cell office:value-type="float" office:value="0.836138415355222">
                <text:p>0.836138415355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29121003958067">
                <text:p>7.29121003958067</text:p>
              </table:table-cell>
              <table:table-cell office:value-type="float" office:value="0.63074149157879">
                <text:p>0.630741491578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08349039114086">
                <text:p>8.08349039114086</text:p>
              </table:table-cell>
              <table:table-cell office:value-type="float" office:value="0.819604691640034">
                <text:p>0.819604691640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0453042084257">
                <text:p>8.40453042084257</text:p>
              </table:table-cell>
              <table:table-cell office:value-type="float" office:value="0.884557069686733">
                <text:p>0.8845570696867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45858255653927">
                <text:p>8.45858255653927</text:p>
              </table:table-cell>
              <table:table-cell office:value-type="float" office:value="1.41117930302659">
                <text:p>1.41117930302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88089955719559">
                <text:p>9.88089955719559</text:p>
              </table:table-cell>
              <table:table-cell office:value-type="float" office:value="1.1418970076942">
                <text:p>1.14189700769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1015753677313">
                <text:p>10.1015753677313</text:p>
              </table:table-cell>
              <table:table-cell office:value-type="float" office:value="1.52473967943498">
                <text:p>1.52473967943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377357123644">
                <text:p>10.5377357123644</text:p>
              </table:table-cell>
              <table:table-cell office:value-type="float" office:value="1.72554876568588">
                <text:p>1.725548765685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9084404790846">
                <text:p>10.9084404790846</text:p>
              </table:table-cell>
              <table:table-cell office:value-type="float" office:value="1.70342535024799">
                <text:p>1.70342535024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4782590569453">
                <text:p>11.4782590569453</text:p>
              </table:table-cell>
              <table:table-cell office:value-type="float" office:value="1.42876051431105">
                <text:p>1.42876051431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4763353614127">
                <text:p>11.4763353614127</text:p>
              </table:table-cell>
              <table:table-cell office:value-type="float" office:value="1.5391724726258">
                <text:p>1.53917247262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1359753021754">
                <text:p>12.1359753021754</text:p>
              </table:table-cell>
              <table:table-cell office:value-type="float" office:value="2.14936839340951">
                <text:p>2.149368393409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5456665083027">
                <text:p>12.5456665083027</text:p>
              </table:table-cell>
              <table:table-cell office:value-type="float" office:value="1.77727851710215">
                <text:p>1.77727851710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2197508955955">
                <text:p>13.2197508955955</text:p>
              </table:table-cell>
              <table:table-cell office:value-type="float" office:value="2.66440503580116">
                <text:p>2.66440503580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7087252014402">
                <text:p>12.7087252014402</text:p>
              </table:table-cell>
              <table:table-cell office:value-type="float" office:value="3.12438776031057">
                <text:p>3.12438776031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8302303521739">
                <text:p>13.8302303521739</text:p>
              </table:table-cell>
              <table:table-cell office:value-type="float" office:value="2.73892967684594">
                <text:p>2.738929676845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556834240373">
                <text:p>14.556834240373</text:p>
              </table:table-cell>
              <table:table-cell office:value-type="float" office:value="2.87021136997006">
                <text:p>2.87021136997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6754397687318">
                <text:p>14.6754397687318</text:p>
              </table:table-cell>
              <table:table-cell office:value-type="float" office:value="3.96040954800456">
                <text:p>3.96040954800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3684813143415">
                <text:p>15.3684813143415</text:p>
              </table:table-cell>
              <table:table-cell office:value-type="float" office:value="4.14761301390761">
                <text:p>4.147613013907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7234123475906">
                <text:p>15.7234123475906</text:p>
              </table:table-cell>
              <table:table-cell office:value-type="float" office:value="3.41050029603231">
                <text:p>3.41050029603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3375540903333">
                <text:p>16.3375540903333</text:p>
              </table:table-cell>
              <table:table-cell office:value-type="float" office:value="4.21632463977035">
                <text:p>4.21632463977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7586487620912">
                <text:p>16.7586487620912</text:p>
              </table:table-cell>
              <table:table-cell office:value-type="float" office:value="4.48230753822841">
                <text:p>4.48230753822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9235589338163">
                <text:p>16.9235589338163</text:p>
              </table:table-cell>
              <table:table-cell office:value-type="float" office:value="5.10118706275775">
                <text:p>5.10118706275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3420731156499">
                <text:p>17.3420731156499</text:p>
              </table:table-cell>
              <table:table-cell office:value-type="float" office:value="4.64623338496377">
                <text:p>4.64623338496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6462553342503">
                <text:p>17.6462553342503</text:p>
              </table:table-cell>
              <table:table-cell office:value-type="float" office:value="4.74597323710759">
                <text:p>4.745973237107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9216435594551">
                <text:p>17.9216435594551</text:p>
              </table:table-cell>
              <table:table-cell office:value-type="float" office:value="6.07150801998488">
                <text:p>6.07150801998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1245209127839">
                <text:p>18.1245209127839</text:p>
              </table:table-cell>
              <table:table-cell office:value-type="float" office:value="6.79026524884414">
                <text:p>6.79026524884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4022282948078">
                <text:p>18.4022282948078</text:p>
              </table:table-cell>
              <table:table-cell office:value-type="float" office:value="7.02231183803997">
                <text:p>7.022311838039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8089147960013">
                <text:p>18.8089147960013</text:p>
              </table:table-cell>
              <table:table-cell office:value-type="float" office:value="7.24387615722166">
                <text:p>7.243876157221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5479452877261">
                <text:p>18.5479452877261</text:p>
              </table:table-cell>
              <table:table-cell office:value-type="float" office:value="7.40120401082965">
                <text:p>7.401204010829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3089066785773">
                <text:p>19.3089066785773</text:p>
              </table:table-cell>
              <table:table-cell office:value-type="float" office:value="7.67374876917357">
                <text:p>7.673748769173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0239180218742">
                <text:p>19.0239180218742</text:p>
              </table:table-cell>
              <table:table-cell office:value-type="float" office:value="8.17193541493755">
                <text:p>8.17193541493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.6842860179658">
                <text:p>19.6842860179658</text:p>
              </table:table-cell>
              <table:table-cell office:value-type="float" office:value="8.35901902348701">
                <text:p>8.359019023487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6060871146956">
                <text:p>19.6060871146956</text:p>
              </table:table-cell>
              <table:table-cell office:value-type="float" office:value="9.48659310812194">
                <text:p>9.486593108121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616255140279">
                <text:p>19.616255140279</text:p>
              </table:table-cell>
              <table:table-cell office:value-type="float" office:value="9.76606203395607">
                <text:p>9.766062033956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1910617722098">
                <text:p>19.1910617722098</text:p>
              </table:table-cell>
              <table:table-cell office:value-type="float" office:value="11.5492704119406">
                <text:p>11.54927041194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.6774486954794">
                <text:p>19.6774486954794</text:p>
              </table:table-cell>
              <table:table-cell office:value-type="float" office:value="10.8029825241169">
                <text:p>10.80298252411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334680821307">
                <text:p>19.4334680821307</text:p>
              </table:table-cell>
              <table:table-cell office:value-type="float" office:value="12.3401805204465">
                <text:p>12.3401805204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2063373407453">
                <text:p>19.2063373407453</text:p>
              </table:table-cell>
              <table:table-cell office:value-type="float" office:value="12.2418083187859">
                <text:p>12.24180831878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9659862233513">
                <text:p>19.9659862233513</text:p>
              </table:table-cell>
              <table:table-cell office:value-type="float" office:value="11.9687599764489">
                <text:p>11.9687599764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.019246886191">
                <text:p>20.019246886191</text:p>
              </table:table-cell>
              <table:table-cell office:value-type="float" office:value="12.4822496387524">
                <text:p>12.48224963875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.9151299313786">
                <text:p>20.9151299313786</text:p>
              </table:table-cell>
              <table:table-cell office:value-type="float" office:value="12.2555081827581">
                <text:p>12.25550818275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8579565653051">
                <text:p>19.8579565653051</text:p>
              </table:table-cell>
              <table:table-cell office:value-type="float" office:value="13.5235606188073">
                <text:p>13.52356061880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.3387494589278">
                <text:p>20.3387494589278</text:p>
              </table:table-cell>
              <table:table-cell office:value-type="float" office:value="13.5307435077074">
                <text:p>13.53074350770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6717019364335">
                <text:p>19.6717019364335</text:p>
              </table:table-cell>
              <table:table-cell office:value-type="float" office:value="14.4038183170893">
                <text:p>14.40381831708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.1148915988211">
                <text:p>20.1148915988211</text:p>
              </table:table-cell>
              <table:table-cell office:value-type="float" office:value="14.0164962287363">
                <text:p>14.0164962287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.0157486262785">
                <text:p>20.0157486262785</text:p>
              </table:table-cell>
              <table:table-cell office:value-type="float" office:value="15.3442973923875">
                <text:p>15.3442973923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938763328685">
                <text:p>19.938763328685</text:p>
              </table:table-cell>
              <table:table-cell office:value-type="float" office:value="15.0863755185362">
                <text:p>15.08637551853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1556345319979">
                <text:p>19.1556345319979</text:p>
              </table:table-cell>
              <table:table-cell office:value-type="float" office:value="16.0022264982761">
                <text:p>16.00222649827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400693783146">
                <text:p>19.400693783146</text:p>
              </table:table-cell>
              <table:table-cell office:value-type="float" office:value="16.2961650324701">
                <text:p>16.29616503247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8372720665416">
                <text:p>18.8372720665416</text:p>
              </table:table-cell>
              <table:table-cell office:value-type="float" office:value="17.7112058983767">
                <text:p>17.71120589837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8176834052685">
                <text:p>18.8176834052685</text:p>
              </table:table-cell>
              <table:table-cell office:value-type="float" office:value="17.0315652872888">
                <text:p>17.03156528728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2749040422633">
                <text:p>18.2749040422633</text:p>
              </table:table-cell>
              <table:table-cell office:value-type="float" office:value="17.487735551036">
                <text:p>17.4877355510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3020568473639">
                <text:p>18.3020568473639</text:p>
              </table:table-cell>
              <table:table-cell office:value-type="float" office:value="17.4979899834655">
                <text:p>17.49798998346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855763994768">
                <text:p>18.855763994768</text:p>
              </table:table-cell>
              <table:table-cell office:value-type="float" office:value="18.1364498920189">
                <text:p>18.13644989201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7945268353867">
                <text:p>17.7945268353867</text:p>
              </table:table-cell>
              <table:table-cell office:value-type="float" office:value="18.0800780967645">
                <text:p>18.08007809676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9398441346828">
                <text:p>16.9398441346828</text:p>
              </table:table-cell>
              <table:table-cell office:value-type="float" office:value="19.7310858410163">
                <text:p>19.73108584101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1674302703001">
                <text:p>16.1674302703001</text:p>
              </table:table-cell>
              <table:table-cell office:value-type="float" office:value="20.2201257141341">
                <text:p>20.2201257141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4365886760581">
                <text:p>16.4365886760581</text:p>
              </table:table-cell>
              <table:table-cell office:value-type="float" office:value="18.2742468228838">
                <text:p>18.27424682288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2327984276245">
                <text:p>16.2327984276245</text:p>
              </table:table-cell>
              <table:table-cell office:value-type="float" office:value="19.2166290732015">
                <text:p>19.21662907320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367705889069">
                <text:p>14.367705889069</text:p>
              </table:table-cell>
              <table:table-cell office:value-type="float" office:value="21.3405663377712">
                <text:p>21.34056633777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7476476611125">
                <text:p>14.7476476611125</text:p>
              </table:table-cell>
              <table:table-cell office:value-type="float" office:value="19.9570829000153">
                <text:p>19.95708290001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8409596822789">
                <text:p>13.8409596822789</text:p>
              </table:table-cell>
              <table:table-cell office:value-type="float" office:value="21.0030691251548">
                <text:p>21.0030691251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8232328287999">
                <text:p>13.8232328287999</text:p>
              </table:table-cell>
              <table:table-cell office:value-type="float" office:value="20.8590458090774">
                <text:p>20.85904580907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8262586260232">
                <text:p>13.8262586260232</text:p>
              </table:table-cell>
              <table:table-cell office:value-type="float" office:value="20.4260962776229">
                <text:p>20.42609627762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.2669074225656">
                <text:p>13.2669074225656</text:p>
              </table:table-cell>
              <table:table-cell office:value-type="float" office:value="21.1578798385725">
                <text:p>21.1578798385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5170695728886">
                <text:p>11.5170695728886</text:p>
              </table:table-cell>
              <table:table-cell office:value-type="float" office:value="21.6724218525698">
                <text:p>21.67242185256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3858505705376">
                <text:p>12.3858505705376</text:p>
              </table:table-cell>
              <table:table-cell office:value-type="float" office:value="21.1065655570468">
                <text:p>21.1065655570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5264540338698">
                <text:p>11.5264540338698</text:p>
              </table:table-cell>
              <table:table-cell office:value-type="float" office:value="20.6748066507304">
                <text:p>20.67480665073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5558015333764">
                <text:p>10.5558015333764</text:p>
              </table:table-cell>
              <table:table-cell office:value-type="float" office:value="20.5567203264131">
                <text:p>20.55672032641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30535066932977">
                <text:p>9.30535066932977</text:p>
              </table:table-cell>
              <table:table-cell office:value-type="float" office:value="21.3896125267477">
                <text:p>21.38961252674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97957709845145">
                <text:p>9.97957709845145</text:p>
              </table:table-cell>
              <table:table-cell office:value-type="float" office:value="21.2931570932674">
                <text:p>21.29315709326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38222672550734">
                <text:p>9.38222672550734</text:p>
              </table:table-cell>
              <table:table-cell office:value-type="float" office:value="21.111034167735">
                <text:p>21.1110341677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63391755425153">
                <text:p>9.63391755425153</text:p>
              </table:table-cell>
              <table:table-cell office:value-type="float" office:value="20.9723707837427">
                <text:p>20.97237078374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84633629116315">
                <text:p>9.84633629116315</text:p>
              </table:table-cell>
              <table:table-cell office:value-type="float" office:value="20.0089801298048">
                <text:p>20.00898012980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29647329574516">
                <text:p>8.29647329574516</text:p>
              </table:table-cell>
              <table:table-cell office:value-type="float" office:value="20.4977815689866">
                <text:p>20.4977815689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2908070147803">
                <text:p>8.2908070147803</text:p>
              </table:table-cell>
              <table:table-cell office:value-type="float" office:value="20.6565403025596">
                <text:p>20.6565403025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09213932853651">
                <text:p>7.09213932853651</text:p>
              </table:table-cell>
              <table:table-cell office:value-type="float" office:value="20.1196035931284">
                <text:p>20.11960359312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89358901746526">
                <text:p>6.89358901746526</text:p>
              </table:table-cell>
              <table:table-cell office:value-type="float" office:value="20.1535890714082">
                <text:p>20.15358907140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67636868127817">
                <text:p>6.67636868127817</text:p>
              </table:table-cell>
              <table:table-cell office:value-type="float" office:value="20.2141815245572">
                <text:p>20.21418152455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28177537688675">
                <text:p>5.28177537688675</text:p>
              </table:table-cell>
              <table:table-cell office:value-type="float" office:value="19.5036446577816">
                <text:p>19.50364465778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95059821172952">
                <text:p>5.95059821172952</text:p>
              </table:table-cell>
              <table:table-cell office:value-type="float" office:value="18.985917741383">
                <text:p>18.9859177413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7397217250465">
                <text:p>5.87397217250465</text:p>
              </table:table-cell>
              <table:table-cell office:value-type="float" office:value="19.3009918506159">
                <text:p>19.30099185061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98678985619002">
                <text:p>3.98678985619002</text:p>
              </table:table-cell>
              <table:table-cell office:value-type="float" office:value="19.0452004400762">
                <text:p>19.04520044007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69245461235959">
                <text:p>4.69245461235959</text:p>
              </table:table-cell>
              <table:table-cell office:value-type="float" office:value="18.4633572736202">
                <text:p>18.46335727362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42433449624372">
                <text:p>3.42433449624372</text:p>
              </table:table-cell>
              <table:table-cell office:value-type="float" office:value="18.8356775931803">
                <text:p>18.83567759318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30109840757318">
                <text:p>4.30109840757318</text:p>
              </table:table-cell>
              <table:table-cell office:value-type="float" office:value="17.926745737539">
                <text:p>17.9267457375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5663821772988">
                <text:p>2.65663821772988</text:p>
              </table:table-cell>
              <table:table-cell office:value-type="float" office:value="17.8880106413261">
                <text:p>17.8880106413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26646792286407">
                <text:p>3.26646792286407</text:p>
              </table:table-cell>
              <table:table-cell office:value-type="float" office:value="17.0897400828977">
                <text:p>17.08974008289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5039210369691">
                <text:p>2.55039210369691</text:p>
              </table:table-cell>
              <table:table-cell office:value-type="float" office:value="16.8883520375139">
                <text:p>16.8883520375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7734690310715">
                <text:p>1.57734690310715</text:p>
              </table:table-cell>
              <table:table-cell office:value-type="float" office:value="16.0488723338202">
                <text:p>16.04887233382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4362543273632">
                <text:p>1.74362543273632</text:p>
              </table:table-cell>
              <table:table-cell office:value-type="float" office:value="16.2686686159598">
                <text:p>16.26866861595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0970358386989">
                <text:p>1.60970358386989</text:p>
              </table:table-cell>
              <table:table-cell office:value-type="float" office:value="15.5526093035277">
                <text:p>15.55260930352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28993103276591">
                <text:p>0.828993103276591</text:p>
              </table:table-cell>
              <table:table-cell office:value-type="float" office:value="15.5280070340376">
                <text:p>15.5280070340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3146699913491">
                <text:p>1.03146699913491</text:p>
              </table:table-cell>
              <table:table-cell office:value-type="float" office:value="15.213393397007">
                <text:p>15.2133933970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22177349353021">
                <text:p>0.722177349353021</text:p>
              </table:table-cell>
              <table:table-cell office:value-type="float" office:value="14.2444950229968">
                <text:p>14.24449502299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328025356027573">
                <text:p>-0.0328025356027573</text:p>
              </table:table-cell>
              <table:table-cell office:value-type="float" office:value="13.9604414623628">
                <text:p>13.96044146236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24417069779361">
                <text:p>0.0524417069779361</text:p>
              </table:table-cell>
              <table:table-cell office:value-type="float" office:value="13.6377091721253">
                <text:p>13.63770917212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275042260863872">
                <text:p>-0.275042260863872</text:p>
              </table:table-cell>
              <table:table-cell office:value-type="float" office:value="13.1456229979693">
                <text:p>13.14562299796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684792109682211">
                <text:p>-0.684792109682211</text:p>
              </table:table-cell>
              <table:table-cell office:value-type="float" office:value="12.3563388532573">
                <text:p>12.35633885325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972121846974739">
                <text:p>-0.972121846974739</text:p>
              </table:table-cell>
              <table:table-cell office:value-type="float" office:value="12.5207083867781">
                <text:p>12.52070838677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26757236871586">
                <text:p>-1.26757236871586</text:p>
              </table:table-cell>
              <table:table-cell office:value-type="float" office:value="11.6495112379433">
                <text:p>11.64951123794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891441491608679">
                <text:p>-0.891441491608679</text:p>
              </table:table-cell>
              <table:table-cell office:value-type="float" office:value="10.9589933480744">
                <text:p>10.95899334807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29894225122614">
                <text:p>-1.29894225122614</text:p>
              </table:table-cell>
              <table:table-cell office:value-type="float" office:value="10.9012044770465">
                <text:p>10.90120447704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59293456238785">
                <text:p>-1.59293456238785</text:p>
              </table:table-cell>
              <table:table-cell office:value-type="float" office:value="10.0211961072544">
                <text:p>10.02119610725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59701478322199">
                <text:p>-1.59701478322199</text:p>
              </table:table-cell>
              <table:table-cell office:value-type="float" office:value="9.96553737729534">
                <text:p>9.965537377295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.27191175057916">
                <text:p>-2.27191175057916</text:p>
              </table:table-cell>
              <table:table-cell office:value-type="float" office:value="9.37316101870017">
                <text:p>9.37316101870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96565487581711">
                <text:p>-1.96565487581711</text:p>
              </table:table-cell>
              <table:table-cell office:value-type="float" office:value="9.13273599707697">
                <text:p>9.132735997076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.65862502127495">
                <text:p>-2.65862502127495</text:p>
              </table:table-cell>
              <table:table-cell office:value-type="float" office:value="8.19477360765792">
                <text:p>8.194773607657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.27299803627372">
                <text:p>-2.27299803627372</text:p>
              </table:table-cell>
              <table:table-cell office:value-type="float" office:value="8.52315100852876">
                <text:p>8.523151008528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08256488296402">
                <text:p>-3.08256488296402</text:p>
              </table:table-cell>
              <table:table-cell office:value-type="float" office:value="7.38873557728202">
                <text:p>7.388735577282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.79411639879199">
                <text:p>-2.79411639879199</text:p>
              </table:table-cell>
              <table:table-cell office:value-type="float" office:value="7.20817561180544">
                <text:p>7.208175611805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.57672544361348">
                <text:p>-2.57672544361348</text:p>
              </table:table-cell>
              <table:table-cell office:value-type="float" office:value="6.36754791861388">
                <text:p>6.367547918613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50172349369494">
                <text:p>-3.50172349369494</text:p>
              </table:table-cell>
              <table:table-cell office:value-type="float" office:value="6.10795678318903">
                <text:p>6.107956783189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.19735603000244">
                <text:p>-3.19735603000244</text:p>
              </table:table-cell>
              <table:table-cell office:value-type="float" office:value="5.19092614359818">
                <text:p>5.190926143598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.42809713048689">
                <text:p>-3.42809713048689</text:p>
              </table:table-cell>
              <table:table-cell office:value-type="float" office:value="4.94644099391033">
                <text:p>4.946440993910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.50501067980931">
                <text:p>-3.50501067980931</text:p>
              </table:table-cell>
              <table:table-cell office:value-type="float" office:value="4.17643072083132">
                <text:p>4.176430720831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.06447083337624">
                <text:p>-4.06447083337624</text:p>
              </table:table-cell>
              <table:table-cell office:value-type="float" office:value="4.10976876561624">
                <text:p>4.109768765616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.23729008241961">
                <text:p>-4.23729008241961</text:p>
              </table:table-cell>
              <table:table-cell office:value-type="float" office:value="3.88878096592653">
                <text:p>3.888780965926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.27467330960924">
                <text:p>-4.27467330960924</text:p>
              </table:table-cell>
              <table:table-cell office:value-type="float" office:value="2.88187147803009">
                <text:p>2.881871478030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.38480550083793">
                <text:p>-4.38480550083793</text:p>
              </table:table-cell>
              <table:table-cell office:value-type="float" office:value="2.39988805685296">
                <text:p>2.399888056852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.29257482306945">
                <text:p>-4.29257482306945</text:p>
              </table:table-cell>
              <table:table-cell office:value-type="float" office:value="1.92854037109915">
                <text:p>1.928540371099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.98164575905826">
                <text:p>-4.98164575905826</text:p>
              </table:table-cell>
              <table:table-cell office:value-type="float" office:value="1.4361063040325">
                <text:p>1.43610630403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.98594048876325">
                <text:p>-4.98594048876325</text:p>
              </table:table-cell>
              <table:table-cell office:value-type="float" office:value="1.10893753748365">
                <text:p>1.108937537483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.84736253641102">
                <text:p>-4.84736253641102</text:p>
              </table:table-cell>
              <table:table-cell office:value-type="float" office:value="0.181010192199074">
                <text:p>0.181010192199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5.99808753774564">
                <text:p>-5.99808753774564</text:p>
              </table:table-cell>
              <table:table-cell office:value-type="float" office:value="-0.29076488216676">
                <text:p>-0.290764882166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5.64446711047946">
                <text:p>-5.64446711047946</text:p>
              </table:table-cell>
              <table:table-cell office:value-type="float" office:value="-0.14452232770269">
                <text:p>-0.144522327702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.30947380945061">
                <text:p>-5.30947380945061</text:p>
              </table:table-cell>
              <table:table-cell office:value-type="float" office:value="-0.724467715182726">
                <text:p>-0.7244677151827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5.68069414736405">
                <text:p>-5.68069414736405</text:p>
              </table:table-cell>
              <table:table-cell office:value-type="float" office:value="-1.52871047597896">
                <text:p>-1.528710475978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.11355405411925">
                <text:p>-6.11355405411925</text:p>
              </table:table-cell>
              <table:table-cell office:value-type="float" office:value="-1.75965798691056">
                <text:p>-1.759657986910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6.9934400645907">
                <text:p>-6.9934400645907</text:p>
              </table:table-cell>
              <table:table-cell office:value-type="float" office:value="-2.174453017763">
                <text:p>-2.1744530177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7.14407648565517">
                <text:p>-7.14407648565517</text:p>
              </table:table-cell>
              <table:table-cell office:value-type="float" office:value="-2.67584286668517">
                <text:p>-2.675842866685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7.13936590330328">
                <text:p>-7.13936590330328</text:p>
              </table:table-cell>
              <table:table-cell office:value-type="float" office:value="-3.22027877859037">
                <text:p>-3.220278778590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7.77186232892377">
                <text:p>-7.77186232892377</text:p>
              </table:table-cell>
              <table:table-cell office:value-type="float" office:value="-4.08999459706545">
                <text:p>-4.089994597065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7.52392722802824">
                <text:p>-7.52392722802824</text:p>
              </table:table-cell>
              <table:table-cell office:value-type="float" office:value="-3.88212855873158">
                <text:p>-3.882128558731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8.08524241482631">
                <text:p>-8.08524241482631</text:p>
              </table:table-cell>
              <table:table-cell office:value-type="float" office:value="-4.57834426075384">
                <text:p>-4.57834426075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8.45300126646204">
                <text:p>-8.45300126646204</text:p>
              </table:table-cell>
              <table:table-cell office:value-type="float" office:value="-4.95620582116604">
                <text:p>-4.956205821166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8.55062351510615">
                <text:p>-8.55062351510615</text:p>
              </table:table-cell>
              <table:table-cell office:value-type="float" office:value="-4.79247592327753">
                <text:p>-4.792475923277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9.0411468004651">
                <text:p>-9.0411468004651</text:p>
              </table:table-cell>
              <table:table-cell office:value-type="float" office:value="-5.69363565097379">
                <text:p>-5.693635650973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.86896874243148">
                <text:p>-8.86896874243148</text:p>
              </table:table-cell>
              <table:table-cell office:value-type="float" office:value="-5.41973350528173">
                <text:p>-5.419733505281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9.80646048107616">
                <text:p>-9.80646048107616</text:p>
              </table:table-cell>
              <table:table-cell office:value-type="float" office:value="-6.41173986325019">
                <text:p>-6.411739863250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0.668827423007">
                <text:p>-10.668827423007</text:p>
              </table:table-cell>
              <table:table-cell office:value-type="float" office:value="-6.35543374920966">
                <text:p>-6.355433749209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0.2204583159288">
                <text:p>-10.2204583159288</text:p>
              </table:table-cell>
              <table:table-cell office:value-type="float" office:value="-6.71044135081758">
                <text:p>-6.710441350817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0.8943650761316">
                <text:p>-10.8943650761316</text:p>
              </table:table-cell>
              <table:table-cell office:value-type="float" office:value="-6.83335381756745">
                <text:p>-6.833353817567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0.986008656323">
                <text:p>-10.986008656323</text:p>
              </table:table-cell>
              <table:table-cell office:value-type="float" office:value="-7.3707044475543">
                <text:p>-7.37070444755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1.4213252070283">
                <text:p>-11.4213252070283</text:p>
              </table:table-cell>
              <table:table-cell office:value-type="float" office:value="-7.46085220184664">
                <text:p>-7.460852201846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1.9422057357598">
                <text:p>-11.9422057357598</text:p>
              </table:table-cell>
              <table:table-cell office:value-type="float" office:value="-7.88316989899274">
                <text:p>-7.883169898992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2.4462330971325">
                <text:p>-12.4462330971325</text:p>
              </table:table-cell>
              <table:table-cell office:value-type="float" office:value="-8.02116718266389">
                <text:p>-8.021167182663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2.7461385964312">
                <text:p>-12.7461385964312</text:p>
              </table:table-cell>
              <table:table-cell office:value-type="float" office:value="-8.19448979135774">
                <text:p>-8.194489791357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3.7928907411615">
                <text:p>-13.7928907411615</text:p>
              </table:table-cell>
              <table:table-cell office:value-type="float" office:value="-8.47158120041834">
                <text:p>-8.471581200418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3.6375669137643">
                <text:p>-13.6375669137643</text:p>
              </table:table-cell>
              <table:table-cell office:value-type="float" office:value="-8.26343448969617">
                <text:p>-8.263434489696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4.4736978002446">
                <text:p>-14.4736978002446</text:p>
              </table:table-cell>
              <table:table-cell office:value-type="float" office:value="-8.79551982611578">
                <text:p>-8.795519826115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4.5757226705754">
                <text:p>-14.5757226705754</text:p>
              </table:table-cell>
              <table:table-cell office:value-type="float" office:value="-9.32633537476406">
                <text:p>-9.326335374764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5.6188710204109">
                <text:p>-15.6188710204109</text:p>
              </table:table-cell>
              <table:table-cell office:value-type="float" office:value="-9.69364774725538">
                <text:p>-9.693647747255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5.938149951103">
                <text:p>-15.938149951103</text:p>
              </table:table-cell>
              <table:table-cell office:value-type="float" office:value="-9.35751179022804">
                <text:p>-9.357511790228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6.603268408537">
                <text:p>-16.603268408537</text:p>
              </table:table-cell>
              <table:table-cell office:value-type="float" office:value="-8.85459297371574">
                <text:p>-8.854592973715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6.0109990218742">
                <text:p>-16.0109990218742</text:p>
              </table:table-cell>
              <table:table-cell office:value-type="float" office:value="-9.33486178700277">
                <text:p>-9.334861787002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6.9255428749986">
                <text:p>-16.9255428749986</text:p>
              </table:table-cell>
              <table:table-cell office:value-type="float" office:value="-10.857115929057">
                <text:p>-10.8571159290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8.1370796885585">
                <text:p>-18.1370796885585</text:p>
              </table:table-cell>
              <table:table-cell office:value-type="float" office:value="-9.39146401365517">
                <text:p>-9.391464013655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8.3082642484742">
                <text:p>-18.3082642484742</text:p>
              </table:table-cell>
              <table:table-cell office:value-type="float" office:value="-9.18777643159338">
                <text:p>-9.187776431593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8.2443043426715">
                <text:p>-18.2443043426715</text:p>
              </table:table-cell>
              <table:table-cell office:value-type="float" office:value="-9.58546744954967">
                <text:p>-9.585467449549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8.6982953012538">
                <text:p>-18.6982953012538</text:p>
              </table:table-cell>
              <table:table-cell office:value-type="float" office:value="-9.02886237529458">
                <text:p>-9.028862375294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9.7036673290445">
                <text:p>-19.7036673290445</text:p>
              </table:table-cell>
              <table:table-cell office:value-type="float" office:value="-8.7990614373604">
                <text:p>-8.79906143736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0.3814572680552">
                <text:p>-20.3814572680552</text:p>
              </table:table-cell>
              <table:table-cell office:value-type="float" office:value="-7.67549348399446">
                <text:p>-7.675493483994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0.4587337738488">
                <text:p>-20.4587337738488</text:p>
              </table:table-cell>
              <table:table-cell office:value-type="float" office:value="-9.74480032482847">
                <text:p>-9.744800324828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1.5567675836442">
                <text:p>-21.5567675836442</text:p>
              </table:table-cell>
              <table:table-cell office:value-type="float" office:value="-8.50049868903848">
                <text:p>-8.500498689038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1.8627971169651">
                <text:p>-21.8627971169651</text:p>
              </table:table-cell>
              <table:table-cell office:value-type="float" office:value="-8.64129076067482">
                <text:p>-8.641290760674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1.9514440142736">
                <text:p>-21.9514440142736</text:p>
              </table:table-cell>
              <table:table-cell office:value-type="float" office:value="-7.41274002213842">
                <text:p>-7.412740022138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2.1914027935931">
                <text:p>-22.1914027935931</text:p>
              </table:table-cell>
              <table:table-cell office:value-type="float" office:value="-7.70392109413183">
                <text:p>-7.703921094131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2.3177102451626">
                <text:p>-22.3177102451626</text:p>
              </table:table-cell>
              <table:table-cell office:value-type="float" office:value="-8.57758206542277">
                <text:p>-8.577582065422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3.2693324502444">
                <text:p>-23.2693324502444</text:p>
              </table:table-cell>
              <table:table-cell office:value-type="float" office:value="-8.32030867557813">
                <text:p>-8.320308675578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3.4730087558955">
                <text:p>-23.4730087558955</text:p>
              </table:table-cell>
              <table:table-cell office:value-type="float" office:value="-7.02102629593081">
                <text:p>-7.021026295930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4.0505074162775">
                <text:p>-24.0505074162775</text:p>
              </table:table-cell>
              <table:table-cell office:value-type="float" office:value="-6.56968518082737">
                <text:p>-6.569685180827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4.3577266170642">
                <text:p>-24.3577266170642</text:p>
              </table:table-cell>
              <table:table-cell office:value-type="float" office:value="-5.94085870147259">
                <text:p>-5.940858701472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4.7880157813784">
                <text:p>-24.7880157813784</text:p>
              </table:table-cell>
              <table:table-cell office:value-type="float" office:value="-7.18366709861575">
                <text:p>-7.183667098615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4.6107579525628">
                <text:p>-24.6107579525628</text:p>
              </table:table-cell>
              <table:table-cell office:value-type="float" office:value="-6.00877929943068">
                <text:p>-6.008779299430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4.8974535822548">
                <text:p>-24.8974535822548</text:p>
              </table:table-cell>
              <table:table-cell office:value-type="float" office:value="-5.02285317355271">
                <text:p>-5.022853173552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5.5328014005059">
                <text:p>-25.5328014005059</text:p>
              </table:table-cell>
              <table:table-cell office:value-type="float" office:value="-5.43989899715297">
                <text:p>-5.439898997152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5.017842208485">
                <text:p>-25.017842208485</text:p>
              </table:table-cell>
              <table:table-cell office:value-type="float" office:value="-6.55903664579982">
                <text:p>-6.559036645799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5.8162212654494">
                <text:p>-25.8162212654494</text:p>
              </table:table-cell>
              <table:table-cell office:value-type="float" office:value="-4.40680869824858">
                <text:p>-4.406808698248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6.8953208761598">
                <text:p>-26.8953208761598</text:p>
              </table:table-cell>
              <table:table-cell office:value-type="float" office:value="-4.43966285572457">
                <text:p>-4.439662855724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6.5652390651714">
                <text:p>-26.5652390651714</text:p>
              </table:table-cell>
              <table:table-cell office:value-type="float" office:value="-3.85722811438372">
                <text:p>-3.857228114383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6.2975803460212">
                <text:p>-26.2975803460212</text:p>
              </table:table-cell>
              <table:table-cell office:value-type="float" office:value="-3.01078331027936">
                <text:p>-3.010783310279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6.4680833767345">
                <text:p>-26.4680833767345</text:p>
              </table:table-cell>
              <table:table-cell office:value-type="float" office:value="-3.44967003144243">
                <text:p>-3.449670031442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6.6570414059772">
                <text:p>-26.6570414059772</text:p>
              </table:table-cell>
              <table:table-cell office:value-type="float" office:value="-1.72381938683115">
                <text:p>-1.723819386831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6.3248157997737">
                <text:p>-26.3248157997737</text:p>
              </table:table-cell>
              <table:table-cell office:value-type="float" office:value="-1.32260781352068">
                <text:p>-1.322607813520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6.4997976669163">
                <text:p>-26.4997976669163</text:p>
              </table:table-cell>
              <table:table-cell office:value-type="float" office:value="-2.19525318298317">
                <text:p>-2.195253182983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7.200826730424">
                <text:p>-27.200826730424</text:p>
              </table:table-cell>
              <table:table-cell office:value-type="float" office:value="-1.67678300118185">
                <text:p>-1.676783001181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6.9890571118307">
                <text:p>-26.9890571118307</text:p>
              </table:table-cell>
              <table:table-cell office:value-type="float" office:value="0.03514912151668">
                <text:p>0.035149121516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6.9537421172345">
                <text:p>-26.9537421172345</text:p>
              </table:table-cell>
              <table:table-cell office:value-type="float" office:value="0.136943804960324">
                <text:p>0.1369438049603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6.8240571157631">
                <text:p>-26.8240571157631</text:p>
              </table:table-cell>
              <table:table-cell office:value-type="float" office:value="0.381508169219734">
                <text:p>0.3815081692197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5.9561779931142">
                <text:p>-25.9561779931142</text:p>
              </table:table-cell>
              <table:table-cell office:value-type="float" office:value="2.60408578587093">
                <text:p>2.604085785870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6.5072020100014">
                <text:p>-26.5072020100014</text:p>
              </table:table-cell>
              <table:table-cell office:value-type="float" office:value="-0.563928932560644">
                <text:p>-0.5639289325606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6.3475036353778">
                <text:p>-26.3475036353778</text:p>
              </table:table-cell>
              <table:table-cell office:value-type="float" office:value="1.82827189535686">
                <text:p>1.828271895356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6.0690456654482">
                <text:p>-26.0690456654482</text:p>
              </table:table-cell>
              <table:table-cell office:value-type="float" office:value="2.27896472848436">
                <text:p>2.278964728484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6.3234169018758">
                <text:p>-26.3234169018758</text:p>
              </table:table-cell>
              <table:table-cell office:value-type="float" office:value="3.02387576645239">
                <text:p>3.023875766452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6.18242194104">
                <text:p>-26.18242194104</text:p>
              </table:table-cell>
              <table:table-cell office:value-type="float" office:value="3.73376318711373">
                <text:p>3.733763187113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5.5772517614117">
                <text:p>-25.5772517614117</text:p>
              </table:table-cell>
              <table:table-cell office:value-type="float" office:value="3.13316012469214">
                <text:p>3.133160124692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5.3515690470212">
                <text:p>-25.3515690470212</text:p>
              </table:table-cell>
              <table:table-cell office:value-type="float" office:value="3.75690978318844">
                <text:p>3.756909783188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4.2719078528541">
                <text:p>-24.2719078528541</text:p>
              </table:table-cell>
              <table:table-cell office:value-type="float" office:value="4.30917269486357">
                <text:p>4.309172694863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4.3608728565303">
                <text:p>-24.3608728565303</text:p>
              </table:table-cell>
              <table:table-cell office:value-type="float" office:value="4.95946686694902">
                <text:p>4.959466866949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4.4378570224423">
                <text:p>-24.4378570224423</text:p>
              </table:table-cell>
              <table:table-cell office:value-type="float" office:value="5.24591971303081">
                <text:p>5.245919713030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4.5637626283418">
                <text:p>-24.5637626283418</text:p>
              </table:table-cell>
              <table:table-cell office:value-type="float" office:value="4.75835913929152">
                <text:p>4.758359139291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3.5491324706746">
                <text:p>-23.5491324706746</text:p>
              </table:table-cell>
              <table:table-cell office:value-type="float" office:value="6.44495314942005">
                <text:p>6.444953149420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3.7544295402922">
                <text:p>-23.7544295402922</text:p>
              </table:table-cell>
              <table:table-cell office:value-type="float" office:value="6.53746212037169">
                <text:p>6.537462120371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2.7862162264213">
                <text:p>-22.7862162264213</text:p>
              </table:table-cell>
              <table:table-cell office:value-type="float" office:value="5.74143645607731">
                <text:p>5.741436456077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2.4179546934258">
                <text:p>-22.4179546934258</text:p>
              </table:table-cell>
              <table:table-cell office:value-type="float" office:value="6.7615881547981">
                <text:p>6.76158815479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2.0543347598338">
                <text:p>-22.0543347598338</text:p>
              </table:table-cell>
              <table:table-cell office:value-type="float" office:value="7.85451545856172">
                <text:p>7.854515458561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1.6178151547506">
                <text:p>-21.6178151547506</text:p>
              </table:table-cell>
              <table:table-cell office:value-type="float" office:value="9.03510340486679">
                <text:p>9.035103404866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1.8636565178794">
                <text:p>-21.8636565178794</text:p>
              </table:table-cell>
              <table:table-cell office:value-type="float" office:value="7.78660657736662">
                <text:p>7.786606577366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0.5503106131553">
                <text:p>-20.5503106131553</text:p>
              </table:table-cell>
              <table:table-cell office:value-type="float" office:value="9.28616097873266">
                <text:p>9.286160978732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9.9264836898892">
                <text:p>-19.9264836898892</text:p>
              </table:table-cell>
              <table:table-cell office:value-type="float" office:value="9.40846542202709">
                <text:p>9.408465422027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0.227716873872">
                <text:p>-20.227716873872</text:p>
              </table:table-cell>
              <table:table-cell office:value-type="float" office:value="8.85319818825227">
                <text:p>8.853198188252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9.9263608490348">
                <text:p>-19.9263608490348</text:p>
              </table:table-cell>
              <table:table-cell office:value-type="float" office:value="8.7817963574063">
                <text:p>8.78179635740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8.5719206768816">
                <text:p>-18.5719206768816</text:p>
              </table:table-cell>
              <table:table-cell office:value-type="float" office:value="10.2069002062193">
                <text:p>10.20690020621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9.2824879597234">
                <text:p>-19.2824879597234</text:p>
              </table:table-cell>
              <table:table-cell office:value-type="float" office:value="8.98188635262773">
                <text:p>8.981886352627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8.1633645201844">
                <text:p>-18.1633645201844</text:p>
              </table:table-cell>
              <table:table-cell office:value-type="float" office:value="8.72444257862967">
                <text:p>8.724442578629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7.2295950545038">
                <text:p>-17.2295950545038</text:p>
              </table:table-cell>
              <table:table-cell office:value-type="float" office:value="9.97767170597527">
                <text:p>9.977671705975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7.1553868281129">
                <text:p>-17.1553868281129</text:p>
              </table:table-cell>
              <table:table-cell office:value-type="float" office:value="10.2120488550443">
                <text:p>10.21204885504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6.5957755357931">
                <text:p>-16.5957755357931</text:p>
              </table:table-cell>
              <table:table-cell office:value-type="float" office:value="10.1078232171903">
                <text:p>10.10782321719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6.0899688154936">
                <text:p>-16.0899688154936</text:p>
              </table:table-cell>
              <table:table-cell office:value-type="float" office:value="10.5824061123378">
                <text:p>10.58240611233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5.7234469666291">
                <text:p>-15.7234469666291</text:p>
              </table:table-cell>
              <table:table-cell office:value-type="float" office:value="10.4100476968217">
                <text:p>10.41004769682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4.2385191779712">
                <text:p>-14.2385191779712</text:p>
              </table:table-cell>
              <table:table-cell office:value-type="float" office:value="10.9109072052212">
                <text:p>10.91090720522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4.7240066025964">
                <text:p>-14.7240066025964</text:p>
              </table:table-cell>
              <table:table-cell office:value-type="float" office:value="9.63506403899826">
                <text:p>9.635064038998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3.9004932805797">
                <text:p>-13.9004932805797</text:p>
              </table:table-cell>
              <table:table-cell office:value-type="float" office:value="10.5237793773035">
                <text:p>10.52377937730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3.395609305055">
                <text:p>-13.395609305055</text:p>
              </table:table-cell>
              <table:table-cell office:value-type="float" office:value="10.7856812075049">
                <text:p>10.78568120750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2.9373686702939">
                <text:p>-12.9373686702939</text:p>
              </table:table-cell>
              <table:table-cell office:value-type="float" office:value="10.81374286516">
                <text:p>10.813742865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2.2517623438988">
                <text:p>-12.2517623438988</text:p>
              </table:table-cell>
              <table:table-cell office:value-type="float" office:value="11.2495188247775">
                <text:p>11.24951882477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1.9352038602528">
                <text:p>-11.9352038602528</text:p>
              </table:table-cell>
              <table:table-cell office:value-type="float" office:value="10.9160812668194">
                <text:p>10.91608126681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0.9703164543741">
                <text:p>-10.9703164543741</text:p>
              </table:table-cell>
              <table:table-cell office:value-type="float" office:value="10.9676288409022">
                <text:p>10.96762884090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1.3471986149233">
                <text:p>-11.3471986149233</text:p>
              </table:table-cell>
              <table:table-cell office:value-type="float" office:value="10.5110938106357">
                <text:p>10.51109381063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0.6562509836362">
                <text:p>-10.6562509836362</text:p>
              </table:table-cell>
              <table:table-cell office:value-type="float" office:value="10.8368724876992">
                <text:p>10.83687248769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9.90413292520276">
                <text:p>-9.90413292520276</text:p>
              </table:table-cell>
              <table:table-cell office:value-type="float" office:value="11.2254686674907">
                <text:p>11.22546866749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0.1950324584886">
                <text:p>-10.1950324584886</text:p>
              </table:table-cell>
              <table:table-cell office:value-type="float" office:value="10.3497683500049">
                <text:p>10.34976835000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9.22260200268722">
                <text:p>-9.22260200268722</text:p>
              </table:table-cell>
              <table:table-cell office:value-type="float" office:value="10.3526518595783">
                <text:p>10.35265185957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8.83914202665346">
                <text:p>-8.83914202665346</text:p>
              </table:table-cell>
              <table:table-cell office:value-type="float" office:value="10.0318742732925">
                <text:p>10.03187427329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.91543472211695">
                <text:p>-7.91543472211695</text:p>
              </table:table-cell>
              <table:table-cell office:value-type="float" office:value="11.1156699070054">
                <text:p>11.11566990700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7.25986750079084">
                <text:p>-7.25986750079084</text:p>
              </table:table-cell>
              <table:table-cell office:value-type="float" office:value="10.6457978203121">
                <text:p>10.64579782031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7.39395746733867">
                <text:p>-7.39395746733867</text:p>
              </table:table-cell>
              <table:table-cell office:value-type="float" office:value="11.0180945621821">
                <text:p>11.01809456218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